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165cm"/>
    </style:style>
    <style:style style:name="co2" style:family="table-column">
      <style:table-column-properties fo:break-before="auto" style:column-width="5.403cm"/>
    </style:style>
    <style:style style:name="co3" style:family="table-column">
      <style:table-column-properties fo:break-before="auto" style:column-width="2.898cm"/>
    </style:style>
    <style:style style:name="co4" style:family="table-column">
      <style:table-column-properties fo:break-before="auto" style:column-width="1.829cm"/>
    </style:style>
    <style:style style:name="co5" style:family="table-column">
      <style:table-column-properties fo:break-before="auto" style:column-width="18.039cm"/>
    </style:style>
    <style:style style:name="co6" style:family="table-column">
      <style:table-column-properties fo:break-before="auto" style:column-width="4.221cm"/>
    </style:style>
    <style:style style:name="co18" style:family="table-column">
      <style:table-column-properties fo:break-before="auto" style:column-width="5.064cm"/>
    </style:style>
    <style:style style:name="co19" style:family="table-column">
      <style:table-column-properties fo:break-before="auto" style:column-width="4.897cm"/>
    </style:style>
    <style:style style:name="co20" style:family="table-column">
      <style:table-column-properties fo:break-before="auto" style:column-width="4.136cm"/>
    </style:style>
    <style:style style:name="co21" style:family="table-column">
      <style:table-column-properties fo:break-before="auto" style:column-width="5.038cm"/>
    </style:style>
    <style:style style:name="co11" style:family="table-column">
      <style:table-column-properties fo:break-before="auto" style:column-width="3.687cm"/>
    </style:style>
    <style:style style:name="co12" style:family="table-column">
      <style:table-column-properties fo:break-before="auto" style:column-width="5.657cm"/>
    </style:style>
    <style:style style:name="co13" style:family="table-column">
      <style:table-column-properties fo:break-before="auto" style:column-width="7.548cm"/>
    </style:style>
    <style:style style:name="co14" style:family="table-column">
      <style:table-column-properties fo:break-before="auto" style:column-width="3.856cm"/>
    </style:style>
    <style:style style:name="co15" style:family="table-column">
      <style:table-column-properties fo:break-before="auto" style:column-width="3.321cm"/>
    </style:style>
    <style:style style:name="co16" style:family="table-column">
      <style:table-column-properties fo:break-before="auto" style:column-width="2.646cm"/>
    </style:style>
    <style:style style:name="co17" style:family="table-column">
      <style:table-column-properties fo:break-before="auto" style:column-width="11.509cm"/>
    </style:style>
    <style:style style:name="co22" style:family="table-column">
      <style:table-column-properties fo:break-before="auto" style:column-width="2.759cm"/>
    </style:style>
    <style:style style:name="co23" style:family="table-column">
      <style:table-column-properties fo:break-before="auto" style:column-width="2.731cm"/>
    </style:style>
    <style:style style:name="co24" style:family="table-column">
      <style:table-column-properties fo:break-before="auto" style:column-width="9.934cm"/>
    </style:style>
    <style:style style:name="co25" style:family="table-column">
      <style:table-column-properties fo:break-before="auto" style:column-width="1.707cm"/>
    </style:style>
    <style:style style:name="ro1" style:family="table-row">
      <style:table-row-properties style:row-height="0.526cm" fo:break-before="auto" style:use-optimal-row-height="true"/>
    </style:style>
    <style:style style:name="ro2" style:family="table-row">
      <style:table-row-properties style:row-height="1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4.316cm" fo:break-before="auto" style:use-optimal-row-height="true"/>
    </style:style>
    <style:style style:name="ro7" style:family="table-row">
      <style:table-row-properties style:row-height="14.268cm" fo:break-before="auto" style:use-optimal-row-height="true"/>
    </style:style>
    <style:style style:name="ta1" style:family="table" style:master-page-name="PageStyle_5f_Control_20_Types">
      <style:table-properties table:display="true" style:writing-mode="lr-tb"/>
    </style:style>
    <style:style style:name="ta3" style:family="table" style:master-page-name="PageStyle_5f_Parent_20_Control_20_Type">
      <style:table-properties table:display="true" style:writing-mode="lr-tb"/>
    </style:style>
    <style:style style:name="ta4" style:family="table" style:master-page-name="PageStyle_5f_Property">
      <style:table-properties table:display="true" style:writing-mode="lr-tb"/>
    </style:style>
    <style:style style:name="ce1" style:family="table-cell" style:parent-style-name="Excel_20_Built-in_20_Normal">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Control Types"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ce3"/>
        <table:table-column table:style-name="co6" table:number-columns-repeated="1019" table:default-cell-style-name="Excel_20_Built-in_20_Normal"/>
        <table:table-row table:style-name="ro1">
          <table:table-cell table:style-name="ce1" office:value-type="string">
            <text:p>control_type_name</text:p>
          </table:table-cell>
          <table:table-cell table:style-name="ce1" office:value-type="string">
            <text:p>control_xml_name</text:p>
          </table:table-cell>
          <table:table-cell table:style-name="ce1" office:value-type="string">
            <text:p>is_outer_frame</text:p>
          </table:table-cell>
          <table:table-cell table:style-name="ce1" office:value-type="string">
            <text:p>is_visible</text:p>
          </table:table-cell>
          <table:table-cell table:style-name="ce2" office:value-type="string">
            <text:p>textual_note</text:p>
          </table:table-cell>
          <table:table-cell table:style-name="ce1"/>
          <table:table-cell table:number-columns-repeated="1018"/>
        </table:table-row>
        <table:table-row table:style-name="ro1" table:visibility="filter">
          <table:table-cell office:value-type="string">
            <text:p>Connection Frame</text:p>
          </table:table-cell>
          <table:table-cell office:value-type="string">
            <text:p>GnosisConnectionFrame</text:p>
          </table:table-cell>
          <table:table-cell table:number-columns-repeated="2" office:value-type="float" office:value="1">
            <text:p>1</text:p>
          </table:table-cell>
          <table:table-cell office:value-type="string">
            <text:p>The Frame Connection entity for the System</text:p>
          </table:table-cell>
          <table:table-cell table:number-columns-repeated="1019"/>
        </table:table-row>
        <table:table-row table:style-name="ro1" table:visibility="filter">
          <table:table-cell office:value-type="string">
            <text:p>System Definition</text:p>
          </table:table-cell>
          <table:table-cell office:value-type="string">
            <text:p>GnosisSystemDefinition</text:p>
          </table:table-cell>
          <table:table-cell table:number-columns-repeated="2" office:value-type="float" office:value="1">
            <text:p>1</text:p>
          </table:table-cell>
          <table:table-cell office:value-type="string">
            <text:p>The Generic Settings of the specific System</text:p>
          </table:table-cell>
          <table:table-cell table:number-columns-repeated="1019"/>
        </table:table-row>
        <table:table-row table:style-name="ro1" table:visibility="filter">
          <table:table-cell office:value-type="string">
            <text:p>Navigator Frame</text:p>
          </table:table-cell>
          <table:table-cell office:value-type="string">
            <text:p>GnosisNavigatorFrame</text:p>
          </table:table-cell>
          <table:table-cell table:number-columns-repeated="2" office:value-type="float" office:value="1">
            <text:p>1</text:p>
          </table:table-cell>
          <table:table-cell office:value-type="string">
            <text:p>The Frame of a Navigator</text:p>
          </table:table-cell>
          <table:table-cell table:number-columns-repeated="1019"/>
        </table:table-row>
        <table:table-row table:style-name="ro1" table:visibility="filter">
          <table:table-cell office:value-type="string">
            <text:p>Document Frame</text:p>
          </table:table-cell>
          <table:table-cell office:value-type="string">
            <text:p>GnosisDocumentFrame</text:p>
          </table:table-cell>
          <table:table-cell table:number-columns-repeated="2" office:value-type="float" office:value="1">
            <text:p>1</text:p>
          </table:table-cell>
          <table:table-cell office:value-type="string">
            <text:p>The Frame of a Business Entity</text:p>
          </table:table-cell>
          <table:table-cell table:number-columns-repeated="1019"/>
        </table:table-row>
        <table:table-row table:style-name="ro1" table:visibility="filter">
          <table:table-cell office:value-type="string">
            <text:p>Search Frame</text:p>
          </table:table-cell>
          <table:table-cell office:value-type="string">
            <text:p>GnosisSearchFrame</text:p>
          </table:table-cell>
          <table:table-cell table:number-columns-repeated="2" office:value-type="float" office:value="1">
            <text:p>1</text:p>
          </table:table-cell>
          <table:table-cell office:value-type="string">
            <text:p>The Search Frame is used to contain Search Entities, that behave differently to Frames</text:p>
          </table:table-cell>
          <table:table-cell table:number-columns-repeated="1019"/>
        </table:table-row>
        <table:table-row table:style-name="ro1" table:visibility="filter">
          <table:table-cell office:value-type="string">
            <text:p>Parent Window</text:p>
          </table:table-cell>
          <table:table-cell office:value-type="string">
            <text:p>GnosisParentWindow</text:p>
          </table:table-cell>
          <table:table-cell table:number-columns-repeated="2" office:value-type="float" office:value="1">
            <text:p>1</text:p>
          </table:table-cell>
          <table:table-cell office:value-type="string">
            <text:p>The Parent Window of the Device</text:p>
          </table:table-cell>
          <table:table-cell table:number-columns-repeated="1019"/>
        </table:table-row>
        <table:table-row table:style-name="ro1" table:visibility="filter">
          <table:table-cell office:value-type="string">
            <text:p>Child Window</text:p>
          </table:table-cell>
          <table:table-cell office:value-type="string">
            <text:p>GnosisChildWindow</text:p>
          </table:table-cell>
          <table:table-cell office:value-type="float" office:value="0">
            <text:p>0</text:p>
          </table:table-cell>
          <table:table-cell office:value-type="float" office:value="1">
            <text:p>1</text:p>
          </table:table-cell>
          <table:table-cell office:value-type="string">
            <text:p>The Child Window of the System</text:p>
          </table:table-cell>
          <table:table-cell table:number-columns-repeated="1019"/>
        </table:table-row>
        <table:table-row table:style-name="ro1" table:visibility="filter">
          <table:table-cell office:value-type="string">
            <text:p>Primary Split</text:p>
          </table:table-cell>
          <table:table-cell office:value-type="string">
            <text:p>GnosisPrimarySplit</text:p>
          </table:table-cell>
          <table:table-cell office:value-type="float" office:value="0">
            <text:p>0</text:p>
          </table:table-cell>
          <table:table-cell office:value-type="float" office:value="1">
            <text:p>1</text:p>
          </table:table-cell>
          <table:table-cell office:value-type="string">
            <text:p>The First Split from the Parent Window</text:p>
          </table:table-cell>
          <table:table-cell table:number-columns-repeated="1019"/>
        </table:table-row>
        <table:table-row table:style-name="ro1" table:visibility="filter">
          <table:table-cell office:value-type="string">
            <text:p>Split</text:p>
          </table:table-cell>
          <table:table-cell office:value-type="string">
            <text:p>GnosisSplit</text:p>
          </table:table-cell>
          <table:table-cell office:value-type="float" office:value="0">
            <text:p>0</text:p>
          </table:table-cell>
          <table:table-cell office:value-type="float" office:value="1">
            <text:p>1</text:p>
          </table:table-cell>
          <table:table-cell office:value-type="string">
            <text:p>The Split which is part of a Window or another Split</text:p>
          </table:table-cell>
          <table:table-cell table:number-columns-repeated="1019"/>
        </table:table-row>
        <table:table-row table:style-name="ro1" table:visibility="filter">
          <table:table-cell office:value-type="string">
            <text:p>Tile</text:p>
          </table:table-cell>
          <table:table-cell office:value-type="string">
            <text:p>GnosisTile</text:p>
          </table:table-cell>
          <table:table-cell office:value-type="float" office:value="0">
            <text:p>0</text:p>
          </table:table-cell>
          <table:table-cell office:value-type="float" office:value="1">
            <text:p>1</text:p>
          </table:table-cell>
          <table:table-cell office:value-type="string">
            <text:p>The Tile of the Split or Parent/Child Window</text:p>
          </table:table-cell>
          <table:table-cell table:number-columns-repeated="1019"/>
        </table:table-row>
        <table:table-row table:style-name="ro1" table:visibility="filter">
          <table:table-cell office:value-type="string">
            <text:p>Navigator Tile</text:p>
          </table:table-cell>
          <table:table-cell office:value-type="string">
            <text:p>GnosisNavigatorTile</text:p>
          </table:table-cell>
          <table:table-cell office:value-type="float" office:value="0">
            <text:p>0</text:p>
          </table:table-cell>
          <table:table-cell office:value-type="float" office:value="1">
            <text:p>1</text:p>
          </table:table-cell>
          <table:table-cell office:value-type="string">
            <text:p>The Tile of the First Split that contains the Navigator</text:p>
          </table:table-cell>
          <table:table-cell table:number-columns-repeated="1019"/>
        </table:table-row>
        <table:table-row table:style-name="ro1" table:visibility="filter">
          <table:table-cell office:value-type="string">
            <text:p>Toolbar Tray</text:p>
          </table:table-cell>
          <table:table-cell office:value-type="string">
            <text:p>GnosisToolbarTray</text:p>
          </table:table-cell>
          <table:table-cell office:value-type="float" office:value="0">
            <text:p>0</text:p>
          </table:table-cell>
          <table:table-cell office:value-type="float" office:value="1">
            <text:p>1</text:p>
          </table:table-cell>
          <table:table-cell office:value-type="string">
            <text:p>The Toolbar Tray of the Parent Window, has Orientation for specific device types</text:p>
          </table:table-cell>
          <table:table-cell table:number-columns-repeated="1019"/>
        </table:table-row>
        <table:table-row table:style-name="ro1" table:visibility="filter">
          <table:table-cell office:value-type="string">
            <text:p>Toolbar</text:p>
          </table:table-cell>
          <table:table-cell office:value-type="string">
            <text:p>GnosisToolbar</text:p>
          </table:table-cell>
          <table:table-cell office:value-type="float" office:value="0">
            <text:p>0</text:p>
          </table:table-cell>
          <table:table-cell office:value-type="float" office:value="1">
            <text:p>1</text:p>
          </table:table-cell>
          <table:table-cell office:value-type="string">
            <text:p>The Toolbar Tray of the Parent Window, has Orientation for specific device types</text:p>
          </table:table-cell>
          <table:table-cell table:number-columns-repeated="1019"/>
        </table:table-row>
        <table:table-row table:style-name="ro1" table:visibility="filter">
          <table:table-cell office:value-type="string">
            <text:p>Generic Control</text:p>
          </table:table-cell>
          <table:table-cell office:value-type="string">
            <text:p>GnosisGenericControl</text:p>
          </table:table-cell>
          <table:table-cell office:value-type="float" office:value="0">
            <text:p>0</text:p>
          </table:table-cell>
          <table:table-cell office:value-type="float" office:value="1">
            <text:p>1</text:p>
          </table:table-cell>
          <table:table-cell office:value-type="string">
            <text:p>The Generic Control is used to define event processing common for all Controls of a particular Type</text:p>
          </table:table-cell>
          <table:table-cell table:number-columns-repeated="1019"/>
        </table:table-row>
        <table:table-row table:style-name="ro1" table:visibility="filter">
          <table:table-cell office:value-type="string">
            <text:p>System Address Field</text:p>
          </table:table-cell>
          <table:table-cell office:value-type="string">
            <text:p>GnosisSystemAddressField</text:p>
          </table:table-cell>
          <table:table-cell office:value-type="float" office:value="0">
            <text:p>0</text:p>
          </table:table-cell>
          <table:table-cell office:value-type="float" office:value="1">
            <text:p>1</text:p>
          </table:table-cell>
          <table:table-cell office:value-type="string">
            <text:p>The System Name and URL displays in this field</text:p>
          </table:table-cell>
          <table:table-cell table:number-columns-repeated="1019"/>
        </table:table-row>
        <table:table-row table:style-name="ro1" table:visibility="filter">
          <table:table-cell office:value-type="string">
            <text:p>Connection Parameter</text:p>
          </table:table-cell>
          <table:table-cell office:value-type="string">
            <text:p>GnosisConnectionParameter</text:p>
          </table:table-cell>
          <table:table-cell table:number-columns-repeated="2" office:value-type="float" office:value="0">
            <text:p>0</text:p>
          </table:table-cell>
          <table:table-cell office:value-type="string">
            <text:p>The Connection Parameter of the Split which is part of a Navigator Frame</text:p>
          </table:table-cell>
          <table:table-cell table:number-columns-repeated="1019"/>
        </table:table-row>
        <table:table-row table:style-name="ro1" table:visibility="filter">
          <table:table-cell office:value-type="string">
            <text:p>Gallery</text:p>
          </table:table-cell>
          <table:table-cell office:value-type="string">
            <text:p>GnosisGallery</text:p>
          </table:table-cell>
          <table:table-cell office:value-type="float" office:value="0">
            <text:p>0</text:p>
          </table:table-cell>
          <table:table-cell office:value-type="float" office:value="1">
            <text:p>1</text:p>
          </table:table-cell>
          <table:table-cell office:value-type="string">
            <text:p>A Control that takes the form of a Tree which performs actions. <text:s/>A Gallery has it own Static Data</text:p>
          </table:table-cell>
          <table:table-cell table:number-columns-repeated="1019"/>
        </table:table-row>
        <table:table-row table:style-name="ro1" table:visibility="filter">
          <table:table-cell office:value-type="string">
            <text:p>Gallery Item</text:p>
          </table:table-cell>
          <table:table-cell office:value-type="string">
            <text:p>GnosisGalleryItem</text:p>
          </table:table-cell>
          <table:table-cell office:value-type="float" office:value="0">
            <text:p>0</text:p>
          </table:table-cell>
          <table:table-cell office:value-type="float" office:value="1">
            <text:p>1</text:p>
          </table:table-cell>
          <table:table-cell office:value-type="string">
            <text:p>The Gallery Item</text:p>
          </table:table-cell>
          <table:table-cell table:number-columns-repeated="1019"/>
        </table:table-row>
        <table:table-row table:style-name="ro1" table:visibility="filter">
          <table:table-cell office:value-type="string">
            <text:p>Gallery Search Item</text:p>
          </table:table-cell>
          <table:table-cell office:value-type="string">
            <text:p>GnosisGallerySearchItem</text:p>
          </table:table-cell>
          <table:table-cell office:value-type="float" office:value="0">
            <text:p>0</text:p>
          </table:table-cell>
          <table:table-cell office:value-type="float" office:value="1">
            <text:p>1</text:p>
          </table:table-cell>
          <table:table-cell office:value-type="string">
            <text:p>The Gallery Search Item always launces a New Search Form</text:p>
          </table:table-cell>
          <table:table-cell table:number-columns-repeated="1019"/>
        </table:table-row>
        <table:table-row table:style-name="ro1" table:visibility="filter">
          <table:table-cell office:value-type="string">
            <text:p>Gallery Document Item</text:p>
          </table:table-cell>
          <table:table-cell office:value-type="string">
            <text:p>GnosisGalleryDocumentItem</text:p>
          </table:table-cell>
          <table:table-cell office:value-type="float" office:value="0">
            <text:p>0</text:p>
          </table:table-cell>
          <table:table-cell office:value-type="float" office:value="1">
            <text:p>1</text:p>
          </table:table-cell>
          <table:table-cell office:value-type="string">
            <text:p>The Gallery Document Item always opens a document</text:p>
          </table:table-cell>
          <table:table-cell table:number-columns-repeated="1019"/>
        </table:table-row>
        <table:table-row table:style-name="ro1" table:visibility="filter">
          <table:table-cell office:value-type="string">
            <text:p>Gallery Dataset Item</text:p>
          </table:table-cell>
          <table:table-cell office:value-type="string">
            <text:p>GnosisGalleryDatasetItem</text:p>
          </table:table-cell>
          <table:table-cell office:value-type="float" office:value="0">
            <text:p>0</text:p>
          </table:table-cell>
          <table:table-cell office:value-type="float" office:value="1">
            <text:p>1</text:p>
          </table:table-cell>
          <table:table-cell office:value-type="string">
            <text:p>The Gallery Items are constructed from rows in a dataset</text:p>
          </table:table-cell>
          <table:table-cell table:number-columns-repeated="1019"/>
        </table:table-row>
        <table:table-row table:style-name="ro1" table:visibility="filter">
          <table:table-cell office:value-type="string">
            <text:p>Gallery Dataset Attribute</text:p>
          </table:table-cell>
          <table:table-cell office:value-type="string">
            <text:p>GnosisGallerySearchAttribute</text:p>
          </table:table-cell>
          <table:table-cell table:number-columns-repeated="2" office:value-type="float" office:value="0">
            <text:p>0</text:p>
          </table:table-cell>
          <table:table-cell office:value-type="string">
            <text:p>Maps to the Dataset Attribute via the Role</text:p>
          </table:table-cell>
          <table:table-cell table:number-columns-repeated="1019"/>
        </table:table-row>
        <table:table-row table:style-name="ro1" table:visibility="filter">
          <table:table-cell office:value-type="string">
            <text:p>Gallery Search Attribute</text:p>
          </table:table-cell>
          <table:table-cell office:value-type="string">
            <text:p>GnosisGallerySearchAttribute</text:p>
          </table:table-cell>
          <table:table-cell table:number-columns-repeated="2" office:value-type="float" office:value="0">
            <text:p>0</text:p>
          </table:table-cell>
          <table:table-cell office:value-type="string">
            <text:p>Maps to the Search Property via the Role</text:p>
          </table:table-cell>
          <table:table-cell table:number-columns-repeated="1019"/>
        </table:table-row>
        <table:table-row table:style-name="ro1" table:visibility="filter">
          <table:table-cell office:value-type="string">
            <text:p>Gallery Document Attribute</text:p>
          </table:table-cell>
          <table:table-cell office:value-type="string">
            <text:p>GnosisGalleryAttribute</text:p>
          </table:table-cell>
          <table:table-cell table:number-columns-repeated="2" office:value-type="float" office:value="0">
            <text:p>0</text:p>
          </table:table-cell>
          <table:table-cell office:value-type="string">
            <text:p>Maps to the Document Attribute via the Role</text:p>
          </table:table-cell>
          <table:table-cell table:number-columns-repeated="1019"/>
        </table:table-row>
        <table:table-row table:style-name="ro2" table:visibility="filter">
          <table:table-cell office:value-type="string">
            <text:p>Split Detail</text:p>
          </table:table-cell>
          <table:table-cell office:value-type="string">
            <text:p>GnosisSplitDetail</text:p>
          </table:table-cell>
          <table:table-cell table:number-columns-repeated="2" office:value-type="float" office:value="0">
            <text:p>0</text:p>
          </table:table-cell>
          <table:table-cell office:value-type="string">
            <text:p>The Split Detail contains Orientation to determine how the Split is handled in Portrait or Landscape modes</text:p>
          </table:table-cell>
          <table:table-cell table:number-columns-repeated="1019"/>
        </table:table-row>
        <table:table-row table:style-name="ro1" table:visibility="filter">
          <table:table-cell office:value-type="string">
            <text:p>Tile Detail</text:p>
          </table:table-cell>
          <table:table-cell office:value-type="string">
            <text:p>GnosisTileDetail</text:p>
          </table:table-cell>
          <table:table-cell table:number-columns-repeated="2" office:value-type="float" office:value="0">
            <text:p>0</text:p>
          </table:table-cell>
          <table:table-cell office:value-type="string">
            <text:p>The Tile Detail contains Orientation to determine how the Tile is handled in Portrait or Landscape modes</text:p>
          </table:table-cell>
          <table:table-cell table:number-columns-repeated="1019"/>
        </table:table-row>
        <table:table-row table:style-name="ro1" table:visibility="filter">
          <table:table-cell office:value-type="string">
            <text:p>Gallery Detail</text:p>
          </table:table-cell>
          <table:table-cell office:value-type="string">
            <text:p>GnosisGalleryDetail</text:p>
          </table:table-cell>
          <table:table-cell table:number-columns-repeated="2" office:value-type="float" office:value="0">
            <text:p>0</text:p>
          </table:table-cell>
          <table:table-cell office:value-type="string">
            <text:p>Determines the Text display length and orientation for the Gallery Direction (Horizontal or Vertical)</text:p>
          </table:table-cell>
          <table:table-cell table:number-columns-repeated="1019"/>
        </table:table-row>
        <table:table-row table:style-name="ro1" table:visibility="filter">
          <table:table-cell office:value-type="string">
            <text:p>Environment Variable</text:p>
          </table:table-cell>
          <table:table-cell office:value-type="string">
            <text:p>GnosisEnvironmentVariable</text:p>
          </table:table-cell>
          <table:table-cell table:number-columns-repeated="2" office:value-type="float" office:value="0">
            <text:p>0</text:p>
          </table:table-cell>
          <table:table-cell office:value-type="string">
            <text:p>A System Environment Variable</text:p>
          </table:table-cell>
          <table:table-cell table:number-columns-repeated="1019"/>
        </table:table-row>
        <table:table-row table:style-name="ro1" table:visibility="filter">
          <table:table-cell office:value-type="string">
            <text:p>Permission Variable</text:p>
          </table:table-cell>
          <table:table-cell office:value-type="string">
            <text:p>GnosisPermissionVariable</text:p>
          </table:table-cell>
          <table:table-cell table:number-columns-repeated="2" office:value-type="float" office:value="0">
            <text:p>0</text:p>
          </table:table-cell>
          <table:table-cell office:value-type="string">
            <text:p>A Permission Variable, is stored per instance</text:p>
          </table:table-cell>
          <table:table-cell table:number-columns-repeated="1019"/>
        </table:table-row>
        <table:table-row table:style-name="ro1" table:visibility="filter">
          <table:table-cell office:value-type="string">
            <text:p>Instance Variable</text:p>
          </table:table-cell>
          <table:table-cell office:value-type="string">
            <text:p>GnosisInstanceVariable</text:p>
          </table:table-cell>
          <table:table-cell table:number-columns-repeated="2" office:value-type="float" office:value="0">
            <text:p>0</text:p>
          </table:table-cell>
          <table:table-cell office:value-type="string">
            <text:p>An Instance Variable, is stored per instance</text:p>
          </table:table-cell>
          <table:table-cell table:number-columns-repeated="1019"/>
        </table:table-row>
        <table:table-row table:style-name="ro1" table:visibility="filter">
          <table:table-cell office:value-type="string">
            <text:p>Connection Document</text:p>
          </table:table-cell>
          <table:table-cell office:value-type="string">
            <text:p>GnosisConnectionDocument</text:p>
          </table:table-cell>
          <table:table-cell table:number-columns-repeated="2" office:value-type="float" office:value="0">
            <text:p>0</text:p>
          </table:table-cell>
          <table:table-cell office:value-type="string">
            <text:p>A Connection Document that is automatically opened by the System</text:p>
          </table:table-cell>
          <table:table-cell table:number-columns-repeated="1019"/>
        </table:table-row>
        <table:table-row table:style-name="ro1" table:visibility="filter">
          <table:table-cell office:value-type="string">
            <text:p>Navigator Document</text:p>
          </table:table-cell>
          <table:table-cell office:value-type="string">
            <text:p>GnosisNavigatorDocument</text:p>
          </table:table-cell>
          <table:table-cell table:number-columns-repeated="2" office:value-type="float" office:value="0">
            <text:p>0</text:p>
          </table:table-cell>
          <table:table-cell office:value-type="string">
            <text:p>A Navigator that is automatically opened by the System</text:p>
          </table:table-cell>
          <table:table-cell table:number-columns-repeated="1019"/>
        </table:table-row>
        <table:table-row table:style-name="ro1" table:visibility="filter">
          <table:table-cell office:value-type="string">
            <text:p>Panel</text:p>
          </table:table-cell>
          <table:table-cell office:value-type="string">
            <text:p>GnosisPanel</text:p>
          </table:table-cell>
          <table:table-cell office:value-type="float" office:value="0">
            <text:p>0</text:p>
          </table:table-cell>
          <table:table-cell office:value-type="float" office:value="1">
            <text:p>1</text:p>
          </table:table-cell>
          <table:table-cell office:value-type="string">
            <text:p>A Panel of a Frame, Search Frame or a Tab</text:p>
          </table:table-cell>
          <table:table-cell table:number-columns-repeated="1019"/>
        </table:table-row>
        <table:table-row table:style-name="ro1" table:visibility="filter">
          <table:table-cell office:value-type="string">
            <text:p>Tab</text:p>
          </table:table-cell>
          <table:table-cell office:value-type="string">
            <text:p>GnosisTab</text:p>
          </table:table-cell>
          <table:table-cell office:value-type="float" office:value="0">
            <text:p>0</text:p>
          </table:table-cell>
          <table:table-cell office:value-type="float" office:value="1">
            <text:p>1</text:p>
          </table:table-cell>
          <table:table-cell office:value-type="string">
            <text:p>Contains Items that are displayed as Tabs</text:p>
          </table:table-cell>
          <table:table-cell table:number-columns-repeated="1019"/>
        </table:table-row>
        <table:table-row table:style-name="ro1" table:visibility="filter">
          <table:table-cell office:value-type="string">
            <text:p>Grid</text:p>
          </table:table-cell>
          <table:table-cell office:value-type="string">
            <text:p>GnosisGrid</text:p>
          </table:table-cell>
          <table:table-cell office:value-type="float" office:value="0">
            <text:p>0</text:p>
          </table:table-cell>
          <table:table-cell office:value-type="float" office:value="1">
            <text:p>1</text:p>
          </table:table-cell>
          <table:table-cell office:value-type="string">
            <text:p>A Control that takes the form of a Table</text:p>
          </table:table-cell>
          <table:table-cell table:number-columns-repeated="1019"/>
        </table:table-row>
        <table:table-row table:style-name="ro1" table:visibility="filter">
          <table:table-cell office:value-type="string">
            <text:p>Search Results Grid</text:p>
          </table:table-cell>
          <table:table-cell office:value-type="string">
            <text:p>GnosisSearchResultsGrid</text:p>
          </table:table-cell>
          <table:table-cell office:value-type="float" office:value="0">
            <text:p>0</text:p>
          </table:table-cell>
          <table:table-cell office:value-type="float" office:value="1">
            <text:p>1</text:p>
          </table:table-cell>
          <table:table-cell office:value-type="string">
            <text:p>A specialisation of a grid that contains only search results</text:p>
          </table:table-cell>
          <table:table-cell table:number-columns-repeated="1019"/>
        </table:table-row>
        <table:table-row table:style-name="ro1" table:visibility="filter">
          <table:table-cell office:value-type="string">
            <text:p>Tree</text:p>
          </table:table-cell>
          <table:table-cell office:value-type="string">
            <text:p>GnosisTree</text:p>
          </table:table-cell>
          <table:table-cell office:value-type="float" office:value="0">
            <text:p>0</text:p>
          </table:table-cell>
          <table:table-cell office:value-type="float" office:value="1">
            <text:p>1</text:p>
          </table:table-cell>
          <table:table-cell office:value-type="string">
            <text:p>A Control that takes the form of a Tree - has fixed Columns</text:p>
          </table:table-cell>
          <table:table-cell table:number-columns-repeated="1019"/>
        </table:table-row>
        <table:table-row table:style-name="ro1" table:visibility="filter">
          <table:table-cell office:value-type="string">
            <text:p>Calendar</text:p>
          </table:table-cell>
          <table:table-cell office:value-type="string">
            <text:p>GnosisCalendar</text:p>
          </table:table-cell>
          <table:table-cell office:value-type="float" office:value="0">
            <text:p>0</text:p>
          </table:table-cell>
          <table:table-cell office:value-type="float" office:value="1">
            <text:p>1</text:p>
          </table:table-cell>
          <table:table-cell office:value-type="string">
            <text:p>A Control that takes the form of a Calendar - has fixed Columns</text:p>
          </table:table-cell>
          <table:table-cell table:number-columns-repeated="1019"/>
        </table:table-row>
        <table:table-row table:style-name="ro1" table:visibility="filter">
          <table:table-cell office:value-type="string">
            <text:p>Tab Item</text:p>
          </table:table-cell>
          <table:table-cell office:value-type="string">
            <text:p>GnosisTabItem</text:p>
          </table:table-cell>
          <table:table-cell office:value-type="float" office:value="0">
            <text:p>0</text:p>
          </table:table-cell>
          <table:table-cell office:value-type="float" office:value="1">
            <text:p>1</text:p>
          </table:table-cell>
          <table:table-cell office:value-type="string">
            <text:p>The specific tab panel for the parent tab control</text:p>
          </table:table-cell>
          <table:table-cell table:number-columns-repeated="1019"/>
        </table:table-row>
        <table:table-row table:style-name="ro1">
          <table:table-cell office:value-type="string">
            <text:p>Button</text:p>
          </table:table-cell>
          <table:table-cell office:value-type="string">
            <text:p>GnosisButton</text:p>
          </table:table-cell>
          <table:table-cell office:value-type="float" office:value="0">
            <text:p>0</text:p>
          </table:table-cell>
          <table:table-cell office:value-type="float" office:value="1">
            <text:p>1</text:p>
          </table:table-cell>
          <table:table-cell office:value-type="string">
            <text:p>A button and performs an action</text:p>
          </table:table-cell>
          <table:table-cell table:number-columns-repeated="1019"/>
        </table:table-row>
        <table:table-row table:style-name="ro1" table:visibility="filter">
          <table:table-cell office:value-type="string">
            <text:p>Toggle Button</text:p>
          </table:table-cell>
          <table:table-cell office:value-type="string">
            <text:p>GnosisToggleButton</text:p>
          </table:table-cell>
          <table:table-cell office:value-type="float" office:value="0">
            <text:p>0</text:p>
          </table:table-cell>
          <table:table-cell office:value-type="float" office:value="1">
            <text:p>1</text:p>
          </table:table-cell>
          <table:table-cell office:value-type="string">
            <text:p>A button and performs an action</text:p>
          </table:table-cell>
          <table:table-cell table:number-columns-repeated="1019"/>
        </table:table-row>
        <table:table-row table:style-name="ro1" table:visibility="filter">
          <table:table-cell office:value-type="string">
            <text:p>Menu Button</text:p>
          </table:table-cell>
          <table:table-cell office:value-type="string">
            <text:p>GnosisMenuButton</text:p>
          </table:table-cell>
          <table:table-cell office:value-type="float" office:value="0">
            <text:p>0</text:p>
          </table:table-cell>
          <table:table-cell office:value-type="float" office:value="1">
            <text:p>1</text:p>
          </table:table-cell>
          <table:table-cell office:value-type="string">
            <text:p>A button that displays a list of menu items</text:p>
          </table:table-cell>
          <table:table-cell table:number-columns-repeated="1019"/>
        </table:table-row>
        <table:table-row table:style-name="ro1" table:visibility="filter">
          <table:table-cell office:value-type="string">
            <text:p>Menu</text:p>
          </table:table-cell>
          <table:table-cell office:value-type="string">
            <text:p>GnosisMenu</text:p>
          </table:table-cell>
          <table:table-cell office:value-type="float" office:value="0">
            <text:p>0</text:p>
          </table:table-cell>
          <table:table-cell office:value-type="float" office:value="1">
            <text:p>1</text:p>
          </table:table-cell>
          <table:table-cell office:value-type="string">
            <text:p>A Menu</text:p>
          </table:table-cell>
          <table:table-cell table:number-columns-repeated="1019"/>
        </table:table-row>
        <table:table-row table:style-name="ro1" table:visibility="filter">
          <table:table-cell office:value-type="string">
            <text:p>Menu Item</text:p>
          </table:table-cell>
          <table:table-cell office:value-type="string">
            <text:p>GnosisMenuItem</text:p>
          </table:table-cell>
          <table:table-cell office:value-type="float" office:value="0">
            <text:p>0</text:p>
          </table:table-cell>
          <table:table-cell office:value-type="float" office:value="1">
            <text:p>1</text:p>
          </table:table-cell>
          <table:table-cell office:value-type="string">
            <text:p>A Menu Item of a Menu or Menu Button</text:p>
          </table:table-cell>
          <table:table-cell table:number-columns-repeated="1019"/>
        </table:table-row>
        <table:table-row table:style-name="ro1" table:visibility="filter">
          <table:table-cell office:value-type="string">
            <text:p>Toggle Menu Item</text:p>
          </table:table-cell>
          <table:table-cell office:value-type="string">
            <text:p>GnosisToggleMenuItem</text:p>
          </table:table-cell>
          <table:table-cell office:value-type="float" office:value="0">
            <text:p>0</text:p>
          </table:table-cell>
          <table:table-cell office:value-type="float" office:value="1">
            <text:p>1</text:p>
          </table:table-cell>
          <table:table-cell office:value-type="string">
            <text:p>A Toggle Menu Item of a Menu or Menu Button</text:p>
          </table:table-cell>
          <table:table-cell table:number-columns-repeated="1019"/>
        </table:table-row>
        <table:table-row table:style-name="ro1" table:visibility="filter">
          <table:table-cell office:value-type="string">
            <text:p>Message Grid</text:p>
          </table:table-cell>
          <table:table-cell office:value-type="string">
            <text:p>GnosisMessageGrid</text:p>
          </table:table-cell>
          <table:table-cell office:value-type="float" office:value="0">
            <text:p>0</text:p>
          </table:table-cell>
          <table:table-cell office:value-type="float" office:value="1">
            <text:p>1</text:p>
          </table:table-cell>
          <table:table-cell office:value-type="string">
            <text:p>A Grid that displays Messages from Create, Update, Delete and Search actions</text:p>
          </table:table-cell>
          <table:table-cell table:number-columns-repeated="1019"/>
        </table:table-row>
        <table:table-row table:style-name="ro1" table:visibility="filter">
          <table:table-cell office:value-type="string">
            <text:p>Unsaved Grid</text:p>
          </table:table-cell>
          <table:table-cell office:value-type="string">
            <text:p>GnosisUnsavedGrid</text:p>
          </table:table-cell>
          <table:table-cell office:value-type="float" office:value="0">
            <text:p>0</text:p>
          </table:table-cell>
          <table:table-cell office:value-type="float" office:value="1">
            <text:p>1</text:p>
          </table:table-cell>
          <table:table-cell office:value-type="string">
            <text:p>A Grid that displays unsaved documents</text:p>
          </table:table-cell>
          <table:table-cell table:number-columns-repeated="1019"/>
        </table:table-row>
        <table:table-row table:style-name="ro1" table:visibility="filter">
          <table:table-cell office:value-type="string">
            <text:p>System Layout Area</text:p>
          </table:table-cell>
          <table:table-cell office:value-type="string">
            <text:p>GnosisSystemLayoutArea</text:p>
          </table:table-cell>
          <table:table-cell office:value-type="float" office:value="0">
            <text:p>0</text:p>
          </table:table-cell>
          <table:table-cell office:value-type="float" office:value="1">
            <text:p>1</text:p>
          </table:table-cell>
          <table:table-cell office:value-type="string">
            <text:p>An Area Control that manages the System Layout</text:p>
          </table:table-cell>
          <table:table-cell table:number-columns-repeated="1019"/>
        </table:table-row>
        <table:table-row table:style-name="ro1" table:visibility="filter">
          <table:table-cell office:value-type="string">
            <text:p>Text Column</text:p>
          </table:table-cell>
          <table:table-cell office:value-type="string">
            <text:p>GnosisTextColumn</text:p>
          </table:table-cell>
          <table:table-cell office:value-type="float" office:value="0">
            <text:p>0</text:p>
          </table:table-cell>
          <table:table-cell office:value-type="float" office:value="1">
            <text:p>1</text:p>
          </table:table-cell>
          <table:table-cell office:value-type="string">
            <text:p>A Text Column</text:p>
          </table:table-cell>
          <table:table-cell table:number-columns-repeated="1019"/>
        </table:table-row>
        <table:table-row table:style-name="ro1" table:visibility="filter">
          <table:table-cell office:value-type="string">
            <text:p>Number Column</text:p>
          </table:table-cell>
          <table:table-cell office:value-type="string">
            <text:p>GnosisNumberColumn</text:p>
          </table:table-cell>
          <table:table-cell office:value-type="float" office:value="0">
            <text:p>0</text:p>
          </table:table-cell>
          <table:table-cell office:value-type="float" office:value="1">
            <text:p>1</text:p>
          </table:table-cell>
          <table:table-cell office:value-type="string">
            <text:p>A Number Column</text:p>
          </table:table-cell>
          <table:table-cell table:number-columns-repeated="1019"/>
        </table:table-row>
        <table:table-row table:style-name="ro1" table:visibility="filter">
          <table:table-cell office:value-type="string">
            <text:p>Date Time Column</text:p>
          </table:table-cell>
          <table:table-cell office:value-type="string">
            <text:p>GnosisDateTimeColumn</text:p>
          </table:table-cell>
          <table:table-cell office:value-type="float" office:value="0">
            <text:p>0</text:p>
          </table:table-cell>
          <table:table-cell office:value-type="float" office:value="1">
            <text:p>1</text:p>
          </table:table-cell>
          <table:table-cell office:value-type="string">
            <text:p>An updateable date &amp; time column with date &amp; time picker</text:p>
          </table:table-cell>
          <table:table-cell table:number-columns-repeated="1019"/>
        </table:table-row>
        <table:table-row table:style-name="ro1" table:visibility="filter">
          <table:table-cell office:value-type="string">
            <text:p>Date Column</text:p>
          </table:table-cell>
          <table:table-cell office:value-type="string">
            <text:p>GnosisDateColumn</text:p>
          </table:table-cell>
          <table:table-cell office:value-type="float" office:value="0">
            <text:p>0</text:p>
          </table:table-cell>
          <table:table-cell office:value-type="float" office:value="1">
            <text:p>1</text:p>
          </table:table-cell>
          <table:table-cell office:value-type="string">
            <text:p>An updateable date column with date picker</text:p>
          </table:table-cell>
          <table:table-cell table:number-columns-repeated="1019"/>
        </table:table-row>
        <table:table-row table:style-name="ro1" table:visibility="filter">
          <table:table-cell office:value-type="string">
            <text:p>Link Column</text:p>
          </table:table-cell>
          <table:table-cell office:value-type="string">
            <text:p>GnosisLinkColumn</text:p>
          </table:table-cell>
          <table:table-cell office:value-type="float" office:value="0">
            <text:p>0</text:p>
          </table:table-cell>
          <table:table-cell office:value-type="float" office:value="1">
            <text:p>1</text:p>
          </table:table-cell>
          <table:table-cell office:value-type="string">
            <text:p>A column that (hyper)links to open another document and can be changed by following a search picker</text:p>
          </table:table-cell>
          <table:table-cell table:number-columns-repeated="1019"/>
        </table:table-row>
        <table:table-row table:style-name="ro1" table:visibility="filter">
          <table:table-cell office:value-type="string">
            <text:p>List Column</text:p>
          </table:table-cell>
          <table:table-cell office:value-type="string">
            <text:p>GnosisListColumn</text:p>
          </table:table-cell>
          <table:table-cell office:value-type="float" office:value="0">
            <text:p>0</text:p>
          </table:table-cell>
          <table:table-cell office:value-type="float" office:value="1">
            <text:p>1</text:p>
          </table:table-cell>
          <table:table-cell office:value-type="string">
            <text:p>A column of lists of selectable options</text:p>
          </table:table-cell>
          <table:table-cell table:number-columns-repeated="1019"/>
        </table:table-row>
        <table:table-row table:style-name="ro1" table:visibility="filter">
          <table:table-cell office:value-type="string">
            <text:p>Combo Column</text:p>
          </table:table-cell>
          <table:table-cell office:value-type="string">
            <text:p>GnosisComboColumn</text:p>
          </table:table-cell>
          <table:table-cell office:value-type="float" office:value="0">
            <text:p>0</text:p>
          </table:table-cell>
          <table:table-cell office:value-type="float" office:value="1">
            <text:p>1</text:p>
          </table:table-cell>
          <table:table-cell office:value-type="string">
            <text:p>A Combo column with a list of selectable options</text:p>
          </table:table-cell>
          <table:table-cell table:number-columns-repeated="1019"/>
        </table:table-row>
        <table:table-row table:style-name="ro1" table:visibility="filter">
          <table:table-cell office:value-type="string">
            <text:p>Check Column</text:p>
          </table:table-cell>
          <table:table-cell office:value-type="string">
            <text:p>GnosisCheckColumn</text:p>
          </table:table-cell>
          <table:table-cell office:value-type="float" office:value="0">
            <text:p>0</text:p>
          </table:table-cell>
          <table:table-cell office:value-type="float" office:value="1">
            <text:p>1</text:p>
          </table:table-cell>
          <table:table-cell office:value-type="string">
            <text:p>A checkbox column</text:p>
          </table:table-cell>
          <table:table-cell table:number-columns-repeated="1019"/>
        </table:table-row>
        <table:table-row table:style-name="ro1" table:visibility="filter">
          <table:table-cell office:value-type="string">
            <text:p>Text Results</text:p>
          </table:table-cell>
          <table:table-cell office:value-type="string">
            <text:p>GnosisTextResults</text:p>
          </table:table-cell>
          <table:table-cell office:value-type="float" office:value="0">
            <text:p>0</text:p>
          </table:table-cell>
          <table:table-cell office:value-type="float" office:value="1">
            <text:p>1</text:p>
          </table:table-cell>
          <table:table-cell office:value-type="string">
            <text:p>A Text Results</text:p>
          </table:table-cell>
          <table:table-cell table:number-columns-repeated="1019"/>
        </table:table-row>
        <table:table-row table:style-name="ro1" table:visibility="filter">
          <table:table-cell office:value-type="string">
            <text:p>Number Results</text:p>
          </table:table-cell>
          <table:table-cell office:value-type="string">
            <text:p>GnosisNumberResults</text:p>
          </table:table-cell>
          <table:table-cell office:value-type="float" office:value="0">
            <text:p>0</text:p>
          </table:table-cell>
          <table:table-cell office:value-type="float" office:value="1">
            <text:p>1</text:p>
          </table:table-cell>
          <table:table-cell office:value-type="string">
            <text:p>A Number Results</text:p>
          </table:table-cell>
          <table:table-cell table:number-columns-repeated="1019"/>
        </table:table-row>
        <table:table-row table:style-name="ro1" table:visibility="filter">
          <table:table-cell office:value-type="string">
            <text:p>Date Time Results</text:p>
          </table:table-cell>
          <table:table-cell office:value-type="string">
            <text:p>GnosisDateTimeResults</text:p>
          </table:table-cell>
          <table:table-cell office:value-type="float" office:value="0">
            <text:p>0</text:p>
          </table:table-cell>
          <table:table-cell office:value-type="float" office:value="1">
            <text:p>1</text:p>
          </table:table-cell>
          <table:table-cell office:value-type="string">
            <text:p>An udate &amp; time Results</text:p>
          </table:table-cell>
          <table:table-cell table:number-columns-repeated="1019"/>
        </table:table-row>
        <table:table-row table:style-name="ro1" table:visibility="filter">
          <table:table-cell office:value-type="string">
            <text:p>Date Results</text:p>
          </table:table-cell>
          <table:table-cell office:value-type="string">
            <text:p>GnosisDateResults</text:p>
          </table:table-cell>
          <table:table-cell office:value-type="float" office:value="0">
            <text:p>0</text:p>
          </table:table-cell>
          <table:table-cell office:value-type="float" office:value="1">
            <text:p>1</text:p>
          </table:table-cell>
          <table:table-cell office:value-type="string">
            <text:p>A date Results</text:p>
          </table:table-cell>
          <table:table-cell table:number-columns-repeated="1019"/>
        </table:table-row>
        <table:table-row table:style-name="ro1" table:visibility="filter">
          <table:table-cell office:value-type="string">
            <text:p>Check Results</text:p>
          </table:table-cell>
          <table:table-cell office:value-type="string">
            <text:p>GnosisCheckResults</text:p>
          </table:table-cell>
          <table:table-cell office:value-type="float" office:value="0">
            <text:p>0</text:p>
          </table:table-cell>
          <table:table-cell office:value-type="float" office:value="1">
            <text:p>1</text:p>
          </table:table-cell>
          <table:table-cell office:value-type="string">
            <text:p>A checkbox Results</text:p>
          </table:table-cell>
          <table:table-cell table:number-columns-repeated="1019"/>
        </table:table-row>
        <table:table-row table:style-name="ro1" table:visibility="filter">
          <table:table-cell office:value-type="string">
            <text:p>Text Field</text:p>
          </table:table-cell>
          <table:table-cell office:value-type="string">
            <text:p>GnosisTextField</text:p>
          </table:table-cell>
          <table:table-cell office:value-type="float" office:value="0">
            <text:p>0</text:p>
          </table:table-cell>
          <table:table-cell office:value-type="float" office:value="1">
            <text:p>1</text:p>
          </table:table-cell>
          <table:table-cell office:value-type="string">
            <text:p>A text field</text:p>
          </table:table-cell>
          <table:table-cell table:number-columns-repeated="1019"/>
        </table:table-row>
        <table:table-row table:style-name="ro1" table:visibility="filter">
          <table:table-cell office:value-type="string">
            <text:p>Number Field</text:p>
          </table:table-cell>
          <table:table-cell office:value-type="string">
            <text:p>GnosisNumberField</text:p>
          </table:table-cell>
          <table:table-cell office:value-type="float" office:value="0">
            <text:p>0</text:p>
          </table:table-cell>
          <table:table-cell office:value-type="float" office:value="1">
            <text:p>1</text:p>
          </table:table-cell>
          <table:table-cell office:value-type="string">
            <text:p>A Number field</text:p>
          </table:table-cell>
          <table:table-cell table:number-columns-repeated="1019"/>
        </table:table-row>
        <table:table-row table:style-name="ro1" table:visibility="filter">
          <table:table-cell office:value-type="string">
            <text:p>Date Time Field</text:p>
          </table:table-cell>
          <table:table-cell office:value-type="string">
            <text:p>GnosisDateTimeField</text:p>
          </table:table-cell>
          <table:table-cell office:value-type="float" office:value="0">
            <text:p>0</text:p>
          </table:table-cell>
          <table:table-cell office:value-type="float" office:value="1">
            <text:p>1</text:p>
          </table:table-cell>
          <table:table-cell office:value-type="string">
            <text:p>An updateable date &amp; time field with date &amp; time picker</text:p>
          </table:table-cell>
          <table:table-cell table:number-columns-repeated="1019"/>
        </table:table-row>
        <table:table-row table:style-name="ro1" table:visibility="filter">
          <table:table-cell office:value-type="string">
            <text:p>Date Field</text:p>
          </table:table-cell>
          <table:table-cell office:value-type="string">
            <text:p>GnosisDateField</text:p>
          </table:table-cell>
          <table:table-cell office:value-type="float" office:value="0">
            <text:p>0</text:p>
          </table:table-cell>
          <table:table-cell office:value-type="float" office:value="1">
            <text:p>1</text:p>
          </table:table-cell>
          <table:table-cell office:value-type="string">
            <text:p>An updateable date field with date picker</text:p>
          </table:table-cell>
          <table:table-cell table:number-columns-repeated="1019"/>
        </table:table-row>
        <table:table-row table:style-name="ro1" table:visibility="filter">
          <table:table-cell office:value-type="string">
            <text:p>Link Field</text:p>
          </table:table-cell>
          <table:table-cell office:value-type="string">
            <text:p>GnosisLinkField</text:p>
          </table:table-cell>
          <table:table-cell office:value-type="float" office:value="0">
            <text:p>0</text:p>
          </table:table-cell>
          <table:table-cell office:value-type="float" office:value="1">
            <text:p>1</text:p>
          </table:table-cell>
          <table:table-cell office:value-type="string">
            <text:p>A Field that (hyper)links to open another document and can be changed by following a search picker</text:p>
          </table:table-cell>
          <table:table-cell table:number-columns-repeated="1019"/>
        </table:table-row>
        <table:table-row table:style-name="ro1" table:visibility="filter">
          <table:table-cell office:value-type="string">
            <text:p>List Field</text:p>
          </table:table-cell>
          <table:table-cell office:value-type="string">
            <text:p>GnosisListField</text:p>
          </table:table-cell>
          <table:table-cell office:value-type="float" office:value="0">
            <text:p>0</text:p>
          </table:table-cell>
          <table:table-cell office:value-type="float" office:value="1">
            <text:p>1</text:p>
          </table:table-cell>
          <table:table-cell office:value-type="string">
            <text:p>A list of selectable options</text:p>
          </table:table-cell>
          <table:table-cell table:number-columns-repeated="1019"/>
        </table:table-row>
        <table:table-row table:style-name="ro1" table:visibility="filter">
          <table:table-cell office:value-type="string">
            <text:p>Combo Field</text:p>
          </table:table-cell>
          <table:table-cell office:value-type="string">
            <text:p>GnosisComboField</text:p>
          </table:table-cell>
          <table:table-cell office:value-type="float" office:value="0">
            <text:p>0</text:p>
          </table:table-cell>
          <table:table-cell office:value-type="float" office:value="1">
            <text:p>1</text:p>
          </table:table-cell>
          <table:table-cell office:value-type="string">
            <text:p>A Combo field with a list of selectable options</text:p>
          </table:table-cell>
          <table:table-cell table:number-columns-repeated="1019"/>
        </table:table-row>
        <table:table-row table:style-name="ro1" table:visibility="filter">
          <table:table-cell office:value-type="string">
            <text:p>Radio Group</text:p>
          </table:table-cell>
          <table:table-cell office:value-type="string">
            <text:p>GnosisRadioGroup</text:p>
          </table:table-cell>
          <table:table-cell office:value-type="float" office:value="0">
            <text:p>0</text:p>
          </table:table-cell>
          <table:table-cell office:value-type="float" office:value="1">
            <text:p>1</text:p>
          </table:table-cell>
          <table:table-cell office:value-type="string">
            <text:p>A group of Radio controls that are mutually exclusive</text:p>
          </table:table-cell>
          <table:table-cell table:number-columns-repeated="1019"/>
        </table:table-row>
        <table:table-row table:style-name="ro1" table:visibility="filter">
          <table:table-cell office:value-type="string">
            <text:p>Check Group</text:p>
          </table:table-cell>
          <table:table-cell office:value-type="string">
            <text:p>GnosisCheckGroup</text:p>
          </table:table-cell>
          <table:table-cell office:value-type="float" office:value="0">
            <text:p>0</text:p>
          </table:table-cell>
          <table:table-cell office:value-type="float" office:value="1">
            <text:p>1</text:p>
          </table:table-cell>
          <table:table-cell office:value-type="string">
            <text:p>A group of Check controls that are mutually exclusive</text:p>
          </table:table-cell>
          <table:table-cell table:number-columns-repeated="1019"/>
        </table:table-row>
        <table:table-row table:style-name="ro1" table:visibility="filter">
          <table:table-cell office:value-type="string">
            <text:p>Toggle Button Group</text:p>
          </table:table-cell>
          <table:table-cell office:value-type="string">
            <text:p>GnosisToggleButtonGroup</text:p>
          </table:table-cell>
          <table:table-cell office:value-type="float" office:value="0">
            <text:p>0</text:p>
          </table:table-cell>
          <table:table-cell office:value-type="float" office:value="1">
            <text:p>1</text:p>
          </table:table-cell>
          <table:table-cell office:value-type="string">
            <text:p>A group of Button controls that are mutually exclusive</text:p>
          </table:table-cell>
          <table:table-cell table:number-columns-repeated="1019"/>
        </table:table-row>
        <table:table-row table:style-name="ro1" table:visibility="filter">
          <table:table-cell office:value-type="string">
            <text:p>Toggle Menu Group</text:p>
          </table:table-cell>
          <table:table-cell office:value-type="string">
            <text:p>GnosisToggleMenuGroup</text:p>
          </table:table-cell>
          <table:table-cell office:value-type="float" office:value="0">
            <text:p>0</text:p>
          </table:table-cell>
          <table:table-cell office:value-type="float" office:value="1">
            <text:p>1</text:p>
          </table:table-cell>
          <table:table-cell office:value-type="string">
            <text:p>A group of Toggle Menu options that are mutually exclusive</text:p>
          </table:table-cell>
          <table:table-cell table:number-columns-repeated="1019"/>
        </table:table-row>
        <table:table-row table:style-name="ro1" table:visibility="filter">
          <table:table-cell office:value-type="string">
            <text:p>Check Field</text:p>
          </table:table-cell>
          <table:table-cell office:value-type="string">
            <text:p>GnosisCheckField</text:p>
          </table:table-cell>
          <table:table-cell office:value-type="float" office:value="0">
            <text:p>0</text:p>
          </table:table-cell>
          <table:table-cell office:value-type="float" office:value="1">
            <text:p>1</text:p>
          </table:table-cell>
          <table:table-cell office:value-type="string">
            <text:p>A checkbox</text:p>
          </table:table-cell>
          <table:table-cell table:number-columns-repeated="1019"/>
        </table:table-row>
        <table:table-row table:style-name="ro1" table:visibility="filter">
          <table:table-cell office:value-type="string">
            <text:p>Radio Field</text:p>
          </table:table-cell>
          <table:table-cell office:value-type="string">
            <text:p>GnosisRadioField</text:p>
          </table:table-cell>
          <table:table-cell office:value-type="float" office:value="0">
            <text:p>0</text:p>
          </table:table-cell>
          <table:table-cell office:value-type="float" office:value="1">
            <text:p>1</text:p>
          </table:table-cell>
          <table:table-cell office:value-type="string">
            <text:p>A radio field</text:p>
          </table:table-cell>
          <table:table-cell table:number-columns-repeated="1019"/>
        </table:table-row>
        <table:table-row table:style-name="ro1" table:visibility="filter">
          <table:table-cell office:value-type="string">
            <text:p>Text Area</text:p>
          </table:table-cell>
          <table:table-cell office:value-type="string">
            <text:p>GnosisTextArea</text:p>
          </table:table-cell>
          <table:table-cell office:value-type="float" office:value="0">
            <text:p>0</text:p>
          </table:table-cell>
          <table:table-cell office:value-type="float" office:value="1">
            <text:p>1</text:p>
          </table:table-cell>
          <table:table-cell office:value-type="string">
            <text:p>A text area field</text:p>
          </table:table-cell>
          <table:table-cell table:number-columns-repeated="1019"/>
        </table:table-row>
        <table:table-row table:style-name="ro1" table:visibility="filter">
          <table:table-cell office:value-type="string">
            <text:p>Label Field</text:p>
          </table:table-cell>
          <table:table-cell office:value-type="string">
            <text:p>GnosisLabelField</text:p>
          </table:table-cell>
          <table:table-cell office:value-type="float" office:value="0">
            <text:p>0</text:p>
          </table:table-cell>
          <table:table-cell office:value-type="float" office:value="1">
            <text:p>1</text:p>
          </table:table-cell>
          <table:table-cell office:value-type="string">
            <text:p>A display text that is not editable</text:p>
          </table:table-cell>
          <table:table-cell table:number-columns-repeated="1019"/>
        </table:table-row>
        <table:table-row table:style-name="ro1" table:visibility="filter">
          <table:table-cell office:value-type="string">
            <text:p>Generic Menu</text:p>
          </table:table-cell>
          <table:table-cell office:value-type="string">
            <text:p>GnosisGenericMenu</text:p>
          </table:table-cell>
          <table:table-cell table:number-columns-repeated="2" office:value-type="float" office:value="0">
            <text:p>0</text:p>
          </table:table-cell>
          <table:table-cell office:value-type="string">
            <text:p>A Generic Menu that is composed of Items</text:p>
          </table:table-cell>
          <table:table-cell table:number-columns-repeated="1019"/>
        </table:table-row>
        <table:table-row table:style-name="ro1" table:visibility="filter">
          <table:table-cell office:value-type="string">
            <text:p>Generic Menu Item</text:p>
          </table:table-cell>
          <table:table-cell office:value-type="string">
            <text:p>GnosisGenericMenuItem</text:p>
          </table:table-cell>
          <table:table-cell table:number-columns-repeated="2" office:value-type="float" office:value="0">
            <text:p>0</text:p>
          </table:table-cell>
          <table:table-cell office:value-type="string">
            <text:p>A list of Menu Items for the Generic Menu</text:p>
          </table:table-cell>
          <table:table-cell table:number-columns-repeated="1019"/>
        </table:table-row>
        <table:table-row table:style-name="ro1" table:visibility="filter">
          <table:table-cell office:value-type="string">
            <text:p>Generic Toggle Menu Item</text:p>
          </table:table-cell>
          <table:table-cell office:value-type="string">
            <text:p>GnosisGenericToggleMenuItem</text:p>
          </table:table-cell>
          <table:table-cell table:number-columns-repeated="2" office:value-type="float" office:value="0">
            <text:p>0</text:p>
          </table:table-cell>
          <table:table-cell office:value-type="string">
            <text:p>A Menu Item that toggles</text:p>
          </table:table-cell>
          <table:table-cell table:number-columns-repeated="1019"/>
        </table:table-row>
        <table:table-row table:style-name="ro1" table:visibility="filter">
          <table:table-cell office:value-type="string">
            <text:p>Generic Menu Group</text:p>
          </table:table-cell>
          <table:table-cell office:value-type="string">
            <text:p>GnosisGenericMenuGroup</text:p>
          </table:table-cell>
          <table:table-cell table:number-columns-repeated="2" office:value-type="float" office:value="0">
            <text:p>0</text:p>
          </table:table-cell>
          <table:table-cell office:value-type="string">
            <text:p>A group of menu options determined by a List Type</text:p>
          </table:table-cell>
          <table:table-cell table:number-columns-repeated="1019"/>
        </table:table-row>
        <table:table-row table:style-name="ro1" table:visibility="filter">
          <table:table-cell office:value-type="string">
            <text:p>New Menu Item</text:p>
          </table:table-cell>
          <table:table-cell office:value-type="string">
            <text:p>GnosisNewMenuItem</text:p>
          </table:table-cell>
          <table:table-cell table:number-columns-repeated="2" office:value-type="float" office:value="0">
            <text:p>0</text:p>
          </table:table-cell>
          <table:table-cell office:value-type="string">
            <text:p>A New Menu Item that is activated from the "New" Menu</text:p>
          </table:table-cell>
          <table:table-cell table:number-columns-repeated="1019"/>
        </table:table-row>
        <table:table-row table:style-name="ro1" table:visibility="filter">
          <table:table-cell office:value-type="string">
            <text:p>Link Entity</text:p>
          </table:table-cell>
          <table:table-cell office:value-type="string">
            <text:p>GnosisLinkEntity</text:p>
          </table:table-cell>
          <table:table-cell table:number-columns-repeated="2" office:value-type="float" office:value="0">
            <text:p>0</text:p>
          </table:table-cell>
          <table:table-cell office:value-type="string">
            <text:p>Defines the allowable Entities for the Link Field</text:p>
          </table:table-cell>
          <table:table-cell table:number-columns-repeated="1019"/>
        </table:table-row>
        <table:table-row table:style-name="ro1" table:visibility="filter">
          <table:table-cell office:value-type="string">
            <text:p>Link Attribute</text:p>
          </table:table-cell>
          <table:table-cell office:value-type="string">
            <text:p>GnosisLinkAttribute</text:p>
          </table:table-cell>
          <table:table-cell table:number-columns-repeated="2" office:value-type="float" office:value="0">
            <text:p>0</text:p>
          </table:table-cell>
          <table:table-cell office:value-type="string">
            <text:p>Points to an Dataset Item Attribute that performs a role for the linked field</text:p>
          </table:table-cell>
          <table:table-cell table:number-columns-repeated="1019"/>
        </table:table-row>
        <table:table-row table:style-name="ro1" table:visibility="filter">
          <table:table-cell office:value-type="string">
            <text:p>Link Button</text:p>
          </table:table-cell>
          <table:table-cell office:value-type="string">
            <text:p>GnosisLinkButton</text:p>
          </table:table-cell>
          <table:table-cell office:value-type="float" office:value="0">
            <text:p>0</text:p>
          </table:table-cell>
          <table:table-cell office:value-type="float" office:value="1">
            <text:p>1</text:p>
          </table:table-cell>
          <table:table-cell office:value-type="string">
            <text:p>A Button that is part of a Link Field or Link Column that opens a search picker</text:p>
          </table:table-cell>
          <table:table-cell table:number-columns-repeated="1019"/>
        </table:table-row>
        <table:table-row table:style-name="ro1" table:visibility="filter">
          <table:table-cell office:value-type="string">
            <text:p>Link Menu Button</text:p>
          </table:table-cell>
          <table:table-cell office:value-type="string">
            <text:p>GnosisLinkMenuButton</text:p>
          </table:table-cell>
          <table:table-cell office:value-type="float" office:value="0">
            <text:p>0</text:p>
          </table:table-cell>
          <table:table-cell office:value-type="float" office:value="1">
            <text:p>1</text:p>
          </table:table-cell>
          <table:table-cell office:value-type="string">
            <text:p>A Menu Button that is part of a Link Field that opens a list of menu items</text:p>
          </table:table-cell>
          <table:table-cell table:number-columns-repeated="1019"/>
        </table:table-row>
        <table:table-row table:style-name="ro1" table:visibility="filter">
          <table:table-cell office:value-type="string">
            <text:p>Link Button Item</text:p>
          </table:table-cell>
          <table:table-cell office:value-type="string">
            <text:p>GnosisLinkButtonItem</text:p>
          </table:table-cell>
          <table:table-cell office:value-type="float" office:value="0">
            <text:p>0</text:p>
          </table:table-cell>
          <table:table-cell office:value-type="float" office:value="1">
            <text:p>1</text:p>
          </table:table-cell>
          <table:table-cell office:value-type="string">
            <text:p>A Button Item that is part of a Link Field Menu Button that opens a search picker</text:p>
          </table:table-cell>
          <table:table-cell table:number-columns-repeated="1019"/>
        </table:table-row>
        <table:table-row table:style-name="ro2" table:visibility="filter">
          <table:table-cell office:value-type="string">
            <text:p>Link Perspective</text:p>
          </table:table-cell>
          <table:table-cell office:value-type="string">
            <text:p>GnosisLinkPerspective</text:p>
          </table:table-cell>
          <table:table-cell table:number-columns-repeated="2" office:value-type="float" office:value="0">
            <text:p>0</text:p>
          </table:table-cell>
          <table:table-cell office:value-type="string">
            <text:p>A link to the Dataset Item that is used for the perspective of the Entity, when being displayed as a reference on another Entity. <text:s/>Used in particular for drag and drop.</text:p>
          </table:table-cell>
          <table:table-cell table:number-columns-repeated="1019"/>
        </table:table-row>
        <table:table-row table:style-name="ro1" table:visibility="filter">
          <table:table-cell office:value-type="string">
            <text:p>Combo Attribute</text:p>
          </table:table-cell>
          <table:table-cell office:value-type="string">
            <text:p>GnosisComboAttribute</text:p>
          </table:table-cell>
          <table:table-cell table:number-columns-repeated="2" office:value-type="float" office:value="0">
            <text:p>0</text:p>
          </table:table-cell>
          <table:table-cell office:value-type="string">
            <text:p>A link between the Combo field and Dataset Item</text:p>
          </table:table-cell>
          <table:table-cell table:number-columns-repeated="1019"/>
        </table:table-row>
        <table:table-row table:style-name="ro1" table:visibility="filter">
          <table:table-cell office:value-type="string">
            <text:p>Search Results Attribute</text:p>
          </table:table-cell>
          <table:table-cell office:value-type="string">
            <text:p>GnosisSearchResultsAttribute</text:p>
          </table:table-cell>
          <table:table-cell table:number-columns-repeated="2" office:value-type="float" office:value="0">
            <text:p>0</text:p>
          </table:table-cell>
          <table:table-cell office:value-type="string">
            <text:p>Points to an Dataset Item Attribute that performs a role for the Search Results</text:p>
          </table:table-cell>
          <table:table-cell table:number-columns-repeated="1019"/>
        </table:table-row>
        <table:table-row table:style-name="ro1" table:visibility="filter">
          <table:table-cell office:value-type="string">
            <text:p>Grid Button</text:p>
          </table:table-cell>
          <table:table-cell office:value-type="string">
            <text:p>GnosisGridButton</text:p>
          </table:table-cell>
          <table:table-cell office:value-type="float" office:value="0">
            <text:p>0</text:p>
          </table:table-cell>
          <table:table-cell office:value-type="float" office:value="1">
            <text:p>1</text:p>
          </table:table-cell>
          <table:table-cell office:value-type="string">
            <text:p>A Button that performs an action on a Grid Dataset</text:p>
          </table:table-cell>
          <table:table-cell table:number-columns-repeated="1019"/>
        </table:table-row>
        <table:table-row table:style-name="ro1" table:visibility="filter">
          <table:table-cell office:value-type="string">
            <text:p>Grid Menu Button</text:p>
          </table:table-cell>
          <table:table-cell office:value-type="string">
            <text:p>GnosisGridMenuButton</text:p>
          </table:table-cell>
          <table:table-cell office:value-type="float" office:value="0">
            <text:p>0</text:p>
          </table:table-cell>
          <table:table-cell office:value-type="float" office:value="1">
            <text:p>1</text:p>
          </table:table-cell>
          <table:table-cell office:value-type="string">
            <text:p>A Menu Button that has Menu Items that perform actions on a Grid</text:p>
          </table:table-cell>
          <table:table-cell table:number-columns-repeated="1019"/>
        </table:table-row>
        <table:table-row table:style-name="ro1" table:visibility="filter">
          <table:table-cell office:value-type="string">
            <text:p>Grid Button Item</text:p>
          </table:table-cell>
          <table:table-cell office:value-type="string">
            <text:p>GnosisGridButtonItem</text:p>
          </table:table-cell>
          <table:table-cell office:value-type="float" office:value="0">
            <text:p>0</text:p>
          </table:table-cell>
          <table:table-cell office:value-type="float" office:value="1">
            <text:p>1</text:p>
          </table:table-cell>
          <table:table-cell office:value-type="string">
            <text:p>A Button Item that performs an action on a Grid Dataset</text:p>
          </table:table-cell>
          <table:table-cell table:number-columns-repeated="1019"/>
        </table:table-row>
        <table:table-row table:style-name="ro2" table:visibility="filter">
          <table:table-cell office:value-type="string">
            <text:p>Filter</text:p>
          </table:table-cell>
          <table:table-cell office:value-type="string">
            <text:p>GnosisFilter</text:p>
          </table:table-cell>
          <table:table-cell table:number-columns-repeated="2" office:value-type="float" office:value="0">
            <text:p>0</text:p>
          </table:table-cell>
          <table:table-cell office:value-type="string">
            <text:p>The Parent Control list is filtered by the dataset item that this control points to, eg. the Combo lists a subset of Cached rows, the subset filters are defined by the dataset item</text:p>
          </table:table-cell>
          <table:table-cell table:number-columns-repeated="1019"/>
        </table:table-row>
        <table:table-row table:style-name="ro1" table:visibility="filter">
          <table:table-cell office:value-type="string">
            <text:p>Tree Attribute</text:p>
          </table:table-cell>
          <table:table-cell office:value-type="string">
            <text:p>GnosisTreeAttribute</text:p>
          </table:table-cell>
          <table:table-cell table:number-columns-repeated="2" office:value-type="float" office:value="0">
            <text:p>0</text:p>
          </table:table-cell>
          <table:table-cell office:value-type="string">
            <text:p>A Node Attribute of a Tree</text:p>
          </table:table-cell>
          <table:table-cell table:number-columns-repeated="1019"/>
        </table:table-row>
        <table:table-row table:style-name="ro1" table:visibility="filter">
          <table:table-cell office:value-type="string">
            <text:p>Calendar Attribute</text:p>
          </table:table-cell>
          <table:table-cell office:value-type="string">
            <text:p>GnosisCalendarAttribute</text:p>
          </table:table-cell>
          <table:table-cell table:number-columns-repeated="2" office:value-type="float" office:value="0">
            <text:p>0</text:p>
          </table:table-cell>
          <table:table-cell office:value-type="string">
            <text:p>A Time Event Attribute of a Calendar</text:p>
          </table:table-cell>
          <table:table-cell table:number-columns-repeated="1019"/>
        </table:table-row>
        <table:table-row table:style-name="ro1" table:visibility="filter">
          <table:table-cell office:value-type="string">
            <text:p>Calendar Button</text:p>
          </table:table-cell>
          <table:table-cell office:value-type="string">
            <text:p>GnosisCalendarButton</text:p>
          </table:table-cell>
          <table:table-cell office:value-type="float" office:value="0">
            <text:p>0</text:p>
          </table:table-cell>
          <table:table-cell office:value-type="float" office:value="1">
            <text:p>1</text:p>
          </table:table-cell>
          <table:table-cell office:value-type="string">
            <text:p>A Button that performs an action on a Tree Dataset</text:p>
          </table:table-cell>
          <table:table-cell table:number-columns-repeated="1019"/>
        </table:table-row>
        <table:table-row table:style-name="ro1" table:visibility="filter">
          <table:table-cell office:value-type="string">
            <text:p>Calendar Menu Button</text:p>
          </table:table-cell>
          <table:table-cell office:value-type="string">
            <text:p>GnosisCalendarMenuButton</text:p>
          </table:table-cell>
          <table:table-cell office:value-type="float" office:value="0">
            <text:p>0</text:p>
          </table:table-cell>
          <table:table-cell office:value-type="float" office:value="1">
            <text:p>1</text:p>
          </table:table-cell>
          <table:table-cell office:value-type="string">
            <text:p>A Menu Button that has Menu Items that perform actions on a Tree</text:p>
          </table:table-cell>
          <table:table-cell table:number-columns-repeated="1019"/>
        </table:table-row>
        <table:table-row table:style-name="ro1" table:visibility="filter">
          <table:table-cell office:value-type="string">
            <text:p>Calendar Button Item</text:p>
          </table:table-cell>
          <table:table-cell office:value-type="string">
            <text:p>GnosisCalendarButtonItem</text:p>
          </table:table-cell>
          <table:table-cell office:value-type="float" office:value="0">
            <text:p>0</text:p>
          </table:table-cell>
          <table:table-cell office:value-type="float" office:value="1">
            <text:p>1</text:p>
          </table:table-cell>
          <table:table-cell office:value-type="string">
            <text:p>A Button Item that performs an action on a Tree Dataset</text:p>
          </table:table-cell>
          <table:table-cell table:number-columns-repeated="1019"/>
        </table:table-row>
        <table:table-row table:style-name="ro1" table:visibility="filter">
          <table:table-cell office:value-type="string">
            <text:p>Tree Button</text:p>
          </table:table-cell>
          <table:table-cell office:value-type="string">
            <text:p>GnosisTreeButton</text:p>
          </table:table-cell>
          <table:table-cell office:value-type="float" office:value="0">
            <text:p>0</text:p>
          </table:table-cell>
          <table:table-cell office:value-type="float" office:value="1">
            <text:p>1</text:p>
          </table:table-cell>
          <table:table-cell office:value-type="string">
            <text:p>A Button that performs an action on a Tree Dataset</text:p>
          </table:table-cell>
          <table:table-cell table:number-columns-repeated="1019"/>
        </table:table-row>
        <table:table-row table:style-name="ro1" table:visibility="filter">
          <table:table-cell office:value-type="string">
            <text:p>Tree Menu Button</text:p>
          </table:table-cell>
          <table:table-cell office:value-type="string">
            <text:p>GnosisTreeMenuButton</text:p>
          </table:table-cell>
          <table:table-cell office:value-type="float" office:value="0">
            <text:p>0</text:p>
          </table:table-cell>
          <table:table-cell office:value-type="float" office:value="1">
            <text:p>1</text:p>
          </table:table-cell>
          <table:table-cell office:value-type="string">
            <text:p>A Menu Button that has Menu Items that perform actions on a Tree</text:p>
          </table:table-cell>
          <table:table-cell table:number-columns-repeated="1019"/>
        </table:table-row>
        <table:table-row table:style-name="ro1" table:visibility="filter">
          <table:table-cell office:value-type="string">
            <text:p>Tree Button Item</text:p>
          </table:table-cell>
          <table:table-cell office:value-type="string">
            <text:p>GnosisTreeButtonItem</text:p>
          </table:table-cell>
          <table:table-cell office:value-type="float" office:value="0">
            <text:p>0</text:p>
          </table:table-cell>
          <table:table-cell office:value-type="float" office:value="1">
            <text:p>1</text:p>
          </table:table-cell>
          <table:table-cell office:value-type="string">
            <text:p>A Button Item that performs an action on a Tree Dataset</text:p>
          </table:table-cell>
          <table:table-cell table:number-columns-repeated="1019"/>
        </table:table-row>
        <table:table-row table:style-name="ro2" table:visibility="filter">
          <table:table-cell office:value-type="string">
            <text:p>Attribute Reference</text:p>
          </table:table-cell>
          <table:table-cell office:value-type="string">
            <text:p>GnosisAttributeReference</text:p>
          </table:table-cell>
          <table:table-cell table:number-columns-repeated="2" office:value-type="float" office:value="0">
            <text:p>0</text:p>
          </table:table-cell>
          <table:table-cell office:value-type="string">
            <text:p>The Dataset Attribute referenced by the Combo, Panel Field, Grid Field, Gallery, Tree or Calendar Attribute</text:p>
          </table:table-cell>
          <table:table-cell table:number-columns-repeated="1019"/>
        </table:table-row>
        <table:table-row table:style-name="ro2" table:visibility="filter">
          <table:table-cell office:value-type="string">
            <text:p>Search Reference</text:p>
          </table:table-cell>
          <table:table-cell office:value-type="string">
            <text:p>GnosisSearchReference</text:p>
          </table:table-cell>
          <table:table-cell table:number-columns-repeated="2" office:value-type="float" office:value="0">
            <text:p>0</text:p>
          </table:table-cell>
          <table:table-cell office:value-type="string">
            <text:p>The Dataset ItemItem linked to the Search Field from the input Panel Field, Grid Field, Gallery, Tree or Calendar Attribute</text:p>
          </table:table-cell>
          <table:table-cell table:number-columns-repeated="1019"/>
        </table:table-row>
        <table:table-row table:style-name="ro1" table:visibility="filter">
          <table:table-cell office:value-type="string">
            <text:p>Search Parameter</text:p>
          </table:table-cell>
          <table:table-cell office:value-type="string">
            <text:p>GnosisSearchParameter</text:p>
          </table:table-cell>
          <table:table-cell table:number-columns-repeated="2" office:value-type="float" office:value="0">
            <text:p>0</text:p>
          </table:table-cell>
          <table:table-cell office:value-type="string">
            <text:p>A Parameter passed to the New Search</text:p>
          </table:table-cell>
          <table:table-cell table:number-columns-repeated="1019"/>
        </table:table-row>
        <table:table-row table:style-name="ro1" table:visibility="filter">
          <table:table-cell office:value-type="string">
            <text:p>Document Parameter</text:p>
          </table:table-cell>
          <table:table-cell office:value-type="string">
            <text:p>GnosisDocumentParameter</text:p>
          </table:table-cell>
          <table:table-cell table:number-columns-repeated="2" office:value-type="float" office:value="0">
            <text:p>0</text:p>
          </table:table-cell>
          <table:table-cell office:value-type="string">
            <text:p>A Parameter passed to the New Document</text:p>
          </table:table-cell>
          <table:table-cell table:number-columns-repeated="1019"/>
        </table:table-row>
        <table:table-row table:style-name="ro1" table:visibility="filter">
          <table:table-cell office:value-type="string">
            <text:p>Event Handler</text:p>
          </table:table-cell>
          <table:table-cell office:value-type="string">
            <text:p>GnosisEventHandler</text:p>
          </table:table-cell>
          <table:table-cell table:number-columns-repeated="2" office:value-type="float" office:value="0">
            <text:p>0</text:p>
          </table:table-cell>
          <table:table-cell office:value-type="string">
            <text:p>An Event has occured on a Control Type which calls the Event Handler</text:p>
          </table:table-cell>
          <table:table-cell table:number-columns-repeated="1019"/>
        </table:table-row>
        <table:table-row table:style-name="ro1" table:visibility="filter">
          <table:table-cell office:value-type="string">
            <text:p>Event Handler Source</text:p>
          </table:table-cell>
          <table:table-cell office:value-type="string">
            <text:p>GnosisEventHandlerSource</text:p>
          </table:table-cell>
          <table:table-cell table:number-columns-repeated="2" office:value-type="float" office:value="0">
            <text:p>0</text:p>
          </table:table-cell>
          <table:table-cell office:value-type="string">
            <text:p>The Source property and place holder</text:p>
          </table:table-cell>
          <table:table-cell table:number-columns-repeated="1019"/>
        </table:table-row>
        <table:table-row table:style-name="ro1" table:visibility="filter">
          <table:table-cell office:value-type="string">
            <text:p>Event Handler Target</text:p>
          </table:table-cell>
          <table:table-cell office:value-type="string">
            <text:p>GnosisEventHandlerTarget</text:p>
          </table:table-cell>
          <table:table-cell table:number-columns-repeated="2" office:value-type="float" office:value="0">
            <text:p>0</text:p>
          </table:table-cell>
          <table:table-cell office:value-type="string">
            <text:p>The Target Entity, Control and Property or Action</text:p>
          </table:table-cell>
          <table:table-cell table:number-columns-repeated="1019"/>
        </table:table-row>
        <table:table-row table:style-name="ro1" table:visibility="filter">
          <table:table-cell office:value-type="string">
            <text:p>Control Input</text:p>
          </table:table-cell>
          <table:table-cell office:value-type="string">
            <text:p>GnosisControlInput</text:p>
          </table:table-cell>
          <table:table-cell table:number-columns-repeated="2" office:value-type="float" office:value="0">
            <text:p>0</text:p>
          </table:table-cell>
          <table:table-cell office:value-type="string">
            <text:p>An Input to the created Modal Frame from a Control in the calling Frame</text:p>
          </table:table-cell>
          <table:table-cell table:number-columns-repeated="1019"/>
        </table:table-row>
        <table:table-row table:style-name="ro1" table:visibility="filter">
          <table:table-cell office:value-type="string">
            <text:p>Control Output</text:p>
          </table:table-cell>
          <table:table-cell office:value-type="string">
            <text:p>GnosisControlOutput</text:p>
          </table:table-cell>
          <table:table-cell table:number-columns-repeated="2" office:value-type="float" office:value="0">
            <text:p>0</text:p>
          </table:table-cell>
          <table:table-cell office:value-type="string">
            <text:p>An Output from the Closed Modal Frame to a Control in the calling Frame</text:p>
          </table:table-cell>
          <table:table-cell table:number-columns-repeated="1019"/>
        </table:table-row>
        <table:table-row table:style-name="ro1" table:visibility="filter">
          <table:table-cell office:value-type="string">
            <text:p>Generic Input</text:p>
          </table:table-cell>
          <table:table-cell office:value-type="string">
            <text:p>GnosisGenericInput</text:p>
          </table:table-cell>
          <table:table-cell table:number-columns-repeated="2" office:value-type="float" office:value="0">
            <text:p>0</text:p>
          </table:table-cell>
          <table:table-cell office:value-type="string">
            <text:p>An Input variable that is supplied when interacting with the document</text:p>
          </table:table-cell>
          <table:table-cell table:number-columns-repeated="1019"/>
        </table:table-row>
        <table:table-row table:style-name="ro1" table:visibility="filter">
          <table:table-cell office:value-type="string">
            <text:p>Generic Output</text:p>
          </table:table-cell>
          <table:table-cell office:value-type="string">
            <text:p>GnosisGenericOutput</text:p>
          </table:table-cell>
          <table:table-cell table:number-columns-repeated="2" office:value-type="float" office:value="0">
            <text:p>0</text:p>
          </table:table-cell>
          <table:table-cell office:value-type="string">
            <text:p>An Output variable that is returned when when interacting with the document</text:p>
          </table:table-cell>
          <table:table-cell table:number-columns-repeated="1019"/>
        </table:table-row>
        <table:table-row table:style-name="ro1" table:visibility="filter">
          <table:table-cell office:value-type="string">
            <text:p>Combo Option</text:p>
          </table:table-cell>
          <table:table-cell office:value-type="string">
            <text:p>GnosisComboOption</text:p>
          </table:table-cell>
          <table:table-cell table:number-columns-repeated="2" office:value-type="float" office:value="0">
            <text:p>0</text:p>
          </table:table-cell>
          <table:table-cell office:value-type="string">
            <text:p>One of the Combo Options listed in the Combo</text:p>
          </table:table-cell>
          <table:table-cell table:number-columns-repeated="1019"/>
        </table:table-row>
        <table:table-row table:style-name="ro1" table:visibility="filter">
          <table:table-cell office:value-type="string">
            <text:p>List Option</text:p>
          </table:table-cell>
          <table:table-cell office:value-type="string">
            <text:p>GnosisComboOption</text:p>
          </table:table-cell>
          <table:table-cell table:number-columns-repeated="2" office:value-type="float" office:value="0">
            <text:p>0</text:p>
          </table:table-cell>
          <table:table-cell office:value-type="string">
            <text:p>One of the Combo Options listed in the Combo</text:p>
          </table:table-cell>
          <table:table-cell table:number-columns-repeated="1019"/>
        </table:table-row>
        <table:table-row table:style-name="ro3" table:visibility="filter" table:number-rows-repeated="1048460">
          <table:table-cell table:number-columns-repeated="1024"/>
        </table:table-row>
        <table:table-row table:style-name="ro3" table:visibility="filter">
          <table:table-cell table:number-columns-repeated="1024"/>
        </table:table-row>
        <table:named-expressions/>
      </table:table>
      <table:table table:name="Property" table:style-name="ta4" table:print="false">
        <office:forms form:automatic-focus="false" form:apply-design-mode="false"/>
        <table:table-column table:style-name="co11" table:default-cell-style-name="Excel_20_Built-in_20_Normal"/>
        <table:table-column table:style-name="co12" table:default-cell-style-name="Excel_20_Built-in_20_Normal"/>
        <table:table-column table:style-name="co13" table:default-cell-style-name="Excel_20_Built-in_20_Normal"/>
        <table:table-column table:style-name="co14" table:default-cell-style-name="Excel_20_Built-in_20_Normal"/>
        <table:table-column table:style-name="co15" table:default-cell-style-name="Excel_20_Built-in_20_Normal"/>
        <table:table-column table:style-name="co16" table:default-cell-style-name="Excel_20_Built-in_20_Normal"/>
        <table:table-column table:style-name="co17" table:default-cell-style-name="ce3"/>
        <table:table-column table:style-name="co22" table:default-cell-style-name="Excel_20_Built-in_20_Normal"/>
        <table:table-column table:style-name="co23" table:default-cell-style-name="Excel_20_Built-in_20_Normal"/>
        <table:table-column table:style-name="co24" table:default-cell-style-name="ce3"/>
        <table:table-column table:style-name="co25" table:number-columns-repeated="1014" table:default-cell-style-name="Excel_20_Built-in_20_Normal"/>
        <table:table-row table:style-name="ro1">
          <table:table-cell table:style-name="ce1" office:value-type="string">
            <text:p>control_type_name</text:p>
          </table:table-cell>
          <table:table-cell table:style-name="ce1" office:value-type="string">
            <text:p>property_name</text:p>
          </table:table-cell>
          <table:table-cell table:style-name="ce1" office:value-type="string">
            <text:p>xml_property_names</text:p>
          </table:table-cell>
          <table:table-cell table:style-name="ce1" office:value-type="string">
            <text:p>optionlist_name</text:p>
          </table:table-cell>
          <table:table-cell table:style-name="ce1" office:value-type="string">
            <text:p>option_data_type</text:p>
          </table:table-cell>
          <table:table-cell table:style-name="ce1" office:value-type="string">
            <text:p>default_value</text:p>
          </table:table-cell>
          <table:table-cell table:style-name="ce2" office:value-type="string">
            <text:p>textual_note</text:p>
          </table:table-cell>
          <table:table-cell table:style-name="ce1" office:value-type="string">
            <text:p>is_dynamic</text:p>
          </table:table-cell>
          <table:table-cell table:style-name="ce1" office:value-type="string">
            <text:p>from_list_only</text:p>
          </table:table-cell>
          <table:table-cell table:style-name="ce2" office:value-type="string">
            <text:p>option_values</text:p>
          </table:table-cell>
          <table:table-cell table:style-name="ce1" table:number-columns-repeated="1014"/>
        </table:table-row>
        <table:table-row table:style-name="ro1" table:visibility="filter">
          <table:table-cell office:value-type="string">
            <text:p>Attribute Reference</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Attribute Reference</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Attribute Reference</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Attribute Reference</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Attribute Reference</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Attribute Reference</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Button</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Button</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Button</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Button</text:p>
          </table:table-cell>
          <table:table-cell table:number-columns-repeated="2" office:value-type="string">
            <text:p>Icon</text:p>
          </table:table-cell>
          <table:table-cell table:number-columns-repeated="2" office:value-type="string">
            <text:p>String</text:p>
          </table:table-cell>
          <table:table-cell/>
          <table:table-cell office:value-type="string">
            <text:p>The Icon used to display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Button</text:p>
          </table:table-cell>
          <table:table-cell table:number-columns-repeated="2" office:value-type="string">
            <text:p>Shortcut</text:p>
          </table:table-cell>
          <table:table-cell table:number-columns-repeated="2" office:value-type="string">
            <text:p>String</text:p>
          </table:table-cell>
          <table:table-cell/>
          <table:table-cell office:value-type="string">
            <text:p>The Shortcut Key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Button</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Button</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Button</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Button</text:p>
          </table:table-cell>
          <table:table-cell office:value-type="string">
            <text:p>Content Horizontal Alignment</text:p>
          </table:table-cell>
          <table:table-cell office:value-type="string">
            <text:p>ContentHorizontalAlignment</text:p>
          </table:table-cell>
          <table:table-cell office:value-type="string">
            <text:p>HorizontalAlignment</text:p>
          </table:table-cell>
          <table:table-cell office:value-type="string">
            <text:p>String</text:p>
          </table:table-cell>
          <table:table-cell/>
          <table:table-cell office:value-type="string">
            <text:p>The Horizontal Alignment of the Content defaults from the Style</text:p>
          </table:table-cell>
          <table:table-cell table:number-columns-repeated="2" office:value-type="float" office:value="0">
            <text:p>0</text:p>
          </table:table-cell>
          <table:table-cell office:value-type="string">
            <text:p>Left, <text:s/>Centre, <text:s/>Right</text:p>
          </table:table-cell>
          <table:table-cell table:number-columns-repeated="1014"/>
        </table:table-row>
        <table:table-row table:style-name="ro2" table:visibility="filter">
          <table:table-cell office:value-type="string">
            <text:p>Button</text:p>
          </table:table-cell>
          <table:table-cell office:value-type="string">
            <text:p>Min Display Characters</text:p>
          </table:table-cell>
          <table:table-cell office:value-type="string">
            <text:p>Min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Button</text:p>
          </table:table-cell>
          <table:table-cell office:value-type="string">
            <text:p>Max Display Characters</text:p>
          </table:table-cell>
          <table:table-cell office:value-type="string">
            <text:p>Max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4" table:visibility="filter">
          <table:table-cell office:value-type="string">
            <text:p>Button</text:p>
          </table:table-cell>
          <table:table-cell office:value-type="string">
            <text:p>Menu Tag</text:p>
          </table:table-cell>
          <table:table-cell office:value-type="string">
            <text:p>MenuTag</text:p>
          </table:table-cell>
          <table:table-cell office:value-type="string">
            <text:p>GenericMenuTag</text:p>
          </table:table-cell>
          <table:table-cell office:value-type="string">
            <text:p>String</text:p>
          </table:table-cell>
          <table:table-cell/>
          <table:table-cell office:value-type="string">
            <text:p>The control (button) is displayed as Selected (Down) or checked</text:p>
          </table:table-cell>
          <table:table-cell table:number-columns-repeated="2" office:value-type="float" office:value="0">
            <text:p>0</text:p>
          </table:table-cell>
          <table:table-cell office:value-type="string">
            <text:p>Forward, <text:s/>Backward, <text:s/>Cut, <text:s/>Copy, <text:s/>Paste, <text:s/>Undo, <text:s/>Redo, <text:s/>Edit, <text:s/>Delete, <text:s/>Insert, <text:s/>Save, <text:s/>Remove, <text:s/>Refresh, <text:s/>Cancel, <text:s/>Search, <text:s/>Reset, <text:s/>New, <text:s/>Print, <text:s/>Navigator, <text:s/>Tooltip, <text:s/>ProtectionStatus, <text:s/>Properties</text:p>
          </table:table-cell>
          <table:table-cell table:number-columns-repeated="1014"/>
        </table:table-row>
        <table:table-row table:style-name="ro1" table:visibility="filter">
          <table:table-cell office:value-type="string">
            <text:p>Button</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Button</text:p>
          </table:table-cell>
          <table:table-cell table:number-columns-repeated="2" office:value-type="string">
            <text:p>Disabled</text:p>
          </table:table-cell>
          <table:table-cell table:number-columns-repeated="2" office:value-type="string">
            <text:p>Boolean</text:p>
          </table:table-cell>
          <table:table-cell office:value-type="float" office:value="1">
            <text:p>1</text:p>
          </table:table-cell>
          <table:table-cell office:value-type="string">
            <text:p>The control enablemen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Button</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Button</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Button</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alendar</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text:p>
          </table:table-cell>
          <table:table-cell office:value-type="string">
            <text:p>Max Section Span</text:p>
          </table:table-cell>
          <table:table-cell office:value-type="string">
            <text:p>MaxSectionSpan</text:p>
          </table:table-cell>
          <table:table-cell table:number-columns-repeated="2" office:value-type="string">
            <text:p>Integer</text:p>
          </table:table-cell>
          <table:table-cell/>
          <table:table-cell office:value-type="string">
            <text:p>The maximum number of sections the container Control may span</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alendar</text:p>
          </table:table-cell>
          <table:table-cell office:value-type="string">
            <text:p>Read Only</text:p>
          </table:table-cell>
          <table:table-cell office:value-type="string">
            <text:p>ReadOnly</text:p>
          </table:table-cell>
          <table:table-cell table:number-columns-repeated="2" office:value-type="string">
            <text:p>Boolean</text:p>
          </table:table-cell>
          <table:table-cell/>
          <table:table-cell office:value-type="string">
            <text:p>The control is not able to be chang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alendar</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alendar</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Calendar</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alendar Attribute</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 Attribute</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 Attribute</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 Attribute</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Calendar Attribute</text:p>
          </table:table-cell>
          <table:table-cell office:value-type="string">
            <text:p>Calendar Role</text:p>
          </table:table-cell>
          <table:table-cell office:value-type="string">
            <text:p>CalendarRole</text:p>
          </table:table-cell>
          <table:table-cell office:value-type="string">
            <text:p>CalendarDisplayRole</text:p>
          </table:table-cell>
          <table:table-cell office:value-type="string">
            <text:p>String</text:p>
          </table:table-cell>
          <table:table-cell/>
          <table:table-cell office:value-type="string">
            <text:p>The Role played by the Calendar Attribute in display of the Calendar</text:p>
          </table:table-cell>
          <table:table-cell table:number-columns-repeated="2" office:value-type="float" office:value="0">
            <text:p>0</text:p>
          </table:table-cell>
          <table:table-cell office:value-type="string">
            <text:p>ID, <text:s/>Start, <text:s/>End, <text:s/>Name, <text:s/>Owner, <text:s/>User</text:p>
          </table:table-cell>
          <table:table-cell table:number-columns-repeated="1014"/>
        </table:table-row>
        <table:table-row table:style-name="ro1" table:visibility="filter">
          <table:table-cell office:value-type="string">
            <text:p>Calendar Attribute</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Calendar Attribute</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 Button</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 Button</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 Button</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 Button</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 Button</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 Button</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 Button</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alendar Button</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 Button</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alendar Button</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Calendar Button</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alendar Button Item</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 Button Item</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 Button Item</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 Button Item</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 Button Item</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 Button Item</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 Button Item</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alendar Button Item</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 Button Item</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alendar Button Item</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Calendar Button Item</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alendar Menu Button</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 Menu Button</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 Menu Button</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 Menu Button</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 Menu Button</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 Menu Button</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 Menu Button</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alendar Menu Button</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 Menu Button</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alendar Menu Button</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Calendar Menu Button</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heck Column</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eck Column</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eck Column</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eck Column</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eck Column</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eck Column</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Check Column</text:p>
          </table:table-cell>
          <table:table-cell office:value-type="string">
            <text:p>Group Name</text:p>
          </table:table-cell>
          <table:table-cell office:value-type="string">
            <text:p>GroupName</text:p>
          </table:table-cell>
          <table:table-cell table:number-columns-repeated="2" office:value-type="string">
            <text:p>String</text:p>
          </table:table-cell>
          <table:table-cell/>
          <table:table-cell office:value-type="string">
            <text:p>The setting of this field works in conjunction with other members of the same Radio Group</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eck Column</text:p>
          </table:table-cell>
          <table:table-cell office:value-type="string">
            <text:p>Content Horizontal Alignment</text:p>
          </table:table-cell>
          <table:table-cell office:value-type="string">
            <text:p>ContentHorizontalAlignment</text:p>
          </table:table-cell>
          <table:table-cell office:value-type="string">
            <text:p>HorizontalAlignment</text:p>
          </table:table-cell>
          <table:table-cell office:value-type="string">
            <text:p>String</text:p>
          </table:table-cell>
          <table:table-cell/>
          <table:table-cell office:value-type="string">
            <text:p>The Horizontal Alignment of the Content defaults from the Style</text:p>
          </table:table-cell>
          <table:table-cell table:number-columns-repeated="2" office:value-type="float" office:value="0">
            <text:p>0</text:p>
          </table:table-cell>
          <table:table-cell office:value-type="string">
            <text:p>Left, <text:s/>Centre, <text:s/>Right</text:p>
          </table:table-cell>
          <table:table-cell table:number-columns-repeated="1014"/>
        </table:table-row>
        <table:table-row table:style-name="ro2" table:visibility="filter">
          <table:table-cell office:value-type="string">
            <text:p>Check Column</text:p>
          </table:table-cell>
          <table:table-cell office:value-type="string">
            <text:p>Min Display Characters</text:p>
          </table:table-cell>
          <table:table-cell office:value-type="string">
            <text:p>Min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Check Column</text:p>
          </table:table-cell>
          <table:table-cell office:value-type="string">
            <text:p>Max Display Characters</text:p>
          </table:table-cell>
          <table:table-cell office:value-type="string">
            <text:p>Max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eck Column</text:p>
          </table:table-cell>
          <table:table-cell table:number-columns-repeated="2" office:value-type="string">
            <text:p>Checked</text:p>
          </table:table-cell>
          <table:table-cell table:number-columns-repeated="2" office:value-type="string">
            <text:p>Boolean</text:p>
          </table:table-cell>
          <table:table-cell office:value-type="float" office:value="0">
            <text:p>0</text:p>
          </table:table-cell>
          <table:table-cell office:value-type="string">
            <text:p>The control (check or radio) is displayed as check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5" table:visibility="filter">
          <table:table-cell office:value-type="string">
            <text:p>Check Column</text:p>
          </table:table-cell>
          <table:table-cell office:value-type="string">
            <text:p>Checked Factor</text:p>
          </table:table-cell>
          <table:table-cell office:value-type="string">
            <text:p>CheckedFactor</text:p>
          </table:table-cell>
          <table:table-cell table:number-columns-repeated="2" office:value-type="string">
            <text:p>Integer</text:p>
          </table:table-cell>
          <table:table-cell office:value-type="float" office:value="1">
            <text:p>1</text:p>
          </table:table-cell>
          <table:table-cell office:value-type="string">
            <text:p>The Value of the Control is set by multiplying the Checked Factor and Checked (eg. 2 gives the result of 2 in the Dataset Item or Variable) </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eck Column</text:p>
          </table:table-cell>
          <table:table-cell table:number-columns-repeated="2" office:value-type="string">
            <text:p>Value</text:p>
          </table:table-cell>
          <table:table-cell table:number-columns-repeated="2" office:value-type="string">
            <text:p>String</text:p>
          </table:table-cell>
          <table:table-cell/>
          <table:table-cell office:value-type="string">
            <text:p>The value of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eck Column</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heck Column</text:p>
          </table:table-cell>
          <table:table-cell office:value-type="string">
            <text:p>Read Only</text:p>
          </table:table-cell>
          <table:table-cell office:value-type="string">
            <text:p>ReadOnly</text:p>
          </table:table-cell>
          <table:table-cell table:number-columns-repeated="2" office:value-type="string">
            <text:p>Boolean</text:p>
          </table:table-cell>
          <table:table-cell/>
          <table:table-cell office:value-type="string">
            <text:p>The control is not able to be chang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heck Column</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Check Column</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eck Column</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heck Column</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Check Column</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heck Column</text:p>
          </table:table-cell>
          <table:table-cell office:value-type="string">
            <text:p>Dataset Created</text:p>
          </table:table-cell>
          <table:table-cell office:value-type="string">
            <text:p>DatasetCre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cre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heck Column</text:p>
          </table:table-cell>
          <table:table-cell office:value-type="string">
            <text:p>Dataset Updated</text:p>
          </table:table-cell>
          <table:table-cell office:value-type="string">
            <text:p>DatasetUpd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upd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heck Column</text:p>
          </table:table-cell>
          <table:table-cell office:value-type="string">
            <text:p>Dataset Deleted</text:p>
          </table:table-cell>
          <table:table-cell office:value-type="string">
            <text:p>DatasetDele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dele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Check Column</text:p>
          </table:table-cell>
          <table:table-cell table:number-columns-repeated="2" office:value-type="string">
            <text:p>Locked</text:p>
          </table:table-cell>
          <table:table-cell table:number-columns-repeated="2" office:value-type="string">
            <text:p>Boolean</text:p>
          </table:table-cell>
          <table:table-cell/>
          <table:table-cell office:value-type="string">
            <text:p>The control locked status, which prohibits the control from being changed, is dynamically controlled by the application</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heck Column</text:p>
          </table:table-cell>
          <table:table-cell office:value-type="string">
            <text:p>Is Even Row</text:p>
          </table:table-cell>
          <table:table-cell office:value-type="string">
            <text:p>IsEvenRow</text:p>
          </table:table-cell>
          <table:table-cell table:number-columns-repeated="2" office:value-type="string">
            <text:p>Boolean</text:p>
          </table:table-cell>
          <table:table-cell/>
          <table:table-cell office:value-type="string">
            <text:p>The row is Even (True/False) as opposed to Od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heck Column</text:p>
          </table:table-cell>
          <table:table-cell office:value-type="string">
            <text:p>Row Selected</text:p>
          </table:table-cell>
          <table:table-cell office:value-type="string">
            <text:p>RowSelected</text:p>
          </table:table-cell>
          <table:table-cell table:number-columns-repeated="2" office:value-type="string">
            <text:p>Boolean</text:p>
          </table:table-cell>
          <table:table-cell/>
          <table:table-cell office:value-type="string">
            <text:p>The Row is selec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heck Field</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eck Field</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eck Field</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Check Field</text:p>
          </table:table-cell>
          <table:table-cell office:value-type="string">
            <text:p>Variable</text:p>
          </table:table-cell>
          <table:table-cell office:value-type="string">
            <text:p>VariableSystemID, VariableControlID</text:p>
          </table:table-cell>
          <table:table-cell table:number-columns-repeated="2" office:value-type="string">
            <text:p>Integer</text:p>
          </table:table-cell>
          <table:table-cell/>
          <table:table-cell office:value-type="string">
            <text:p>The Environment, Instance or Permission Variable linked to this Control</text:p>
          </table:table-cell>
          <table:table-cell table:number-columns-repeated="2" office:value-type="float" office:value="0">
            <text:p>0</text:p>
          </table:table-cell>
          <table:table-cell office:value-type="string">
            <text:p>GnosisEnvironmentVariable, GnosisPermissionVariable, GnosisInstanceVariable</text:p>
          </table:table-cell>
          <table:table-cell table:number-columns-repeated="1014"/>
        </table:table-row>
        <table:table-row table:style-name="ro2" table:visibility="filter">
          <table:table-cell office:value-type="string">
            <text:p>Check Field</text:p>
          </table:table-cell>
          <table:table-cell office:value-type="string">
            <text:p>Variable Is Input</text:p>
          </table:table-cell>
          <table:table-cell office:value-type="string">
            <text:p>VariableIsInput</text:p>
          </table:table-cell>
          <table:table-cell table:number-columns-repeated="2" office:value-type="string">
            <text:p>Boolean</text:p>
          </table:table-cell>
          <table:table-cell/>
          <table:table-cell office:value-type="string">
            <text:p>The Environment, Instance or Permission Variable is input to this control</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Check Field</text:p>
          </table:table-cell>
          <table:table-cell office:value-type="string">
            <text:p>Variable Is Output</text:p>
          </table:table-cell>
          <table:table-cell office:value-type="string">
            <text:p>VariableIsOutput</text:p>
          </table:table-cell>
          <table:table-cell table:number-columns-repeated="2" office:value-type="string">
            <text:p>Boolean</text:p>
          </table:table-cell>
          <table:table-cell/>
          <table:table-cell office:value-type="string">
            <text:p>The Environment, Instance or Permission Variable is output from this control</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heck Field</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eck Field</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eck Field</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Check Field</text:p>
          </table:table-cell>
          <table:table-cell office:value-type="string">
            <text:p>Group Name</text:p>
          </table:table-cell>
          <table:table-cell office:value-type="string">
            <text:p>GroupName</text:p>
          </table:table-cell>
          <table:table-cell table:number-columns-repeated="2" office:value-type="string">
            <text:p>String</text:p>
          </table:table-cell>
          <table:table-cell/>
          <table:table-cell office:value-type="string">
            <text:p>The setting of this field works in conjunction with other members of the same Radio Group</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eck Field</text:p>
          </table:table-cell>
          <table:table-cell office:value-type="string">
            <text:p>Content Horizontal Alignment</text:p>
          </table:table-cell>
          <table:table-cell office:value-type="string">
            <text:p>ContentHorizontalAlignment</text:p>
          </table:table-cell>
          <table:table-cell office:value-type="string">
            <text:p>HorizontalAlignment</text:p>
          </table:table-cell>
          <table:table-cell office:value-type="string">
            <text:p>String</text:p>
          </table:table-cell>
          <table:table-cell/>
          <table:table-cell office:value-type="string">
            <text:p>The Horizontal Alignment of the Content defaults from the Style</text:p>
          </table:table-cell>
          <table:table-cell table:number-columns-repeated="2" office:value-type="float" office:value="0">
            <text:p>0</text:p>
          </table:table-cell>
          <table:table-cell office:value-type="string">
            <text:p>Left, <text:s/>Centre, <text:s/>Right</text:p>
          </table:table-cell>
          <table:table-cell table:number-columns-repeated="1014"/>
        </table:table-row>
        <table:table-row table:style-name="ro2" table:visibility="filter">
          <table:table-cell office:value-type="string">
            <text:p>Check Field</text:p>
          </table:table-cell>
          <table:table-cell office:value-type="string">
            <text:p>Min Display Characters</text:p>
          </table:table-cell>
          <table:table-cell office:value-type="string">
            <text:p>Min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Check Field</text:p>
          </table:table-cell>
          <table:table-cell office:value-type="string">
            <text:p>Max Display Characters</text:p>
          </table:table-cell>
          <table:table-cell office:value-type="string">
            <text:p>Max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eck Field</text:p>
          </table:table-cell>
          <table:table-cell table:number-columns-repeated="2" office:value-type="string">
            <text:p>Checked</text:p>
          </table:table-cell>
          <table:table-cell table:number-columns-repeated="2" office:value-type="string">
            <text:p>Boolean</text:p>
          </table:table-cell>
          <table:table-cell office:value-type="float" office:value="0">
            <text:p>0</text:p>
          </table:table-cell>
          <table:table-cell office:value-type="string">
            <text:p>The control (check or radio) is displayed as check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5" table:visibility="filter">
          <table:table-cell office:value-type="string">
            <text:p>Check Field</text:p>
          </table:table-cell>
          <table:table-cell office:value-type="string">
            <text:p>Checked Factor</text:p>
          </table:table-cell>
          <table:table-cell office:value-type="string">
            <text:p>CheckedFactor</text:p>
          </table:table-cell>
          <table:table-cell table:number-columns-repeated="2" office:value-type="string">
            <text:p>Integer</text:p>
          </table:table-cell>
          <table:table-cell office:value-type="float" office:value="1">
            <text:p>1</text:p>
          </table:table-cell>
          <table:table-cell office:value-type="string">
            <text:p>The Value of the Control is set by multiplying the Checked Factor and Checked (eg. 2 gives the result of 2 in the Dataset Item or Variable) </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eck Field</text:p>
          </table:table-cell>
          <table:table-cell table:number-columns-repeated="2" office:value-type="string">
            <text:p>Value</text:p>
          </table:table-cell>
          <table:table-cell table:number-columns-repeated="2" office:value-type="string">
            <text:p>String</text:p>
          </table:table-cell>
          <table:table-cell/>
          <table:table-cell office:value-type="string">
            <text:p>The value of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eck Field</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heck Field</text:p>
          </table:table-cell>
          <table:table-cell office:value-type="string">
            <text:p>Read Only</text:p>
          </table:table-cell>
          <table:table-cell office:value-type="string">
            <text:p>ReadOnly</text:p>
          </table:table-cell>
          <table:table-cell table:number-columns-repeated="2" office:value-type="string">
            <text:p>Boolean</text:p>
          </table:table-cell>
          <table:table-cell/>
          <table:table-cell office:value-type="string">
            <text:p>The control is not able to be chang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heck Field</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Check Field</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eck Field</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heck Field</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Check Field</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heck Field</text:p>
          </table:table-cell>
          <table:table-cell office:value-type="string">
            <text:p>Dataset Created</text:p>
          </table:table-cell>
          <table:table-cell office:value-type="string">
            <text:p>DatasetCre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cre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heck Field</text:p>
          </table:table-cell>
          <table:table-cell office:value-type="string">
            <text:p>Dataset Updated</text:p>
          </table:table-cell>
          <table:table-cell office:value-type="string">
            <text:p>DatasetUpd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upd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heck Field</text:p>
          </table:table-cell>
          <table:table-cell office:value-type="string">
            <text:p>Dataset Deleted</text:p>
          </table:table-cell>
          <table:table-cell office:value-type="string">
            <text:p>DatasetDele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dele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Check Field</text:p>
          </table:table-cell>
          <table:table-cell table:number-columns-repeated="2" office:value-type="string">
            <text:p>Locked</text:p>
          </table:table-cell>
          <table:table-cell table:number-columns-repeated="2" office:value-type="string">
            <text:p>Boolean</text:p>
          </table:table-cell>
          <table:table-cell/>
          <table:table-cell office:value-type="string">
            <text:p>The control locked status, which prohibits the control from being changed, is dynamically controlled by the application</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heck Group</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eck Group</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eck Group</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Check Group</text:p>
          </table:table-cell>
          <table:table-cell office:value-type="string">
            <text:p>Variable</text:p>
          </table:table-cell>
          <table:table-cell office:value-type="string">
            <text:p>VariableSystemID, VariableControlID</text:p>
          </table:table-cell>
          <table:table-cell table:number-columns-repeated="2" office:value-type="string">
            <text:p>Integer</text:p>
          </table:table-cell>
          <table:table-cell/>
          <table:table-cell office:value-type="string">
            <text:p>The Environment, Instance or Permission Variable linked to this Control</text:p>
          </table:table-cell>
          <table:table-cell table:number-columns-repeated="2" office:value-type="float" office:value="0">
            <text:p>0</text:p>
          </table:table-cell>
          <table:table-cell office:value-type="string">
            <text:p>GnosisEnvironmentVariable, GnosisPermissionVariable, GnosisInstanceVariable</text:p>
          </table:table-cell>
          <table:table-cell table:number-columns-repeated="1014"/>
        </table:table-row>
        <table:table-row table:style-name="ro2" table:visibility="filter">
          <table:table-cell office:value-type="string">
            <text:p>Check Group</text:p>
          </table:table-cell>
          <table:table-cell office:value-type="string">
            <text:p>Variable Is Input</text:p>
          </table:table-cell>
          <table:table-cell office:value-type="string">
            <text:p>VariableIsInput</text:p>
          </table:table-cell>
          <table:table-cell table:number-columns-repeated="2" office:value-type="string">
            <text:p>Boolean</text:p>
          </table:table-cell>
          <table:table-cell/>
          <table:table-cell office:value-type="string">
            <text:p>The Environment, Instance or Permission Variable is input to this control</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Check Group</text:p>
          </table:table-cell>
          <table:table-cell office:value-type="string">
            <text:p>Variable Is Output</text:p>
          </table:table-cell>
          <table:table-cell office:value-type="string">
            <text:p>VariableIsOutput</text:p>
          </table:table-cell>
          <table:table-cell table:number-columns-repeated="2" office:value-type="string">
            <text:p>Boolean</text:p>
          </table:table-cell>
          <table:table-cell/>
          <table:table-cell office:value-type="string">
            <text:p>The Environment, Instance or Permission Variable is output from this control</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heck Group</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eck Group</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eck Group</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eck Group</text:p>
          </table:table-cell>
          <table:table-cell office:value-type="string">
            <text:p>Content Horizontal Alignment</text:p>
          </table:table-cell>
          <table:table-cell office:value-type="string">
            <text:p>ContentHorizontalAlignment</text:p>
          </table:table-cell>
          <table:table-cell office:value-type="string">
            <text:p>HorizontalAlignment</text:p>
          </table:table-cell>
          <table:table-cell office:value-type="string">
            <text:p>String</text:p>
          </table:table-cell>
          <table:table-cell/>
          <table:table-cell office:value-type="string">
            <text:p>The Horizontal Alignment of the Content defaults from the Style</text:p>
          </table:table-cell>
          <table:table-cell table:number-columns-repeated="2" office:value-type="float" office:value="0">
            <text:p>0</text:p>
          </table:table-cell>
          <table:table-cell office:value-type="string">
            <text:p>Left, <text:s/>Centre, <text:s/>Right</text:p>
          </table:table-cell>
          <table:table-cell table:number-columns-repeated="1014"/>
        </table:table-row>
        <table:table-row table:style-name="ro1" table:visibility="filter">
          <table:table-cell office:value-type="string">
            <text:p>Check Group</text:p>
          </table:table-cell>
          <table:table-cell office:value-type="string">
            <text:p>Content Vertical Alignment</text:p>
          </table:table-cell>
          <table:table-cell office:value-type="string">
            <text:p>ContentVerticalAlignment</text:p>
          </table:table-cell>
          <table:table-cell office:value-type="string">
            <text:p>VerticalAlignment</text:p>
          </table:table-cell>
          <table:table-cell office:value-type="string">
            <text:p>String</text:p>
          </table:table-cell>
          <table:table-cell/>
          <table:table-cell office:value-type="string">
            <text:p>The Vertical Alignment of the Content defaults from the Style</text:p>
          </table:table-cell>
          <table:table-cell table:number-columns-repeated="2" office:value-type="float" office:value="0">
            <text:p>0</text:p>
          </table:table-cell>
          <table:table-cell office:value-type="string">
            <text:p>Top, <text:s/>Centre, <text:s/>Bottom</text:p>
          </table:table-cell>
          <table:table-cell table:number-columns-repeated="1014"/>
        </table:table-row>
        <table:table-row table:style-name="ro2" table:visibility="filter">
          <table:table-cell office:value-type="string">
            <text:p>Check Group</text:p>
          </table:table-cell>
          <table:table-cell office:value-type="string">
            <text:p>Min Display Characters</text:p>
          </table:table-cell>
          <table:table-cell office:value-type="string">
            <text:p>Min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Check Group</text:p>
          </table:table-cell>
          <table:table-cell office:value-type="string">
            <text:p>Max Display Characters</text:p>
          </table:table-cell>
          <table:table-cell office:value-type="string">
            <text:p>Max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eck Group</text:p>
          </table:table-cell>
          <table:table-cell office:value-type="string">
            <text:p>Has Scroll Bar</text:p>
          </table:table-cell>
          <table:table-cell office:value-type="string">
            <text:p>HasScrollBar</text:p>
          </table:table-cell>
          <table:table-cell table:number-columns-repeated="2" office:value-type="string">
            <text:p>Boolean</text:p>
          </table:table-cell>
          <table:table-cell/>
          <table:table-cell office:value-type="string">
            <text:p>Indicates the field can dispay a scroll bar when necessary</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heck Group</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heck Group</text:p>
          </table:table-cell>
          <table:table-cell office:value-type="string">
            <text:p>Read Only</text:p>
          </table:table-cell>
          <table:table-cell office:value-type="string">
            <text:p>ReadOnly</text:p>
          </table:table-cell>
          <table:table-cell table:number-columns-repeated="2" office:value-type="string">
            <text:p>Boolean</text:p>
          </table:table-cell>
          <table:table-cell/>
          <table:table-cell office:value-type="string">
            <text:p>The control is not able to be chang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heck Group</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Check Group</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eck Group</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heck Group</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Check Group</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heck Group</text:p>
          </table:table-cell>
          <table:table-cell office:value-type="string">
            <text:p>Dataset Created</text:p>
          </table:table-cell>
          <table:table-cell office:value-type="string">
            <text:p>DatasetCre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cre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heck Group</text:p>
          </table:table-cell>
          <table:table-cell office:value-type="string">
            <text:p>Dataset Updated</text:p>
          </table:table-cell>
          <table:table-cell office:value-type="string">
            <text:p>DatasetUpd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upd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heck Group</text:p>
          </table:table-cell>
          <table:table-cell office:value-type="string">
            <text:p>Dataset Deleted</text:p>
          </table:table-cell>
          <table:table-cell office:value-type="string">
            <text:p>DatasetDele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dele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Check Group</text:p>
          </table:table-cell>
          <table:table-cell table:number-columns-repeated="2" office:value-type="string">
            <text:p>Locked</text:p>
          </table:table-cell>
          <table:table-cell table:number-columns-repeated="2" office:value-type="string">
            <text:p>Boolean</text:p>
          </table:table-cell>
          <table:table-cell/>
          <table:table-cell office:value-type="string">
            <text:p>The control locked status, which prohibits the control from being changed, is dynamically controlled by the application</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heck Results</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eck Results</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eck Results</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eck Results</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eck Results</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eck Results</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Check Results</text:p>
          </table:table-cell>
          <table:table-cell office:value-type="string">
            <text:p>Min Display Characters</text:p>
          </table:table-cell>
          <table:table-cell office:value-type="string">
            <text:p>Min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Check Results</text:p>
          </table:table-cell>
          <table:table-cell office:value-type="string">
            <text:p>Max Display Characters</text:p>
          </table:table-cell>
          <table:table-cell office:value-type="string">
            <text:p>Max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eck Results</text:p>
          </table:table-cell>
          <table:table-cell table:number-columns-repeated="2" office:value-type="string">
            <text:p>Value</text:p>
          </table:table-cell>
          <table:table-cell table:number-columns-repeated="2" office:value-type="string">
            <text:p>String</text:p>
          </table:table-cell>
          <table:table-cell/>
          <table:table-cell office:value-type="string">
            <text:p>The value of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eck Results</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heck Results</text:p>
          </table:table-cell>
          <table:table-cell office:value-type="string">
            <text:p>Read Only</text:p>
          </table:table-cell>
          <table:table-cell office:value-type="string">
            <text:p>ReadOnly</text:p>
          </table:table-cell>
          <table:table-cell table:number-columns-repeated="2" office:value-type="string">
            <text:p>Boolean</text:p>
          </table:table-cell>
          <table:table-cell office:value-type="float" office:value="1">
            <text:p>1</text:p>
          </table:table-cell>
          <table:table-cell office:value-type="string">
            <text:p>The control is not able to be chang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heck Results</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Check Results</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eck Results</text:p>
          </table:table-cell>
          <table:table-cell office:value-type="string">
            <text:p>Has Row Focus</text:p>
          </table:table-cell>
          <table:table-cell office:value-type="string">
            <text:p>HasRowFocus</text:p>
          </table:table-cell>
          <table:table-cell table:number-columns-repeated="2" office:value-type="string">
            <text:p>Boolean</text:p>
          </table:table-cell>
          <table:table-cell office:value-type="float" office:value="0">
            <text:p>0</text:p>
          </table:table-cell>
          <table:table-cell office:value-type="string">
            <text:p>The property is non zero when the row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heck Results</text:p>
          </table:table-cell>
          <table:table-cell office:value-type="string">
            <text:p>Has Row Mouse Focus</text:p>
          </table:table-cell>
          <table:table-cell office:value-type="string">
            <text:p>HasRow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row</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Check Results</text:p>
          </table:table-cell>
          <table:table-cell office:value-type="string">
            <text:p>Has Row Mouse Down</text:p>
          </table:table-cell>
          <table:table-cell office:value-type="string">
            <text:p>HasRow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row</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heck Results</text:p>
          </table:table-cell>
          <table:table-cell office:value-type="string">
            <text:p>Is Even Row</text:p>
          </table:table-cell>
          <table:table-cell office:value-type="string">
            <text:p>IsEvenRow</text:p>
          </table:table-cell>
          <table:table-cell table:number-columns-repeated="2" office:value-type="string">
            <text:p>Boolean</text:p>
          </table:table-cell>
          <table:table-cell/>
          <table:table-cell office:value-type="string">
            <text:p>The row is Even (True/False) as opposed to Od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heck Results</text:p>
          </table:table-cell>
          <table:table-cell office:value-type="string">
            <text:p>Row Selected</text:p>
          </table:table-cell>
          <table:table-cell office:value-type="string">
            <text:p>RowSelected</text:p>
          </table:table-cell>
          <table:table-cell table:number-columns-repeated="2" office:value-type="string">
            <text:p>Boolean</text:p>
          </table:table-cell>
          <table:table-cell/>
          <table:table-cell office:value-type="string">
            <text:p>The Row is selec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hild Window</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ild Window</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ild Window</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ild Window</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ild Window</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ild Window</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ild Window</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hild Window</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hild Window</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Child Window</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ombo Attribute</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mbo Attribute</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mbo Attribute</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mbo Attribute</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mbo Attribute</text:p>
          </table:table-cell>
          <table:table-cell office:value-type="string">
            <text:p>Combo Role</text:p>
          </table:table-cell>
          <table:table-cell table:number-columns-repeated="2" office:value-type="string">
            <text:p>ComboRole</text:p>
          </table:table-cell>
          <table:table-cell office:value-type="string">
            <text:p>String</text:p>
          </table:table-cell>
          <table:table-cell/>
          <table:table-cell office:value-type="string">
            <text:p>The Role played by the Combo Attribute</text:p>
          </table:table-cell>
          <table:table-cell table:number-columns-repeated="2" office:value-type="float" office:value="0">
            <text:p>0</text:p>
          </table:table-cell>
          <table:table-cell office:value-type="string">
            <text:p>Key, <text:s/>Filter</text:p>
          </table:table-cell>
          <table:table-cell table:number-columns-repeated="1014"/>
        </table:table-row>
        <table:table-row table:style-name="ro1" table:visibility="filter">
          <table:table-cell office:value-type="string">
            <text:p>Combo Attribute</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Combo Attribute</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mbo Column</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mbo Column</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mbo Column</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mbo Column</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mbo Column</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mbo Column</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mbo Column</text:p>
          </table:table-cell>
          <table:table-cell office:value-type="string">
            <text:p>Content Horizontal Alignment</text:p>
          </table:table-cell>
          <table:table-cell office:value-type="string">
            <text:p>ContentHorizontalAlignment</text:p>
          </table:table-cell>
          <table:table-cell office:value-type="string">
            <text:p>HorizontalAlignment</text:p>
          </table:table-cell>
          <table:table-cell office:value-type="string">
            <text:p>String</text:p>
          </table:table-cell>
          <table:table-cell/>
          <table:table-cell office:value-type="string">
            <text:p>The Horizontal Alignment of the Content defaults from the Style</text:p>
          </table:table-cell>
          <table:table-cell table:number-columns-repeated="2" office:value-type="float" office:value="0">
            <text:p>0</text:p>
          </table:table-cell>
          <table:table-cell office:value-type="string">
            <text:p>Left, <text:s/>Centre, <text:s/>Right</text:p>
          </table:table-cell>
          <table:table-cell table:number-columns-repeated="1014"/>
        </table:table-row>
        <table:table-row table:style-name="ro2" table:visibility="filter">
          <table:table-cell office:value-type="string">
            <text:p>Combo Column</text:p>
          </table:table-cell>
          <table:table-cell office:value-type="string">
            <text:p>Min Display Characters</text:p>
          </table:table-cell>
          <table:table-cell office:value-type="string">
            <text:p>Min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Combo Column</text:p>
          </table:table-cell>
          <table:table-cell office:value-type="string">
            <text:p>Max Display Characters</text:p>
          </table:table-cell>
          <table:table-cell office:value-type="string">
            <text:p>Max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mbo Column</text:p>
          </table:table-cell>
          <table:table-cell office:value-type="string">
            <text:p>Document</text:p>
          </table:table-cell>
          <table:table-cell office:value-type="string">
            <text:p>DocumentSystemID, DocumentEntityID</text:p>
          </table:table-cell>
          <table:table-cell table:number-columns-repeated="2" office:value-type="string">
            <text:p>Integer</text:p>
          </table:table-cell>
          <table:table-cell/>
          <table:table-cell office:value-type="string">
            <text:p>The control (button) is displayed as Selected (Down) or checked</text:p>
          </table:table-cell>
          <table:table-cell table:number-columns-repeated="2" office:value-type="float" office:value="0">
            <text:p>0</text:p>
          </table:table-cell>
          <table:table-cell office:value-type="string">
            <text:p>GnosisDocumentFrame</text:p>
          </table:table-cell>
          <table:table-cell table:number-columns-repeated="1014"/>
        </table:table-row>
        <table:table-row table:style-name="ro1" table:visibility="filter">
          <table:table-cell office:value-type="string">
            <text:p>Combo Column</text:p>
          </table:table-cell>
          <table:table-cell table:number-columns-repeated="2" office:value-type="string">
            <text:p>Value</text:p>
          </table:table-cell>
          <table:table-cell table:number-columns-repeated="2" office:value-type="string">
            <text:p>String</text:p>
          </table:table-cell>
          <table:table-cell/>
          <table:table-cell office:value-type="string">
            <text:p>The value of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mbo Column</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ombo Column</text:p>
          </table:table-cell>
          <table:table-cell office:value-type="string">
            <text:p>Read Only</text:p>
          </table:table-cell>
          <table:table-cell office:value-type="string">
            <text:p>ReadOnly</text:p>
          </table:table-cell>
          <table:table-cell table:number-columns-repeated="2" office:value-type="string">
            <text:p>Boolean</text:p>
          </table:table-cell>
          <table:table-cell/>
          <table:table-cell office:value-type="string">
            <text:p>The control is not able to be chang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ombo Column</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Combo Column</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mbo Column</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ombo Column</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Combo Column</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ombo Column</text:p>
          </table:table-cell>
          <table:table-cell office:value-type="string">
            <text:p>Dataset Created</text:p>
          </table:table-cell>
          <table:table-cell office:value-type="string">
            <text:p>DatasetCre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cre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ombo Column</text:p>
          </table:table-cell>
          <table:table-cell office:value-type="string">
            <text:p>Dataset Updated</text:p>
          </table:table-cell>
          <table:table-cell office:value-type="string">
            <text:p>DatasetUpd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upd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ombo Column</text:p>
          </table:table-cell>
          <table:table-cell office:value-type="string">
            <text:p>Dataset Deleted</text:p>
          </table:table-cell>
          <table:table-cell office:value-type="string">
            <text:p>DatasetDele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dele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Combo Column</text:p>
          </table:table-cell>
          <table:table-cell table:number-columns-repeated="2" office:value-type="string">
            <text:p>Locked</text:p>
          </table:table-cell>
          <table:table-cell table:number-columns-repeated="2" office:value-type="string">
            <text:p>Boolean</text:p>
          </table:table-cell>
          <table:table-cell/>
          <table:table-cell office:value-type="string">
            <text:p>The control locked status, which prohibits the control from being changed, is dynamically controlled by the application</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ombo Column</text:p>
          </table:table-cell>
          <table:table-cell office:value-type="string">
            <text:p>Is Even Row</text:p>
          </table:table-cell>
          <table:table-cell office:value-type="string">
            <text:p>IsEvenRow</text:p>
          </table:table-cell>
          <table:table-cell table:number-columns-repeated="2" office:value-type="string">
            <text:p>Boolean</text:p>
          </table:table-cell>
          <table:table-cell/>
          <table:table-cell office:value-type="string">
            <text:p>The row is Even (True/False) as opposed to Od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ombo Column</text:p>
          </table:table-cell>
          <table:table-cell office:value-type="string">
            <text:p>Row Selected</text:p>
          </table:table-cell>
          <table:table-cell office:value-type="string">
            <text:p>RowSelected</text:p>
          </table:table-cell>
          <table:table-cell table:number-columns-repeated="2" office:value-type="string">
            <text:p>Boolean</text:p>
          </table:table-cell>
          <table:table-cell/>
          <table:table-cell office:value-type="string">
            <text:p>The Row is selec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ombo Field</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mbo Field</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mbo Field</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Combo Field</text:p>
          </table:table-cell>
          <table:table-cell office:value-type="string">
            <text:p>Variable</text:p>
          </table:table-cell>
          <table:table-cell office:value-type="string">
            <text:p>VariableSystemID, VariableControlID</text:p>
          </table:table-cell>
          <table:table-cell table:number-columns-repeated="2" office:value-type="string">
            <text:p>Integer</text:p>
          </table:table-cell>
          <table:table-cell/>
          <table:table-cell office:value-type="string">
            <text:p>The Environment, Instance or Permission Variable linked to this Control</text:p>
          </table:table-cell>
          <table:table-cell table:number-columns-repeated="2" office:value-type="float" office:value="0">
            <text:p>0</text:p>
          </table:table-cell>
          <table:table-cell office:value-type="string">
            <text:p>GnosisEnvironmentVariable, GnosisPermissionVariable, GnosisInstanceVariable</text:p>
          </table:table-cell>
          <table:table-cell table:number-columns-repeated="1014"/>
        </table:table-row>
        <table:table-row table:style-name="ro2" table:visibility="filter">
          <table:table-cell office:value-type="string">
            <text:p>Combo Field</text:p>
          </table:table-cell>
          <table:table-cell office:value-type="string">
            <text:p>Variable Is Input</text:p>
          </table:table-cell>
          <table:table-cell office:value-type="string">
            <text:p>VariableIsInput</text:p>
          </table:table-cell>
          <table:table-cell table:number-columns-repeated="2" office:value-type="string">
            <text:p>Boolean</text:p>
          </table:table-cell>
          <table:table-cell/>
          <table:table-cell office:value-type="string">
            <text:p>The Environment, Instance or Permission Variable is input to this control</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Combo Field</text:p>
          </table:table-cell>
          <table:table-cell office:value-type="string">
            <text:p>Variable Is Output</text:p>
          </table:table-cell>
          <table:table-cell office:value-type="string">
            <text:p>VariableIsOutput</text:p>
          </table:table-cell>
          <table:table-cell table:number-columns-repeated="2" office:value-type="string">
            <text:p>Boolean</text:p>
          </table:table-cell>
          <table:table-cell/>
          <table:table-cell office:value-type="string">
            <text:p>The Environment, Instance or Permission Variable is output from this control</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ombo Field</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mbo Field</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mbo Field</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mbo Field</text:p>
          </table:table-cell>
          <table:table-cell office:value-type="string">
            <text:p>Content Horizontal Alignment</text:p>
          </table:table-cell>
          <table:table-cell office:value-type="string">
            <text:p>ContentHorizontalAlignment</text:p>
          </table:table-cell>
          <table:table-cell office:value-type="string">
            <text:p>HorizontalAlignment</text:p>
          </table:table-cell>
          <table:table-cell office:value-type="string">
            <text:p>String</text:p>
          </table:table-cell>
          <table:table-cell/>
          <table:table-cell office:value-type="string">
            <text:p>The Horizontal Alignment of the Content defaults from the Style</text:p>
          </table:table-cell>
          <table:table-cell table:number-columns-repeated="2" office:value-type="float" office:value="0">
            <text:p>0</text:p>
          </table:table-cell>
          <table:table-cell office:value-type="string">
            <text:p>Left, <text:s/>Centre, <text:s/>Right</text:p>
          </table:table-cell>
          <table:table-cell table:number-columns-repeated="1014"/>
        </table:table-row>
        <table:table-row table:style-name="ro2" table:visibility="filter">
          <table:table-cell office:value-type="string">
            <text:p>Combo Field</text:p>
          </table:table-cell>
          <table:table-cell office:value-type="string">
            <text:p>Min Display Characters</text:p>
          </table:table-cell>
          <table:table-cell office:value-type="string">
            <text:p>Min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Combo Field</text:p>
          </table:table-cell>
          <table:table-cell office:value-type="string">
            <text:p>Max Display Characters</text:p>
          </table:table-cell>
          <table:table-cell office:value-type="string">
            <text:p>Max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mbo Field</text:p>
          </table:table-cell>
          <table:table-cell office:value-type="string">
            <text:p>Document</text:p>
          </table:table-cell>
          <table:table-cell office:value-type="string">
            <text:p>DocumentSystemID, DocumentEntityID</text:p>
          </table:table-cell>
          <table:table-cell table:number-columns-repeated="2" office:value-type="string">
            <text:p>Integer</text:p>
          </table:table-cell>
          <table:table-cell/>
          <table:table-cell office:value-type="string">
            <text:p>The control (button) is displayed as Selected (Down) or checked</text:p>
          </table:table-cell>
          <table:table-cell table:number-columns-repeated="2" office:value-type="float" office:value="0">
            <text:p>0</text:p>
          </table:table-cell>
          <table:table-cell office:value-type="string">
            <text:p>GnosisDocumentFrame</text:p>
          </table:table-cell>
          <table:table-cell table:number-columns-repeated="1014"/>
        </table:table-row>
        <table:table-row table:style-name="ro1" table:visibility="filter">
          <table:table-cell office:value-type="string">
            <text:p>Combo Field</text:p>
          </table:table-cell>
          <table:table-cell table:number-columns-repeated="2" office:value-type="string">
            <text:p>Value</text:p>
          </table:table-cell>
          <table:table-cell table:number-columns-repeated="2" office:value-type="string">
            <text:p>String</text:p>
          </table:table-cell>
          <table:table-cell/>
          <table:table-cell office:value-type="string">
            <text:p>The value of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mbo Field</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ombo Field</text:p>
          </table:table-cell>
          <table:table-cell office:value-type="string">
            <text:p>Read Only</text:p>
          </table:table-cell>
          <table:table-cell office:value-type="string">
            <text:p>ReadOnly</text:p>
          </table:table-cell>
          <table:table-cell table:number-columns-repeated="2" office:value-type="string">
            <text:p>Boolean</text:p>
          </table:table-cell>
          <table:table-cell/>
          <table:table-cell office:value-type="string">
            <text:p>The control is not able to be chang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ombo Field</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Combo Field</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mbo Field</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ombo Field</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Combo Field</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ombo Field</text:p>
          </table:table-cell>
          <table:table-cell office:value-type="string">
            <text:p>Dataset Created</text:p>
          </table:table-cell>
          <table:table-cell office:value-type="string">
            <text:p>DatasetCre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cre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ombo Field</text:p>
          </table:table-cell>
          <table:table-cell office:value-type="string">
            <text:p>Dataset Updated</text:p>
          </table:table-cell>
          <table:table-cell office:value-type="string">
            <text:p>DatasetUpd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upd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ombo Field</text:p>
          </table:table-cell>
          <table:table-cell office:value-type="string">
            <text:p>Dataset Deleted</text:p>
          </table:table-cell>
          <table:table-cell office:value-type="string">
            <text:p>DatasetDele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dele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Combo Field</text:p>
          </table:table-cell>
          <table:table-cell table:number-columns-repeated="2" office:value-type="string">
            <text:p>Locked</text:p>
          </table:table-cell>
          <table:table-cell table:number-columns-repeated="2" office:value-type="string">
            <text:p>Boolean</text:p>
          </table:table-cell>
          <table:table-cell/>
          <table:table-cell office:value-type="string">
            <text:p>The control locked status, which prohibits the control from being changed, is dynamically controlled by the application</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ombo Option</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mbo Option</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mbo Option</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mbo Option</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Combo Option</text:p>
          </table:table-cell>
          <table:table-cell table:number-columns-repeated="2" office:value-type="string">
            <text:p>Code</text:p>
          </table:table-cell>
          <table:table-cell table:number-columns-repeated="2" office:value-type="string">
            <text:p>String</text:p>
          </table:table-cell>
          <table:table-cell/>
          <table:table-cell office:value-type="string">
            <text:p>The Code of the Combo Option that is saved into the Combo Field or Column</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nnection Document</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nnection Document</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nnection Document</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nnection Document</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nnection Document</text:p>
          </table:table-cell>
          <table:table-cell office:value-type="string">
            <text:p>Connection</text:p>
          </table:table-cell>
          <table:table-cell office:value-type="string">
            <text:p>ConnectionSystemID, ConnectionEntityID</text:p>
          </table:table-cell>
          <table:table-cell table:number-columns-repeated="2" office:value-type="string">
            <text:p>Integer</text:p>
          </table:table-cell>
          <table:table-cell/>
          <table:table-cell office:value-type="string">
            <text:p>The Connection Document to be opened for the system</text:p>
          </table:table-cell>
          <table:table-cell table:number-columns-repeated="2" office:value-type="float" office:value="0">
            <text:p>0</text:p>
          </table:table-cell>
          <table:table-cell office:value-type="string">
            <text:p>GnosisConnectionFrame</text:p>
          </table:table-cell>
          <table:table-cell table:number-columns-repeated="1014"/>
        </table:table-row>
        <table:table-row table:style-name="ro1" table:visibility="filter">
          <table:table-cell office:value-type="string">
            <text:p>Connection Frame</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nnection Frame</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nnection Frame</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nnection Frame</text:p>
          </table:table-cell>
          <table:table-cell table:number-columns-repeated="2" office:value-type="string">
            <text:p>Icon</text:p>
          </table:table-cell>
          <table:table-cell table:number-columns-repeated="2" office:value-type="string">
            <text:p>String</text:p>
          </table:table-cell>
          <table:table-cell/>
          <table:table-cell office:value-type="string">
            <text:p>The Icon used to display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nnection Frame</text:p>
          </table:table-cell>
          <table:table-cell office:value-type="string">
            <text:p>Is Editing</text:p>
          </table:table-cell>
          <table:table-cell office:value-type="string">
            <text:p>IsEditing</text:p>
          </table:table-cell>
          <table:table-cell table:number-columns-repeated="2" office:value-type="string">
            <text:p>Boolean</text:p>
          </table:table-cell>
          <table:table-cell office:value-type="float" office:value="0">
            <text:p>0</text:p>
          </table:table-cell>
          <table:table-cell office:value-type="string">
            <text:p>The field that indicates whether the Frame is Editing</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onnection Frame</text:p>
          </table:table-cell>
          <table:table-cell office:value-type="string">
            <text:p>Is Empty</text:p>
          </table:table-cell>
          <table:table-cell office:value-type="string">
            <text:p>IsEmpty</text:p>
          </table:table-cell>
          <table:table-cell table:number-columns-repeated="2" office:value-type="string">
            <text:p>Boolean</text:p>
          </table:table-cell>
          <table:table-cell office:value-type="float" office:value="0">
            <text:p>0</text:p>
          </table:table-cell>
          <table:table-cell office:value-type="string">
            <text:p>The field that indicates whether the Instance is Empty</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onnection Frame</text:p>
          </table:table-cell>
          <table:table-cell office:value-type="string">
            <text:p>SQL Successful</text:p>
          </table:table-cell>
          <table:table-cell office:value-type="string">
            <text:p>SQLSuccessful</text:p>
          </table:table-cell>
          <table:table-cell table:number-columns-repeated="2" office:value-type="string">
            <text:p>Boolean</text:p>
          </table:table-cell>
          <table:table-cell/>
          <table:table-cell office:value-type="string">
            <text:p>The field indicates whether the call to SQL has been successful</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onnection Frame</text:p>
          </table:table-cell>
          <table:table-cell office:value-type="string">
            <text:p>Created</text:p>
          </table:table-cell>
          <table:table-cell office:value-type="string">
            <text:p>_Created</text:p>
          </table:table-cell>
          <table:table-cell table:number-columns-repeated="2" office:value-type="string">
            <text:p>Boolean</text:p>
          </table:table-cell>
          <table:table-cell office:value-type="float" office:value="0">
            <text:p>0</text:p>
          </table:table-cell>
          <table:table-cell office:value-type="string">
            <text:p>The field that indicates whether the Frame has been Creat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onnection Frame</text:p>
          </table:table-cell>
          <table:table-cell office:value-type="string">
            <text:p>Updated</text:p>
          </table:table-cell>
          <table:table-cell office:value-type="string">
            <text:p>_Updated</text:p>
          </table:table-cell>
          <table:table-cell table:number-columns-repeated="2" office:value-type="string">
            <text:p>Boolean</text:p>
          </table:table-cell>
          <table:table-cell office:value-type="float" office:value="0">
            <text:p>0</text:p>
          </table:table-cell>
          <table:table-cell office:value-type="string">
            <text:p>The field that indicates whether the Frame has been Updat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onnection Frame</text:p>
          </table:table-cell>
          <table:table-cell office:value-type="string">
            <text:p>Deleted</text:p>
          </table:table-cell>
          <table:table-cell office:value-type="string">
            <text:p>_Deleted</text:p>
          </table:table-cell>
          <table:table-cell table:number-columns-repeated="2" office:value-type="string">
            <text:p>Boolean</text:p>
          </table:table-cell>
          <table:table-cell office:value-type="float" office:value="0">
            <text:p>0</text:p>
          </table:table-cell>
          <table:table-cell office:value-type="string">
            <text:p>The field that indicates whether the Frame has been Delet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Connection Frame</text:p>
          </table:table-cell>
          <table:table-cell office:value-type="string">
            <text:p>Allowed Section List</text:p>
          </table:table-cell>
          <table:table-cell table:number-columns-repeated="2" office:value-type="string">
            <text:p>AllowedSectionList</text:p>
          </table:table-cell>
          <table:table-cell office:value-type="string">
            <text:p>String</text:p>
          </table:table-cell>
          <table:table-cell office:value-type="string">
            <text:p>1, 2</text:p>
          </table:table-cell>
          <table:table-cell office:value-type="string">
            <text:p>A list of allowable section numbers eg "1", "1, 2", "1, 2, 3", "1, 2, 4" or "1, 2, 4, 6" </text:p>
          </table:table-cell>
          <table:table-cell table:number-columns-repeated="2" office:value-type="float" office:value="0">
            <text:p>0</text:p>
          </table:table-cell>
          <table:table-cell office:value-type="string">
            <text:p>1, <text:s/>1, 2, <text:s/>1, 2, 3, <text:s/>1, 2, 4, <text:s/>1, 2, 3, 4, <text:s/>1, 2, 4, 6</text:p>
          </table:table-cell>
          <table:table-cell table:number-columns-repeated="1014"/>
        </table:table-row>
        <table:table-row table:style-name="ro2" table:visibility="filter">
          <table:table-cell office:value-type="string">
            <text:p>Connection Frame</text:p>
          </table:table-cell>
          <table:table-cell office:value-type="string">
            <text:p>Optimal Section Width Characters</text:p>
          </table:table-cell>
          <table:table-cell office:value-type="string">
            <text:p>OptimalSectionWidthCharacters</text:p>
          </table:table-cell>
          <table:table-cell table:number-columns-repeated="2" office:value-type="string">
            <text:p>Integer</text:p>
          </table:table-cell>
          <table:table-cell office:value-type="float" office:value="32">
            <text:p>32</text:p>
          </table:table-cell>
          <table:table-cell office:value-type="string">
            <text:p>The optimal number of characters that the section width is displayed to</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Connection Frame</text:p>
          </table:table-cell>
          <table:table-cell office:value-type="string">
            <text:p>Min Width Characters</text:p>
          </table:table-cell>
          <table:table-cell office:value-type="string">
            <text:p>MinWidthCharacters</text:p>
          </table:table-cell>
          <table:table-cell table:number-columns-repeated="2" office:value-type="string">
            <text:p>Integer</text:p>
          </table:table-cell>
          <table:table-cell office:value-type="float" office:value="24">
            <text:p>24</text:p>
          </table:table-cell>
          <table:table-cell office:value-type="string">
            <text:p>The minimum number of characters that the frame data is displayed to</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Connection Frame</text:p>
          </table:table-cell>
          <table:table-cell office:value-type="string">
            <text:p>Max Width Characters</text:p>
          </table:table-cell>
          <table:table-cell office:value-type="string">
            <text:p>MaxWidthCharacters</text:p>
          </table:table-cell>
          <table:table-cell table:number-columns-repeated="2" office:value-type="string">
            <text:p>Integer</text:p>
          </table:table-cell>
          <table:table-cell office:value-type="float" office:value="96">
            <text:p>96</text:p>
          </table:table-cell>
          <table:table-cell office:value-type="string">
            <text:p>The maximum number of characters that the frame data is displayed to</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nnection Frame</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nnection Frame</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Connection Frame</text:p>
          </table:table-cell>
          <table:table-cell office:value-type="string">
            <text:p>Auto Create</text:p>
          </table:table-cell>
          <table:table-cell office:value-type="string">
            <text:p>AutoCreate</text:p>
          </table:table-cell>
          <table:table-cell table:number-columns-repeated="2" office:value-type="string">
            <text:p>Boolean</text:p>
          </table:table-cell>
          <table:table-cell/>
          <table:table-cell office:value-type="string">
            <text:p>If the Connection Frame does not have a instance row then automatically create a new Instance</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onnection Frame</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onnection Frame</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Connection Frame</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onnection Parameter</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nnection Parameter</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nnection Parameter</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nnection Parameter</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ntrol Input</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ntrol Input</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ntrol Input</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ntrol Input</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ntrol Output</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ntrol Output</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ntrol Output</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ntrol Output</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Column</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Column</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Column</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Column</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Column</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Column</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Column</text:p>
          </table:table-cell>
          <table:table-cell office:value-type="string">
            <text:p>Content Horizontal Alignment</text:p>
          </table:table-cell>
          <table:table-cell office:value-type="string">
            <text:p>ContentHorizontalAlignment</text:p>
          </table:table-cell>
          <table:table-cell office:value-type="string">
            <text:p>HorizontalAlignment</text:p>
          </table:table-cell>
          <table:table-cell office:value-type="string">
            <text:p>String</text:p>
          </table:table-cell>
          <table:table-cell/>
          <table:table-cell office:value-type="string">
            <text:p>The Horizontal Alignment of the Content defaults from the Style</text:p>
          </table:table-cell>
          <table:table-cell table:number-columns-repeated="2" office:value-type="float" office:value="0">
            <text:p>0</text:p>
          </table:table-cell>
          <table:table-cell office:value-type="string">
            <text:p>Left, <text:s/>Centre, <text:s/>Right</text:p>
          </table:table-cell>
          <table:table-cell table:number-columns-repeated="1014"/>
        </table:table-row>
        <table:table-row table:style-name="ro1" table:visibility="filter">
          <table:table-cell office:value-type="string">
            <text:p>Date Column</text:p>
          </table:table-cell>
          <table:table-cell table:number-columns-repeated="2" office:value-type="string">
            <text:p>Value</text:p>
          </table:table-cell>
          <table:table-cell table:number-columns-repeated="2" office:value-type="string">
            <text:p>String</text:p>
          </table:table-cell>
          <table:table-cell/>
          <table:table-cell office:value-type="string">
            <text:p>The value of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Column</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Column</text:p>
          </table:table-cell>
          <table:table-cell office:value-type="string">
            <text:p>Read Only</text:p>
          </table:table-cell>
          <table:table-cell office:value-type="string">
            <text:p>ReadOnly</text:p>
          </table:table-cell>
          <table:table-cell table:number-columns-repeated="2" office:value-type="string">
            <text:p>Boolean</text:p>
          </table:table-cell>
          <table:table-cell/>
          <table:table-cell office:value-type="string">
            <text:p>The control is not able to be chang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Column</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Date Column</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Column</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Column</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Date Column</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Column</text:p>
          </table:table-cell>
          <table:table-cell office:value-type="string">
            <text:p>Dataset Created</text:p>
          </table:table-cell>
          <table:table-cell office:value-type="string">
            <text:p>DatasetCre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cre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Column</text:p>
          </table:table-cell>
          <table:table-cell office:value-type="string">
            <text:p>Dataset Updated</text:p>
          </table:table-cell>
          <table:table-cell office:value-type="string">
            <text:p>DatasetUpd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upd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Column</text:p>
          </table:table-cell>
          <table:table-cell office:value-type="string">
            <text:p>Dataset Deleted</text:p>
          </table:table-cell>
          <table:table-cell office:value-type="string">
            <text:p>DatasetDele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dele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Date Column</text:p>
          </table:table-cell>
          <table:table-cell table:number-columns-repeated="2" office:value-type="string">
            <text:p>Locked</text:p>
          </table:table-cell>
          <table:table-cell table:number-columns-repeated="2" office:value-type="string">
            <text:p>Boolean</text:p>
          </table:table-cell>
          <table:table-cell/>
          <table:table-cell office:value-type="string">
            <text:p>The control locked status, which prohibits the control from being changed, is dynamically controlled by the application</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Column</text:p>
          </table:table-cell>
          <table:table-cell office:value-type="string">
            <text:p>Is Even Row</text:p>
          </table:table-cell>
          <table:table-cell office:value-type="string">
            <text:p>IsEvenRow</text:p>
          </table:table-cell>
          <table:table-cell table:number-columns-repeated="2" office:value-type="string">
            <text:p>Boolean</text:p>
          </table:table-cell>
          <table:table-cell/>
          <table:table-cell office:value-type="string">
            <text:p>The row is Even (True/False) as opposed to Od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Column</text:p>
          </table:table-cell>
          <table:table-cell office:value-type="string">
            <text:p>Row Selected</text:p>
          </table:table-cell>
          <table:table-cell office:value-type="string">
            <text:p>RowSelected</text:p>
          </table:table-cell>
          <table:table-cell table:number-columns-repeated="2" office:value-type="string">
            <text:p>Boolean</text:p>
          </table:table-cell>
          <table:table-cell/>
          <table:table-cell office:value-type="string">
            <text:p>The Row is selec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Field</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Field</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Field</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Date Field</text:p>
          </table:table-cell>
          <table:table-cell office:value-type="string">
            <text:p>Variable</text:p>
          </table:table-cell>
          <table:table-cell office:value-type="string">
            <text:p>VariableSystemID, VariableControlID</text:p>
          </table:table-cell>
          <table:table-cell table:number-columns-repeated="2" office:value-type="string">
            <text:p>Integer</text:p>
          </table:table-cell>
          <table:table-cell/>
          <table:table-cell office:value-type="string">
            <text:p>The Environment, Instance or Permission Variable linked to this Control</text:p>
          </table:table-cell>
          <table:table-cell table:number-columns-repeated="2" office:value-type="float" office:value="0">
            <text:p>0</text:p>
          </table:table-cell>
          <table:table-cell office:value-type="string">
            <text:p>GnosisEnvironmentVariable, GnosisPermissionVariable, GnosisInstanceVariable</text:p>
          </table:table-cell>
          <table:table-cell table:number-columns-repeated="1014"/>
        </table:table-row>
        <table:table-row table:style-name="ro2" table:visibility="filter">
          <table:table-cell office:value-type="string">
            <text:p>Date Field</text:p>
          </table:table-cell>
          <table:table-cell office:value-type="string">
            <text:p>Variable Is Input</text:p>
          </table:table-cell>
          <table:table-cell office:value-type="string">
            <text:p>VariableIsInput</text:p>
          </table:table-cell>
          <table:table-cell table:number-columns-repeated="2" office:value-type="string">
            <text:p>Boolean</text:p>
          </table:table-cell>
          <table:table-cell/>
          <table:table-cell office:value-type="string">
            <text:p>The Environment, Instance or Permission Variable is input to this control</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Date Field</text:p>
          </table:table-cell>
          <table:table-cell office:value-type="string">
            <text:p>Variable Is Output</text:p>
          </table:table-cell>
          <table:table-cell office:value-type="string">
            <text:p>VariableIsOutput</text:p>
          </table:table-cell>
          <table:table-cell table:number-columns-repeated="2" office:value-type="string">
            <text:p>Boolean</text:p>
          </table:table-cell>
          <table:table-cell/>
          <table:table-cell office:value-type="string">
            <text:p>The Environment, Instance or Permission Variable is output from this control</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Field</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Field</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Field</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Field</text:p>
          </table:table-cell>
          <table:table-cell office:value-type="string">
            <text:p>Long Date Format</text:p>
          </table:table-cell>
          <table:table-cell office:value-type="string">
            <text:p>LongDateFormat</text:p>
          </table:table-cell>
          <table:table-cell table:number-columns-repeated="2" office:value-type="string">
            <text:p>Boolean</text:p>
          </table:table-cell>
          <table:table-cell/>
          <table:table-cell office:value-type="string">
            <text:p>Indicates the field displays in the Long Date forma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Field</text:p>
          </table:table-cell>
          <table:table-cell office:value-type="string">
            <text:p>Content Horizontal Alignment</text:p>
          </table:table-cell>
          <table:table-cell office:value-type="string">
            <text:p>ContentHorizontalAlignment</text:p>
          </table:table-cell>
          <table:table-cell office:value-type="string">
            <text:p>HorizontalAlignment</text:p>
          </table:table-cell>
          <table:table-cell office:value-type="string">
            <text:p>String</text:p>
          </table:table-cell>
          <table:table-cell/>
          <table:table-cell office:value-type="string">
            <text:p>The Horizontal Alignment of the Content defaults from the Style</text:p>
          </table:table-cell>
          <table:table-cell table:number-columns-repeated="2" office:value-type="float" office:value="0">
            <text:p>0</text:p>
          </table:table-cell>
          <table:table-cell office:value-type="string">
            <text:p>Left, <text:s/>Centre, <text:s/>Right</text:p>
          </table:table-cell>
          <table:table-cell table:number-columns-repeated="1014"/>
        </table:table-row>
        <table:table-row table:style-name="ro1" table:visibility="filter">
          <table:table-cell office:value-type="string">
            <text:p>Date Field</text:p>
          </table:table-cell>
          <table:table-cell table:number-columns-repeated="2" office:value-type="string">
            <text:p>Value</text:p>
          </table:table-cell>
          <table:table-cell table:number-columns-repeated="2" office:value-type="string">
            <text:p>String</text:p>
          </table:table-cell>
          <table:table-cell/>
          <table:table-cell office:value-type="string">
            <text:p>The value of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Field</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Field</text:p>
          </table:table-cell>
          <table:table-cell office:value-type="string">
            <text:p>Read Only</text:p>
          </table:table-cell>
          <table:table-cell office:value-type="string">
            <text:p>ReadOnly</text:p>
          </table:table-cell>
          <table:table-cell table:number-columns-repeated="2" office:value-type="string">
            <text:p>Boolean</text:p>
          </table:table-cell>
          <table:table-cell/>
          <table:table-cell office:value-type="string">
            <text:p>The control is not able to be chang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Field</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Date Field</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Field</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Field</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Date Field</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Field</text:p>
          </table:table-cell>
          <table:table-cell office:value-type="string">
            <text:p>Dataset Created</text:p>
          </table:table-cell>
          <table:table-cell office:value-type="string">
            <text:p>DatasetCre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cre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Field</text:p>
          </table:table-cell>
          <table:table-cell office:value-type="string">
            <text:p>Dataset Updated</text:p>
          </table:table-cell>
          <table:table-cell office:value-type="string">
            <text:p>DatasetUpd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upd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Field</text:p>
          </table:table-cell>
          <table:table-cell office:value-type="string">
            <text:p>Dataset Deleted</text:p>
          </table:table-cell>
          <table:table-cell office:value-type="string">
            <text:p>DatasetDele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dele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Date Field</text:p>
          </table:table-cell>
          <table:table-cell table:number-columns-repeated="2" office:value-type="string">
            <text:p>Locked</text:p>
          </table:table-cell>
          <table:table-cell table:number-columns-repeated="2" office:value-type="string">
            <text:p>Boolean</text:p>
          </table:table-cell>
          <table:table-cell/>
          <table:table-cell office:value-type="string">
            <text:p>The control locked status, which prohibits the control from being changed, is dynamically controlled by the application</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Results</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Results</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Results</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Results</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Results</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Results</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Results</text:p>
          </table:table-cell>
          <table:table-cell table:number-columns-repeated="2" office:value-type="string">
            <text:p>Value</text:p>
          </table:table-cell>
          <table:table-cell table:number-columns-repeated="2" office:value-type="string">
            <text:p>String</text:p>
          </table:table-cell>
          <table:table-cell/>
          <table:table-cell office:value-type="string">
            <text:p>The value of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Results</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Results</text:p>
          </table:table-cell>
          <table:table-cell office:value-type="string">
            <text:p>Read Only</text:p>
          </table:table-cell>
          <table:table-cell office:value-type="string">
            <text:p>ReadOnly</text:p>
          </table:table-cell>
          <table:table-cell table:number-columns-repeated="2" office:value-type="string">
            <text:p>Boolean</text:p>
          </table:table-cell>
          <table:table-cell office:value-type="float" office:value="1">
            <text:p>1</text:p>
          </table:table-cell>
          <table:table-cell office:value-type="string">
            <text:p>The control is not able to be chang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Results</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Date Results</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Results</text:p>
          </table:table-cell>
          <table:table-cell office:value-type="string">
            <text:p>Has Row Focus</text:p>
          </table:table-cell>
          <table:table-cell office:value-type="string">
            <text:p>HasRowFocus</text:p>
          </table:table-cell>
          <table:table-cell table:number-columns-repeated="2" office:value-type="string">
            <text:p>Boolean</text:p>
          </table:table-cell>
          <table:table-cell office:value-type="float" office:value="0">
            <text:p>0</text:p>
          </table:table-cell>
          <table:table-cell office:value-type="string">
            <text:p>The property is non zero when the row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Results</text:p>
          </table:table-cell>
          <table:table-cell office:value-type="string">
            <text:p>Has Row Mouse Focus</text:p>
          </table:table-cell>
          <table:table-cell office:value-type="string">
            <text:p>HasRow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row</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Date Results</text:p>
          </table:table-cell>
          <table:table-cell office:value-type="string">
            <text:p>Has Row Mouse Down</text:p>
          </table:table-cell>
          <table:table-cell office:value-type="string">
            <text:p>HasRow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row</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Results</text:p>
          </table:table-cell>
          <table:table-cell office:value-type="string">
            <text:p>Is Even Row</text:p>
          </table:table-cell>
          <table:table-cell office:value-type="string">
            <text:p>IsEvenRow</text:p>
          </table:table-cell>
          <table:table-cell table:number-columns-repeated="2" office:value-type="string">
            <text:p>Boolean</text:p>
          </table:table-cell>
          <table:table-cell/>
          <table:table-cell office:value-type="string">
            <text:p>The row is Even (True/False) as opposed to Od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Results</text:p>
          </table:table-cell>
          <table:table-cell office:value-type="string">
            <text:p>Row Selected</text:p>
          </table:table-cell>
          <table:table-cell office:value-type="string">
            <text:p>RowSelected</text:p>
          </table:table-cell>
          <table:table-cell table:number-columns-repeated="2" office:value-type="string">
            <text:p>Boolean</text:p>
          </table:table-cell>
          <table:table-cell/>
          <table:table-cell office:value-type="string">
            <text:p>The Row is selec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Time Column</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Time Column</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Time Column</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Time Column</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Time Column</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Time Column</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Time Column</text:p>
          </table:table-cell>
          <table:table-cell office:value-type="string">
            <text:p>Content Horizontal Alignment</text:p>
          </table:table-cell>
          <table:table-cell office:value-type="string">
            <text:p>ContentHorizontalAlignment</text:p>
          </table:table-cell>
          <table:table-cell office:value-type="string">
            <text:p>HorizontalAlignment</text:p>
          </table:table-cell>
          <table:table-cell office:value-type="string">
            <text:p>String</text:p>
          </table:table-cell>
          <table:table-cell/>
          <table:table-cell office:value-type="string">
            <text:p>The Horizontal Alignment of the Content defaults from the Style</text:p>
          </table:table-cell>
          <table:table-cell table:number-columns-repeated="2" office:value-type="float" office:value="0">
            <text:p>0</text:p>
          </table:table-cell>
          <table:table-cell office:value-type="string">
            <text:p>Left, <text:s/>Centre, <text:s/>Right</text:p>
          </table:table-cell>
          <table:table-cell table:number-columns-repeated="1014"/>
        </table:table-row>
        <table:table-row table:style-name="ro1" table:visibility="filter">
          <table:table-cell office:value-type="string">
            <text:p>Date Time Column</text:p>
          </table:table-cell>
          <table:table-cell table:number-columns-repeated="2" office:value-type="string">
            <text:p>Value</text:p>
          </table:table-cell>
          <table:table-cell table:number-columns-repeated="2" office:value-type="string">
            <text:p>String</text:p>
          </table:table-cell>
          <table:table-cell/>
          <table:table-cell office:value-type="string">
            <text:p>The value of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Time Column</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Time Column</text:p>
          </table:table-cell>
          <table:table-cell office:value-type="string">
            <text:p>Read Only</text:p>
          </table:table-cell>
          <table:table-cell office:value-type="string">
            <text:p>ReadOnly</text:p>
          </table:table-cell>
          <table:table-cell table:number-columns-repeated="2" office:value-type="string">
            <text:p>Boolean</text:p>
          </table:table-cell>
          <table:table-cell/>
          <table:table-cell office:value-type="string">
            <text:p>The control is not able to be chang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Time Column</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Date Time Column</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Time Column</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Time Column</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Date Time Column</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Time Column</text:p>
          </table:table-cell>
          <table:table-cell office:value-type="string">
            <text:p>Dataset Created</text:p>
          </table:table-cell>
          <table:table-cell office:value-type="string">
            <text:p>DatasetCre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cre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Time Column</text:p>
          </table:table-cell>
          <table:table-cell office:value-type="string">
            <text:p>Dataset Updated</text:p>
          </table:table-cell>
          <table:table-cell office:value-type="string">
            <text:p>DatasetUpd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upd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Time Column</text:p>
          </table:table-cell>
          <table:table-cell office:value-type="string">
            <text:p>Dataset Deleted</text:p>
          </table:table-cell>
          <table:table-cell office:value-type="string">
            <text:p>DatasetDele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dele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Date Time Column</text:p>
          </table:table-cell>
          <table:table-cell table:number-columns-repeated="2" office:value-type="string">
            <text:p>Locked</text:p>
          </table:table-cell>
          <table:table-cell table:number-columns-repeated="2" office:value-type="string">
            <text:p>Boolean</text:p>
          </table:table-cell>
          <table:table-cell/>
          <table:table-cell office:value-type="string">
            <text:p>The control locked status, which prohibits the control from being changed, is dynamically controlled by the application</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Time Column</text:p>
          </table:table-cell>
          <table:table-cell office:value-type="string">
            <text:p>Is Even Row</text:p>
          </table:table-cell>
          <table:table-cell office:value-type="string">
            <text:p>IsEvenRow</text:p>
          </table:table-cell>
          <table:table-cell table:number-columns-repeated="2" office:value-type="string">
            <text:p>Boolean</text:p>
          </table:table-cell>
          <table:table-cell/>
          <table:table-cell office:value-type="string">
            <text:p>The row is Even (True/False) as opposed to Od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Time Column</text:p>
          </table:table-cell>
          <table:table-cell office:value-type="string">
            <text:p>Row Selected</text:p>
          </table:table-cell>
          <table:table-cell office:value-type="string">
            <text:p>RowSelected</text:p>
          </table:table-cell>
          <table:table-cell table:number-columns-repeated="2" office:value-type="string">
            <text:p>Boolean</text:p>
          </table:table-cell>
          <table:table-cell/>
          <table:table-cell office:value-type="string">
            <text:p>The Row is selec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Time Field</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Time Field</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Time Field</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Date Time Field</text:p>
          </table:table-cell>
          <table:table-cell office:value-type="string">
            <text:p>Variable</text:p>
          </table:table-cell>
          <table:table-cell office:value-type="string">
            <text:p>VariableSystemID, VariableControlID</text:p>
          </table:table-cell>
          <table:table-cell table:number-columns-repeated="2" office:value-type="string">
            <text:p>Integer</text:p>
          </table:table-cell>
          <table:table-cell/>
          <table:table-cell office:value-type="string">
            <text:p>The Environment, Instance or Permission Variable linked to this Control</text:p>
          </table:table-cell>
          <table:table-cell table:number-columns-repeated="2" office:value-type="float" office:value="0">
            <text:p>0</text:p>
          </table:table-cell>
          <table:table-cell office:value-type="string">
            <text:p>GnosisEnvironmentVariable, GnosisPermissionVariable, GnosisInstanceVariable</text:p>
          </table:table-cell>
          <table:table-cell table:number-columns-repeated="1014"/>
        </table:table-row>
        <table:table-row table:style-name="ro2" table:visibility="filter">
          <table:table-cell office:value-type="string">
            <text:p>Date Time Field</text:p>
          </table:table-cell>
          <table:table-cell office:value-type="string">
            <text:p>Variable Is Input</text:p>
          </table:table-cell>
          <table:table-cell office:value-type="string">
            <text:p>VariableIsInput</text:p>
          </table:table-cell>
          <table:table-cell table:number-columns-repeated="2" office:value-type="string">
            <text:p>Boolean</text:p>
          </table:table-cell>
          <table:table-cell/>
          <table:table-cell office:value-type="string">
            <text:p>The Environment, Instance or Permission Variable is input to this control</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Date Time Field</text:p>
          </table:table-cell>
          <table:table-cell office:value-type="string">
            <text:p>Variable Is Output</text:p>
          </table:table-cell>
          <table:table-cell office:value-type="string">
            <text:p>VariableIsOutput</text:p>
          </table:table-cell>
          <table:table-cell table:number-columns-repeated="2" office:value-type="string">
            <text:p>Boolean</text:p>
          </table:table-cell>
          <table:table-cell/>
          <table:table-cell office:value-type="string">
            <text:p>The Environment, Instance or Permission Variable is output from this control</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Time Field</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Time Field</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Time Field</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Time Field</text:p>
          </table:table-cell>
          <table:table-cell office:value-type="string">
            <text:p>Long Date Format</text:p>
          </table:table-cell>
          <table:table-cell office:value-type="string">
            <text:p>LongDateFormat</text:p>
          </table:table-cell>
          <table:table-cell table:number-columns-repeated="2" office:value-type="string">
            <text:p>Boolean</text:p>
          </table:table-cell>
          <table:table-cell/>
          <table:table-cell office:value-type="string">
            <text:p>Indicates the field displays in the Long Date forma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Time Field</text:p>
          </table:table-cell>
          <table:table-cell office:value-type="string">
            <text:p>Long Time Format</text:p>
          </table:table-cell>
          <table:table-cell office:value-type="string">
            <text:p>LongTimeFormat</text:p>
          </table:table-cell>
          <table:table-cell table:number-columns-repeated="2" office:value-type="string">
            <text:p>Boolean</text:p>
          </table:table-cell>
          <table:table-cell/>
          <table:table-cell office:value-type="string">
            <text:p>Indicates the field displays in the Long Time forma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Time Field</text:p>
          </table:table-cell>
          <table:table-cell office:value-type="string">
            <text:p>Content Horizontal Alignment</text:p>
          </table:table-cell>
          <table:table-cell office:value-type="string">
            <text:p>ContentHorizontalAlignment</text:p>
          </table:table-cell>
          <table:table-cell office:value-type="string">
            <text:p>HorizontalAlignment</text:p>
          </table:table-cell>
          <table:table-cell office:value-type="string">
            <text:p>String</text:p>
          </table:table-cell>
          <table:table-cell/>
          <table:table-cell office:value-type="string">
            <text:p>The Horizontal Alignment of the Content defaults from the Style</text:p>
          </table:table-cell>
          <table:table-cell table:number-columns-repeated="2" office:value-type="float" office:value="0">
            <text:p>0</text:p>
          </table:table-cell>
          <table:table-cell office:value-type="string">
            <text:p>Left, <text:s/>Centre, <text:s/>Right</text:p>
          </table:table-cell>
          <table:table-cell table:number-columns-repeated="1014"/>
        </table:table-row>
        <table:table-row table:style-name="ro1" table:visibility="filter">
          <table:table-cell office:value-type="string">
            <text:p>Date Time Field</text:p>
          </table:table-cell>
          <table:table-cell table:number-columns-repeated="2" office:value-type="string">
            <text:p>Value</text:p>
          </table:table-cell>
          <table:table-cell table:number-columns-repeated="2" office:value-type="string">
            <text:p>String</text:p>
          </table:table-cell>
          <table:table-cell/>
          <table:table-cell office:value-type="string">
            <text:p>The value of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Time Field</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Time Field</text:p>
          </table:table-cell>
          <table:table-cell office:value-type="string">
            <text:p>Read Only</text:p>
          </table:table-cell>
          <table:table-cell office:value-type="string">
            <text:p>ReadOnly</text:p>
          </table:table-cell>
          <table:table-cell table:number-columns-repeated="2" office:value-type="string">
            <text:p>Boolean</text:p>
          </table:table-cell>
          <table:table-cell/>
          <table:table-cell office:value-type="string">
            <text:p>The control is not able to be chang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Time Field</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Date Time Field</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Time Field</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Time Field</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Date Time Field</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Time Field</text:p>
          </table:table-cell>
          <table:table-cell office:value-type="string">
            <text:p>Dataset Created</text:p>
          </table:table-cell>
          <table:table-cell office:value-type="string">
            <text:p>DatasetCre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cre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Time Field</text:p>
          </table:table-cell>
          <table:table-cell office:value-type="string">
            <text:p>Dataset Updated</text:p>
          </table:table-cell>
          <table:table-cell office:value-type="string">
            <text:p>DatasetUpd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upd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Time Field</text:p>
          </table:table-cell>
          <table:table-cell office:value-type="string">
            <text:p>Dataset Deleted</text:p>
          </table:table-cell>
          <table:table-cell office:value-type="string">
            <text:p>DatasetDele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dele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Date Time Field</text:p>
          </table:table-cell>
          <table:table-cell table:number-columns-repeated="2" office:value-type="string">
            <text:p>Locked</text:p>
          </table:table-cell>
          <table:table-cell table:number-columns-repeated="2" office:value-type="string">
            <text:p>Boolean</text:p>
          </table:table-cell>
          <table:table-cell/>
          <table:table-cell office:value-type="string">
            <text:p>The control locked status, which prohibits the control from being changed, is dynamically controlled by the application</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Time Results</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Time Results</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Time Results</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Time Results</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Time Results</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Time Results</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Time Results</text:p>
          </table:table-cell>
          <table:table-cell table:number-columns-repeated="2" office:value-type="string">
            <text:p>Value</text:p>
          </table:table-cell>
          <table:table-cell table:number-columns-repeated="2" office:value-type="string">
            <text:p>String</text:p>
          </table:table-cell>
          <table:table-cell/>
          <table:table-cell office:value-type="string">
            <text:p>The value of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Time Results</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Time Results</text:p>
          </table:table-cell>
          <table:table-cell office:value-type="string">
            <text:p>Read Only</text:p>
          </table:table-cell>
          <table:table-cell office:value-type="string">
            <text:p>ReadOnly</text:p>
          </table:table-cell>
          <table:table-cell table:number-columns-repeated="2" office:value-type="string">
            <text:p>Boolean</text:p>
          </table:table-cell>
          <table:table-cell office:value-type="float" office:value="1">
            <text:p>1</text:p>
          </table:table-cell>
          <table:table-cell office:value-type="string">
            <text:p>The control is not able to be chang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Time Results</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Date Time Results</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Time Results</text:p>
          </table:table-cell>
          <table:table-cell office:value-type="string">
            <text:p>Has Row Focus</text:p>
          </table:table-cell>
          <table:table-cell office:value-type="string">
            <text:p>HasRowFocus</text:p>
          </table:table-cell>
          <table:table-cell table:number-columns-repeated="2" office:value-type="string">
            <text:p>Boolean</text:p>
          </table:table-cell>
          <table:table-cell office:value-type="float" office:value="0">
            <text:p>0</text:p>
          </table:table-cell>
          <table:table-cell office:value-type="string">
            <text:p>The property is non zero when the row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Time Results</text:p>
          </table:table-cell>
          <table:table-cell office:value-type="string">
            <text:p>Has Row Mouse Focus</text:p>
          </table:table-cell>
          <table:table-cell office:value-type="string">
            <text:p>HasRow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row</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Date Time Results</text:p>
          </table:table-cell>
          <table:table-cell office:value-type="string">
            <text:p>Has Row Mouse Down</text:p>
          </table:table-cell>
          <table:table-cell office:value-type="string">
            <text:p>HasRow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row</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Time Results</text:p>
          </table:table-cell>
          <table:table-cell office:value-type="string">
            <text:p>Is Even Row</text:p>
          </table:table-cell>
          <table:table-cell office:value-type="string">
            <text:p>IsEvenRow</text:p>
          </table:table-cell>
          <table:table-cell table:number-columns-repeated="2" office:value-type="string">
            <text:p>Boolean</text:p>
          </table:table-cell>
          <table:table-cell/>
          <table:table-cell office:value-type="string">
            <text:p>The row is Even (True/False) as opposed to Od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Time Results</text:p>
          </table:table-cell>
          <table:table-cell office:value-type="string">
            <text:p>Row Selected</text:p>
          </table:table-cell>
          <table:table-cell office:value-type="string">
            <text:p>RowSelected</text:p>
          </table:table-cell>
          <table:table-cell table:number-columns-repeated="2" office:value-type="string">
            <text:p>Boolean</text:p>
          </table:table-cell>
          <table:table-cell/>
          <table:table-cell office:value-type="string">
            <text:p>The Row is selec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ocument Frame</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ocument Frame</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ocument Frame</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ocument Frame</text:p>
          </table:table-cell>
          <table:table-cell table:number-columns-repeated="2" office:value-type="string">
            <text:p>Icon</text:p>
          </table:table-cell>
          <table:table-cell table:number-columns-repeated="2" office:value-type="string">
            <text:p>String</text:p>
          </table:table-cell>
          <table:table-cell/>
          <table:table-cell office:value-type="string">
            <text:p>The Icon used to display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ocument Frame</text:p>
          </table:table-cell>
          <table:table-cell office:value-type="string">
            <text:p>Is Editing</text:p>
          </table:table-cell>
          <table:table-cell office:value-type="string">
            <text:p>IsEditing</text:p>
          </table:table-cell>
          <table:table-cell table:number-columns-repeated="2" office:value-type="string">
            <text:p>Boolean</text:p>
          </table:table-cell>
          <table:table-cell office:value-type="float" office:value="0">
            <text:p>0</text:p>
          </table:table-cell>
          <table:table-cell office:value-type="string">
            <text:p>The field that indicates whether the Frame is Editing</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ocument Frame</text:p>
          </table:table-cell>
          <table:table-cell office:value-type="string">
            <text:p>Is Empty</text:p>
          </table:table-cell>
          <table:table-cell office:value-type="string">
            <text:p>IsEmpty</text:p>
          </table:table-cell>
          <table:table-cell table:number-columns-repeated="2" office:value-type="string">
            <text:p>Boolean</text:p>
          </table:table-cell>
          <table:table-cell office:value-type="float" office:value="0">
            <text:p>0</text:p>
          </table:table-cell>
          <table:table-cell office:value-type="string">
            <text:p>The field that indicates whether the Instance is Empty</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ocument Frame</text:p>
          </table:table-cell>
          <table:table-cell office:value-type="string">
            <text:p>SQL Successful</text:p>
          </table:table-cell>
          <table:table-cell office:value-type="string">
            <text:p>SQLSuccessful</text:p>
          </table:table-cell>
          <table:table-cell table:number-columns-repeated="2" office:value-type="string">
            <text:p>Boolean</text:p>
          </table:table-cell>
          <table:table-cell/>
          <table:table-cell office:value-type="string">
            <text:p>The field indicates whether the call to SQL has been successful</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ocument Frame</text:p>
          </table:table-cell>
          <table:table-cell office:value-type="string">
            <text:p>Created</text:p>
          </table:table-cell>
          <table:table-cell office:value-type="string">
            <text:p>_Created</text:p>
          </table:table-cell>
          <table:table-cell table:number-columns-repeated="2" office:value-type="string">
            <text:p>Boolean</text:p>
          </table:table-cell>
          <table:table-cell office:value-type="float" office:value="0">
            <text:p>0</text:p>
          </table:table-cell>
          <table:table-cell office:value-type="string">
            <text:p>The field that indicates whether the Frame has been Creat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ocument Frame</text:p>
          </table:table-cell>
          <table:table-cell office:value-type="string">
            <text:p>Updated</text:p>
          </table:table-cell>
          <table:table-cell office:value-type="string">
            <text:p>_Updated</text:p>
          </table:table-cell>
          <table:table-cell table:number-columns-repeated="2" office:value-type="string">
            <text:p>Boolean</text:p>
          </table:table-cell>
          <table:table-cell office:value-type="float" office:value="0">
            <text:p>0</text:p>
          </table:table-cell>
          <table:table-cell office:value-type="string">
            <text:p>The field that indicates whether the Frame has been Updat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ocument Frame</text:p>
          </table:table-cell>
          <table:table-cell office:value-type="string">
            <text:p>Deleted</text:p>
          </table:table-cell>
          <table:table-cell office:value-type="string">
            <text:p>_Deleted</text:p>
          </table:table-cell>
          <table:table-cell table:number-columns-repeated="2" office:value-type="string">
            <text:p>Boolean</text:p>
          </table:table-cell>
          <table:table-cell office:value-type="float" office:value="0">
            <text:p>0</text:p>
          </table:table-cell>
          <table:table-cell office:value-type="string">
            <text:p>The field that indicates whether the Frame has been Delet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Document Frame</text:p>
          </table:table-cell>
          <table:table-cell office:value-type="string">
            <text:p>Allowed Section List</text:p>
          </table:table-cell>
          <table:table-cell table:number-columns-repeated="2" office:value-type="string">
            <text:p>AllowedSectionList</text:p>
          </table:table-cell>
          <table:table-cell office:value-type="string">
            <text:p>String</text:p>
          </table:table-cell>
          <table:table-cell office:value-type="string">
            <text:p>1, 2, 4</text:p>
          </table:table-cell>
          <table:table-cell office:value-type="string">
            <text:p>A list of allowable section numbers eg "1", "1, 2", "1, 2, 3", "1, 2, 4" or "1, 2, 4, 6" </text:p>
          </table:table-cell>
          <table:table-cell table:number-columns-repeated="2" office:value-type="float" office:value="0">
            <text:p>0</text:p>
          </table:table-cell>
          <table:table-cell office:value-type="string">
            <text:p>1, <text:s/>1, 2, <text:s/>1, 2, 3, <text:s/>1, 2, 4, <text:s/>1, 2, 3, 4, <text:s/>1, 2, 4, 6</text:p>
          </table:table-cell>
          <table:table-cell table:number-columns-repeated="1014"/>
        </table:table-row>
        <table:table-row table:style-name="ro2" table:visibility="filter">
          <table:table-cell office:value-type="string">
            <text:p>Document Frame</text:p>
          </table:table-cell>
          <table:table-cell office:value-type="string">
            <text:p>Optimal Section Width Characters</text:p>
          </table:table-cell>
          <table:table-cell office:value-type="string">
            <text:p>OptimalSectionWidthCharacters</text:p>
          </table:table-cell>
          <table:table-cell table:number-columns-repeated="2" office:value-type="string">
            <text:p>Integer</text:p>
          </table:table-cell>
          <table:table-cell office:value-type="float" office:value="24">
            <text:p>24</text:p>
          </table:table-cell>
          <table:table-cell office:value-type="string">
            <text:p>The optimal number of characters that the section width is displayed to</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Document Frame</text:p>
          </table:table-cell>
          <table:table-cell office:value-type="string">
            <text:p>Min Width Characters</text:p>
          </table:table-cell>
          <table:table-cell office:value-type="string">
            <text:p>MinWidthCharacters</text:p>
          </table:table-cell>
          <table:table-cell table:number-columns-repeated="2" office:value-type="string">
            <text:p>Integer</text:p>
          </table:table-cell>
          <table:table-cell office:value-type="float" office:value="24">
            <text:p>24</text:p>
          </table:table-cell>
          <table:table-cell office:value-type="string">
            <text:p>The minimum number of characters that the frame data is displayed to</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Document Frame</text:p>
          </table:table-cell>
          <table:table-cell office:value-type="string">
            <text:p>Max Width Characters</text:p>
          </table:table-cell>
          <table:table-cell office:value-type="string">
            <text:p>MaxWidthCharacters</text:p>
          </table:table-cell>
          <table:table-cell table:number-columns-repeated="2" office:value-type="string">
            <text:p>Integer</text:p>
          </table:table-cell>
          <table:table-cell office:value-type="float" office:value="128">
            <text:p>128</text:p>
          </table:table-cell>
          <table:table-cell office:value-type="string">
            <text:p>The maximum number of characters that the frame data is displayed to</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ocument Frame</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ocument Frame</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ocument Frame</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ocument Frame</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Document Frame</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ocument Parameter</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ocument Parameter</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ocument Parameter</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ocument Parameter</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ocument Parameter</text:p>
          </table:table-cell>
          <table:table-cell table:number-columns-repeated="2" office:value-type="string">
            <text:p>Parameter</text:p>
          </table:table-cell>
          <table:table-cell table:number-columns-repeated="2" office:value-type="string">
            <text:p>String</text:p>
          </table:table-cell>
          <table:table-cell/>
          <table:table-cell office:value-type="string">
            <text:p>The Parameter for which the Mapping applies</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ocument Parameter</text:p>
          </table:table-cell>
          <table:table-cell office:value-type="string">
            <text:p>Is Input</text:p>
          </table:table-cell>
          <table:table-cell office:value-type="string">
            <text:p>IsInput</text:p>
          </table:table-cell>
          <table:table-cell table:number-columns-repeated="2" office:value-type="string">
            <text:p>Boolean</text:p>
          </table:table-cell>
          <table:table-cell/>
          <table:table-cell office:value-type="string">
            <text:p>The Parameter is an output parameter</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ocument Parameter</text:p>
          </table:table-cell>
          <table:table-cell office:value-type="string">
            <text:p>Is Output</text:p>
          </table:table-cell>
          <table:table-cell office:value-type="string">
            <text:p>IsOutput</text:p>
          </table:table-cell>
          <table:table-cell table:number-columns-repeated="2" office:value-type="string">
            <text:p>Boolean</text:p>
          </table:table-cell>
          <table:table-cell/>
          <table:table-cell office:value-type="string">
            <text:p>The Parameter is an output parameter</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ocument Parameter</text:p>
          </table:table-cell>
          <table:table-cell table:number-columns-repeated="2" office:value-type="string">
            <text:p>Value</text:p>
          </table:table-cell>
          <table:table-cell table:number-columns-repeated="2" office:value-type="string">
            <text:p>String</text:p>
          </table:table-cell>
          <table:table-cell/>
          <table:table-cell office:value-type="string">
            <text:p>The Value of the paramet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ocument Parameter</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Document Parameter</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Environment Variable</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Environment Variable</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Environment Variable</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Environment Variable</text:p>
          </table:table-cell>
          <table:table-cell office:value-type="string">
            <text:p>Source Type</text:p>
          </table:table-cell>
          <table:table-cell office:value-type="string">
            <text:p>SourceType</text:p>
          </table:table-cell>
          <table:table-cell office:value-type="string">
            <text:p>VariableSourceType</text:p>
          </table:table-cell>
          <table:table-cell office:value-type="string">
            <text:p>String</text:p>
          </table:table-cell>
          <table:table-cell/>
          <table:table-cell office:value-type="string">
            <text:p>The Source Type of the Environment Variable</text:p>
          </table:table-cell>
          <table:table-cell table:number-columns-repeated="2" office:value-type="float" office:value="0">
            <text:p>0</text:p>
          </table:table-cell>
          <table:table-cell office:value-type="string">
            <text:p>Login, <text:s/>Device, <text:s/>Connection</text:p>
          </table:table-cell>
          <table:table-cell table:number-columns-repeated="1014"/>
        </table:table-row>
        <table:table-row table:style-name="ro1" table:visibility="filter">
          <table:table-cell office:value-type="string">
            <text:p>Environment Variable</text:p>
          </table:table-cell>
          <table:table-cell office:value-type="string">
            <text:p>SQL Parameter Name</text:p>
          </table:table-cell>
          <table:table-cell office:value-type="string">
            <text:p>SqlParameterName</text:p>
          </table:table-cell>
          <table:table-cell table:number-columns-repeated="2" office:value-type="string">
            <text:p>String</text:p>
          </table:table-cell>
          <table:table-cell/>
          <table:table-cell office:value-type="string">
            <text:p>The Name of the Environment variable as used in T-SQ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Environment Variable</text:p>
          </table:table-cell>
          <table:table-cell office:value-type="string">
            <text:p>Data Type</text:p>
          </table:table-cell>
          <table:table-cell table:number-columns-repeated="2" office:value-type="string">
            <text:p>DataType</text:p>
          </table:table-cell>
          <table:table-cell office:value-type="string">
            <text:p>String</text:p>
          </table:table-cell>
          <table:table-cell/>
          <table:table-cell office:value-type="string">
            <text:p>The Data Type of the Environment variable</text:p>
          </table:table-cell>
          <table:table-cell table:number-columns-repeated="2" office:value-type="float" office:value="0">
            <text:p>0</text:p>
          </table:table-cell>
          <table:table-cell office:value-type="string">
            <text:p>valid_begin_date, <text:s/>valid_end_date, <text:s/>gnosis_layout_xml, <text:s/>system_protection_status, <text:s/>audit_datetime, <text:s/>boolean</text:p>
          </table:table-cell>
          <table:table-cell table:number-columns-repeated="1014"/>
        </table:table-row>
        <table:table-row table:style-name="ro1" table:visibility="filter">
          <table:table-cell office:value-type="string">
            <text:p>Environment Variable</text:p>
          </table:table-cell>
          <table:table-cell office:value-type="string">
            <text:p>SQL Data Type</text:p>
          </table:table-cell>
          <table:table-cell office:value-type="string">
            <text:p>SqlDataType</text:p>
          </table:table-cell>
          <table:table-cell office:value-type="string">
            <text:p>SQLDataType</text:p>
          </table:table-cell>
          <table:table-cell office:value-type="string">
            <text:p>String</text:p>
          </table:table-cell>
          <table:table-cell/>
          <table:table-cell office:value-type="string">
            <text:p>The SQL Data Type of the Environment variable</text:p>
          </table:table-cell>
          <table:table-cell table:number-columns-repeated="2" office:value-type="float" office:value="0">
            <text:p>0</text:p>
          </table:table-cell>
          <table:table-cell office:value-type="string">
            <text:p>sysname, <text:s/>bit, <text:s/>tinyint, <text:s/>smallint, <text:s/>int, <text:s/>numeric</text:p>
          </table:table-cell>
          <table:table-cell table:number-columns-repeated="1014"/>
        </table:table-row>
        <table:table-row table:style-name="ro1" table:visibility="filter">
          <table:table-cell office:value-type="string">
            <text:p>Environment Variable</text:p>
          </table:table-cell>
          <table:table-cell table:number-columns-repeated="2" office:value-type="string">
            <text:p>Default</text:p>
          </table:table-cell>
          <table:table-cell table:number-columns-repeated="2" office:value-type="string">
            <text:p>String</text:p>
          </table:table-cell>
          <table:table-cell/>
          <table:table-cell office:value-type="string">
            <text:p>The Default of the Environment variabl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Environment Variable</text:p>
          </table:table-cell>
          <table:table-cell office:value-type="string">
            <text:p>Is Instance Input</text:p>
          </table:table-cell>
          <table:table-cell office:value-type="string">
            <text:p>IsInstanceInput</text:p>
          </table:table-cell>
          <table:table-cell table:number-columns-repeated="2" office:value-type="string">
            <text:p>Boolean</text:p>
          </table:table-cell>
          <table:table-cell/>
          <table:table-cell office:value-type="string">
            <text:p>The variable is always supplied to the Instance (if known)</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Environment Variable</text:p>
          </table:table-cell>
          <table:table-cell office:value-type="string">
            <text:p>Is Entity Input</text:p>
          </table:table-cell>
          <table:table-cell office:value-type="string">
            <text:p>IsEntityInput</text:p>
          </table:table-cell>
          <table:table-cell table:number-columns-repeated="2" office:value-type="string">
            <text:p>Boolean</text:p>
          </table:table-cell>
          <table:table-cell/>
          <table:table-cell office:value-type="string">
            <text:p>The variable is always supplied when requesting an entity definition (if known)</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Environment Variable</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Event Handler</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Event Handler</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Event Handler</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Event Handler</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4" table:visibility="filter">
          <table:table-cell office:value-type="string">
            <text:p>Event Handler</text:p>
          </table:table-cell>
          <table:table-cell office:value-type="string">
            <text:p>Event Type</text:p>
          </table:table-cell>
          <table:table-cell table:number-columns-repeated="2" office:value-type="string">
            <text:p>EventType</text:p>
          </table:table-cell>
          <table:table-cell office:value-type="string">
            <text:p>String</text:p>
          </table:table-cell>
          <table:table-cell/>
          <table:table-cell office:value-type="string">
            <text:p>The Event that occurs on the Control</text:p>
          </table:table-cell>
          <table:table-cell table:number-columns-repeated="2" office:value-type="float" office:value="0">
            <text:p>0</text:p>
          </table:table-cell>
          <table:table-cell office:value-type="string">
            <text:p>Select, <text:s/>Click, <text:s/>DblClick, <text:s/>RightClick, <text:s/>MouseOver, <text:s/>Loaded, <text:s/>Validate, <text:s/>RowSelect, <text:s/>GotFrameFocus, <text:s/>LostFrameFocus, <text:s/>GotToolbarFocus, <text:s/>LostToolbarFocus, <text:s/>ChangeVisibility, <text:s/>ChangeOrientation, <text:s/>SelectMenuItem</text:p>
          </table:table-cell>
          <table:table-cell table:number-columns-repeated="1014"/>
        </table:table-row>
        <table:table-row table:style-name="ro1" table:visibility="filter">
          <table:table-cell office:value-type="string">
            <text:p>Event Handler Source</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Event Handler Source</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Event Handler Source</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Event Handler Source</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6" table:visibility="filter">
          <table:table-cell office:value-type="string">
            <text:p>Event Handler Source</text:p>
          </table:table-cell>
          <table:table-cell office:value-type="string">
            <text:p>Source</text:p>
          </table:table-cell>
          <table:table-cell office:value-type="string">
            <text:p>SourceEntityID, SourceControlID</text:p>
          </table:table-cell>
          <table:table-cell table:number-columns-repeated="2" office:value-type="string">
            <text:p>Integer</text:p>
          </table:table-cell>
          <table:table-cell/>
          <table:table-cell office:value-type="string">
            <text:p>The Control from which the formula is evaluated</text:p>
          </table:table-cell>
          <table:table-cell table:number-columns-repeated="2" office:value-type="float" office:value="0">
            <text:p>0</text:p>
          </table:table-cell>
          <table:table-cell office:value-type="string">
            <text:p>GnosisSystemAddressField, GnosisTextColumn, GnosisNumberColumn, GnosisDateTimeColumn, GnosisDateColumn, GnosisLinkColumn, GnosisListColumn, GnosisComboColumn, GnosisCheckColumn, GnosisTextField, GnosisNumberField, GnosisDateTimeField, GnosisDateField, GnosisLinkField, GnosisListField, GnosisComboField, GnosisCheckField, GnosisRadioField, GnosisLabelField</text:p>
          </table:table-cell>
          <table:table-cell table:number-columns-repeated="1014"/>
        </table:table-row>
        <table:table-row table:style-name="ro2" table:visibility="filter">
          <table:table-cell office:value-type="string">
            <text:p>Event Handler Source</text:p>
          </table:table-cell>
          <table:table-cell office:value-type="string">
            <text:p>Source Place Holder</text:p>
          </table:table-cell>
          <table:table-cell office:value-type="string">
            <text:p>SourcePlaceHolder</text:p>
          </table:table-cell>
          <table:table-cell table:number-columns-repeated="2" office:value-type="string">
            <text:p>String</text:p>
          </table:table-cell>
          <table:table-cell/>
          <table:table-cell office:value-type="string">
            <text:p>Identifies the Source Control in the Source Expression delimited by [] characters</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Event Handler Target</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Event Handler Target</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Event Handler Target</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Event Handler Target</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Event Handler Target</text:p>
          </table:table-cell>
          <table:table-cell office:value-type="string">
            <text:p>Source Expression</text:p>
          </table:table-cell>
          <table:table-cell office:value-type="string">
            <text:p>SourceExpression</text:p>
          </table:table-cell>
          <table:table-cell table:number-columns-repeated="2" office:value-type="string">
            <text:p>String</text:p>
          </table:table-cell>
          <table:table-cell/>
          <table:table-cell office:value-type="string">
            <text:p>A boolean expression using place holders delimited by {} that determines whether to perform the Target Action or Event</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Event Handler Target</text:p>
          </table:table-cell>
          <table:table-cell office:value-type="string">
            <text:p>Source Expression Property</text:p>
          </table:table-cell>
          <table:table-cell office:value-type="string">
            <text:p>SourceExpressionProperty</text:p>
          </table:table-cell>
          <table:table-cell table:number-columns-repeated="2" office:value-type="string">
            <text:p>String</text:p>
          </table:table-cell>
          <table:table-cell/>
          <table:table-cell office:value-type="string">
            <text:p>An arithmetic expression using place holders delimited by {} that determines the Target Property Value</text:p>
          </table:table-cell>
          <table:table-cell table:number-columns-repeated="2" office:value-type="float" office:value="0">
            <text:p>0</text:p>
          </table:table-cell>
          <table:table-cell table:number-columns-repeated="1015"/>
        </table:table-row>
        <table:table-row table:style-name="ro6" table:visibility="filter">
          <table:table-cell office:value-type="string">
            <text:p>Event Handler Target</text:p>
          </table:table-cell>
          <table:table-cell office:value-type="string">
            <text:p>Target</text:p>
          </table:table-cell>
          <table:table-cell office:value-type="string">
            <text:p>TargetEntityID, TargetControlID</text:p>
          </table:table-cell>
          <table:table-cell table:number-columns-repeated="2" office:value-type="string">
            <text:p>Integer</text:p>
          </table:table-cell>
          <table:table-cell/>
          <table:table-cell office:value-type="string">
            <text:p>The Target Entity Control to which the Mapping applies (for an Entity refer to the Top Control)</text:p>
          </table:table-cell>
          <table:table-cell table:number-columns-repeated="2" office:value-type="float" office:value="0">
            <text:p>0</text:p>
          </table:table-cell>
          <table:table-cell office:value-type="string">
            <text:p>GnosisSystemAddressField, GnosisTextColumn, GnosisNumberColumn, GnosisDateTimeColumn, GnosisDateColumn, GnosisLinkColumn, GnosisListColumn, GnosisComboColumn, GnosisCheckColumn, GnosisTextField, GnosisNumberField, GnosisDateTimeField, GnosisDateField, GnosisLinkField, GnosisListField, GnosisComboField, GnosisCheckField, GnosisRadioField, GnosisLabelField</text:p>
          </table:table-cell>
          <table:table-cell table:number-columns-repeated="1014"/>
        </table:table-row>
        <table:table-row table:style-name="ro7" table:visibility="filter">
          <table:table-cell office:value-type="string">
            <text:p>Event Handler Target</text:p>
          </table:table-cell>
          <table:table-cell office:value-type="string">
            <text:p>Target Property</text:p>
          </table:table-cell>
          <table:table-cell office:value-type="string">
            <text:p>TargetProperty</text:p>
          </table:table-cell>
          <table:table-cell office:value-type="string">
            <text:p>Property</text:p>
          </table:table-cell>
          <table:table-cell office:value-type="string">
            <text:p>String</text:p>
          </table:table-cell>
          <table:table-cell/>
          <table:table-cell office:value-type="string">
            <text:p>The Property Name of the Target to which the Mapping applies</text:p>
          </table:table-cell>
          <table:table-cell table:number-columns-repeated="2" office:value-type="float" office:value="0">
            <text:p>0</text:p>
          </table:table-cell>
          <table:table-cell office:value-type="string">
            <text:p>Name, <text:s/>ID, <text:s/>ControlType, <text:s/>Icon, <text:s/>Shortcut, <text:s/>IsEditing, <text:s/>IsEmpty, <text:s/>SQLSuccessful, <text:s/>_Created, <text:s/>_Updated, <text:s/>_Deleted, <text:s/>Variable, <text:s/>VariableIsInput, <text:s/>VariableIsOutput, <text:s/>AllowedSectionList, <text:s/>OptimalSectionWidthCharacters, <text:s/>MinWidthCharacters, <text:s/>MaxWidthCharacters, <text:s/>CaptionRelativePosition, <text:s/>CaptionAlignmentHorizontal, <text:s/>CaptionAlignmentVertical, <text:s/>Caption, <text:s/>Tooltip, <text:s/>TooltipSelected, <text:s/>LabelType, <text:s/>Order, <text:s/>LongDateFormat, <text:s/>LongTimeFormat, <text:s/>GroupName, <text:s/>MinDisplayRows, <text:s/>MaxDisplayRows, <text:s/>MaxWrapLines, <text:s/>MaxLines, <text:s/>AutoCreate, <text:s/>DocumentAction, <text:s/>ContentHorizontalAlignment, <text:s/>ContentVerticalAlignment, <text:s/>MinDisplayChars, <text:s/>MaxDisplayChars, <text:s/>HasScrollBar, <text:s/>Checked, <text:s/>CheckedFactor, <text:s/>Selected, <text:s/>SelectedFactor, <text:s/>MenuTag, <text:s/>Document, <text:s/>MultipleRowSelection, <text:s/>TrayHorizontalAlignment, <text:s/>ShowOnChildWindow, <text:s/>Orientation, <text:s/>Menu, <text:s/>Value, <text:s/>Perspective, <text:s/>TilesOverlayParent, <text:s/>HasTabs, <text:s/>AcceptsSearchFrames, <text:s/>AcceptsDocumentFrames, <text:s/>ExpandToLevel, <text:s/>Expanded, <text:s/>Direction, <text:s/>MaxSectionSpan, <text:s/>MaxDisplayWidthChars, <text:s/>MaxTextDisplayWidthChars, <text:s/>MaxChars, <text:s/>NoOfDecimals, <text:s/>UnitOfMeasure, <text:s/>MeasureRelativePosition, <text:s/>Search, <text:s/>SearchAction, <text:s/>AutoSearchAction, <text:s/>GenericControlType, <text:s/>ControlCondition, <text:s/>Hidden, <text:s/>ReadOnly, <text:s/>Disabled, <text:s/>Dataset, <text:s/>DatasetItem, <text:s/>HasFocus, <text:s/>HasMouseFocus, <text:s/>HasMouseDown, <text:s/>PreviouslySelected, <text:s/>HasRowFocus, <text:s/>HasRowMouseFocus, <text:s/>HasRowMouseDown, <text:s/>DatasetCreated, <text:s/>DatasetUpdated, <text:s/>DatasetDeleted, <text:s/>Locked, <text:s/>IsEvenRow, <text:s/>RowSelected</text:p>
          </table:table-cell>
          <table:table-cell table:number-columns-repeated="1014"/>
        </table:table-row>
        <table:table-row table:style-name="ro5" table:visibility="filter">
          <table:table-cell office:value-type="string">
            <text:p>Event Handler Target</text:p>
          </table:table-cell>
          <table:table-cell office:value-type="string">
            <text:p>Target Action</text:p>
          </table:table-cell>
          <table:table-cell office:value-type="string">
            <text:p>TargetAction</text:p>
          </table:table-cell>
          <table:table-cell office:value-type="string">
            <text:p>Action</text:p>
          </table:table-cell>
          <table:table-cell office:value-type="string">
            <text:p>String</text:p>
          </table:table-cell>
          <table:table-cell/>
          <table:table-cell office:value-type="string">
            <text:p>The Action is performed on the Target, if Source Epression is defined then the Action is performed only for a True result</text:p>
          </table:table-cell>
          <table:table-cell table:number-columns-repeated="2" office:value-type="float" office:value="0">
            <text:p>0</text:p>
          </table:table-cell>
          <table:table-cell office:value-type="string">
            <text:p>Empty, <text:s/>Open, <text:s/>New, <text:s/>Reset, <text:s/>Search, <text:s/>Save, <text:s/>SaveNew, <text:s/>SaveExisting, <text:s/>SaveDelete, <text:s/>TabClose, <text:s/>ModalClose, <text:s/>Run, <text:s/>Add, <text:s/>Delete, <text:s/>Hide, <text:s/>UnHide</text:p>
          </table:table-cell>
          <table:table-cell table:number-columns-repeated="1014"/>
        </table:table-row>
        <table:table-row table:style-name="ro4" table:visibility="filter">
          <table:table-cell office:value-type="string">
            <text:p>Event Handler Target</text:p>
          </table:table-cell>
          <table:table-cell office:value-type="string">
            <text:p>Target Event</text:p>
          </table:table-cell>
          <table:table-cell office:value-type="string">
            <text:p>TargetEvent</text:p>
          </table:table-cell>
          <table:table-cell office:value-type="string">
            <text:p>EventType</text:p>
          </table:table-cell>
          <table:table-cell office:value-type="string">
            <text:p>String</text:p>
          </table:table-cell>
          <table:table-cell/>
          <table:table-cell office:value-type="string">
            <text:p>The Event is raised on the Target, if Source Epression is defined then the Event is performed only for a True result</text:p>
          </table:table-cell>
          <table:table-cell table:number-columns-repeated="2" office:value-type="float" office:value="0">
            <text:p>0</text:p>
          </table:table-cell>
          <table:table-cell office:value-type="string">
            <text:p>Select, <text:s/>Click, <text:s/>DblClick, <text:s/>RightClick, <text:s/>MouseOver, <text:s/>Loaded, <text:s/>Validate, <text:s/>RowSelect, <text:s/>GotFrameFocus, <text:s/>LostFrameFocus, <text:s/>GotToolbarFocus, <text:s/>LostToolbarFocus, <text:s/>ChangeVisibility, <text:s/>ChangeOrientation, <text:s/>SelectMenuItem</text:p>
          </table:table-cell>
          <table:table-cell table:number-columns-repeated="1014"/>
        </table:table-row>
        <table:table-row table:style-name="ro1" table:visibility="filter">
          <table:table-cell office:value-type="string">
            <text:p>Filter</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Filter</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Filter</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Filter</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Filter</text:p>
          </table:table-cell>
          <table:table-cell table:number-columns-repeated="2" office:value-type="string">
            <text:p>Not</text:p>
          </table:table-cell>
          <table:table-cell table:number-columns-repeated="2" office:value-type="string">
            <text:p>Boolean</text:p>
          </table:table-cell>
          <table:table-cell/>
          <table:table-cell office:value-type="string">
            <text:p>Apply Not to the Filter Operator</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5" table:visibility="filter">
          <table:table-cell office:value-type="string">
            <text:p>Filter</text:p>
          </table:table-cell>
          <table:table-cell table:number-columns-repeated="2" office:value-type="string">
            <text:p>Operator</text:p>
          </table:table-cell>
          <table:table-cell office:value-type="string">
            <text:p>FilterOperator</text:p>
          </table:table-cell>
          <table:table-cell office:value-type="string">
            <text:p>String</text:p>
          </table:table-cell>
          <table:table-cell/>
          <table:table-cell office:value-type="string">
            <text:p>The Filter Operator, if not defined then Equals</text:p>
          </table:table-cell>
          <table:table-cell table:number-columns-repeated="2" office:value-type="float" office:value="0">
            <text:p>0</text:p>
          </table:table-cell>
          <table:table-cell office:value-type="string">
            <text:p>Equals, <text:s/>Starts with, <text:s/>Contains, <text:s/>Ends with, <text:s/>Like, <text:s/>Less than, <text:s/>Greater than, <text:s/>Less than or equal, <text:s/>Greater than or equal</text:p>
          </table:table-cell>
          <table:table-cell table:number-columns-repeated="1014"/>
        </table:table-row>
        <table:table-row table:style-name="ro1" table:visibility="filter">
          <table:table-cell office:value-type="string">
            <text:p>Filter</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Filter</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text:p>
          </table:table-cell>
          <table:table-cell table:number-columns-repeated="2" office:value-type="string">
            <text:p>ExpandToLevel</text:p>
          </table:table-cell>
          <table:table-cell table:number-columns-repeated="2" office:value-type="string">
            <text:p>Integer</text:p>
          </table:table-cell>
          <table:table-cell/>
          <table:table-cell office:value-type="string">
            <text:p>The Level of Expansion of the Gallery Tree (starting at 1)</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text:p>
          </table:table-cell>
          <table:table-cell table:number-columns-repeated="3" office:value-type="string">
            <text:p>Direction</text:p>
          </table:table-cell>
          <table:table-cell office:value-type="string">
            <text:p>String</text:p>
          </table:table-cell>
          <table:table-cell/>
          <table:table-cell office:value-type="string">
            <text:p>The Direction of the Gallery Tree</text:p>
          </table:table-cell>
          <table:table-cell table:number-columns-repeated="2" office:value-type="float" office:value="0">
            <text:p>0</text:p>
          </table:table-cell>
          <table:table-cell office:value-type="string">
            <text:p>Horizontal, <text:s/>Vertical</text:p>
          </table:table-cell>
          <table:table-cell table:number-columns-repeated="1014"/>
        </table:table-row>
        <table:table-row table:style-name="ro1" table:visibility="filter">
          <table:table-cell office:value-type="string">
            <text:p>Gallery</text:p>
          </table:table-cell>
          <table:table-cell office:value-type="string">
            <text:p>Max Section Span</text:p>
          </table:table-cell>
          <table:table-cell office:value-type="string">
            <text:p>MaxSectionSpan</text:p>
          </table:table-cell>
          <table:table-cell table:number-columns-repeated="2" office:value-type="string">
            <text:p>Integer</text:p>
          </table:table-cell>
          <table:table-cell/>
          <table:table-cell office:value-type="string">
            <text:p>The maximum number of sections the container Control may span</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allery</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allery</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Gallery</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allery Dataset Attribute</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Dataset Attribute</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Dataset Attribute</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Dataset Attribute</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Dataset Attribute</text:p>
          </table:table-cell>
          <table:table-cell office:value-type="string">
            <text:p>Gallery Role</text:p>
          </table:table-cell>
          <table:table-cell office:value-type="string">
            <text:p>GalleryRole</text:p>
          </table:table-cell>
          <table:table-cell office:value-type="string">
            <text:p>GalleryDisplayRole</text:p>
          </table:table-cell>
          <table:table-cell office:value-type="string">
            <text:p>String</text:p>
          </table:table-cell>
          <table:table-cell/>
          <table:table-cell office:value-type="string">
            <text:p>The Role played by the Gallery Attribute in display of the Gallery</text:p>
          </table:table-cell>
          <table:table-cell table:number-columns-repeated="2" office:value-type="float" office:value="0">
            <text:p>0</text:p>
          </table:table-cell>
          <table:table-cell office:value-type="string">
            <text:p>ID, <text:s/>Caption, <text:s/>Icon, <text:s/>Expanded</text:p>
          </table:table-cell>
          <table:table-cell table:number-columns-repeated="1014"/>
        </table:table-row>
        <table:table-row table:style-name="ro1" table:visibility="filter">
          <table:table-cell office:value-type="string">
            <text:p>Gallery Dataset Attribute</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Gallery Dataset Attribute</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Dataset Item</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Dataset Item</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Dataset Item</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Dataset Item</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Dataset Item</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Dataset Item</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Dataset Item</text:p>
          </table:table-cell>
          <table:table-cell table:number-columns-repeated="2" office:value-type="string">
            <text:p>Expanded</text:p>
          </table:table-cell>
          <table:table-cell table:number-columns-repeated="2" office:value-type="string">
            <text:p>Boolean</text:p>
          </table:table-cell>
          <table:table-cell/>
          <table:table-cell office:value-type="string">
            <text:p>Expand the node the of the gallery</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allery Dataset Item</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allery Dataset Item</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Dataset Item</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allery Dataset Item</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Gallery Dataset Item</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allery Detail</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Detail</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Detail</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Detail</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Detail</text:p>
          </table:table-cell>
          <table:table-cell office:value-type="string">
            <text:p>Text Direction</text:p>
          </table:table-cell>
          <table:table-cell office:value-type="string">
            <text:p>TextDirection</text:p>
          </table:table-cell>
          <table:table-cell office:value-type="string">
            <text:p>Direction</text:p>
          </table:table-cell>
          <table:table-cell office:value-type="string">
            <text:p>String</text:p>
          </table:table-cell>
          <table:table-cell/>
          <table:table-cell office:value-type="string">
            <text:p>The Direction for which this detail applies</text:p>
          </table:table-cell>
          <table:table-cell table:number-columns-repeated="2" office:value-type="float" office:value="0">
            <text:p>0</text:p>
          </table:table-cell>
          <table:table-cell office:value-type="string">
            <text:p>Horizontal, <text:s/>Vertical</text:p>
          </table:table-cell>
          <table:table-cell table:number-columns-repeated="1014"/>
        </table:table-row>
        <table:table-row table:style-name="ro1" table:visibility="filter">
          <table:table-cell office:value-type="string">
            <text:p>Gallery Detail</text:p>
          </table:table-cell>
          <table:table-cell table:number-columns-repeated="3" office:value-type="string">
            <text:p>Direction</text:p>
          </table:table-cell>
          <table:table-cell office:value-type="string">
            <text:p>String</text:p>
          </table:table-cell>
          <table:table-cell/>
          <table:table-cell office:value-type="string">
            <text:p>The Direction for which this detail applies</text:p>
          </table:table-cell>
          <table:table-cell table:number-columns-repeated="2" office:value-type="float" office:value="0">
            <text:p>0</text:p>
          </table:table-cell>
          <table:table-cell office:value-type="string">
            <text:p>Horizontal, <text:s/>Vertical</text:p>
          </table:table-cell>
          <table:table-cell table:number-columns-repeated="1014"/>
        </table:table-row>
        <table:table-row table:style-name="ro1" table:visibility="filter">
          <table:table-cell office:value-type="string">
            <text:p>Gallery Detail</text:p>
          </table:table-cell>
          <table:table-cell office:value-type="string">
            <text:p>Text Length</text:p>
          </table:table-cell>
          <table:table-cell office:value-type="string">
            <text:p>TextLength</text:p>
          </table:table-cell>
          <table:table-cell table:number-columns-repeated="2" office:value-type="string">
            <text:p>Integer</text:p>
          </table:table-cell>
          <table:table-cell/>
          <table:table-cell office:value-type="string">
            <text:p>The Text Length in Units in the Text Direction</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Document Attribute</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Document Attribute</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Document Attribute</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Document Attribute</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Document Attribute</text:p>
          </table:table-cell>
          <table:table-cell office:value-type="string">
            <text:p>Link Role</text:p>
          </table:table-cell>
          <table:table-cell table:number-columns-repeated="2" office:value-type="string">
            <text:p>LinkRole</text:p>
          </table:table-cell>
          <table:table-cell office:value-type="string">
            <text:p>String</text:p>
          </table:table-cell>
          <table:table-cell/>
          <table:table-cell office:value-type="string">
            <text:p>The Link Role of the Control Attribute</text:p>
          </table:table-cell>
          <table:table-cell table:number-columns-repeated="2" office:value-type="float" office:value="0">
            <text:p>0</text:p>
          </table:table-cell>
          <table:table-cell office:value-type="string">
            <text:p>Key, <text:s/>Entity, <text:s/>System, <text:s/>Name</text:p>
          </table:table-cell>
          <table:table-cell table:number-columns-repeated="1014"/>
        </table:table-row>
        <table:table-row table:style-name="ro1" table:visibility="filter">
          <table:table-cell office:value-type="string">
            <text:p>Gallery Document Attribute</text:p>
          </table:table-cell>
          <table:table-cell office:value-type="string">
            <text:p>Link Key Order</text:p>
          </table:table-cell>
          <table:table-cell office:value-type="string">
            <text:p>LinkKeyOrder</text:p>
          </table:table-cell>
          <table:table-cell table:number-columns-repeated="2" office:value-type="string">
            <text:p>Integer</text:p>
          </table:table-cell>
          <table:table-cell/>
          <table:table-cell office:value-type="string">
            <text:p>The Order of the Key Link Rol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Document Attribute</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Gallery Document Attribute</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Document Item</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Document Item</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Document Item</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Document Item</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Document Item</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Document Item</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Document Item</text:p>
          </table:table-cell>
          <table:table-cell office:value-type="string">
            <text:p>Document Action</text:p>
          </table:table-cell>
          <table:table-cell table:number-columns-repeated="2" office:value-type="string">
            <text:p>DocumentAction</text:p>
          </table:table-cell>
          <table:table-cell office:value-type="string">
            <text:p>String</text:p>
          </table:table-cell>
          <table:table-cell office:value-type="string">
            <text:p>Open</text:p>
          </table:table-cell>
          <table:table-cell office:value-type="string">
            <text:p>The Action being made on the Document Entity</text:p>
          </table:table-cell>
          <table:table-cell table:number-columns-repeated="2" office:value-type="float" office:value="0">
            <text:p>0</text:p>
          </table:table-cell>
          <table:table-cell office:value-type="string">
            <text:p>Open, <text:s/>New, <text:s/>SaveNew, <text:s/>SaveExisting, <text:s/>SaveDelete, <text:s/>Run</text:p>
          </table:table-cell>
          <table:table-cell table:number-columns-repeated="1014"/>
        </table:table-row>
        <table:table-row table:style-name="ro1" table:visibility="filter">
          <table:table-cell office:value-type="string">
            <text:p>Gallery Document Item</text:p>
          </table:table-cell>
          <table:table-cell office:value-type="string">
            <text:p>Document</text:p>
          </table:table-cell>
          <table:table-cell office:value-type="string">
            <text:p>DocumentSystemID, DocumentEntityID</text:p>
          </table:table-cell>
          <table:table-cell table:number-columns-repeated="2" office:value-type="string">
            <text:p>Integer</text:p>
          </table:table-cell>
          <table:table-cell/>
          <table:table-cell office:value-type="string">
            <text:p>The control (button) is displayed as Selected (Down) or checked</text:p>
          </table:table-cell>
          <table:table-cell table:number-columns-repeated="2" office:value-type="float" office:value="0">
            <text:p>0</text:p>
          </table:table-cell>
          <table:table-cell office:value-type="string">
            <text:p>GnosisDocumentFrame</text:p>
          </table:table-cell>
          <table:table-cell table:number-columns-repeated="1014"/>
        </table:table-row>
        <table:table-row table:style-name="ro1" table:visibility="filter">
          <table:table-cell office:value-type="string">
            <text:p>Gallery Document Item</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allery Document Item</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allery Document Item</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Gallery Document Item</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allery Item</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Item</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Item</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Item</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Item</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Item</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Item</text:p>
          </table:table-cell>
          <table:table-cell table:number-columns-repeated="2" office:value-type="string">
            <text:p>Selected</text:p>
          </table:table-cell>
          <table:table-cell table:number-columns-repeated="2" office:value-type="string">
            <text:p>Boolean</text:p>
          </table:table-cell>
          <table:table-cell office:value-type="float" office:value="0">
            <text:p>0</text:p>
          </table:table-cell>
          <table:table-cell office:value-type="string">
            <text:p>The control (button) is displayed as Selected (Down)</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allery Item</text:p>
          </table:table-cell>
          <table:table-cell table:number-columns-repeated="2" office:value-type="string">
            <text:p>Expanded</text:p>
          </table:table-cell>
          <table:table-cell table:number-columns-repeated="2" office:value-type="string">
            <text:p>Boolean</text:p>
          </table:table-cell>
          <table:table-cell/>
          <table:table-cell office:value-type="string">
            <text:p>Expand the node the of the gallery</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allery Item</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allery Item</text:p>
          </table:table-cell>
          <table:table-cell table:number-columns-repeated="2" office:value-type="string">
            <text:p>Disabled</text:p>
          </table:table-cell>
          <table:table-cell table:number-columns-repeated="2" office:value-type="string">
            <text:p>Boolean</text:p>
          </table:table-cell>
          <table:table-cell office:value-type="float" office:value="1">
            <text:p>1</text:p>
          </table:table-cell>
          <table:table-cell office:value-type="string">
            <text:p>The control enablemen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allery Item</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allery Item</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Gallery Item</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allery Search Attribute</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Search Attribute</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Search Attribute</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Search Attribute</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Search Attribute</text:p>
          </table:table-cell>
          <table:table-cell office:value-type="string">
            <text:p>Link Role</text:p>
          </table:table-cell>
          <table:table-cell table:number-columns-repeated="2" office:value-type="string">
            <text:p>LinkRole</text:p>
          </table:table-cell>
          <table:table-cell office:value-type="string">
            <text:p>String</text:p>
          </table:table-cell>
          <table:table-cell/>
          <table:table-cell office:value-type="string">
            <text:p>The Link Role of the Control Attribute</text:p>
          </table:table-cell>
          <table:table-cell table:number-columns-repeated="2" office:value-type="float" office:value="0">
            <text:p>0</text:p>
          </table:table-cell>
          <table:table-cell office:value-type="string">
            <text:p>Key, <text:s/>Entity, <text:s/>System, <text:s/>Name</text:p>
          </table:table-cell>
          <table:table-cell table:number-columns-repeated="1014"/>
        </table:table-row>
        <table:table-row table:style-name="ro1" table:visibility="filter">
          <table:table-cell office:value-type="string">
            <text:p>Gallery Search Attribute</text:p>
          </table:table-cell>
          <table:table-cell office:value-type="string">
            <text:p>Link Key Order</text:p>
          </table:table-cell>
          <table:table-cell office:value-type="string">
            <text:p>LinkKeyOrder</text:p>
          </table:table-cell>
          <table:table-cell table:number-columns-repeated="2" office:value-type="string">
            <text:p>Integer</text:p>
          </table:table-cell>
          <table:table-cell/>
          <table:table-cell office:value-type="string">
            <text:p>The Order of the Key Link Rol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Search Attribute</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Gallery Search Attribute</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Search Item</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Search Item</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Search Item</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Search Item</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Search Item</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Search Item</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Search Item</text:p>
          </table:table-cell>
          <table:table-cell office:value-type="string">
            <text:p>Search</text:p>
          </table:table-cell>
          <table:table-cell office:value-type="string">
            <text:p>SearchSystemID, SearchEntityID</text:p>
          </table:table-cell>
          <table:table-cell table:number-columns-repeated="2" office:value-type="string">
            <text:p>Integer</text:p>
          </table:table-cell>
          <table:table-cell/>
          <table:table-cell office:value-type="string">
            <text:p>The Search Entity being referenced by the control</text:p>
          </table:table-cell>
          <table:table-cell table:number-columns-repeated="2" office:value-type="float" office:value="0">
            <text:p>0</text:p>
          </table:table-cell>
          <table:table-cell office:value-type="string">
            <text:p>GnosisSearchFrame</text:p>
          </table:table-cell>
          <table:table-cell table:number-columns-repeated="1014"/>
        </table:table-row>
        <table:table-row table:style-name="ro1" table:visibility="filter">
          <table:table-cell office:value-type="string">
            <text:p>Gallery Search Item</text:p>
          </table:table-cell>
          <table:table-cell office:value-type="string">
            <text:p>Search Action</text:p>
          </table:table-cell>
          <table:table-cell table:number-columns-repeated="2" office:value-type="string">
            <text:p>SearchAction</text:p>
          </table:table-cell>
          <table:table-cell office:value-type="string">
            <text:p>String</text:p>
          </table:table-cell>
          <table:table-cell office:value-type="string">
            <text:p>New</text:p>
          </table:table-cell>
          <table:table-cell office:value-type="string">
            <text:p>The Action being made on the Search Entity</text:p>
          </table:table-cell>
          <table:table-cell table:number-columns-repeated="2" office:value-type="float" office:value="0">
            <text:p>0</text:p>
          </table:table-cell>
          <table:table-cell office:value-type="string">
            <text:p>Open, <text:s/>New, <text:s/>Reset, <text:s/>Search, <text:s/>SaveNew, <text:s/>SaveDelete</text:p>
          </table:table-cell>
          <table:table-cell table:number-columns-repeated="1014"/>
        </table:table-row>
        <table:table-row table:style-name="ro1" table:visibility="filter">
          <table:table-cell office:value-type="string">
            <text:p>Gallery Search Item</text:p>
          </table:table-cell>
          <table:table-cell office:value-type="string">
            <text:p>Auto Search Action</text:p>
          </table:table-cell>
          <table:table-cell office:value-type="string">
            <text:p>AutoSearchAction</text:p>
          </table:table-cell>
          <table:table-cell office:value-type="string">
            <text:p>SearchAction</text:p>
          </table:table-cell>
          <table:table-cell office:value-type="string">
            <text:p>String</text:p>
          </table:table-cell>
          <table:table-cell/>
          <table:table-cell office:value-type="string">
            <text:p>The Search Form automatically executes the Search</text:p>
          </table:table-cell>
          <table:table-cell table:number-columns-repeated="2" office:value-type="float" office:value="0">
            <text:p>0</text:p>
          </table:table-cell>
          <table:table-cell office:value-type="string">
            <text:p>Open, <text:s/>New, <text:s/>Reset, <text:s/>Search, <text:s/>SaveNew, <text:s/>SaveDelete</text:p>
          </table:table-cell>
          <table:table-cell table:number-columns-repeated="1014"/>
        </table:table-row>
        <table:table-row table:style-name="ro1" table:visibility="filter">
          <table:table-cell office:value-type="string">
            <text:p>Gallery Search Item</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allery Search Item</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allery Search Item</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Gallery Search Item</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eneric Control</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Control</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Control</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Control</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Control</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Control</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Control</text:p>
          </table:table-cell>
          <table:table-cell office:value-type="string">
            <text:p>Generic Control Type</text:p>
          </table:table-cell>
          <table:table-cell office:value-type="string">
            <text:p>GenericControlType</text:p>
          </table:table-cell>
          <table:table-cell office:value-type="string">
            <text:p>ControlType</text:p>
          </table:table-cell>
          <table:table-cell office:value-type="string">
            <text:p>String</text:p>
          </table:table-cell>
          <table:table-cell/>
          <table:table-cell office:value-type="string">
            <text:p>The Type of the Generic Control</text:p>
          </table:table-cell>
          <table:table-cell table:number-columns-repeated="2" office:value-type="float" office:value="0">
            <text:p>0</text:p>
          </table:table-cell>
          <table:table-cell office:value-type="string">
            <text:p>fu</text:p>
          </table:table-cell>
          <table:table-cell table:number-columns-repeated="1014"/>
        </table:table-row>
        <table:table-row table:style-name="ro5" table:visibility="filter">
          <table:table-cell office:value-type="string">
            <text:p>Generic Control</text:p>
          </table:table-cell>
          <table:table-cell office:value-type="string">
            <text:p>Control Condition</text:p>
          </table:table-cell>
          <table:table-cell table:number-columns-repeated="2" office:value-type="string">
            <text:p>ControlCondition</text:p>
          </table:table-cell>
          <table:table-cell office:value-type="string">
            <text:p>String</text:p>
          </table:table-cell>
          <table:table-cell/>
          <table:table-cell office:value-type="string">
            <text:p>The Condition on choosing the Control Type</text:p>
          </table:table-cell>
          <table:table-cell table:number-columns-repeated="2" office:value-type="float" office:value="0">
            <text:p>0</text:p>
          </table:table-cell>
          <table:table-cell office:value-type="string">
            <text:p>ParentWindowFocus, <text:s/>FrameFocus, <text:s/>NavFrameFocus, <text:s/>SearchFrameFocus, <text:s/>ToolbarFocus, <text:s/>ButtonFocus, <text:s/>ButtonItemFocus</text:p>
          </table:table-cell>
          <table:table-cell table:number-columns-repeated="1014"/>
        </table:table-row>
        <table:table-row table:style-name="ro1" table:visibility="filter">
          <table:table-cell office:value-type="string">
            <text:p>Generic Control</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eneric Control</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eneric Control</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Generic Control</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eneric Input</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Input</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Input</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Generic Input</text:p>
          </table:table-cell>
          <table:table-cell office:value-type="string">
            <text:p>Variable</text:p>
          </table:table-cell>
          <table:table-cell office:value-type="string">
            <text:p>VariableSystemID, VariableControlID</text:p>
          </table:table-cell>
          <table:table-cell table:number-columns-repeated="2" office:value-type="string">
            <text:p>Integer</text:p>
          </table:table-cell>
          <table:table-cell/>
          <table:table-cell office:value-type="string">
            <text:p>The Environment, Instance Variable or Permission Variable defined from the System</text:p>
          </table:table-cell>
          <table:table-cell table:number-columns-repeated="2" office:value-type="float" office:value="0">
            <text:p>0</text:p>
          </table:table-cell>
          <table:table-cell office:value-type="string">
            <text:p>GnosisEnvironmentVariable, GnosisPermissionVariable, GnosisInstanceVariable</text:p>
          </table:table-cell>
          <table:table-cell table:number-columns-repeated="1014"/>
        </table:table-row>
        <table:table-row table:style-name="ro1" table:visibility="filter">
          <table:table-cell office:value-type="string">
            <text:p>Generic Input</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Menu</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Menu</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Menu</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Menu</text:p>
          </table:table-cell>
          <table:table-cell table:number-columns-repeated="2" office:value-type="string">
            <text:p>Icon</text:p>
          </table:table-cell>
          <table:table-cell table:number-columns-repeated="2" office:value-type="string">
            <text:p>String</text:p>
          </table:table-cell>
          <table:table-cell/>
          <table:table-cell office:value-type="string">
            <text:p>The Icon used to display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Menu</text:p>
          </table:table-cell>
          <table:table-cell table:number-columns-repeated="2" office:value-type="string">
            <text:p>Shortcut</text:p>
          </table:table-cell>
          <table:table-cell table:number-columns-repeated="2" office:value-type="string">
            <text:p>String</text:p>
          </table:table-cell>
          <table:table-cell/>
          <table:table-cell office:value-type="string">
            <text:p>The Shortcut Key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Menu</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Menu</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Menu</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Menu</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eneric Menu Group</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Menu Group</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Menu Group</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Generic Menu Group</text:p>
          </table:table-cell>
          <table:table-cell office:value-type="string">
            <text:p>Variable</text:p>
          </table:table-cell>
          <table:table-cell office:value-type="string">
            <text:p>VariableSystemID, VariableControlID</text:p>
          </table:table-cell>
          <table:table-cell table:number-columns-repeated="2" office:value-type="string">
            <text:p>Integer</text:p>
          </table:table-cell>
          <table:table-cell/>
          <table:table-cell office:value-type="string">
            <text:p>The Environment, Instance or Permission Variable linked to this Control</text:p>
          </table:table-cell>
          <table:table-cell table:number-columns-repeated="2" office:value-type="float" office:value="0">
            <text:p>0</text:p>
          </table:table-cell>
          <table:table-cell office:value-type="string">
            <text:p>GnosisEnvironmentVariable, GnosisPermissionVariable, GnosisInstanceVariable</text:p>
          </table:table-cell>
          <table:table-cell table:number-columns-repeated="1014"/>
        </table:table-row>
        <table:table-row table:style-name="ro2" table:visibility="filter">
          <table:table-cell office:value-type="string">
            <text:p>Generic Menu Group</text:p>
          </table:table-cell>
          <table:table-cell office:value-type="string">
            <text:p>Variable Is Input</text:p>
          </table:table-cell>
          <table:table-cell office:value-type="string">
            <text:p>VariableIsInput</text:p>
          </table:table-cell>
          <table:table-cell table:number-columns-repeated="2" office:value-type="string">
            <text:p>Boolean</text:p>
          </table:table-cell>
          <table:table-cell/>
          <table:table-cell office:value-type="string">
            <text:p>The Environment, Instance or Permission Variable is input to this control</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Generic Menu Group</text:p>
          </table:table-cell>
          <table:table-cell office:value-type="string">
            <text:p>Variable Is Output</text:p>
          </table:table-cell>
          <table:table-cell office:value-type="string">
            <text:p>VariableIsOutput</text:p>
          </table:table-cell>
          <table:table-cell table:number-columns-repeated="2" office:value-type="string">
            <text:p>Boolean</text:p>
          </table:table-cell>
          <table:table-cell/>
          <table:table-cell office:value-type="string">
            <text:p>The Environment, Instance or Permission Variable is output from this control</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eneric Menu Group</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Menu Group</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Menu Group</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4" table:visibility="filter">
          <table:table-cell office:value-type="string">
            <text:p>Generic Menu Group</text:p>
          </table:table-cell>
          <table:table-cell office:value-type="string">
            <text:p>Menu Tag</text:p>
          </table:table-cell>
          <table:table-cell office:value-type="string">
            <text:p>MenuTag</text:p>
          </table:table-cell>
          <table:table-cell office:value-type="string">
            <text:p>GenericMenuTag</text:p>
          </table:table-cell>
          <table:table-cell office:value-type="string">
            <text:p>String</text:p>
          </table:table-cell>
          <table:table-cell/>
          <table:table-cell office:value-type="string">
            <text:p>The control (button) is displayed as Selected (Down) or checked</text:p>
          </table:table-cell>
          <table:table-cell table:number-columns-repeated="2" office:value-type="float" office:value="0">
            <text:p>0</text:p>
          </table:table-cell>
          <table:table-cell office:value-type="string">
            <text:p>Forward, <text:s/>Backward, <text:s/>Cut, <text:s/>Copy, <text:s/>Paste, <text:s/>Undo, <text:s/>Redo, <text:s/>Edit, <text:s/>Delete, <text:s/>Insert, <text:s/>Save, <text:s/>Remove, <text:s/>Refresh, <text:s/>Cancel, <text:s/>Search, <text:s/>Reset, <text:s/>New, <text:s/>Print, <text:s/>Navigator, <text:s/>Tooltip, <text:s/>ProtectionStatus, <text:s/>Properties</text:p>
          </table:table-cell>
          <table:table-cell table:number-columns-repeated="1014"/>
        </table:table-row>
        <table:table-row table:style-name="ro1" table:visibility="filter">
          <table:table-cell office:value-type="string">
            <text:p>Generic Menu Group</text:p>
          </table:table-cell>
          <table:table-cell table:number-columns-repeated="2" office:value-type="string">
            <text:p>Disabled</text:p>
          </table:table-cell>
          <table:table-cell table:number-columns-repeated="2" office:value-type="string">
            <text:p>Boolean</text:p>
          </table:table-cell>
          <table:table-cell office:value-type="float" office:value="1">
            <text:p>1</text:p>
          </table:table-cell>
          <table:table-cell office:value-type="string">
            <text:p>The control enablemen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eneric Menu Item</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Menu Item</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Menu Item</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Menu Item</text:p>
          </table:table-cell>
          <table:table-cell table:number-columns-repeated="2" office:value-type="string">
            <text:p>Icon</text:p>
          </table:table-cell>
          <table:table-cell table:number-columns-repeated="2" office:value-type="string">
            <text:p>String</text:p>
          </table:table-cell>
          <table:table-cell/>
          <table:table-cell office:value-type="string">
            <text:p>The Icon used to display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Menu Item</text:p>
          </table:table-cell>
          <table:table-cell table:number-columns-repeated="2" office:value-type="string">
            <text:p>Shortcut</text:p>
          </table:table-cell>
          <table:table-cell table:number-columns-repeated="2" office:value-type="string">
            <text:p>String</text:p>
          </table:table-cell>
          <table:table-cell/>
          <table:table-cell office:value-type="string">
            <text:p>The Shortcut Key for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Generic Menu Item</text:p>
          </table:table-cell>
          <table:table-cell office:value-type="string">
            <text:p>Variable</text:p>
          </table:table-cell>
          <table:table-cell office:value-type="string">
            <text:p>VariableSystemID, VariableControlID</text:p>
          </table:table-cell>
          <table:table-cell table:number-columns-repeated="2" office:value-type="string">
            <text:p>Integer</text:p>
          </table:table-cell>
          <table:table-cell/>
          <table:table-cell office:value-type="string">
            <text:p>The Environment, Instance or Permission Variable linked to this Control</text:p>
          </table:table-cell>
          <table:table-cell table:number-columns-repeated="2" office:value-type="float" office:value="0">
            <text:p>0</text:p>
          </table:table-cell>
          <table:table-cell office:value-type="string">
            <text:p>GnosisEnvironmentVariable, GnosisPermissionVariable, GnosisInstanceVariable</text:p>
          </table:table-cell>
          <table:table-cell table:number-columns-repeated="1014"/>
        </table:table-row>
        <table:table-row table:style-name="ro2" table:visibility="filter">
          <table:table-cell office:value-type="string">
            <text:p>Generic Menu Item</text:p>
          </table:table-cell>
          <table:table-cell office:value-type="string">
            <text:p>Variable Is Input</text:p>
          </table:table-cell>
          <table:table-cell office:value-type="string">
            <text:p>VariableIsInput</text:p>
          </table:table-cell>
          <table:table-cell table:number-columns-repeated="2" office:value-type="string">
            <text:p>Boolean</text:p>
          </table:table-cell>
          <table:table-cell/>
          <table:table-cell office:value-type="string">
            <text:p>The Environment, Instance or Permission Variable is input to this control</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Generic Menu Item</text:p>
          </table:table-cell>
          <table:table-cell office:value-type="string">
            <text:p>Variable Is Output</text:p>
          </table:table-cell>
          <table:table-cell office:value-type="string">
            <text:p>VariableIsOutput</text:p>
          </table:table-cell>
          <table:table-cell table:number-columns-repeated="2" office:value-type="string">
            <text:p>Boolean</text:p>
          </table:table-cell>
          <table:table-cell/>
          <table:table-cell office:value-type="string">
            <text:p>The Environment, Instance or Permission Variable is output from this control</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eneric Menu Item</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Menu Item</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Menu Item</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4" table:visibility="filter">
          <table:table-cell office:value-type="string">
            <text:p>Generic Menu Item</text:p>
          </table:table-cell>
          <table:table-cell office:value-type="string">
            <text:p>Menu Tag</text:p>
          </table:table-cell>
          <table:table-cell office:value-type="string">
            <text:p>MenuTag</text:p>
          </table:table-cell>
          <table:table-cell office:value-type="string">
            <text:p>GenericMenuTag</text:p>
          </table:table-cell>
          <table:table-cell office:value-type="string">
            <text:p>String</text:p>
          </table:table-cell>
          <table:table-cell/>
          <table:table-cell office:value-type="string">
            <text:p>The control (button) is displayed as Selected (Down) or checked</text:p>
          </table:table-cell>
          <table:table-cell table:number-columns-repeated="2" office:value-type="float" office:value="0">
            <text:p>0</text:p>
          </table:table-cell>
          <table:table-cell office:value-type="string">
            <text:p>Forward, <text:s/>Backward, <text:s/>Cut, <text:s/>Copy, <text:s/>Paste, <text:s/>Undo, <text:s/>Redo, <text:s/>Edit, <text:s/>Delete, <text:s/>Insert, <text:s/>Save, <text:s/>Remove, <text:s/>Refresh, <text:s/>Cancel, <text:s/>Search, <text:s/>Reset, <text:s/>New, <text:s/>Print, <text:s/>Navigator, <text:s/>Tooltip, <text:s/>ProtectionStatus, <text:s/>Properties</text:p>
          </table:table-cell>
          <table:table-cell table:number-columns-repeated="1014"/>
        </table:table-row>
        <table:table-row table:style-name="ro1" table:visibility="filter">
          <table:table-cell office:value-type="string">
            <text:p>Generic Menu Item</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eneric Menu Item</text:p>
          </table:table-cell>
          <table:table-cell table:number-columns-repeated="2" office:value-type="string">
            <text:p>Disabled</text:p>
          </table:table-cell>
          <table:table-cell table:number-columns-repeated="2" office:value-type="string">
            <text:p>Boolean</text:p>
          </table:table-cell>
          <table:table-cell office:value-type="float" office:value="1">
            <text:p>1</text:p>
          </table:table-cell>
          <table:table-cell office:value-type="string">
            <text:p>The control enablemen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eneric Output</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Output</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Output</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Generic Output</text:p>
          </table:table-cell>
          <table:table-cell office:value-type="string">
            <text:p>Variable</text:p>
          </table:table-cell>
          <table:table-cell office:value-type="string">
            <text:p>VariableSystemID, VariableControlID</text:p>
          </table:table-cell>
          <table:table-cell table:number-columns-repeated="2" office:value-type="string">
            <text:p>Integer</text:p>
          </table:table-cell>
          <table:table-cell/>
          <table:table-cell office:value-type="string">
            <text:p>The Environment, Instance Variable or Permission Variable retruned to the System</text:p>
          </table:table-cell>
          <table:table-cell table:number-columns-repeated="2" office:value-type="float" office:value="0">
            <text:p>0</text:p>
          </table:table-cell>
          <table:table-cell office:value-type="string">
            <text:p>GnosisEnvironmentVariable, GnosisPermissionVariable, GnosisInstanceVariable</text:p>
          </table:table-cell>
          <table:table-cell table:number-columns-repeated="1014"/>
        </table:table-row>
        <table:table-row table:style-name="ro1" table:visibility="filter">
          <table:table-cell office:value-type="string">
            <text:p>Generic Output</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Toggle Menu Item</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Toggle Menu Item</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Toggle Menu Item</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Toggle Menu Item</text:p>
          </table:table-cell>
          <table:table-cell table:number-columns-repeated="2" office:value-type="string">
            <text:p>Icon</text:p>
          </table:table-cell>
          <table:table-cell table:number-columns-repeated="2" office:value-type="string">
            <text:p>String</text:p>
          </table:table-cell>
          <table:table-cell/>
          <table:table-cell office:value-type="string">
            <text:p>The Icon used to display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Toggle Menu Item</text:p>
          </table:table-cell>
          <table:table-cell table:number-columns-repeated="2" office:value-type="string">
            <text:p>Shortcut</text:p>
          </table:table-cell>
          <table:table-cell table:number-columns-repeated="2" office:value-type="string">
            <text:p>String</text:p>
          </table:table-cell>
          <table:table-cell/>
          <table:table-cell office:value-type="string">
            <text:p>The Shortcut Key for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Generic Toggle Menu Item</text:p>
          </table:table-cell>
          <table:table-cell office:value-type="string">
            <text:p>Variable</text:p>
          </table:table-cell>
          <table:table-cell office:value-type="string">
            <text:p>VariableSystemID, VariableControlID</text:p>
          </table:table-cell>
          <table:table-cell table:number-columns-repeated="2" office:value-type="string">
            <text:p>Integer</text:p>
          </table:table-cell>
          <table:table-cell/>
          <table:table-cell office:value-type="string">
            <text:p>The Environment, Instance or Permission Variable linked to this Control</text:p>
          </table:table-cell>
          <table:table-cell table:number-columns-repeated="2" office:value-type="float" office:value="0">
            <text:p>0</text:p>
          </table:table-cell>
          <table:table-cell office:value-type="string">
            <text:p>GnosisEnvironmentVariable, GnosisPermissionVariable, GnosisInstanceVariable</text:p>
          </table:table-cell>
          <table:table-cell table:number-columns-repeated="1014"/>
        </table:table-row>
        <table:table-row table:style-name="ro2" table:visibility="filter">
          <table:table-cell office:value-type="string">
            <text:p>Generic Toggle Menu Item</text:p>
          </table:table-cell>
          <table:table-cell office:value-type="string">
            <text:p>Variable Is Input</text:p>
          </table:table-cell>
          <table:table-cell office:value-type="string">
            <text:p>VariableIsInput</text:p>
          </table:table-cell>
          <table:table-cell table:number-columns-repeated="2" office:value-type="string">
            <text:p>Boolean</text:p>
          </table:table-cell>
          <table:table-cell/>
          <table:table-cell office:value-type="string">
            <text:p>The Environment, Instance or Permission Variable is input to this control</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Generic Toggle Menu Item</text:p>
          </table:table-cell>
          <table:table-cell office:value-type="string">
            <text:p>Variable Is Output</text:p>
          </table:table-cell>
          <table:table-cell office:value-type="string">
            <text:p>VariableIsOutput</text:p>
          </table:table-cell>
          <table:table-cell table:number-columns-repeated="2" office:value-type="string">
            <text:p>Boolean</text:p>
          </table:table-cell>
          <table:table-cell/>
          <table:table-cell office:value-type="string">
            <text:p>The Environment, Instance or Permission Variable is output from this control</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eneric Toggle Menu Item</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Toggle Menu Item</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Toggle Menu Item</text:p>
          </table:table-cell>
          <table:table-cell office:value-type="string">
            <text:p>Tooltip Selected</text:p>
          </table:table-cell>
          <table:table-cell office:value-type="string">
            <text:p>TooltipSelected</text:p>
          </table:table-cell>
          <table:table-cell table:number-columns-repeated="2" office:value-type="string">
            <text:p>String</text:p>
          </table:table-cell>
          <table:table-cell/>
          <table:table-cell office:value-type="string">
            <text:p>The tooltip displayed when the Item is Selected</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Toggle Menu Item</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Generic Toggle Menu Item</text:p>
          </table:table-cell>
          <table:table-cell office:value-type="string">
            <text:p>Group Name</text:p>
          </table:table-cell>
          <table:table-cell office:value-type="string">
            <text:p>GroupName</text:p>
          </table:table-cell>
          <table:table-cell table:number-columns-repeated="2" office:value-type="string">
            <text:p>String</text:p>
          </table:table-cell>
          <table:table-cell/>
          <table:table-cell office:value-type="string">
            <text:p>The setting of this field works in conjunction with other members of the same Radio Group</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Toggle Menu Item</text:p>
          </table:table-cell>
          <table:table-cell table:number-columns-repeated="2" office:value-type="string">
            <text:p>Selected</text:p>
          </table:table-cell>
          <table:table-cell table:number-columns-repeated="2" office:value-type="string">
            <text:p>Boolean</text:p>
          </table:table-cell>
          <table:table-cell office:value-type="float" office:value="0">
            <text:p>0</text:p>
          </table:table-cell>
          <table:table-cell office:value-type="string">
            <text:p>The control (button) is displayed as Selected (Down)</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5" table:visibility="filter">
          <table:table-cell office:value-type="string">
            <text:p>Generic Toggle Menu Item</text:p>
          </table:table-cell>
          <table:table-cell office:value-type="string">
            <text:p>Selected Factor</text:p>
          </table:table-cell>
          <table:table-cell office:value-type="string">
            <text:p>SelectedFactor</text:p>
          </table:table-cell>
          <table:table-cell table:number-columns-repeated="2" office:value-type="string">
            <text:p>Integer</text:p>
          </table:table-cell>
          <table:table-cell office:value-type="float" office:value="1">
            <text:p>1</text:p>
          </table:table-cell>
          <table:table-cell office:value-type="string">
            <text:p>The Value of the Control is set by multiplying the Selected Factor and Selected (eg. 2 gives the result of 2 in the Dataset Item or Variable) </text:p>
          </table:table-cell>
          <table:table-cell table:number-columns-repeated="2" office:value-type="float" office:value="0">
            <text:p>0</text:p>
          </table:table-cell>
          <table:table-cell table:number-columns-repeated="1015"/>
        </table:table-row>
        <table:table-row table:style-name="ro4" table:visibility="filter">
          <table:table-cell office:value-type="string">
            <text:p>Generic Toggle Menu Item</text:p>
          </table:table-cell>
          <table:table-cell office:value-type="string">
            <text:p>Menu Tag</text:p>
          </table:table-cell>
          <table:table-cell office:value-type="string">
            <text:p>MenuTag</text:p>
          </table:table-cell>
          <table:table-cell office:value-type="string">
            <text:p>GenericMenuTag</text:p>
          </table:table-cell>
          <table:table-cell office:value-type="string">
            <text:p>String</text:p>
          </table:table-cell>
          <table:table-cell/>
          <table:table-cell office:value-type="string">
            <text:p>The control (button) is displayed as Selected (Down) or checked</text:p>
          </table:table-cell>
          <table:table-cell table:number-columns-repeated="2" office:value-type="float" office:value="0">
            <text:p>0</text:p>
          </table:table-cell>
          <table:table-cell office:value-type="string">
            <text:p>Forward, <text:s/>Backward, <text:s/>Cut, <text:s/>Copy, <text:s/>Paste, <text:s/>Undo, <text:s/>Redo, <text:s/>Edit, <text:s/>Delete, <text:s/>Insert, <text:s/>Save, <text:s/>Remove, <text:s/>Refresh, <text:s/>Cancel, <text:s/>Search, <text:s/>Reset, <text:s/>New, <text:s/>Print, <text:s/>Navigator, <text:s/>Tooltip, <text:s/>ProtectionStatus, <text:s/>Properties</text:p>
          </table:table-cell>
          <table:table-cell table:number-columns-repeated="1014"/>
        </table:table-row>
        <table:table-row table:style-name="ro1" table:visibility="filter">
          <table:table-cell office:value-type="string">
            <text:p>Generic Toggle Menu Item</text:p>
          </table:table-cell>
          <table:table-cell table:number-columns-repeated="2" office:value-type="string">
            <text:p>Disabled</text:p>
          </table:table-cell>
          <table:table-cell table:number-columns-repeated="2" office:value-type="string">
            <text:p>Boolean</text:p>
          </table:table-cell>
          <table:table-cell office:value-type="float" office:value="1">
            <text:p>1</text:p>
          </table:table-cell>
          <table:table-cell office:value-type="string">
            <text:p>The control enablemen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rid</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rid</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rid</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rid</text:p>
          </table:table-cell>
          <table:table-cell office:value-type="string">
            <text:p>Caption Relative Position</text:p>
          </table:table-cell>
          <table:table-cell office:value-type="string">
            <text:p>CaptionRelativePosition</text:p>
          </table:table-cell>
          <table:table-cell office:value-type="string">
            <text:p>RelativePosition</text:p>
          </table:table-cell>
          <table:table-cell office:value-type="string">
            <text:p>String</text:p>
          </table:table-cell>
          <table:table-cell/>
          <table:table-cell office:value-type="string">
            <text:p>The Caption and the field are placed relative to one another</text:p>
          </table:table-cell>
          <table:table-cell table:number-columns-repeated="2" office:value-type="float" office:value="0">
            <text:p>0</text:p>
          </table:table-cell>
          <table:table-cell office:value-type="string">
            <text:p>Above, <text:s/>Below, <text:s/>Left, <text:s/>Right</text:p>
          </table:table-cell>
          <table:table-cell table:number-columns-repeated="1014"/>
        </table:table-row>
        <table:table-row table:style-name="ro1" table:visibility="filter">
          <table:table-cell office:value-type="string">
            <text:p>Grid</text:p>
          </table:table-cell>
          <table:table-cell office:value-type="string">
            <text:p>Caption Horizontal Alignment</text:p>
          </table:table-cell>
          <table:table-cell office:value-type="string">
            <text:p>CaptionAlignmentHorizontal</text:p>
          </table:table-cell>
          <table:table-cell office:value-type="string">
            <text:p>HorizontalAlignment</text:p>
          </table:table-cell>
          <table:table-cell office:value-type="string">
            <text:p>String</text:p>
          </table:table-cell>
          <table:table-cell/>
          <table:table-cell office:value-type="string">
            <text:p>This horizontal alignment of the Caption text</text:p>
          </table:table-cell>
          <table:table-cell table:number-columns-repeated="2" office:value-type="float" office:value="0">
            <text:p>0</text:p>
          </table:table-cell>
          <table:table-cell office:value-type="string">
            <text:p>Left, <text:s/>Centre, <text:s/>Right</text:p>
          </table:table-cell>
          <table:table-cell table:number-columns-repeated="1014"/>
        </table:table-row>
        <table:table-row table:style-name="ro1" table:visibility="filter">
          <table:table-cell office:value-type="string">
            <text:p>Grid</text:p>
          </table:table-cell>
          <table:table-cell office:value-type="string">
            <text:p>Caption Vertical Alignment</text:p>
          </table:table-cell>
          <table:table-cell office:value-type="string">
            <text:p>CaptionAlignmentVertical</text:p>
          </table:table-cell>
          <table:table-cell office:value-type="string">
            <text:p>VerticalAlignment</text:p>
          </table:table-cell>
          <table:table-cell office:value-type="string">
            <text:p>String</text:p>
          </table:table-cell>
          <table:table-cell/>
          <table:table-cell office:value-type="string">
            <text:p>This vertical alignment of the Caption text</text:p>
          </table:table-cell>
          <table:table-cell table:number-columns-repeated="2" office:value-type="float" office:value="0">
            <text:p>0</text:p>
          </table:table-cell>
          <table:table-cell office:value-type="string">
            <text:p>Top, <text:s/>Centre, <text:s/>Bottom</text:p>
          </table:table-cell>
          <table:table-cell table:number-columns-repeated="1014"/>
        </table:table-row>
        <table:table-row table:style-name="ro1" table:visibility="filter">
          <table:table-cell office:value-type="string">
            <text:p>Grid</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rid</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rid</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rid</text:p>
          </table:table-cell>
          <table:table-cell office:value-type="string">
            <text:p>Min Display Rows</text:p>
          </table:table-cell>
          <table:table-cell office:value-type="string">
            <text:p>MinDisplayRows</text:p>
          </table:table-cell>
          <table:table-cell table:number-columns-repeated="2" office:value-type="string">
            <text:p>Integer</text:p>
          </table:table-cell>
          <table:table-cell office:value-type="float" office:value="1">
            <text:p>1</text:p>
          </table:table-cell>
          <table:table-cell office:value-type="string">
            <text:p>The Minimum number of data rows displayed</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rid</text:p>
          </table:table-cell>
          <table:table-cell office:value-type="string">
            <text:p>Max Display Rows</text:p>
          </table:table-cell>
          <table:table-cell office:value-type="string">
            <text:p>MaxDisplayRows</text:p>
          </table:table-cell>
          <table:table-cell table:number-columns-repeated="2" office:value-type="string">
            <text:p>Integer</text:p>
          </table:table-cell>
          <table:table-cell/>
          <table:table-cell office:value-type="string">
            <text:p>The Maximum number of data rows displayed</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Grid</text:p>
          </table:table-cell>
          <table:table-cell office:value-type="string">
            <text:p>Max Wrap Rows</text:p>
          </table:table-cell>
          <table:table-cell office:value-type="string">
            <text:p>MaxWrapRows</text:p>
          </table:table-cell>
          <table:table-cell table:number-columns-repeated="2" office:value-type="string">
            <text:p>Integer</text:p>
          </table:table-cell>
          <table:table-cell office:value-type="float" office:value="2">
            <text:p>2</text:p>
          </table:table-cell>
          <table:table-cell office:value-type="string">
            <text:p>The Maxium number of wrapped lines allowed, after which the grid displays in columnar format</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Grid</text:p>
          </table:table-cell>
          <table:table-cell office:value-type="string">
            <text:p>Max Lines</text:p>
          </table:table-cell>
          <table:table-cell office:value-type="string">
            <text:p>MaxLines</text:p>
          </table:table-cell>
          <table:table-cell table:number-columns-repeated="2" office:value-type="string">
            <text:p>Integer</text:p>
          </table:table-cell>
          <table:table-cell office:value-type="float" office:value="2">
            <text:p>2</text:p>
          </table:table-cell>
          <table:table-cell office:value-type="string">
            <text:p>The Maxium number of wrap lines allowed for the columns of the grid, after which the grid is forced in a different forma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rid</text:p>
          </table:table-cell>
          <table:table-cell office:value-type="string">
            <text:p>Multiple Row Selection</text:p>
          </table:table-cell>
          <table:table-cell office:value-type="string">
            <text:p>MultipleRowSelection</text:p>
          </table:table-cell>
          <table:table-cell table:number-columns-repeated="2" office:value-type="string">
            <text:p>Boolean</text:p>
          </table:table-cell>
          <table:table-cell/>
          <table:table-cell office:value-type="string">
            <text:p>Allow multiple rows to be Select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rid</text:p>
          </table:table-cell>
          <table:table-cell office:value-type="string">
            <text:p>Max Section Span</text:p>
          </table:table-cell>
          <table:table-cell office:value-type="string">
            <text:p>MaxSectionSpan</text:p>
          </table:table-cell>
          <table:table-cell table:number-columns-repeated="2" office:value-type="string">
            <text:p>Integer</text:p>
          </table:table-cell>
          <table:table-cell/>
          <table:table-cell office:value-type="string">
            <text:p>The maximum number of sections the container Control may span</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rid</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rid</text:p>
          </table:table-cell>
          <table:table-cell office:value-type="string">
            <text:p>Read Only</text:p>
          </table:table-cell>
          <table:table-cell office:value-type="string">
            <text:p>ReadOnly</text:p>
          </table:table-cell>
          <table:table-cell table:number-columns-repeated="2" office:value-type="string">
            <text:p>Boolean</text:p>
          </table:table-cell>
          <table:table-cell/>
          <table:table-cell office:value-type="string">
            <text:p>The control is not able to be chang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rid</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rid</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rid</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Grid</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rid Button</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rid Button</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rid Button</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rid Button</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rid Button</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rid Button</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rid Button</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rid Button</text:p>
          </table:table-cell>
          <table:table-cell table:number-columns-repeated="2" office:value-type="string">
            <text:p>Disabled</text:p>
          </table:table-cell>
          <table:table-cell table:number-columns-repeated="2" office:value-type="string">
            <text:p>Boolean</text:p>
          </table:table-cell>
          <table:table-cell office:value-type="float" office:value="1">
            <text:p>1</text:p>
          </table:table-cell>
          <table:table-cell office:value-type="string">
            <text:p>The control enablemen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rid Button</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rid Button</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rid Button</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Grid Button</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rid Button Item</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rid Button Item</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rid Button Item</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rid Button Item</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rid Button Item</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rid Button Item</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rid Button Item</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rid Button Item</text:p>
          </table:table-cell>
          <table:table-cell table:number-columns-repeated="2" office:value-type="string">
            <text:p>Disabled</text:p>
          </table:table-cell>
          <table:table-cell table:number-columns-repeated="2" office:value-type="string">
            <text:p>Boolean</text:p>
          </table:table-cell>
          <table:table-cell office:value-type="float" office:value="1">
            <text:p>1</text:p>
          </table:table-cell>
          <table:table-cell office:value-type="string">
            <text:p>The control enablemen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rid Button Item</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rid Button Item</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rid Button Item</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Grid Button Item</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rid Menu Button</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rid Menu Button</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rid Menu Button</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rid Menu Button</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rid Menu Button</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rid Menu Button</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rid Menu Button</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rid Menu Button</text:p>
          </table:table-cell>
          <table:table-cell table:number-columns-repeated="2" office:value-type="string">
            <text:p>Disabled</text:p>
          </table:table-cell>
          <table:table-cell table:number-columns-repeated="2" office:value-type="string">
            <text:p>Boolean</text:p>
          </table:table-cell>
          <table:table-cell office:value-type="float" office:value="1">
            <text:p>1</text:p>
          </table:table-cell>
          <table:table-cell office:value-type="string">
            <text:p>The control enablemen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rid Menu Button</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rid Menu Button</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Grid Menu Button</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Instance Variable</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Instance Variable</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Instance Variable</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Instance Variable</text:p>
          </table:table-cell>
          <table:table-cell office:value-type="string">
            <text:p>SQL Parameter Name</text:p>
          </table:table-cell>
          <table:table-cell office:value-type="string">
            <text:p>SqlParameterName</text:p>
          </table:table-cell>
          <table:table-cell table:number-columns-repeated="2" office:value-type="string">
            <text:p>String</text:p>
          </table:table-cell>
          <table:table-cell/>
          <table:table-cell office:value-type="string">
            <text:p>The Name of the Instance variable as used in T-SQ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Instance Variable</text:p>
          </table:table-cell>
          <table:table-cell office:value-type="string">
            <text:p>Data Type</text:p>
          </table:table-cell>
          <table:table-cell table:number-columns-repeated="2" office:value-type="string">
            <text:p>DataType</text:p>
          </table:table-cell>
          <table:table-cell office:value-type="string">
            <text:p>String</text:p>
          </table:table-cell>
          <table:table-cell/>
          <table:table-cell office:value-type="string">
            <text:p>The Data Type of the Instance variable</text:p>
          </table:table-cell>
          <table:table-cell table:number-columns-repeated="2" office:value-type="float" office:value="0">
            <text:p>0</text:p>
          </table:table-cell>
          <table:table-cell office:value-type="string">
            <text:p>valid_begin_date, <text:s/>valid_end_date, <text:s/>gnosis_layout_xml, <text:s/>system_protection_status, <text:s/>audit_datetime, <text:s/>boolean</text:p>
          </table:table-cell>
          <table:table-cell table:number-columns-repeated="1014"/>
        </table:table-row>
        <table:table-row table:style-name="ro1" table:visibility="filter">
          <table:table-cell office:value-type="string">
            <text:p>Instance Variable</text:p>
          </table:table-cell>
          <table:table-cell office:value-type="string">
            <text:p>SQL Data Type</text:p>
          </table:table-cell>
          <table:table-cell office:value-type="string">
            <text:p>SqlDataType</text:p>
          </table:table-cell>
          <table:table-cell office:value-type="string">
            <text:p>SQLDataType</text:p>
          </table:table-cell>
          <table:table-cell office:value-type="string">
            <text:p>String</text:p>
          </table:table-cell>
          <table:table-cell/>
          <table:table-cell office:value-type="string">
            <text:p>The SQL Data Type of the Instance variable</text:p>
          </table:table-cell>
          <table:table-cell table:number-columns-repeated="2" office:value-type="float" office:value="0">
            <text:p>0</text:p>
          </table:table-cell>
          <table:table-cell office:value-type="string">
            <text:p>sysname, <text:s/>bit, <text:s/>tinyint, <text:s/>smallint, <text:s/>int, <text:s/>numeric</text:p>
          </table:table-cell>
          <table:table-cell table:number-columns-repeated="1014"/>
        </table:table-row>
        <table:table-row table:style-name="ro1" table:visibility="filter">
          <table:table-cell office:value-type="string">
            <text:p>Instance Variable</text:p>
          </table:table-cell>
          <table:table-cell table:number-columns-repeated="2" office:value-type="string">
            <text:p>Default</text:p>
          </table:table-cell>
          <table:table-cell table:number-columns-repeated="2" office:value-type="string">
            <text:p>String</text:p>
          </table:table-cell>
          <table:table-cell/>
          <table:table-cell office:value-type="string">
            <text:p>The Default of the Instance variabl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Instance Variable</text:p>
          </table:table-cell>
          <table:table-cell office:value-type="string">
            <text:p>Is Instance Input</text:p>
          </table:table-cell>
          <table:table-cell office:value-type="string">
            <text:p>IsInstanceInput</text:p>
          </table:table-cell>
          <table:table-cell table:number-columns-repeated="2" office:value-type="string">
            <text:p>Boolean</text:p>
          </table:table-cell>
          <table:table-cell/>
          <table:table-cell office:value-type="string">
            <text:p>The variable is always supplied to the Instance (if known)</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Instance Variable</text:p>
          </table:table-cell>
          <table:table-cell office:value-type="string">
            <text:p>Is Entity Input</text:p>
          </table:table-cell>
          <table:table-cell office:value-type="string">
            <text:p>IsEntityInput</text:p>
          </table:table-cell>
          <table:table-cell table:number-columns-repeated="2" office:value-type="string">
            <text:p>Boolean</text:p>
          </table:table-cell>
          <table:table-cell/>
          <table:table-cell office:value-type="string">
            <text:p>The variable is always supplied when requesting an entity definition (if known)</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Instance Variable</text:p>
          </table:table-cell>
          <table:table-cell office:value-type="string">
            <text:p>Is Instance Output</text:p>
          </table:table-cell>
          <table:table-cell office:value-type="string">
            <text:p>IsInstanceOutput</text:p>
          </table:table-cell>
          <table:table-cell table:number-columns-repeated="2" office:value-type="string">
            <text:p>Boolean</text:p>
          </table:table-cell>
          <table:table-cell/>
          <table:table-cell office:value-type="string">
            <text:p>The variable is always supplied back to the Instance</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Instance Variable</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abel Field</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abel Field</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abel Field</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abel Field</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abel Field</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abel Field</text:p>
          </table:table-cell>
          <table:table-cell office:value-type="string">
            <text:p>Label Type</text:p>
          </table:table-cell>
          <table:table-cell table:number-columns-repeated="2" office:value-type="string">
            <text:p>LabelType</text:p>
          </table:table-cell>
          <table:table-cell office:value-type="string">
            <text:p>String</text:p>
          </table:table-cell>
          <table:table-cell/>
          <table:table-cell office:value-type="string">
            <text:p>The type of Label, Title, Subtitle or Field</text:p>
          </table:table-cell>
          <table:table-cell table:number-columns-repeated="2" office:value-type="float" office:value="0">
            <text:p>0</text:p>
          </table:table-cell>
          <table:table-cell office:value-type="string">
            <text:p>Title, <text:s/>Subtitle, <text:s/>Field</text:p>
          </table:table-cell>
          <table:table-cell table:number-columns-repeated="1014"/>
        </table:table-row>
        <table:table-row table:style-name="ro1" table:visibility="filter">
          <table:table-cell office:value-type="string">
            <text:p>Label Field</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abel Field</text:p>
          </table:table-cell>
          <table:table-cell office:value-type="string">
            <text:p>Content Horizontal Alignment</text:p>
          </table:table-cell>
          <table:table-cell office:value-type="string">
            <text:p>ContentHorizontalAlignment</text:p>
          </table:table-cell>
          <table:table-cell office:value-type="string">
            <text:p>HorizontalAlignment</text:p>
          </table:table-cell>
          <table:table-cell office:value-type="string">
            <text:p>String</text:p>
          </table:table-cell>
          <table:table-cell/>
          <table:table-cell office:value-type="string">
            <text:p>The Horizontal Alignment of the Content defaults from the Style</text:p>
          </table:table-cell>
          <table:table-cell table:number-columns-repeated="2" office:value-type="float" office:value="0">
            <text:p>0</text:p>
          </table:table-cell>
          <table:table-cell office:value-type="string">
            <text:p>Left, <text:s/>Centre, <text:s/>Right</text:p>
          </table:table-cell>
          <table:table-cell table:number-columns-repeated="1014"/>
        </table:table-row>
        <table:table-row table:style-name="ro2" table:visibility="filter">
          <table:table-cell office:value-type="string">
            <text:p>Label Field</text:p>
          </table:table-cell>
          <table:table-cell office:value-type="string">
            <text:p>Min Display Characters</text:p>
          </table:table-cell>
          <table:table-cell office:value-type="string">
            <text:p>Min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Label Field</text:p>
          </table:table-cell>
          <table:table-cell office:value-type="string">
            <text:p>Max Display Characters</text:p>
          </table:table-cell>
          <table:table-cell office:value-type="string">
            <text:p>Max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abel Field</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abel Field</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abel Field</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Label Field</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nk Attribute</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Attribute</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Attribute</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Attribute</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Attribute</text:p>
          </table:table-cell>
          <table:table-cell table:number-columns-repeated="2" office:value-type="string">
            <text:p>Parameter</text:p>
          </table:table-cell>
          <table:table-cell table:number-columns-repeated="2" office:value-type="string">
            <text:p>String</text:p>
          </table:table-cell>
          <table:table-cell/>
          <table:table-cell office:value-type="string">
            <text:p>The Parameter for which the Mapping applies</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Attribute</text:p>
          </table:table-cell>
          <table:table-cell office:value-type="string">
            <text:p>Link Role</text:p>
          </table:table-cell>
          <table:table-cell table:number-columns-repeated="2" office:value-type="string">
            <text:p>LinkRole</text:p>
          </table:table-cell>
          <table:table-cell office:value-type="string">
            <text:p>String</text:p>
          </table:table-cell>
          <table:table-cell/>
          <table:table-cell office:value-type="string">
            <text:p>The Link Role of the Control Attribute</text:p>
          </table:table-cell>
          <table:table-cell table:number-columns-repeated="2" office:value-type="float" office:value="0">
            <text:p>0</text:p>
          </table:table-cell>
          <table:table-cell office:value-type="string">
            <text:p>Key, <text:s/>Entity, <text:s/>System, <text:s/>Name</text:p>
          </table:table-cell>
          <table:table-cell table:number-columns-repeated="1014"/>
        </table:table-row>
        <table:table-row table:style-name="ro1" table:visibility="filter">
          <table:table-cell office:value-type="string">
            <text:p>Link Attribute</text:p>
          </table:table-cell>
          <table:table-cell office:value-type="string">
            <text:p>Link Key Order</text:p>
          </table:table-cell>
          <table:table-cell office:value-type="string">
            <text:p>LinkKeyOrder</text:p>
          </table:table-cell>
          <table:table-cell table:number-columns-repeated="2" office:value-type="string">
            <text:p>Integer</text:p>
          </table:table-cell>
          <table:table-cell/>
          <table:table-cell office:value-type="string">
            <text:p>The Order of the Key Link Rol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Attribute</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Link Attribute</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Button</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Button</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Button</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Button</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Button</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Button</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Button</text:p>
          </table:table-cell>
          <table:table-cell office:value-type="string">
            <text:p>Search</text:p>
          </table:table-cell>
          <table:table-cell office:value-type="string">
            <text:p>SearchSystemID, SearchEntityID</text:p>
          </table:table-cell>
          <table:table-cell table:number-columns-repeated="2" office:value-type="string">
            <text:p>Integer</text:p>
          </table:table-cell>
          <table:table-cell/>
          <table:table-cell office:value-type="string">
            <text:p>The Search Entity being referenced by the control</text:p>
          </table:table-cell>
          <table:table-cell table:number-columns-repeated="2" office:value-type="float" office:value="0">
            <text:p>0</text:p>
          </table:table-cell>
          <table:table-cell office:value-type="string">
            <text:p>GnosisSearchFrame</text:p>
          </table:table-cell>
          <table:table-cell table:number-columns-repeated="1014"/>
        </table:table-row>
        <table:table-row table:style-name="ro1" table:visibility="filter">
          <table:table-cell office:value-type="string">
            <text:p>Link Button</text:p>
          </table:table-cell>
          <table:table-cell office:value-type="string">
            <text:p>Search Action</text:p>
          </table:table-cell>
          <table:table-cell table:number-columns-repeated="2" office:value-type="string">
            <text:p>SearchAction</text:p>
          </table:table-cell>
          <table:table-cell office:value-type="string">
            <text:p>String</text:p>
          </table:table-cell>
          <table:table-cell office:value-type="string">
            <text:p>New</text:p>
          </table:table-cell>
          <table:table-cell office:value-type="string">
            <text:p>The Action being made on the Search Entity</text:p>
          </table:table-cell>
          <table:table-cell table:number-columns-repeated="2" office:value-type="float" office:value="0">
            <text:p>0</text:p>
          </table:table-cell>
          <table:table-cell office:value-type="string">
            <text:p>Open, <text:s/>New, <text:s/>Reset, <text:s/>Search, <text:s/>SaveNew, <text:s/>SaveDelete</text:p>
          </table:table-cell>
          <table:table-cell table:number-columns-repeated="1014"/>
        </table:table-row>
        <table:table-row table:style-name="ro1" table:visibility="filter">
          <table:table-cell office:value-type="string">
            <text:p>Link Button</text:p>
          </table:table-cell>
          <table:table-cell office:value-type="string">
            <text:p>Auto Search Action</text:p>
          </table:table-cell>
          <table:table-cell office:value-type="string">
            <text:p>AutoSearchAction</text:p>
          </table:table-cell>
          <table:table-cell office:value-type="string">
            <text:p>SearchAction</text:p>
          </table:table-cell>
          <table:table-cell office:value-type="string">
            <text:p>String</text:p>
          </table:table-cell>
          <table:table-cell/>
          <table:table-cell office:value-type="string">
            <text:p>The Search Form automatically executes the Search</text:p>
          </table:table-cell>
          <table:table-cell table:number-columns-repeated="2" office:value-type="float" office:value="0">
            <text:p>0</text:p>
          </table:table-cell>
          <table:table-cell office:value-type="string">
            <text:p>Open, <text:s/>New, <text:s/>Reset, <text:s/>Search, <text:s/>SaveNew, <text:s/>SaveDelete</text:p>
          </table:table-cell>
          <table:table-cell table:number-columns-repeated="1014"/>
        </table:table-row>
        <table:table-row table:style-name="ro1" table:visibility="filter">
          <table:table-cell office:value-type="string">
            <text:p>Link Button</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nk Button</text:p>
          </table:table-cell>
          <table:table-cell table:number-columns-repeated="2" office:value-type="string">
            <text:p>Disabled</text:p>
          </table:table-cell>
          <table:table-cell table:number-columns-repeated="2" office:value-type="string">
            <text:p>Boolean</text:p>
          </table:table-cell>
          <table:table-cell office:value-type="float" office:value="1">
            <text:p>1</text:p>
          </table:table-cell>
          <table:table-cell office:value-type="string">
            <text:p>The control enablemen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nk Button</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nk Button</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Link Button</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nk Button Item</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Button Item</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Button Item</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Button Item</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Button Item</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Button Item</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Button Item</text:p>
          </table:table-cell>
          <table:table-cell office:value-type="string">
            <text:p>Search</text:p>
          </table:table-cell>
          <table:table-cell office:value-type="string">
            <text:p>SearchSystemID, SearchEntityID</text:p>
          </table:table-cell>
          <table:table-cell table:number-columns-repeated="2" office:value-type="string">
            <text:p>Integer</text:p>
          </table:table-cell>
          <table:table-cell/>
          <table:table-cell office:value-type="string">
            <text:p>The Search Entity being referenced by the control</text:p>
          </table:table-cell>
          <table:table-cell table:number-columns-repeated="2" office:value-type="float" office:value="0">
            <text:p>0</text:p>
          </table:table-cell>
          <table:table-cell office:value-type="string">
            <text:p>GnosisSearchFrame</text:p>
          </table:table-cell>
          <table:table-cell table:number-columns-repeated="1014"/>
        </table:table-row>
        <table:table-row table:style-name="ro1" table:visibility="filter">
          <table:table-cell office:value-type="string">
            <text:p>Link Button Item</text:p>
          </table:table-cell>
          <table:table-cell office:value-type="string">
            <text:p>Search Action</text:p>
          </table:table-cell>
          <table:table-cell table:number-columns-repeated="2" office:value-type="string">
            <text:p>SearchAction</text:p>
          </table:table-cell>
          <table:table-cell office:value-type="string">
            <text:p>String</text:p>
          </table:table-cell>
          <table:table-cell office:value-type="string">
            <text:p>New</text:p>
          </table:table-cell>
          <table:table-cell office:value-type="string">
            <text:p>The Action being made on the Search Entity</text:p>
          </table:table-cell>
          <table:table-cell table:number-columns-repeated="2" office:value-type="float" office:value="0">
            <text:p>0</text:p>
          </table:table-cell>
          <table:table-cell office:value-type="string">
            <text:p>Open, <text:s/>New, <text:s/>Reset, <text:s/>Search, <text:s/>SaveNew, <text:s/>SaveDelete</text:p>
          </table:table-cell>
          <table:table-cell table:number-columns-repeated="1014"/>
        </table:table-row>
        <table:table-row table:style-name="ro1" table:visibility="filter">
          <table:table-cell office:value-type="string">
            <text:p>Link Button Item</text:p>
          </table:table-cell>
          <table:table-cell office:value-type="string">
            <text:p>Auto Search Action</text:p>
          </table:table-cell>
          <table:table-cell office:value-type="string">
            <text:p>AutoSearchAction</text:p>
          </table:table-cell>
          <table:table-cell office:value-type="string">
            <text:p>SearchAction</text:p>
          </table:table-cell>
          <table:table-cell office:value-type="string">
            <text:p>String</text:p>
          </table:table-cell>
          <table:table-cell/>
          <table:table-cell office:value-type="string">
            <text:p>The Search Form automatically executes the Search</text:p>
          </table:table-cell>
          <table:table-cell table:number-columns-repeated="2" office:value-type="float" office:value="0">
            <text:p>0</text:p>
          </table:table-cell>
          <table:table-cell office:value-type="string">
            <text:p>Open, <text:s/>New, <text:s/>Reset, <text:s/>Search, <text:s/>SaveNew, <text:s/>SaveDelete</text:p>
          </table:table-cell>
          <table:table-cell table:number-columns-repeated="1014"/>
        </table:table-row>
        <table:table-row table:style-name="ro1" table:visibility="filter">
          <table:table-cell office:value-type="string">
            <text:p>Link Button Item</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nk Button Item</text:p>
          </table:table-cell>
          <table:table-cell table:number-columns-repeated="2" office:value-type="string">
            <text:p>Disabled</text:p>
          </table:table-cell>
          <table:table-cell table:number-columns-repeated="2" office:value-type="string">
            <text:p>Boolean</text:p>
          </table:table-cell>
          <table:table-cell office:value-type="float" office:value="1">
            <text:p>1</text:p>
          </table:table-cell>
          <table:table-cell office:value-type="string">
            <text:p>The control enablemen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nk Button Item</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nk Button Item</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Link Button Item</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nk Column</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Column</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Column</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Column</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Column</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Column</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Column</text:p>
          </table:table-cell>
          <table:table-cell office:value-type="string">
            <text:p>Content Horizontal Alignment</text:p>
          </table:table-cell>
          <table:table-cell office:value-type="string">
            <text:p>ContentHorizontalAlignment</text:p>
          </table:table-cell>
          <table:table-cell office:value-type="string">
            <text:p>HorizontalAlignment</text:p>
          </table:table-cell>
          <table:table-cell office:value-type="string">
            <text:p>String</text:p>
          </table:table-cell>
          <table:table-cell/>
          <table:table-cell office:value-type="string">
            <text:p>The Horizontal Alignment of the Content defaults from the Style</text:p>
          </table:table-cell>
          <table:table-cell table:number-columns-repeated="2" office:value-type="float" office:value="0">
            <text:p>0</text:p>
          </table:table-cell>
          <table:table-cell office:value-type="string">
            <text:p>Left, <text:s/>Centre, <text:s/>Right</text:p>
          </table:table-cell>
          <table:table-cell table:number-columns-repeated="1014"/>
        </table:table-row>
        <table:table-row table:style-name="ro2" table:visibility="filter">
          <table:table-cell office:value-type="string">
            <text:p>Link Column</text:p>
          </table:table-cell>
          <table:table-cell office:value-type="string">
            <text:p>Min Display Characters</text:p>
          </table:table-cell>
          <table:table-cell office:value-type="string">
            <text:p>Min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Link Column</text:p>
          </table:table-cell>
          <table:table-cell office:value-type="string">
            <text:p>Max Display Characters</text:p>
          </table:table-cell>
          <table:table-cell office:value-type="string">
            <text:p>Max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Column</text:p>
          </table:table-cell>
          <table:table-cell office:value-type="string">
            <text:p>Document</text:p>
          </table:table-cell>
          <table:table-cell office:value-type="string">
            <text:p>DocumentSystemID, DocumentEntityID</text:p>
          </table:table-cell>
          <table:table-cell table:number-columns-repeated="2" office:value-type="string">
            <text:p>Integer</text:p>
          </table:table-cell>
          <table:table-cell/>
          <table:table-cell office:value-type="string">
            <text:p>The control (button) is displayed as Selected (Down) or checked</text:p>
          </table:table-cell>
          <table:table-cell table:number-columns-repeated="2" office:value-type="float" office:value="0">
            <text:p>0</text:p>
          </table:table-cell>
          <table:table-cell office:value-type="string">
            <text:p>GnosisDocumentFrame</text:p>
          </table:table-cell>
          <table:table-cell table:number-columns-repeated="1014"/>
        </table:table-row>
        <table:table-row table:style-name="ro1" table:visibility="filter">
          <table:table-cell office:value-type="string">
            <text:p>Link Column</text:p>
          </table:table-cell>
          <table:table-cell table:number-columns-repeated="2" office:value-type="string">
            <text:p>Value</text:p>
          </table:table-cell>
          <table:table-cell table:number-columns-repeated="2" office:value-type="string">
            <text:p>String</text:p>
          </table:table-cell>
          <table:table-cell/>
          <table:table-cell office:value-type="string">
            <text:p>The value of the control</text:p>
          </table:table-cell>
          <table:table-cell table:number-columns-repeated="2" office:value-type="float" office:value="0">
            <text:p>0</text:p>
          </table:table-cell>
          <table:table-cell table:number-columns-repeated="1015"/>
        </table:table-row>
        <table:table-row table:style-name="ro5" table:visibility="filter">
          <table:table-cell office:value-type="string">
            <text:p>Link Column</text:p>
          </table:table-cell>
          <table:table-cell table:number-columns-repeated="2" office:value-type="string">
            <text:p>Perspective</text:p>
          </table:table-cell>
          <table:table-cell table:number-columns-repeated="2" office:value-type="string">
            <text:p>String</text:p>
          </table:table-cell>
          <table:table-cell/>
          <table:table-cell office:value-type="string">
            <text:p>The Perspective is used for drag and drop functionality, where the text displayed for the link control is not the instance name, the entity must define the link perspectiv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Column</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nk Column</text:p>
          </table:table-cell>
          <table:table-cell office:value-type="string">
            <text:p>Read Only</text:p>
          </table:table-cell>
          <table:table-cell office:value-type="string">
            <text:p>ReadOnly</text:p>
          </table:table-cell>
          <table:table-cell table:number-columns-repeated="2" office:value-type="string">
            <text:p>Boolean</text:p>
          </table:table-cell>
          <table:table-cell/>
          <table:table-cell office:value-type="string">
            <text:p>The control is not able to be chang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nk Column</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Link Column</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Column</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nk Column</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Link Column</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nk Column</text:p>
          </table:table-cell>
          <table:table-cell office:value-type="string">
            <text:p>Dataset Created</text:p>
          </table:table-cell>
          <table:table-cell office:value-type="string">
            <text:p>DatasetCre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cre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nk Column</text:p>
          </table:table-cell>
          <table:table-cell office:value-type="string">
            <text:p>Dataset Updated</text:p>
          </table:table-cell>
          <table:table-cell office:value-type="string">
            <text:p>DatasetUpd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upd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nk Column</text:p>
          </table:table-cell>
          <table:table-cell office:value-type="string">
            <text:p>Dataset Deleted</text:p>
          </table:table-cell>
          <table:table-cell office:value-type="string">
            <text:p>DatasetDele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dele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Link Column</text:p>
          </table:table-cell>
          <table:table-cell table:number-columns-repeated="2" office:value-type="string">
            <text:p>Locked</text:p>
          </table:table-cell>
          <table:table-cell table:number-columns-repeated="2" office:value-type="string">
            <text:p>Boolean</text:p>
          </table:table-cell>
          <table:table-cell/>
          <table:table-cell office:value-type="string">
            <text:p>The control locked status, which prohibits the control from being changed, is dynamically controlled by the application</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nk Column</text:p>
          </table:table-cell>
          <table:table-cell office:value-type="string">
            <text:p>Is Even Row</text:p>
          </table:table-cell>
          <table:table-cell office:value-type="string">
            <text:p>IsEvenRow</text:p>
          </table:table-cell>
          <table:table-cell table:number-columns-repeated="2" office:value-type="string">
            <text:p>Boolean</text:p>
          </table:table-cell>
          <table:table-cell/>
          <table:table-cell office:value-type="string">
            <text:p>The row is Even (True/False) as opposed to Od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nk Column</text:p>
          </table:table-cell>
          <table:table-cell office:value-type="string">
            <text:p>Row Selected</text:p>
          </table:table-cell>
          <table:table-cell office:value-type="string">
            <text:p>RowSelected</text:p>
          </table:table-cell>
          <table:table-cell table:number-columns-repeated="2" office:value-type="string">
            <text:p>Boolean</text:p>
          </table:table-cell>
          <table:table-cell/>
          <table:table-cell office:value-type="string">
            <text:p>The Row is selec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nk Entity</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Entity</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Entity</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Entity</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Entity</text:p>
          </table:table-cell>
          <table:table-cell office:value-type="string">
            <text:p>Document</text:p>
          </table:table-cell>
          <table:table-cell office:value-type="string">
            <text:p>DocumentSystemID, DocumentEntityID</text:p>
          </table:table-cell>
          <table:table-cell table:number-columns-repeated="2" office:value-type="string">
            <text:p>Integer</text:p>
          </table:table-cell>
          <table:table-cell/>
          <table:table-cell office:value-type="string">
            <text:p>The control (button) is displayed as Selected (Down) or checked</text:p>
          </table:table-cell>
          <table:table-cell table:number-columns-repeated="2" office:value-type="float" office:value="0">
            <text:p>0</text:p>
          </table:table-cell>
          <table:table-cell office:value-type="string">
            <text:p>GnosisDocumentFrame</text:p>
          </table:table-cell>
          <table:table-cell table:number-columns-repeated="1014"/>
        </table:table-row>
        <table:table-row table:style-name="ro1" table:visibility="filter">
          <table:table-cell office:value-type="string">
            <text:p>Link Field</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Field</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Field</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Field</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Field</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Field</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Field</text:p>
          </table:table-cell>
          <table:table-cell office:value-type="string">
            <text:p>Content Horizontal Alignment</text:p>
          </table:table-cell>
          <table:table-cell office:value-type="string">
            <text:p>ContentHorizontalAlignment</text:p>
          </table:table-cell>
          <table:table-cell office:value-type="string">
            <text:p>HorizontalAlignment</text:p>
          </table:table-cell>
          <table:table-cell office:value-type="string">
            <text:p>String</text:p>
          </table:table-cell>
          <table:table-cell/>
          <table:table-cell office:value-type="string">
            <text:p>The Horizontal Alignment of the Content defaults from the Style</text:p>
          </table:table-cell>
          <table:table-cell table:number-columns-repeated="2" office:value-type="float" office:value="0">
            <text:p>0</text:p>
          </table:table-cell>
          <table:table-cell office:value-type="string">
            <text:p>Left, <text:s/>Centre, <text:s/>Right</text:p>
          </table:table-cell>
          <table:table-cell table:number-columns-repeated="1014"/>
        </table:table-row>
        <table:table-row table:style-name="ro2" table:visibility="filter">
          <table:table-cell office:value-type="string">
            <text:p>Link Field</text:p>
          </table:table-cell>
          <table:table-cell office:value-type="string">
            <text:p>Min Display Characters</text:p>
          </table:table-cell>
          <table:table-cell office:value-type="string">
            <text:p>Min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Link Field</text:p>
          </table:table-cell>
          <table:table-cell office:value-type="string">
            <text:p>Max Display Characters</text:p>
          </table:table-cell>
          <table:table-cell office:value-type="string">
            <text:p>Max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Field</text:p>
          </table:table-cell>
          <table:table-cell office:value-type="string">
            <text:p>Document</text:p>
          </table:table-cell>
          <table:table-cell office:value-type="string">
            <text:p>DocumentSystemID, DocumentEntityID</text:p>
          </table:table-cell>
          <table:table-cell table:number-columns-repeated="2" office:value-type="string">
            <text:p>Integer</text:p>
          </table:table-cell>
          <table:table-cell/>
          <table:table-cell office:value-type="string">
            <text:p>The control (button) is displayed as Selected (Down) or checked</text:p>
          </table:table-cell>
          <table:table-cell table:number-columns-repeated="2" office:value-type="float" office:value="0">
            <text:p>0</text:p>
          </table:table-cell>
          <table:table-cell office:value-type="string">
            <text:p>GnosisDocumentFrame</text:p>
          </table:table-cell>
          <table:table-cell table:number-columns-repeated="1014"/>
        </table:table-row>
        <table:table-row table:style-name="ro1" table:visibility="filter">
          <table:table-cell office:value-type="string">
            <text:p>Link Field</text:p>
          </table:table-cell>
          <table:table-cell table:number-columns-repeated="2" office:value-type="string">
            <text:p>Value</text:p>
          </table:table-cell>
          <table:table-cell table:number-columns-repeated="2" office:value-type="string">
            <text:p>String</text:p>
          </table:table-cell>
          <table:table-cell/>
          <table:table-cell office:value-type="string">
            <text:p>The value of the control</text:p>
          </table:table-cell>
          <table:table-cell table:number-columns-repeated="2" office:value-type="float" office:value="0">
            <text:p>0</text:p>
          </table:table-cell>
          <table:table-cell table:number-columns-repeated="1015"/>
        </table:table-row>
        <table:table-row table:style-name="ro5" table:visibility="filter">
          <table:table-cell office:value-type="string">
            <text:p>Link Field</text:p>
          </table:table-cell>
          <table:table-cell table:number-columns-repeated="2" office:value-type="string">
            <text:p>Perspective</text:p>
          </table:table-cell>
          <table:table-cell table:number-columns-repeated="2" office:value-type="string">
            <text:p>String</text:p>
          </table:table-cell>
          <table:table-cell/>
          <table:table-cell office:value-type="string">
            <text:p>The Perspective is used for drag and drop functionality, where the text displayed for the link control is not the instance name, the entity must define the link perspectiv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Field</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nk Field</text:p>
          </table:table-cell>
          <table:table-cell office:value-type="string">
            <text:p>Read Only</text:p>
          </table:table-cell>
          <table:table-cell office:value-type="string">
            <text:p>ReadOnly</text:p>
          </table:table-cell>
          <table:table-cell table:number-columns-repeated="2" office:value-type="string">
            <text:p>Boolean</text:p>
          </table:table-cell>
          <table:table-cell/>
          <table:table-cell office:value-type="string">
            <text:p>The control is not able to be chang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nk Field</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Link Field</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Field</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nk Field</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Link Field</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Link Field</text:p>
          </table:table-cell>
          <table:table-cell office:value-type="string">
            <text:p>Previously Selected</text:p>
          </table:table-cell>
          <table:table-cell office:value-type="string">
            <text:p>PreviouslySelected</text:p>
          </table:table-cell>
          <table:table-cell table:number-columns-repeated="2" office:value-type="string">
            <text:p>Boolean</text:p>
          </table:table-cell>
          <table:table-cell office:value-type="float" office:value="0">
            <text:p>0</text:p>
          </table:table-cell>
          <table:table-cell office:value-type="string">
            <text:p>The property is non zero when the value of the control has been previously select</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nk Field</text:p>
          </table:table-cell>
          <table:table-cell office:value-type="string">
            <text:p>Dataset Created</text:p>
          </table:table-cell>
          <table:table-cell office:value-type="string">
            <text:p>DatasetCre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cre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nk Field</text:p>
          </table:table-cell>
          <table:table-cell office:value-type="string">
            <text:p>Dataset Updated</text:p>
          </table:table-cell>
          <table:table-cell office:value-type="string">
            <text:p>DatasetUpd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upd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nk Field</text:p>
          </table:table-cell>
          <table:table-cell office:value-type="string">
            <text:p>Dataset Deleted</text:p>
          </table:table-cell>
          <table:table-cell office:value-type="string">
            <text:p>DatasetDele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dele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Link Field</text:p>
          </table:table-cell>
          <table:table-cell table:number-columns-repeated="2" office:value-type="string">
            <text:p>Locked</text:p>
          </table:table-cell>
          <table:table-cell table:number-columns-repeated="2" office:value-type="string">
            <text:p>Boolean</text:p>
          </table:table-cell>
          <table:table-cell/>
          <table:table-cell office:value-type="string">
            <text:p>The control locked status, which prohibits the control from being changed, is dynamically controlled by the application</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nk Menu Button</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Menu Button</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Menu Button</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Menu Button</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Menu Button</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Menu Button</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Menu Button</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nk Menu Button</text:p>
          </table:table-cell>
          <table:table-cell table:number-columns-repeated="2" office:value-type="string">
            <text:p>Disabled</text:p>
          </table:table-cell>
          <table:table-cell table:number-columns-repeated="2" office:value-type="string">
            <text:p>Boolean</text:p>
          </table:table-cell>
          <table:table-cell office:value-type="float" office:value="1">
            <text:p>1</text:p>
          </table:table-cell>
          <table:table-cell office:value-type="string">
            <text:p>The control enablemen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nk Menu Button</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nk Menu Button</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Link Menu Button</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nk Perspective</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Perspective</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Perspective</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Perspective</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5" table:visibility="filter">
          <table:table-cell office:value-type="string">
            <text:p>Link Perspective</text:p>
          </table:table-cell>
          <table:table-cell table:number-columns-repeated="2" office:value-type="string">
            <text:p>Perspective</text:p>
          </table:table-cell>
          <table:table-cell table:number-columns-repeated="2" office:value-type="string">
            <text:p>String</text:p>
          </table:table-cell>
          <table:table-cell/>
          <table:table-cell office:value-type="string">
            <text:p>The Perspective is used for drag and drop functionality, where the text displayed for the link control is not the instance name, the entity must define the link perspectiv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Perspective</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Link Perspective</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st Column</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st Column</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st Column</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st Column</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st Column</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st Column</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st Column</text:p>
          </table:table-cell>
          <table:table-cell office:value-type="string">
            <text:p>Content Horizontal Alignment</text:p>
          </table:table-cell>
          <table:table-cell office:value-type="string">
            <text:p>ContentHorizontalAlignment</text:p>
          </table:table-cell>
          <table:table-cell office:value-type="string">
            <text:p>HorizontalAlignment</text:p>
          </table:table-cell>
          <table:table-cell office:value-type="string">
            <text:p>String</text:p>
          </table:table-cell>
          <table:table-cell/>
          <table:table-cell office:value-type="string">
            <text:p>The Horizontal Alignment of the Content defaults from the Style</text:p>
          </table:table-cell>
          <table:table-cell table:number-columns-repeated="2" office:value-type="float" office:value="0">
            <text:p>0</text:p>
          </table:table-cell>
          <table:table-cell office:value-type="string">
            <text:p>Left, <text:s/>Centre, <text:s/>Right</text:p>
          </table:table-cell>
          <table:table-cell table:number-columns-repeated="1014"/>
        </table:table-row>
        <table:table-row table:style-name="ro1" table:visibility="filter">
          <table:table-cell office:value-type="string">
            <text:p>List Column</text:p>
          </table:table-cell>
          <table:table-cell office:value-type="string">
            <text:p>Content Vertical Alignment</text:p>
          </table:table-cell>
          <table:table-cell office:value-type="string">
            <text:p>ContentVerticalAlignment</text:p>
          </table:table-cell>
          <table:table-cell office:value-type="string">
            <text:p>VerticalAlignment</text:p>
          </table:table-cell>
          <table:table-cell office:value-type="string">
            <text:p>String</text:p>
          </table:table-cell>
          <table:table-cell/>
          <table:table-cell office:value-type="string">
            <text:p>The Vertical Alignment of the Content defaults from the Style</text:p>
          </table:table-cell>
          <table:table-cell table:number-columns-repeated="2" office:value-type="float" office:value="0">
            <text:p>0</text:p>
          </table:table-cell>
          <table:table-cell office:value-type="string">
            <text:p>Top, <text:s/>Centre, <text:s/>Bottom</text:p>
          </table:table-cell>
          <table:table-cell table:number-columns-repeated="1014"/>
        </table:table-row>
        <table:table-row table:style-name="ro2" table:visibility="filter">
          <table:table-cell office:value-type="string">
            <text:p>List Column</text:p>
          </table:table-cell>
          <table:table-cell office:value-type="string">
            <text:p>Min Display Characters</text:p>
          </table:table-cell>
          <table:table-cell office:value-type="string">
            <text:p>Min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List Column</text:p>
          </table:table-cell>
          <table:table-cell office:value-type="string">
            <text:p>Max Display Characters</text:p>
          </table:table-cell>
          <table:table-cell office:value-type="string">
            <text:p>Max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st Column</text:p>
          </table:table-cell>
          <table:table-cell office:value-type="string">
            <text:p>Has Scroll Bar</text:p>
          </table:table-cell>
          <table:table-cell office:value-type="string">
            <text:p>HasScrollBar</text:p>
          </table:table-cell>
          <table:table-cell table:number-columns-repeated="2" office:value-type="string">
            <text:p>Boolean</text:p>
          </table:table-cell>
          <table:table-cell/>
          <table:table-cell office:value-type="string">
            <text:p>Indicates the field can dispay a scroll bar when necessary</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st Column</text:p>
          </table:table-cell>
          <table:table-cell table:number-columns-repeated="2" office:value-type="string">
            <text:p>Value</text:p>
          </table:table-cell>
          <table:table-cell table:number-columns-repeated="2" office:value-type="string">
            <text:p>String</text:p>
          </table:table-cell>
          <table:table-cell/>
          <table:table-cell office:value-type="string">
            <text:p>The value of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st Column</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st Column</text:p>
          </table:table-cell>
          <table:table-cell office:value-type="string">
            <text:p>Read Only</text:p>
          </table:table-cell>
          <table:table-cell office:value-type="string">
            <text:p>ReadOnly</text:p>
          </table:table-cell>
          <table:table-cell table:number-columns-repeated="2" office:value-type="string">
            <text:p>Boolean</text:p>
          </table:table-cell>
          <table:table-cell/>
          <table:table-cell office:value-type="string">
            <text:p>The control is not able to be chang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st Column</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List Column</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st Column</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st Column</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List Column</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st Column</text:p>
          </table:table-cell>
          <table:table-cell office:value-type="string">
            <text:p>Dataset Created</text:p>
          </table:table-cell>
          <table:table-cell office:value-type="string">
            <text:p>DatasetCre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cre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st Column</text:p>
          </table:table-cell>
          <table:table-cell office:value-type="string">
            <text:p>Dataset Updated</text:p>
          </table:table-cell>
          <table:table-cell office:value-type="string">
            <text:p>DatasetUpd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upd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st Column</text:p>
          </table:table-cell>
          <table:table-cell office:value-type="string">
            <text:p>Dataset Deleted</text:p>
          </table:table-cell>
          <table:table-cell office:value-type="string">
            <text:p>DatasetDele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dele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List Column</text:p>
          </table:table-cell>
          <table:table-cell table:number-columns-repeated="2" office:value-type="string">
            <text:p>Locked</text:p>
          </table:table-cell>
          <table:table-cell table:number-columns-repeated="2" office:value-type="string">
            <text:p>Boolean</text:p>
          </table:table-cell>
          <table:table-cell/>
          <table:table-cell office:value-type="string">
            <text:p>The control locked status, which prohibits the control from being changed, is dynamically controlled by the application</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st Column</text:p>
          </table:table-cell>
          <table:table-cell office:value-type="string">
            <text:p>Is Even Row</text:p>
          </table:table-cell>
          <table:table-cell office:value-type="string">
            <text:p>IsEvenRow</text:p>
          </table:table-cell>
          <table:table-cell table:number-columns-repeated="2" office:value-type="string">
            <text:p>Boolean</text:p>
          </table:table-cell>
          <table:table-cell/>
          <table:table-cell office:value-type="string">
            <text:p>The row is Even (True/False) as opposed to Od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st Column</text:p>
          </table:table-cell>
          <table:table-cell office:value-type="string">
            <text:p>Row Selected</text:p>
          </table:table-cell>
          <table:table-cell office:value-type="string">
            <text:p>RowSelected</text:p>
          </table:table-cell>
          <table:table-cell table:number-columns-repeated="2" office:value-type="string">
            <text:p>Boolean</text:p>
          </table:table-cell>
          <table:table-cell/>
          <table:table-cell office:value-type="string">
            <text:p>The Row is selec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st Field</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st Field</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st Field</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st Field</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st Field</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st Field</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st Field</text:p>
          </table:table-cell>
          <table:table-cell office:value-type="string">
            <text:p>Content Horizontal Alignment</text:p>
          </table:table-cell>
          <table:table-cell office:value-type="string">
            <text:p>ContentHorizontalAlignment</text:p>
          </table:table-cell>
          <table:table-cell office:value-type="string">
            <text:p>HorizontalAlignment</text:p>
          </table:table-cell>
          <table:table-cell office:value-type="string">
            <text:p>String</text:p>
          </table:table-cell>
          <table:table-cell/>
          <table:table-cell office:value-type="string">
            <text:p>The Horizontal Alignment of the Content defaults from the Style</text:p>
          </table:table-cell>
          <table:table-cell table:number-columns-repeated="2" office:value-type="float" office:value="0">
            <text:p>0</text:p>
          </table:table-cell>
          <table:table-cell office:value-type="string">
            <text:p>Left, <text:s/>Centre, <text:s/>Right</text:p>
          </table:table-cell>
          <table:table-cell table:number-columns-repeated="1014"/>
        </table:table-row>
        <table:table-row table:style-name="ro1" table:visibility="filter">
          <table:table-cell office:value-type="string">
            <text:p>List Field</text:p>
          </table:table-cell>
          <table:table-cell office:value-type="string">
            <text:p>Content Vertical Alignment</text:p>
          </table:table-cell>
          <table:table-cell office:value-type="string">
            <text:p>ContentVerticalAlignment</text:p>
          </table:table-cell>
          <table:table-cell office:value-type="string">
            <text:p>VerticalAlignment</text:p>
          </table:table-cell>
          <table:table-cell office:value-type="string">
            <text:p>String</text:p>
          </table:table-cell>
          <table:table-cell/>
          <table:table-cell office:value-type="string">
            <text:p>The Vertical Alignment of the Content defaults from the Style</text:p>
          </table:table-cell>
          <table:table-cell table:number-columns-repeated="2" office:value-type="float" office:value="0">
            <text:p>0</text:p>
          </table:table-cell>
          <table:table-cell office:value-type="string">
            <text:p>Top, <text:s/>Centre, <text:s/>Bottom</text:p>
          </table:table-cell>
          <table:table-cell table:number-columns-repeated="1014"/>
        </table:table-row>
        <table:table-row table:style-name="ro2" table:visibility="filter">
          <table:table-cell office:value-type="string">
            <text:p>List Field</text:p>
          </table:table-cell>
          <table:table-cell office:value-type="string">
            <text:p>Min Display Characters</text:p>
          </table:table-cell>
          <table:table-cell office:value-type="string">
            <text:p>Min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List Field</text:p>
          </table:table-cell>
          <table:table-cell office:value-type="string">
            <text:p>Max Display Characters</text:p>
          </table:table-cell>
          <table:table-cell office:value-type="string">
            <text:p>Max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st Field</text:p>
          </table:table-cell>
          <table:table-cell office:value-type="string">
            <text:p>Has Scroll Bar</text:p>
          </table:table-cell>
          <table:table-cell office:value-type="string">
            <text:p>HasScrollBar</text:p>
          </table:table-cell>
          <table:table-cell table:number-columns-repeated="2" office:value-type="string">
            <text:p>Boolean</text:p>
          </table:table-cell>
          <table:table-cell/>
          <table:table-cell office:value-type="string">
            <text:p>Indicates the field can dispay a scroll bar when necessary</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st Field</text:p>
          </table:table-cell>
          <table:table-cell table:number-columns-repeated="2" office:value-type="string">
            <text:p>Value</text:p>
          </table:table-cell>
          <table:table-cell table:number-columns-repeated="2" office:value-type="string">
            <text:p>String</text:p>
          </table:table-cell>
          <table:table-cell/>
          <table:table-cell office:value-type="string">
            <text:p>The value of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st Field</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st Field</text:p>
          </table:table-cell>
          <table:table-cell office:value-type="string">
            <text:p>Read Only</text:p>
          </table:table-cell>
          <table:table-cell office:value-type="string">
            <text:p>ReadOnly</text:p>
          </table:table-cell>
          <table:table-cell table:number-columns-repeated="2" office:value-type="string">
            <text:p>Boolean</text:p>
          </table:table-cell>
          <table:table-cell/>
          <table:table-cell office:value-type="string">
            <text:p>The control is not able to be chang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st Field</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List Field</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st Field</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st Field</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List Field</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st Field</text:p>
          </table:table-cell>
          <table:table-cell office:value-type="string">
            <text:p>Dataset Created</text:p>
          </table:table-cell>
          <table:table-cell office:value-type="string">
            <text:p>DatasetCre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cre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st Field</text:p>
          </table:table-cell>
          <table:table-cell office:value-type="string">
            <text:p>Dataset Updated</text:p>
          </table:table-cell>
          <table:table-cell office:value-type="string">
            <text:p>DatasetUpd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upd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st Field</text:p>
          </table:table-cell>
          <table:table-cell office:value-type="string">
            <text:p>Dataset Deleted</text:p>
          </table:table-cell>
          <table:table-cell office:value-type="string">
            <text:p>DatasetDele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dele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List Field</text:p>
          </table:table-cell>
          <table:table-cell table:number-columns-repeated="2" office:value-type="string">
            <text:p>Locked</text:p>
          </table:table-cell>
          <table:table-cell table:number-columns-repeated="2" office:value-type="string">
            <text:p>Boolean</text:p>
          </table:table-cell>
          <table:table-cell/>
          <table:table-cell office:value-type="string">
            <text:p>The control locked status, which prohibits the control from being changed, is dynamically controlled by the application</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st Option</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st Option</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st Option</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st Option</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st Option</text:p>
          </table:table-cell>
          <table:table-cell table:number-columns-repeated="2" office:value-type="string">
            <text:p>Code</text:p>
          </table:table-cell>
          <table:table-cell table:number-columns-repeated="2" office:value-type="string">
            <text:p>String</text:p>
          </table:table-cell>
          <table:table-cell/>
          <table:table-cell office:value-type="string">
            <text:p>The Code of the List Option that is saved into the List Field</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Menu</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Menu</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Menu</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Menu</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Menu</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Menu</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Menu</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Menu</text:p>
          </table:table-cell>
          <table:table-cell table:number-columns-repeated="2" office:value-type="string">
            <text:p>Disabled</text:p>
          </table:table-cell>
          <table:table-cell table:number-columns-repeated="2" office:value-type="string">
            <text:p>Boolean</text:p>
          </table:table-cell>
          <table:table-cell office:value-type="float" office:value="1">
            <text:p>1</text:p>
          </table:table-cell>
          <table:table-cell office:value-type="string">
            <text:p>The control enablemen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Menu</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Menu</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Menu</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Menu Button</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Menu Button</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Menu Button</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Menu Button</text:p>
          </table:table-cell>
          <table:table-cell table:number-columns-repeated="2" office:value-type="string">
            <text:p>Icon</text:p>
          </table:table-cell>
          <table:table-cell table:number-columns-repeated="2" office:value-type="string">
            <text:p>String</text:p>
          </table:table-cell>
          <table:table-cell/>
          <table:table-cell office:value-type="string">
            <text:p>The Icon used to display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Menu Button</text:p>
          </table:table-cell>
          <table:table-cell table:number-columns-repeated="2" office:value-type="string">
            <text:p>Shortcut</text:p>
          </table:table-cell>
          <table:table-cell table:number-columns-repeated="2" office:value-type="string">
            <text:p>String</text:p>
          </table:table-cell>
          <table:table-cell/>
          <table:table-cell office:value-type="string">
            <text:p>The Shortcut Key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Menu Button</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Menu Button</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Menu Button</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Menu Button</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Menu Button</text:p>
          </table:table-cell>
          <table:table-cell table:number-columns-repeated="2" office:value-type="string">
            <text:p>Disabled</text:p>
          </table:table-cell>
          <table:table-cell table:number-columns-repeated="2" office:value-type="string">
            <text:p>Boolean</text:p>
          </table:table-cell>
          <table:table-cell office:value-type="float" office:value="1">
            <text:p>1</text:p>
          </table:table-cell>
          <table:table-cell office:value-type="string">
            <text:p>The control enablemen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Menu Button</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Menu Button</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Menu Button</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Menu Item</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Menu Item</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Menu Item</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Menu Item</text:p>
          </table:table-cell>
          <table:table-cell table:number-columns-repeated="2" office:value-type="string">
            <text:p>Icon</text:p>
          </table:table-cell>
          <table:table-cell table:number-columns-repeated="2" office:value-type="string">
            <text:p>String</text:p>
          </table:table-cell>
          <table:table-cell/>
          <table:table-cell office:value-type="string">
            <text:p>The Icon used to display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Menu Item</text:p>
          </table:table-cell>
          <table:table-cell table:number-columns-repeated="2" office:value-type="string">
            <text:p>Shortcut</text:p>
          </table:table-cell>
          <table:table-cell table:number-columns-repeated="2" office:value-type="string">
            <text:p>String</text:p>
          </table:table-cell>
          <table:table-cell/>
          <table:table-cell office:value-type="string">
            <text:p>The Shortcut Key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Menu Item</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Menu Item</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Menu Item</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4" table:visibility="filter">
          <table:table-cell office:value-type="string">
            <text:p>Menu Item</text:p>
          </table:table-cell>
          <table:table-cell office:value-type="string">
            <text:p>Menu Tag</text:p>
          </table:table-cell>
          <table:table-cell office:value-type="string">
            <text:p>MenuTag</text:p>
          </table:table-cell>
          <table:table-cell office:value-type="string">
            <text:p>GenericMenuTag</text:p>
          </table:table-cell>
          <table:table-cell office:value-type="string">
            <text:p>String</text:p>
          </table:table-cell>
          <table:table-cell/>
          <table:table-cell office:value-type="string">
            <text:p>The control (button) is displayed as Selected (Down) or checked</text:p>
          </table:table-cell>
          <table:table-cell table:number-columns-repeated="2" office:value-type="float" office:value="0">
            <text:p>0</text:p>
          </table:table-cell>
          <table:table-cell office:value-type="string">
            <text:p>Forward, <text:s/>Backward, <text:s/>Cut, <text:s/>Copy, <text:s/>Paste, <text:s/>Undo, <text:s/>Redo, <text:s/>Edit, <text:s/>Delete, <text:s/>Insert, <text:s/>Save, <text:s/>Remove, <text:s/>Refresh, <text:s/>Cancel, <text:s/>Search, <text:s/>Reset, <text:s/>New, <text:s/>Print, <text:s/>Navigator, <text:s/>Tooltip, <text:s/>ProtectionStatus, <text:s/>Properties</text:p>
          </table:table-cell>
          <table:table-cell table:number-columns-repeated="1014"/>
        </table:table-row>
        <table:table-row table:style-name="ro1" table:visibility="filter">
          <table:table-cell office:value-type="string">
            <text:p>Menu Item</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Menu Item</text:p>
          </table:table-cell>
          <table:table-cell table:number-columns-repeated="2" office:value-type="string">
            <text:p>Disabled</text:p>
          </table:table-cell>
          <table:table-cell table:number-columns-repeated="2" office:value-type="string">
            <text:p>Boolean</text:p>
          </table:table-cell>
          <table:table-cell office:value-type="float" office:value="1">
            <text:p>1</text:p>
          </table:table-cell>
          <table:table-cell office:value-type="string">
            <text:p>The control enablemen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Menu Item</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Menu Item</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Menu Item</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Message Grid</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Message Grid</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Message Grid</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Message Grid</text:p>
          </table:table-cell>
          <table:table-cell office:value-type="string">
            <text:p>Caption Relative Position</text:p>
          </table:table-cell>
          <table:table-cell office:value-type="string">
            <text:p>CaptionRelativePosition</text:p>
          </table:table-cell>
          <table:table-cell office:value-type="string">
            <text:p>RelativePosition</text:p>
          </table:table-cell>
          <table:table-cell office:value-type="string">
            <text:p>String</text:p>
          </table:table-cell>
          <table:table-cell/>
          <table:table-cell office:value-type="string">
            <text:p>The Caption and the field are placed relative to one another</text:p>
          </table:table-cell>
          <table:table-cell table:number-columns-repeated="2" office:value-type="float" office:value="0">
            <text:p>0</text:p>
          </table:table-cell>
          <table:table-cell office:value-type="string">
            <text:p>Above, <text:s/>Below, <text:s/>Left, <text:s/>Right</text:p>
          </table:table-cell>
          <table:table-cell table:number-columns-repeated="1014"/>
        </table:table-row>
        <table:table-row table:style-name="ro1" table:visibility="filter">
          <table:table-cell office:value-type="string">
            <text:p>Message Grid</text:p>
          </table:table-cell>
          <table:table-cell office:value-type="string">
            <text:p>Caption Horizontal Alignment</text:p>
          </table:table-cell>
          <table:table-cell office:value-type="string">
            <text:p>CaptionAlignmentHorizontal</text:p>
          </table:table-cell>
          <table:table-cell office:value-type="string">
            <text:p>HorizontalAlignment</text:p>
          </table:table-cell>
          <table:table-cell office:value-type="string">
            <text:p>String</text:p>
          </table:table-cell>
          <table:table-cell/>
          <table:table-cell office:value-type="string">
            <text:p>This horizontal alignment of the Caption text</text:p>
          </table:table-cell>
          <table:table-cell table:number-columns-repeated="2" office:value-type="float" office:value="0">
            <text:p>0</text:p>
          </table:table-cell>
          <table:table-cell office:value-type="string">
            <text:p>Left, <text:s/>Centre, <text:s/>Right</text:p>
          </table:table-cell>
          <table:table-cell table:number-columns-repeated="1014"/>
        </table:table-row>
        <table:table-row table:style-name="ro1" table:visibility="filter">
          <table:table-cell office:value-type="string">
            <text:p>Message Grid</text:p>
          </table:table-cell>
          <table:table-cell office:value-type="string">
            <text:p>Caption Vertical Alignment</text:p>
          </table:table-cell>
          <table:table-cell office:value-type="string">
            <text:p>CaptionAlignmentVertical</text:p>
          </table:table-cell>
          <table:table-cell office:value-type="string">
            <text:p>VerticalAlignment</text:p>
          </table:table-cell>
          <table:table-cell office:value-type="string">
            <text:p>String</text:p>
          </table:table-cell>
          <table:table-cell/>
          <table:table-cell office:value-type="string">
            <text:p>This vertical alignment of the Caption text</text:p>
          </table:table-cell>
          <table:table-cell table:number-columns-repeated="2" office:value-type="float" office:value="0">
            <text:p>0</text:p>
          </table:table-cell>
          <table:table-cell office:value-type="string">
            <text:p>Top, <text:s/>Centre, <text:s/>Bottom</text:p>
          </table:table-cell>
          <table:table-cell table:number-columns-repeated="1014"/>
        </table:table-row>
        <table:table-row table:style-name="ro1" table:visibility="filter">
          <table:table-cell office:value-type="string">
            <text:p>Message Grid</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Message Grid</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Message Grid</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Message Grid</text:p>
          </table:table-cell>
          <table:table-cell office:value-type="string">
            <text:p>Min Display Rows</text:p>
          </table:table-cell>
          <table:table-cell office:value-type="string">
            <text:p>MinDisplayRows</text:p>
          </table:table-cell>
          <table:table-cell table:number-columns-repeated="2" office:value-type="string">
            <text:p>Integer</text:p>
          </table:table-cell>
          <table:table-cell office:value-type="float" office:value="1">
            <text:p>1</text:p>
          </table:table-cell>
          <table:table-cell office:value-type="string">
            <text:p>The Minimum number of data rows displayed</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Message Grid</text:p>
          </table:table-cell>
          <table:table-cell office:value-type="string">
            <text:p>Max Display Rows</text:p>
          </table:table-cell>
          <table:table-cell office:value-type="string">
            <text:p>MaxDisplayRows</text:p>
          </table:table-cell>
          <table:table-cell table:number-columns-repeated="2" office:value-type="string">
            <text:p>Integer</text:p>
          </table:table-cell>
          <table:table-cell/>
          <table:table-cell office:value-type="string">
            <text:p>The Maximum number of data rows displayed</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Message Grid</text:p>
          </table:table-cell>
          <table:table-cell office:value-type="string">
            <text:p>Max Wrap Rows</text:p>
          </table:table-cell>
          <table:table-cell office:value-type="string">
            <text:p>MaxWrapRows</text:p>
          </table:table-cell>
          <table:table-cell table:number-columns-repeated="2" office:value-type="string">
            <text:p>Integer</text:p>
          </table:table-cell>
          <table:table-cell office:value-type="float" office:value="2">
            <text:p>2</text:p>
          </table:table-cell>
          <table:table-cell office:value-type="string">
            <text:p>The Maxium number of wrapped lines allowed, after which the grid displays in columnar format</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Message Grid</text:p>
          </table:table-cell>
          <table:table-cell office:value-type="string">
            <text:p>Max Lines</text:p>
          </table:table-cell>
          <table:table-cell office:value-type="string">
            <text:p>MaxLines</text:p>
          </table:table-cell>
          <table:table-cell table:number-columns-repeated="2" office:value-type="string">
            <text:p>Integer</text:p>
          </table:table-cell>
          <table:table-cell office:value-type="float" office:value="2">
            <text:p>2</text:p>
          </table:table-cell>
          <table:table-cell office:value-type="string">
            <text:p>The Maxium number of wrap lines allowed for the columns of the grid, after which the grid is forced in a different forma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Message Grid</text:p>
          </table:table-cell>
          <table:table-cell office:value-type="string">
            <text:p>Max Section Span</text:p>
          </table:table-cell>
          <table:table-cell office:value-type="string">
            <text:p>MaxSectionSpan</text:p>
          </table:table-cell>
          <table:table-cell table:number-columns-repeated="2" office:value-type="string">
            <text:p>Integer</text:p>
          </table:table-cell>
          <table:table-cell/>
          <table:table-cell office:value-type="string">
            <text:p>The maximum number of sections the container Control may span</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Message Grid</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Message Grid</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Message Grid</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Message Grid</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Navigator Document</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avigator Document</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avigator Document</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avigator Document</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avigator Document</text:p>
          </table:table-cell>
          <table:table-cell office:value-type="string">
            <text:p>Navigator</text:p>
          </table:table-cell>
          <table:table-cell office:value-type="string">
            <text:p>NavigatorSystemID, NavigatorEntityID</text:p>
          </table:table-cell>
          <table:table-cell table:number-columns-repeated="2" office:value-type="string">
            <text:p>Integer</text:p>
          </table:table-cell>
          <table:table-cell/>
          <table:table-cell office:value-type="string">
            <text:p>The Navigator Document to be opened for the system</text:p>
          </table:table-cell>
          <table:table-cell table:number-columns-repeated="2" office:value-type="float" office:value="0">
            <text:p>0</text:p>
          </table:table-cell>
          <table:table-cell office:value-type="string">
            <text:p>GnosisNavigatorFrame</text:p>
          </table:table-cell>
          <table:table-cell table:number-columns-repeated="1014"/>
        </table:table-row>
        <table:table-row table:style-name="ro1" table:visibility="filter">
          <table:table-cell office:value-type="string">
            <text:p>Navigator Frame</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avigator Frame</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avigator Frame</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avigator Frame</text:p>
          </table:table-cell>
          <table:table-cell table:number-columns-repeated="2" office:value-type="string">
            <text:p>Icon</text:p>
          </table:table-cell>
          <table:table-cell table:number-columns-repeated="2" office:value-type="string">
            <text:p>String</text:p>
          </table:table-cell>
          <table:table-cell/>
          <table:table-cell office:value-type="string">
            <text:p>The Icon used to display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avigator Frame</text:p>
          </table:table-cell>
          <table:table-cell office:value-type="string">
            <text:p>Is Editing</text:p>
          </table:table-cell>
          <table:table-cell office:value-type="string">
            <text:p>IsEditing</text:p>
          </table:table-cell>
          <table:table-cell table:number-columns-repeated="2" office:value-type="string">
            <text:p>Boolean</text:p>
          </table:table-cell>
          <table:table-cell office:value-type="float" office:value="0">
            <text:p>0</text:p>
          </table:table-cell>
          <table:table-cell office:value-type="string">
            <text:p>The field that indicates whether the Frame is Editing</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Navigator Frame</text:p>
          </table:table-cell>
          <table:table-cell office:value-type="string">
            <text:p>Is Empty</text:p>
          </table:table-cell>
          <table:table-cell office:value-type="string">
            <text:p>IsEmpty</text:p>
          </table:table-cell>
          <table:table-cell table:number-columns-repeated="2" office:value-type="string">
            <text:p>Boolean</text:p>
          </table:table-cell>
          <table:table-cell office:value-type="float" office:value="0">
            <text:p>0</text:p>
          </table:table-cell>
          <table:table-cell office:value-type="string">
            <text:p>The field that indicates whether the Instance is Empty</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Navigator Frame</text:p>
          </table:table-cell>
          <table:table-cell office:value-type="string">
            <text:p>SQL Successful</text:p>
          </table:table-cell>
          <table:table-cell office:value-type="string">
            <text:p>SQLSuccessful</text:p>
          </table:table-cell>
          <table:table-cell table:number-columns-repeated="2" office:value-type="string">
            <text:p>Boolean</text:p>
          </table:table-cell>
          <table:table-cell/>
          <table:table-cell office:value-type="string">
            <text:p>The field indicates whether the call to SQL has been successful</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Navigator Frame</text:p>
          </table:table-cell>
          <table:table-cell office:value-type="string">
            <text:p>Allowed Section List</text:p>
          </table:table-cell>
          <table:table-cell table:number-columns-repeated="2" office:value-type="string">
            <text:p>AllowedSectionList</text:p>
          </table:table-cell>
          <table:table-cell office:value-type="string">
            <text:p>String</text:p>
          </table:table-cell>
          <table:table-cell office:value-type="float" office:value="1">
            <text:p>1</text:p>
          </table:table-cell>
          <table:table-cell office:value-type="string">
            <text:p>A list of allowable section numbers eg "1", "1, 2", "1, 2, 3", "1, 2, 4" or "1, 2, 4, 6" </text:p>
          </table:table-cell>
          <table:table-cell table:number-columns-repeated="2" office:value-type="float" office:value="0">
            <text:p>0</text:p>
          </table:table-cell>
          <table:table-cell office:value-type="string">
            <text:p>1, <text:s/>1, 2, <text:s/>1, 2, 3, <text:s/>1, 2, 4, <text:s/>1, 2, 3, 4, <text:s/>1, 2, 4, 6</text:p>
          </table:table-cell>
          <table:table-cell table:number-columns-repeated="1014"/>
        </table:table-row>
        <table:table-row table:style-name="ro2" table:visibility="filter">
          <table:table-cell office:value-type="string">
            <text:p>Navigator Frame</text:p>
          </table:table-cell>
          <table:table-cell office:value-type="string">
            <text:p>Optimal Section Width Characters</text:p>
          </table:table-cell>
          <table:table-cell office:value-type="string">
            <text:p>OptimalSectionWidthCharacters</text:p>
          </table:table-cell>
          <table:table-cell table:number-columns-repeated="2" office:value-type="string">
            <text:p>Integer</text:p>
          </table:table-cell>
          <table:table-cell/>
          <table:table-cell office:value-type="string">
            <text:p>The optimal number of characters that the section width is displayed to</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Navigator Frame</text:p>
          </table:table-cell>
          <table:table-cell office:value-type="string">
            <text:p>Min Width Characters</text:p>
          </table:table-cell>
          <table:table-cell office:value-type="string">
            <text:p>MinWidthCharacters</text:p>
          </table:table-cell>
          <table:table-cell table:number-columns-repeated="2" office:value-type="string">
            <text:p>Integer</text:p>
          </table:table-cell>
          <table:table-cell office:value-type="float" office:value="24">
            <text:p>24</text:p>
          </table:table-cell>
          <table:table-cell office:value-type="string">
            <text:p>The minimum number of characters that the frame data is displayed to</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Navigator Frame</text:p>
          </table:table-cell>
          <table:table-cell office:value-type="string">
            <text:p>Max Width Characters</text:p>
          </table:table-cell>
          <table:table-cell office:value-type="string">
            <text:p>MaxWidthCharacters</text:p>
          </table:table-cell>
          <table:table-cell table:number-columns-repeated="2" office:value-type="string">
            <text:p>Integer</text:p>
          </table:table-cell>
          <table:table-cell office:value-type="float" office:value="96">
            <text:p>96</text:p>
          </table:table-cell>
          <table:table-cell office:value-type="string">
            <text:p>The maximum number of characters that the frame data is displayed to</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avigator Frame</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avigator Frame</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avigator Frame</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Navigator Frame</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Navigator Frame</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Navigator Tile</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avigator Tile</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avigator Tile</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avigator Tile</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avigator Tile</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avigator Tile</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avigator Tile</text:p>
          </table:table-cell>
          <table:table-cell office:value-type="string">
            <text:p>Has Tabs</text:p>
          </table:table-cell>
          <table:table-cell office:value-type="string">
            <text:p>HasTabs</text:p>
          </table:table-cell>
          <table:table-cell table:number-columns-repeated="2" office:value-type="string">
            <text:p>Boolean</text:p>
          </table:table-cell>
          <table:table-cell/>
          <table:table-cell office:value-type="string">
            <text:p>The Tile has Tabs</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Navigator Tile</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Navigator Tile</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Navigator Tile</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Navigator Tile</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New Menu Item</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ew Menu Item</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ew Menu Item</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ew Menu Item</text:p>
          </table:table-cell>
          <table:table-cell table:number-columns-repeated="2" office:value-type="string">
            <text:p>Icon</text:p>
          </table:table-cell>
          <table:table-cell table:number-columns-repeated="2" office:value-type="string">
            <text:p>String</text:p>
          </table:table-cell>
          <table:table-cell/>
          <table:table-cell office:value-type="string">
            <text:p>The Icon used to display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ew Menu Item</text:p>
          </table:table-cell>
          <table:table-cell table:number-columns-repeated="2" office:value-type="string">
            <text:p>Shortcut</text:p>
          </table:table-cell>
          <table:table-cell table:number-columns-repeated="2" office:value-type="string">
            <text:p>String</text:p>
          </table:table-cell>
          <table:table-cell/>
          <table:table-cell office:value-type="string">
            <text:p>The Shortcut Key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ew Menu Item</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ew Menu Item</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ew Menu Item</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ew Menu Item</text:p>
          </table:table-cell>
          <table:table-cell office:value-type="string">
            <text:p>Document</text:p>
          </table:table-cell>
          <table:table-cell office:value-type="string">
            <text:p>DocumentSystemID, DocumentEntityID</text:p>
          </table:table-cell>
          <table:table-cell table:number-columns-repeated="2" office:value-type="string">
            <text:p>Integer</text:p>
          </table:table-cell>
          <table:table-cell/>
          <table:table-cell office:value-type="string">
            <text:p>The control (button) is displayed as Selected (Down) or checked</text:p>
          </table:table-cell>
          <table:table-cell table:number-columns-repeated="2" office:value-type="float" office:value="0">
            <text:p>0</text:p>
          </table:table-cell>
          <table:table-cell office:value-type="string">
            <text:p>GnosisDocumentFrame</text:p>
          </table:table-cell>
          <table:table-cell table:number-columns-repeated="1014"/>
        </table:table-row>
        <table:table-row table:style-name="ro1" table:visibility="filter">
          <table:table-cell office:value-type="string">
            <text:p>Number Column</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Column</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Column</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Column</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Column</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Column</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Column</text:p>
          </table:table-cell>
          <table:table-cell table:number-columns-repeated="2" office:value-type="string">
            <text:p>Value</text:p>
          </table:table-cell>
          <table:table-cell table:number-columns-repeated="2" office:value-type="string">
            <text:p>String</text:p>
          </table:table-cell>
          <table:table-cell/>
          <table:table-cell office:value-type="string">
            <text:p>The value of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Number Column</text:p>
          </table:table-cell>
          <table:table-cell office:value-type="string">
            <text:p>Max Characters</text:p>
          </table:table-cell>
          <table:table-cell office:value-type="string">
            <text:p>MaxChars</text:p>
          </table:table-cell>
          <table:table-cell table:number-columns-repeated="2" office:value-type="string">
            <text:p>Integer</text:p>
          </table:table-cell>
          <table:table-cell/>
          <table:table-cell office:value-type="string">
            <text:p>The number of Characters allowed to be entered into the field or area</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Column</text:p>
          </table:table-cell>
          <table:table-cell office:value-type="string">
            <text:p>No of Decimals</text:p>
          </table:table-cell>
          <table:table-cell office:value-type="string">
            <text:p>NoOfDecimals</text:p>
          </table:table-cell>
          <table:table-cell table:number-columns-repeated="2" office:value-type="string">
            <text:p>Integer</text:p>
          </table:table-cell>
          <table:table-cell/>
          <table:table-cell office:value-type="string">
            <text:p>The number of decimal places</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Column</text:p>
          </table:table-cell>
          <table:table-cell office:value-type="string">
            <text:p>Unit of Measure</text:p>
          </table:table-cell>
          <table:table-cell office:value-type="string">
            <text:p>UnitOfMeasure</text:p>
          </table:table-cell>
          <table:table-cell table:number-columns-repeated="2" office:value-type="string">
            <text:p>String</text:p>
          </table:table-cell>
          <table:table-cell/>
          <table:table-cell office:value-type="string">
            <text:p>The unit of measur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Column</text:p>
          </table:table-cell>
          <table:table-cell office:value-type="string">
            <text:p>Measure Relative Position</text:p>
          </table:table-cell>
          <table:table-cell office:value-type="string">
            <text:p>MeasureRelativePosition</text:p>
          </table:table-cell>
          <table:table-cell table:number-columns-repeated="2" office:value-type="string">
            <text:p>String</text:p>
          </table:table-cell>
          <table:table-cell/>
          <table:table-cell office:value-type="string">
            <text:p>The relative position of the unit of measur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Column</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Number Column</text:p>
          </table:table-cell>
          <table:table-cell office:value-type="string">
            <text:p>Read Only</text:p>
          </table:table-cell>
          <table:table-cell office:value-type="string">
            <text:p>ReadOnly</text:p>
          </table:table-cell>
          <table:table-cell table:number-columns-repeated="2" office:value-type="string">
            <text:p>Boolean</text:p>
          </table:table-cell>
          <table:table-cell/>
          <table:table-cell office:value-type="string">
            <text:p>The control is not able to be chang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Number Column</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Number Column</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Column</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Number Column</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Number Column</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Number Column</text:p>
          </table:table-cell>
          <table:table-cell office:value-type="string">
            <text:p>Dataset Created</text:p>
          </table:table-cell>
          <table:table-cell office:value-type="string">
            <text:p>DatasetCre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cre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Number Column</text:p>
          </table:table-cell>
          <table:table-cell office:value-type="string">
            <text:p>Dataset Updated</text:p>
          </table:table-cell>
          <table:table-cell office:value-type="string">
            <text:p>DatasetUpd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upd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Number Column</text:p>
          </table:table-cell>
          <table:table-cell office:value-type="string">
            <text:p>Dataset Deleted</text:p>
          </table:table-cell>
          <table:table-cell office:value-type="string">
            <text:p>DatasetDele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dele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Number Column</text:p>
          </table:table-cell>
          <table:table-cell table:number-columns-repeated="2" office:value-type="string">
            <text:p>Locked</text:p>
          </table:table-cell>
          <table:table-cell table:number-columns-repeated="2" office:value-type="string">
            <text:p>Boolean</text:p>
          </table:table-cell>
          <table:table-cell/>
          <table:table-cell office:value-type="string">
            <text:p>The control locked status, which prohibits the control from being changed, is dynamically controlled by the application</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Number Column</text:p>
          </table:table-cell>
          <table:table-cell office:value-type="string">
            <text:p>Is Even Row</text:p>
          </table:table-cell>
          <table:table-cell office:value-type="string">
            <text:p>IsEvenRow</text:p>
          </table:table-cell>
          <table:table-cell table:number-columns-repeated="2" office:value-type="string">
            <text:p>Boolean</text:p>
          </table:table-cell>
          <table:table-cell/>
          <table:table-cell office:value-type="string">
            <text:p>The row is Even (True/False) as opposed to Od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Number Column</text:p>
          </table:table-cell>
          <table:table-cell office:value-type="string">
            <text:p>Row Selected</text:p>
          </table:table-cell>
          <table:table-cell office:value-type="string">
            <text:p>RowSelected</text:p>
          </table:table-cell>
          <table:table-cell table:number-columns-repeated="2" office:value-type="string">
            <text:p>Boolean</text:p>
          </table:table-cell>
          <table:table-cell/>
          <table:table-cell office:value-type="string">
            <text:p>The Row is selec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Number Field</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Field</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Field</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Field</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Field</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Field</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Field</text:p>
          </table:table-cell>
          <table:table-cell table:number-columns-repeated="2" office:value-type="string">
            <text:p>Value</text:p>
          </table:table-cell>
          <table:table-cell table:number-columns-repeated="2" office:value-type="string">
            <text:p>String</text:p>
          </table:table-cell>
          <table:table-cell/>
          <table:table-cell office:value-type="string">
            <text:p>The value of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Number Field</text:p>
          </table:table-cell>
          <table:table-cell office:value-type="string">
            <text:p>Max Characters</text:p>
          </table:table-cell>
          <table:table-cell office:value-type="string">
            <text:p>MaxChars</text:p>
          </table:table-cell>
          <table:table-cell table:number-columns-repeated="2" office:value-type="string">
            <text:p>Integer</text:p>
          </table:table-cell>
          <table:table-cell/>
          <table:table-cell office:value-type="string">
            <text:p>The number of Characters allowed to be entered into the field or area</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Field</text:p>
          </table:table-cell>
          <table:table-cell office:value-type="string">
            <text:p>No of Decimals</text:p>
          </table:table-cell>
          <table:table-cell office:value-type="string">
            <text:p>NoOfDecimals</text:p>
          </table:table-cell>
          <table:table-cell table:number-columns-repeated="2" office:value-type="string">
            <text:p>Integer</text:p>
          </table:table-cell>
          <table:table-cell/>
          <table:table-cell office:value-type="string">
            <text:p>The number of decimal places</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Field</text:p>
          </table:table-cell>
          <table:table-cell office:value-type="string">
            <text:p>Unit of Measure</text:p>
          </table:table-cell>
          <table:table-cell office:value-type="string">
            <text:p>UnitOfMeasure</text:p>
          </table:table-cell>
          <table:table-cell table:number-columns-repeated="2" office:value-type="string">
            <text:p>String</text:p>
          </table:table-cell>
          <table:table-cell/>
          <table:table-cell office:value-type="string">
            <text:p>The unit of measur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Field</text:p>
          </table:table-cell>
          <table:table-cell office:value-type="string">
            <text:p>Measure Relative Position</text:p>
          </table:table-cell>
          <table:table-cell office:value-type="string">
            <text:p>MeasureRelativePosition</text:p>
          </table:table-cell>
          <table:table-cell table:number-columns-repeated="2" office:value-type="string">
            <text:p>String</text:p>
          </table:table-cell>
          <table:table-cell/>
          <table:table-cell office:value-type="string">
            <text:p>The relative position of the unit of measur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Field</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Number Field</text:p>
          </table:table-cell>
          <table:table-cell office:value-type="string">
            <text:p>Read Only</text:p>
          </table:table-cell>
          <table:table-cell office:value-type="string">
            <text:p>ReadOnly</text:p>
          </table:table-cell>
          <table:table-cell table:number-columns-repeated="2" office:value-type="string">
            <text:p>Boolean</text:p>
          </table:table-cell>
          <table:table-cell/>
          <table:table-cell office:value-type="string">
            <text:p>The control is not able to be chang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Number Field</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Number Field</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Field</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Number Field</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Number Field</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Number Field</text:p>
          </table:table-cell>
          <table:table-cell office:value-type="string">
            <text:p>Dataset Created</text:p>
          </table:table-cell>
          <table:table-cell office:value-type="string">
            <text:p>DatasetCre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cre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Number Field</text:p>
          </table:table-cell>
          <table:table-cell office:value-type="string">
            <text:p>Dataset Updated</text:p>
          </table:table-cell>
          <table:table-cell office:value-type="string">
            <text:p>DatasetUpd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upd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Number Field</text:p>
          </table:table-cell>
          <table:table-cell office:value-type="string">
            <text:p>Dataset Deleted</text:p>
          </table:table-cell>
          <table:table-cell office:value-type="string">
            <text:p>DatasetDele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dele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Number Field</text:p>
          </table:table-cell>
          <table:table-cell table:number-columns-repeated="2" office:value-type="string">
            <text:p>Locked</text:p>
          </table:table-cell>
          <table:table-cell table:number-columns-repeated="2" office:value-type="string">
            <text:p>Boolean</text:p>
          </table:table-cell>
          <table:table-cell/>
          <table:table-cell office:value-type="string">
            <text:p>The control locked status, which prohibits the control from being changed, is dynamically controlled by the application</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Number Results</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Results</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Results</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Results</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Results</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Results</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Results</text:p>
          </table:table-cell>
          <table:table-cell table:number-columns-repeated="2" office:value-type="string">
            <text:p>Value</text:p>
          </table:table-cell>
          <table:table-cell table:number-columns-repeated="2" office:value-type="string">
            <text:p>String</text:p>
          </table:table-cell>
          <table:table-cell/>
          <table:table-cell office:value-type="string">
            <text:p>The value of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Number Results</text:p>
          </table:table-cell>
          <table:table-cell office:value-type="string">
            <text:p>Max Characters</text:p>
          </table:table-cell>
          <table:table-cell office:value-type="string">
            <text:p>MaxChars</text:p>
          </table:table-cell>
          <table:table-cell table:number-columns-repeated="2" office:value-type="string">
            <text:p>Integer</text:p>
          </table:table-cell>
          <table:table-cell/>
          <table:table-cell office:value-type="string">
            <text:p>The number of Characters allowed to be entered into the field or area</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Results</text:p>
          </table:table-cell>
          <table:table-cell office:value-type="string">
            <text:p>No of Decimals</text:p>
          </table:table-cell>
          <table:table-cell office:value-type="string">
            <text:p>NoOfDecimals</text:p>
          </table:table-cell>
          <table:table-cell table:number-columns-repeated="2" office:value-type="string">
            <text:p>Integer</text:p>
          </table:table-cell>
          <table:table-cell/>
          <table:table-cell office:value-type="string">
            <text:p>The number of decimal places</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Results</text:p>
          </table:table-cell>
          <table:table-cell office:value-type="string">
            <text:p>Unit of Measure</text:p>
          </table:table-cell>
          <table:table-cell office:value-type="string">
            <text:p>UnitOfMeasure</text:p>
          </table:table-cell>
          <table:table-cell table:number-columns-repeated="2" office:value-type="string">
            <text:p>String</text:p>
          </table:table-cell>
          <table:table-cell/>
          <table:table-cell office:value-type="string">
            <text:p>The unit of measur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Results</text:p>
          </table:table-cell>
          <table:table-cell office:value-type="string">
            <text:p>Measure Relative Position</text:p>
          </table:table-cell>
          <table:table-cell office:value-type="string">
            <text:p>MeasureRelativePosition</text:p>
          </table:table-cell>
          <table:table-cell table:number-columns-repeated="2" office:value-type="string">
            <text:p>String</text:p>
          </table:table-cell>
          <table:table-cell/>
          <table:table-cell office:value-type="string">
            <text:p>The relative position of the unit of measur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Results</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Number Results</text:p>
          </table:table-cell>
          <table:table-cell office:value-type="string">
            <text:p>Read Only</text:p>
          </table:table-cell>
          <table:table-cell office:value-type="string">
            <text:p>ReadOnly</text:p>
          </table:table-cell>
          <table:table-cell table:number-columns-repeated="2" office:value-type="string">
            <text:p>Boolean</text:p>
          </table:table-cell>
          <table:table-cell office:value-type="float" office:value="1">
            <text:p>1</text:p>
          </table:table-cell>
          <table:table-cell office:value-type="string">
            <text:p>The control is not able to be chang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Number Results</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Number Results</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Results</text:p>
          </table:table-cell>
          <table:table-cell office:value-type="string">
            <text:p>Has Row Focus</text:p>
          </table:table-cell>
          <table:table-cell office:value-type="string">
            <text:p>HasRowFocus</text:p>
          </table:table-cell>
          <table:table-cell table:number-columns-repeated="2" office:value-type="string">
            <text:p>Boolean</text:p>
          </table:table-cell>
          <table:table-cell office:value-type="float" office:value="0">
            <text:p>0</text:p>
          </table:table-cell>
          <table:table-cell office:value-type="string">
            <text:p>The property is non zero when the row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Number Results</text:p>
          </table:table-cell>
          <table:table-cell office:value-type="string">
            <text:p>Has Row Mouse Focus</text:p>
          </table:table-cell>
          <table:table-cell office:value-type="string">
            <text:p>HasRow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row</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Number Results</text:p>
          </table:table-cell>
          <table:table-cell office:value-type="string">
            <text:p>Has Row Mouse Down</text:p>
          </table:table-cell>
          <table:table-cell office:value-type="string">
            <text:p>HasRow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row</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Number Results</text:p>
          </table:table-cell>
          <table:table-cell office:value-type="string">
            <text:p>Is Even Row</text:p>
          </table:table-cell>
          <table:table-cell office:value-type="string">
            <text:p>IsEvenRow</text:p>
          </table:table-cell>
          <table:table-cell table:number-columns-repeated="2" office:value-type="string">
            <text:p>Boolean</text:p>
          </table:table-cell>
          <table:table-cell/>
          <table:table-cell office:value-type="string">
            <text:p>The row is Even (True/False) as opposed to Od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Number Results</text:p>
          </table:table-cell>
          <table:table-cell office:value-type="string">
            <text:p>Row Selected</text:p>
          </table:table-cell>
          <table:table-cell office:value-type="string">
            <text:p>RowSelected</text:p>
          </table:table-cell>
          <table:table-cell table:number-columns-repeated="2" office:value-type="string">
            <text:p>Boolean</text:p>
          </table:table-cell>
          <table:table-cell/>
          <table:table-cell office:value-type="string">
            <text:p>The Row is selec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Panel</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Panel</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Panel</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Panel</text:p>
          </table:table-cell>
          <table:table-cell office:value-type="string">
            <text:p>Caption Relative Position</text:p>
          </table:table-cell>
          <table:table-cell office:value-type="string">
            <text:p>CaptionRelativePosition</text:p>
          </table:table-cell>
          <table:table-cell office:value-type="string">
            <text:p>RelativePosition</text:p>
          </table:table-cell>
          <table:table-cell office:value-type="string">
            <text:p>String</text:p>
          </table:table-cell>
          <table:table-cell/>
          <table:table-cell office:value-type="string">
            <text:p>The Caption and the field are placed relative to one another</text:p>
          </table:table-cell>
          <table:table-cell table:number-columns-repeated="2" office:value-type="float" office:value="0">
            <text:p>0</text:p>
          </table:table-cell>
          <table:table-cell office:value-type="string">
            <text:p>Above, <text:s/>Below, <text:s/>Left, <text:s/>Right</text:p>
          </table:table-cell>
          <table:table-cell table:number-columns-repeated="1014"/>
        </table:table-row>
        <table:table-row table:style-name="ro1" table:visibility="filter">
          <table:table-cell office:value-type="string">
            <text:p>Panel</text:p>
          </table:table-cell>
          <table:table-cell office:value-type="string">
            <text:p>Caption Horizontal Alignment</text:p>
          </table:table-cell>
          <table:table-cell office:value-type="string">
            <text:p>CaptionAlignmentHorizontal</text:p>
          </table:table-cell>
          <table:table-cell office:value-type="string">
            <text:p>HorizontalAlignment</text:p>
          </table:table-cell>
          <table:table-cell office:value-type="string">
            <text:p>String</text:p>
          </table:table-cell>
          <table:table-cell/>
          <table:table-cell office:value-type="string">
            <text:p>This horizontal alignment of the Caption text</text:p>
          </table:table-cell>
          <table:table-cell table:number-columns-repeated="2" office:value-type="float" office:value="0">
            <text:p>0</text:p>
          </table:table-cell>
          <table:table-cell office:value-type="string">
            <text:p>Left, <text:s/>Centre, <text:s/>Right</text:p>
          </table:table-cell>
          <table:table-cell table:number-columns-repeated="1014"/>
        </table:table-row>
        <table:table-row table:style-name="ro1" table:visibility="filter">
          <table:table-cell office:value-type="string">
            <text:p>Panel</text:p>
          </table:table-cell>
          <table:table-cell office:value-type="string">
            <text:p>Caption Vertical Alignment</text:p>
          </table:table-cell>
          <table:table-cell office:value-type="string">
            <text:p>CaptionAlignmentVertical</text:p>
          </table:table-cell>
          <table:table-cell office:value-type="string">
            <text:p>VerticalAlignment</text:p>
          </table:table-cell>
          <table:table-cell office:value-type="string">
            <text:p>String</text:p>
          </table:table-cell>
          <table:table-cell/>
          <table:table-cell office:value-type="string">
            <text:p>This vertical alignment of the Caption text</text:p>
          </table:table-cell>
          <table:table-cell table:number-columns-repeated="2" office:value-type="float" office:value="0">
            <text:p>0</text:p>
          </table:table-cell>
          <table:table-cell office:value-type="string">
            <text:p>Top, <text:s/>Centre, <text:s/>Bottom</text:p>
          </table:table-cell>
          <table:table-cell table:number-columns-repeated="1014"/>
        </table:table-row>
        <table:table-row table:style-name="ro1" table:visibility="filter">
          <table:table-cell office:value-type="string">
            <text:p>Panel</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Panel</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Panel</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Panel</text:p>
          </table:table-cell>
          <table:table-cell office:value-type="string">
            <text:p>Max Section Span</text:p>
          </table:table-cell>
          <table:table-cell office:value-type="string">
            <text:p>MaxSectionSpan</text:p>
          </table:table-cell>
          <table:table-cell table:number-columns-repeated="2" office:value-type="string">
            <text:p>Integer</text:p>
          </table:table-cell>
          <table:table-cell/>
          <table:table-cell office:value-type="string">
            <text:p>The maximum number of sections the container Control may span</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Panel</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Panel</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Panel</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Panel</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Parent Window</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Parent Window</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Parent Window</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Parent Window</text:p>
          </table:table-cell>
          <table:table-cell table:number-columns-repeated="2" office:value-type="string">
            <text:p>Icon</text:p>
          </table:table-cell>
          <table:table-cell table:number-columns-repeated="2" office:value-type="string">
            <text:p>String</text:p>
          </table:table-cell>
          <table:table-cell/>
          <table:table-cell office:value-type="string">
            <text:p>The Icon used to display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Parent Window</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Parent Window</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Parent Window</text:p>
          </table:table-cell>
          <table:table-cell table:number-columns-repeated="3" office:value-type="string">
            <text:p>Orientation</text:p>
          </table:table-cell>
          <table:table-cell office:value-type="string">
            <text:p>String</text:p>
          </table:table-cell>
          <table:table-cell/>
          <table:table-cell office:value-type="string">
            <text:p>The Orientation is supplied by the Device to the Main Window</text:p>
          </table:table-cell>
          <table:table-cell table:number-columns-repeated="2" office:value-type="float" office:value="0">
            <text:p>0</text:p>
          </table:table-cell>
          <table:table-cell office:value-type="string">
            <text:p>Portrait, <text:s/>Landscape</text:p>
          </table:table-cell>
          <table:table-cell table:number-columns-repeated="1014"/>
        </table:table-row>
        <table:table-row table:style-name="ro1" table:visibility="filter">
          <table:table-cell office:value-type="string">
            <text:p>Parent Window</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Parent Window</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Parent Window</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Permission Variable</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Permission Variable</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Permission Variable</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Permission Variable</text:p>
          </table:table-cell>
          <table:table-cell office:value-type="string">
            <text:p>SQL Parameter Name</text:p>
          </table:table-cell>
          <table:table-cell office:value-type="string">
            <text:p>SqlParameterName</text:p>
          </table:table-cell>
          <table:table-cell table:number-columns-repeated="2" office:value-type="string">
            <text:p>String</text:p>
          </table:table-cell>
          <table:table-cell/>
          <table:table-cell office:value-type="string">
            <text:p>The Name of the Instance variable as used in T-SQ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Permission Variable</text:p>
          </table:table-cell>
          <table:table-cell office:value-type="string">
            <text:p>Data Type</text:p>
          </table:table-cell>
          <table:table-cell table:number-columns-repeated="2" office:value-type="string">
            <text:p>DataType</text:p>
          </table:table-cell>
          <table:table-cell office:value-type="string">
            <text:p>String</text:p>
          </table:table-cell>
          <table:table-cell/>
          <table:table-cell office:value-type="string">
            <text:p>The Data Type of the Instance variable</text:p>
          </table:table-cell>
          <table:table-cell table:number-columns-repeated="2" office:value-type="float" office:value="0">
            <text:p>0</text:p>
          </table:table-cell>
          <table:table-cell office:value-type="string">
            <text:p>valid_begin_date, <text:s/>valid_end_date, <text:s/>gnosis_layout_xml, <text:s/>system_protection_status, <text:s/>audit_datetime, <text:s/>boolean</text:p>
          </table:table-cell>
          <table:table-cell table:number-columns-repeated="1014"/>
        </table:table-row>
        <table:table-row table:style-name="ro1" table:visibility="filter">
          <table:table-cell office:value-type="string">
            <text:p>Permission Variable</text:p>
          </table:table-cell>
          <table:table-cell office:value-type="string">
            <text:p>SQL Data Type</text:p>
          </table:table-cell>
          <table:table-cell office:value-type="string">
            <text:p>SqlDataType</text:p>
          </table:table-cell>
          <table:table-cell office:value-type="string">
            <text:p>SQLDataType</text:p>
          </table:table-cell>
          <table:table-cell office:value-type="string">
            <text:p>String</text:p>
          </table:table-cell>
          <table:table-cell/>
          <table:table-cell office:value-type="string">
            <text:p>The SQL Data Type of the Permission variable</text:p>
          </table:table-cell>
          <table:table-cell table:number-columns-repeated="2" office:value-type="float" office:value="0">
            <text:p>0</text:p>
          </table:table-cell>
          <table:table-cell office:value-type="string">
            <text:p>sysname, <text:s/>bit, <text:s/>tinyint, <text:s/>smallint, <text:s/>int, <text:s/>numeric</text:p>
          </table:table-cell>
          <table:table-cell table:number-columns-repeated="1014"/>
        </table:table-row>
        <table:table-row table:style-name="ro1" table:visibility="filter">
          <table:table-cell office:value-type="string">
            <text:p>Permission Variable</text:p>
          </table:table-cell>
          <table:table-cell table:number-columns-repeated="2" office:value-type="string">
            <text:p>Default</text:p>
          </table:table-cell>
          <table:table-cell table:number-columns-repeated="2" office:value-type="string">
            <text:p>String</text:p>
          </table:table-cell>
          <table:table-cell/>
          <table:table-cell office:value-type="string">
            <text:p>The Default of the Permission variabl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Permission Variable</text:p>
          </table:table-cell>
          <table:table-cell office:value-type="string">
            <text:p>Variable Code</text:p>
          </table:table-cell>
          <table:table-cell office:value-type="string">
            <text:p>VariableCode</text:p>
          </table:table-cell>
          <table:table-cell table:number-columns-repeated="2" office:value-type="string">
            <text:p>String</text:p>
          </table:table-cell>
          <table:table-cell/>
          <table:table-cell office:value-type="string">
            <text:p>The Permission Variable ID valu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Permission Variable</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Primary Split</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Primary Split</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Primary Split</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Primary Split</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Primary Split</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Primary Split</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5" table:visibility="filter">
          <table:table-cell office:value-type="string">
            <text:p>Primary Split</text:p>
          </table:table-cell>
          <table:table-cell office:value-type="string">
            <text:p>Tiles Overlay Parent</text:p>
          </table:table-cell>
          <table:table-cell office:value-type="string">
            <text:p>TilesOverlayParent</text:p>
          </table:table-cell>
          <table:table-cell table:number-columns-repeated="2" office:value-type="string">
            <text:p>Boolean</text:p>
          </table:table-cell>
          <table:table-cell/>
          <table:table-cell office:value-type="string">
            <text:p>Ignore the Split and display the Tile over the window, use for Phone where both Navigator and Next window overlay their parent window, when set then Split Detail is not requir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Primary Split</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Primary Split</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Primary Split</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Primary Split</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Radio Field</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Radio Field</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Radio Field</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Radio Field</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Radio Field</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Radio Field</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Radio Field</text:p>
          </table:table-cell>
          <table:table-cell office:value-type="string">
            <text:p>Group Name</text:p>
          </table:table-cell>
          <table:table-cell office:value-type="string">
            <text:p>GroupName</text:p>
          </table:table-cell>
          <table:table-cell table:number-columns-repeated="2" office:value-type="string">
            <text:p>String</text:p>
          </table:table-cell>
          <table:table-cell/>
          <table:table-cell office:value-type="string">
            <text:p>The setting of this field works in conjunction with other members of the same Radio Group</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Radio Field</text:p>
          </table:table-cell>
          <table:table-cell office:value-type="string">
            <text:p>Content Horizontal Alignment</text:p>
          </table:table-cell>
          <table:table-cell office:value-type="string">
            <text:p>ContentHorizontalAlignment</text:p>
          </table:table-cell>
          <table:table-cell office:value-type="string">
            <text:p>HorizontalAlignment</text:p>
          </table:table-cell>
          <table:table-cell office:value-type="string">
            <text:p>String</text:p>
          </table:table-cell>
          <table:table-cell/>
          <table:table-cell office:value-type="string">
            <text:p>The Horizontal Alignment of the Content defaults from the Style</text:p>
          </table:table-cell>
          <table:table-cell table:number-columns-repeated="2" office:value-type="float" office:value="0">
            <text:p>0</text:p>
          </table:table-cell>
          <table:table-cell office:value-type="string">
            <text:p>Left, <text:s/>Centre, <text:s/>Right</text:p>
          </table:table-cell>
          <table:table-cell table:number-columns-repeated="1014"/>
        </table:table-row>
        <table:table-row table:style-name="ro2" table:visibility="filter">
          <table:table-cell office:value-type="string">
            <text:p>Radio Field</text:p>
          </table:table-cell>
          <table:table-cell office:value-type="string">
            <text:p>Min Display Characters</text:p>
          </table:table-cell>
          <table:table-cell office:value-type="string">
            <text:p>Min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Radio Field</text:p>
          </table:table-cell>
          <table:table-cell office:value-type="string">
            <text:p>Max Display Characters</text:p>
          </table:table-cell>
          <table:table-cell office:value-type="string">
            <text:p>Max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Radio Field</text:p>
          </table:table-cell>
          <table:table-cell table:number-columns-repeated="2" office:value-type="string">
            <text:p>Checked</text:p>
          </table:table-cell>
          <table:table-cell table:number-columns-repeated="2" office:value-type="string">
            <text:p>Boolean</text:p>
          </table:table-cell>
          <table:table-cell office:value-type="float" office:value="0">
            <text:p>0</text:p>
          </table:table-cell>
          <table:table-cell office:value-type="string">
            <text:p>The control (check or radio) is displayed as check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5" table:visibility="filter">
          <table:table-cell office:value-type="string">
            <text:p>Radio Field</text:p>
          </table:table-cell>
          <table:table-cell office:value-type="string">
            <text:p>Checked Factor</text:p>
          </table:table-cell>
          <table:table-cell office:value-type="string">
            <text:p>CheckedFactor</text:p>
          </table:table-cell>
          <table:table-cell table:number-columns-repeated="2" office:value-type="string">
            <text:p>Integer</text:p>
          </table:table-cell>
          <table:table-cell office:value-type="float" office:value="1">
            <text:p>1</text:p>
          </table:table-cell>
          <table:table-cell office:value-type="string">
            <text:p>The Value of the Control is set by multiplying the Checked Factor and Checked (eg. 2 gives the result of 2 in the Dataset Item or Variable) </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Radio Field</text:p>
          </table:table-cell>
          <table:table-cell table:number-columns-repeated="2" office:value-type="string">
            <text:p>Value</text:p>
          </table:table-cell>
          <table:table-cell table:number-columns-repeated="2" office:value-type="string">
            <text:p>String</text:p>
          </table:table-cell>
          <table:table-cell/>
          <table:table-cell office:value-type="string">
            <text:p>The value of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Radio Field</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Radio Field</text:p>
          </table:table-cell>
          <table:table-cell office:value-type="string">
            <text:p>Read Only</text:p>
          </table:table-cell>
          <table:table-cell office:value-type="string">
            <text:p>ReadOnly</text:p>
          </table:table-cell>
          <table:table-cell table:number-columns-repeated="2" office:value-type="string">
            <text:p>Boolean</text:p>
          </table:table-cell>
          <table:table-cell/>
          <table:table-cell office:value-type="string">
            <text:p>The control is not able to be chang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Radio Field</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Radio Field</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Radio Field</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Radio Field</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Radio Field</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Radio Field</text:p>
          </table:table-cell>
          <table:table-cell office:value-type="string">
            <text:p>Dataset Created</text:p>
          </table:table-cell>
          <table:table-cell office:value-type="string">
            <text:p>DatasetCre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cre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Radio Field</text:p>
          </table:table-cell>
          <table:table-cell office:value-type="string">
            <text:p>Dataset Updated</text:p>
          </table:table-cell>
          <table:table-cell office:value-type="string">
            <text:p>DatasetUpd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upd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Radio Field</text:p>
          </table:table-cell>
          <table:table-cell office:value-type="string">
            <text:p>Dataset Deleted</text:p>
          </table:table-cell>
          <table:table-cell office:value-type="string">
            <text:p>DatasetDele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dele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Radio Field</text:p>
          </table:table-cell>
          <table:table-cell table:number-columns-repeated="2" office:value-type="string">
            <text:p>Locked</text:p>
          </table:table-cell>
          <table:table-cell table:number-columns-repeated="2" office:value-type="string">
            <text:p>Boolean</text:p>
          </table:table-cell>
          <table:table-cell/>
          <table:table-cell office:value-type="string">
            <text:p>The control locked status, which prohibits the control from being changed, is dynamically controlled by the application</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Radio Group</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Radio Group</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Radio Group</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Radio Group</text:p>
          </table:table-cell>
          <table:table-cell office:value-type="string">
            <text:p>Variable</text:p>
          </table:table-cell>
          <table:table-cell office:value-type="string">
            <text:p>VariableSystemID, VariableControlID</text:p>
          </table:table-cell>
          <table:table-cell table:number-columns-repeated="2" office:value-type="string">
            <text:p>Integer</text:p>
          </table:table-cell>
          <table:table-cell/>
          <table:table-cell office:value-type="string">
            <text:p>The Environment, Instance or Permission Variable linked to this Control</text:p>
          </table:table-cell>
          <table:table-cell table:number-columns-repeated="2" office:value-type="float" office:value="0">
            <text:p>0</text:p>
          </table:table-cell>
          <table:table-cell office:value-type="string">
            <text:p>GnosisEnvironmentVariable, GnosisPermissionVariable, GnosisInstanceVariable</text:p>
          </table:table-cell>
          <table:table-cell table:number-columns-repeated="1014"/>
        </table:table-row>
        <table:table-row table:style-name="ro2" table:visibility="filter">
          <table:table-cell office:value-type="string">
            <text:p>Radio Group</text:p>
          </table:table-cell>
          <table:table-cell office:value-type="string">
            <text:p>Variable Is Input</text:p>
          </table:table-cell>
          <table:table-cell office:value-type="string">
            <text:p>VariableIsInput</text:p>
          </table:table-cell>
          <table:table-cell table:number-columns-repeated="2" office:value-type="string">
            <text:p>Boolean</text:p>
          </table:table-cell>
          <table:table-cell/>
          <table:table-cell office:value-type="string">
            <text:p>The Environment, Instance or Permission Variable is input to this control</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Radio Group</text:p>
          </table:table-cell>
          <table:table-cell office:value-type="string">
            <text:p>Variable Is Output</text:p>
          </table:table-cell>
          <table:table-cell office:value-type="string">
            <text:p>VariableIsOutput</text:p>
          </table:table-cell>
          <table:table-cell table:number-columns-repeated="2" office:value-type="string">
            <text:p>Boolean</text:p>
          </table:table-cell>
          <table:table-cell/>
          <table:table-cell office:value-type="string">
            <text:p>The Environment, Instance or Permission Variable is output from this control</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Radio Group</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Radio Group</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Radio Group</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Radio Group</text:p>
          </table:table-cell>
          <table:table-cell office:value-type="string">
            <text:p>Content Horizontal Alignment</text:p>
          </table:table-cell>
          <table:table-cell office:value-type="string">
            <text:p>ContentHorizontalAlignment</text:p>
          </table:table-cell>
          <table:table-cell office:value-type="string">
            <text:p>HorizontalAlignment</text:p>
          </table:table-cell>
          <table:table-cell office:value-type="string">
            <text:p>String</text:p>
          </table:table-cell>
          <table:table-cell/>
          <table:table-cell office:value-type="string">
            <text:p>The Horizontal Alignment of the Content defaults from the Style</text:p>
          </table:table-cell>
          <table:table-cell table:number-columns-repeated="2" office:value-type="float" office:value="0">
            <text:p>0</text:p>
          </table:table-cell>
          <table:table-cell office:value-type="string">
            <text:p>Left, <text:s/>Centre, <text:s/>Right</text:p>
          </table:table-cell>
          <table:table-cell table:number-columns-repeated="1014"/>
        </table:table-row>
        <table:table-row table:style-name="ro1" table:visibility="filter">
          <table:table-cell office:value-type="string">
            <text:p>Radio Group</text:p>
          </table:table-cell>
          <table:table-cell office:value-type="string">
            <text:p>Content Vertical Alignment</text:p>
          </table:table-cell>
          <table:table-cell office:value-type="string">
            <text:p>ContentVerticalAlignment</text:p>
          </table:table-cell>
          <table:table-cell office:value-type="string">
            <text:p>VerticalAlignment</text:p>
          </table:table-cell>
          <table:table-cell office:value-type="string">
            <text:p>String</text:p>
          </table:table-cell>
          <table:table-cell/>
          <table:table-cell office:value-type="string">
            <text:p>The Vertical Alignment of the Content defaults from the Style</text:p>
          </table:table-cell>
          <table:table-cell table:number-columns-repeated="2" office:value-type="float" office:value="0">
            <text:p>0</text:p>
          </table:table-cell>
          <table:table-cell office:value-type="string">
            <text:p>Top, <text:s/>Centre, <text:s/>Bottom</text:p>
          </table:table-cell>
          <table:table-cell table:number-columns-repeated="1014"/>
        </table:table-row>
        <table:table-row table:style-name="ro2" table:visibility="filter">
          <table:table-cell office:value-type="string">
            <text:p>Radio Group</text:p>
          </table:table-cell>
          <table:table-cell office:value-type="string">
            <text:p>Min Display Characters</text:p>
          </table:table-cell>
          <table:table-cell office:value-type="string">
            <text:p>Min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Radio Group</text:p>
          </table:table-cell>
          <table:table-cell office:value-type="string">
            <text:p>Max Display Characters</text:p>
          </table:table-cell>
          <table:table-cell office:value-type="string">
            <text:p>Max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Radio Group</text:p>
          </table:table-cell>
          <table:table-cell office:value-type="string">
            <text:p>Has Scroll Bar</text:p>
          </table:table-cell>
          <table:table-cell office:value-type="string">
            <text:p>HasScrollBar</text:p>
          </table:table-cell>
          <table:table-cell table:number-columns-repeated="2" office:value-type="string">
            <text:p>Boolean</text:p>
          </table:table-cell>
          <table:table-cell/>
          <table:table-cell office:value-type="string">
            <text:p>Indicates the field can dispay a scroll bar when necessary</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Radio Group</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Radio Group</text:p>
          </table:table-cell>
          <table:table-cell office:value-type="string">
            <text:p>Read Only</text:p>
          </table:table-cell>
          <table:table-cell office:value-type="string">
            <text:p>ReadOnly</text:p>
          </table:table-cell>
          <table:table-cell table:number-columns-repeated="2" office:value-type="string">
            <text:p>Boolean</text:p>
          </table:table-cell>
          <table:table-cell/>
          <table:table-cell office:value-type="string">
            <text:p>The control is not able to be chang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Radio Group</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Radio Group</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Radio Group</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Radio Group</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Radio Group</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Radio Group</text:p>
          </table:table-cell>
          <table:table-cell office:value-type="string">
            <text:p>Dataset Created</text:p>
          </table:table-cell>
          <table:table-cell office:value-type="string">
            <text:p>DatasetCre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cre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Radio Group</text:p>
          </table:table-cell>
          <table:table-cell office:value-type="string">
            <text:p>Dataset Updated</text:p>
          </table:table-cell>
          <table:table-cell office:value-type="string">
            <text:p>DatasetUpd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upd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Radio Group</text:p>
          </table:table-cell>
          <table:table-cell office:value-type="string">
            <text:p>Dataset Deleted</text:p>
          </table:table-cell>
          <table:table-cell office:value-type="string">
            <text:p>DatasetDele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dele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Radio Group</text:p>
          </table:table-cell>
          <table:table-cell table:number-columns-repeated="2" office:value-type="string">
            <text:p>Locked</text:p>
          </table:table-cell>
          <table:table-cell table:number-columns-repeated="2" office:value-type="string">
            <text:p>Boolean</text:p>
          </table:table-cell>
          <table:table-cell/>
          <table:table-cell office:value-type="string">
            <text:p>The control locked status, which prohibits the control from being changed, is dynamically controlled by the application</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Search Frame</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Frame</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Frame</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Frame</text:p>
          </table:table-cell>
          <table:table-cell table:number-columns-repeated="2" office:value-type="string">
            <text:p>Icon</text:p>
          </table:table-cell>
          <table:table-cell table:number-columns-repeated="2" office:value-type="string">
            <text:p>String</text:p>
          </table:table-cell>
          <table:table-cell/>
          <table:table-cell office:value-type="string">
            <text:p>The Icon used to display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Frame</text:p>
          </table:table-cell>
          <table:table-cell office:value-type="string">
            <text:p>Is Editing</text:p>
          </table:table-cell>
          <table:table-cell office:value-type="string">
            <text:p>IsEditing</text:p>
          </table:table-cell>
          <table:table-cell table:number-columns-repeated="2" office:value-type="string">
            <text:p>Boolean</text:p>
          </table:table-cell>
          <table:table-cell office:value-type="float" office:value="0">
            <text:p>0</text:p>
          </table:table-cell>
          <table:table-cell office:value-type="string">
            <text:p>The field that indicates whether the Frame is Editing</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Search Frame</text:p>
          </table:table-cell>
          <table:table-cell office:value-type="string">
            <text:p>Is Empty</text:p>
          </table:table-cell>
          <table:table-cell office:value-type="string">
            <text:p>IsEmpty</text:p>
          </table:table-cell>
          <table:table-cell table:number-columns-repeated="2" office:value-type="string">
            <text:p>Boolean</text:p>
          </table:table-cell>
          <table:table-cell office:value-type="float" office:value="0">
            <text:p>0</text:p>
          </table:table-cell>
          <table:table-cell office:value-type="string">
            <text:p>The field that indicates whether the Instance is Empty</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Search Frame</text:p>
          </table:table-cell>
          <table:table-cell office:value-type="string">
            <text:p>SQL Successful</text:p>
          </table:table-cell>
          <table:table-cell office:value-type="string">
            <text:p>SQLSuccessful</text:p>
          </table:table-cell>
          <table:table-cell table:number-columns-repeated="2" office:value-type="string">
            <text:p>Boolean</text:p>
          </table:table-cell>
          <table:table-cell/>
          <table:table-cell office:value-type="string">
            <text:p>The field indicates whether the call to SQL has been successful</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Search Frame</text:p>
          </table:table-cell>
          <table:table-cell office:value-type="string">
            <text:p>Allowed Section List</text:p>
          </table:table-cell>
          <table:table-cell table:number-columns-repeated="2" office:value-type="string">
            <text:p>AllowedSectionList</text:p>
          </table:table-cell>
          <table:table-cell office:value-type="string">
            <text:p>String</text:p>
          </table:table-cell>
          <table:table-cell office:value-type="string">
            <text:p>1, 2</text:p>
          </table:table-cell>
          <table:table-cell office:value-type="string">
            <text:p>A list of allowable section numbers eg "1", "1, 2", "1, 2, 3", "1, 2, 4" or "1, 2, 4, 6" </text:p>
          </table:table-cell>
          <table:table-cell table:number-columns-repeated="2" office:value-type="float" office:value="0">
            <text:p>0</text:p>
          </table:table-cell>
          <table:table-cell office:value-type="string">
            <text:p>1, <text:s/>1, 2, <text:s/>1, 2, 3, <text:s/>1, 2, 4, <text:s/>1, 2, 3, 4, <text:s/>1, 2, 4, 6</text:p>
          </table:table-cell>
          <table:table-cell table:number-columns-repeated="1014"/>
        </table:table-row>
        <table:table-row table:style-name="ro2" table:visibility="filter">
          <table:table-cell office:value-type="string">
            <text:p>Search Frame</text:p>
          </table:table-cell>
          <table:table-cell office:value-type="string">
            <text:p>Optimal Section Width Characters</text:p>
          </table:table-cell>
          <table:table-cell office:value-type="string">
            <text:p>OptimalSectionWidthCharacters</text:p>
          </table:table-cell>
          <table:table-cell table:number-columns-repeated="2" office:value-type="string">
            <text:p>Integer</text:p>
          </table:table-cell>
          <table:table-cell office:value-type="float" office:value="32">
            <text:p>32</text:p>
          </table:table-cell>
          <table:table-cell office:value-type="string">
            <text:p>The optimal number of characters that the section width is displayed to</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Search Frame</text:p>
          </table:table-cell>
          <table:table-cell office:value-type="string">
            <text:p>Min Width Characters</text:p>
          </table:table-cell>
          <table:table-cell office:value-type="string">
            <text:p>MinWidthCharacters</text:p>
          </table:table-cell>
          <table:table-cell table:number-columns-repeated="2" office:value-type="string">
            <text:p>Integer</text:p>
          </table:table-cell>
          <table:table-cell office:value-type="float" office:value="24">
            <text:p>24</text:p>
          </table:table-cell>
          <table:table-cell office:value-type="string">
            <text:p>The minimum number of characters that the frame data is displayed to</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Search Frame</text:p>
          </table:table-cell>
          <table:table-cell office:value-type="string">
            <text:p>Max Width Characters</text:p>
          </table:table-cell>
          <table:table-cell office:value-type="string">
            <text:p>MaxWidthCharacters</text:p>
          </table:table-cell>
          <table:table-cell table:number-columns-repeated="2" office:value-type="string">
            <text:p>Integer</text:p>
          </table:table-cell>
          <table:table-cell office:value-type="float" office:value="96">
            <text:p>96</text:p>
          </table:table-cell>
          <table:table-cell office:value-type="string">
            <text:p>The maximum number of characters that the frame data is displayed to</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Frame</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Frame</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Frame</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Search Frame</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Search Frame</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Search Parameter</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Parameter</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Parameter</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Parameter</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Parameter</text:p>
          </table:table-cell>
          <table:table-cell table:number-columns-repeated="2" office:value-type="string">
            <text:p>Parameter</text:p>
          </table:table-cell>
          <table:table-cell table:number-columns-repeated="2" office:value-type="string">
            <text:p>String</text:p>
          </table:table-cell>
          <table:table-cell/>
          <table:table-cell office:value-type="string">
            <text:p>The Parameter for which the Mapping applies</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Parameter</text:p>
          </table:table-cell>
          <table:table-cell office:value-type="string">
            <text:p>Is Input</text:p>
          </table:table-cell>
          <table:table-cell office:value-type="string">
            <text:p>IsInput</text:p>
          </table:table-cell>
          <table:table-cell table:number-columns-repeated="2" office:value-type="string">
            <text:p>Boolean</text:p>
          </table:table-cell>
          <table:table-cell/>
          <table:table-cell office:value-type="string">
            <text:p>The Parameter is an output parameter</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Search Parameter</text:p>
          </table:table-cell>
          <table:table-cell office:value-type="string">
            <text:p>Is Output</text:p>
          </table:table-cell>
          <table:table-cell office:value-type="string">
            <text:p>IsOutput</text:p>
          </table:table-cell>
          <table:table-cell table:number-columns-repeated="2" office:value-type="string">
            <text:p>Boolean</text:p>
          </table:table-cell>
          <table:table-cell/>
          <table:table-cell office:value-type="string">
            <text:p>The Parameter is an output parameter</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Search Parameter</text:p>
          </table:table-cell>
          <table:table-cell table:number-columns-repeated="2" office:value-type="string">
            <text:p>Value</text:p>
          </table:table-cell>
          <table:table-cell table:number-columns-repeated="2" office:value-type="string">
            <text:p>String</text:p>
          </table:table-cell>
          <table:table-cell/>
          <table:table-cell office:value-type="string">
            <text:p>The Value of the paramet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Parameter</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Search Parameter</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Reference</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Reference</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Reference</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Reference</text:p>
          </table:table-cell>
          <table:table-cell office:value-type="string">
            <text:p>Search Operator</text:p>
          </table:table-cell>
          <table:table-cell office:value-type="string">
            <text:p>SearchOperator</text:p>
          </table:table-cell>
          <table:table-cell office:value-type="string">
            <text:p>Operator</text:p>
          </table:table-cell>
          <table:table-cell office:value-type="string">
            <text:p>String</text:p>
          </table:table-cell>
          <table:table-cell/>
          <table:table-cell office:value-type="string">
            <text:p>The Operator</text:p>
          </table:table-cell>
          <table:table-cell table:number-columns-repeated="2" office:value-type="float" office:value="0">
            <text:p>0</text:p>
          </table:table-cell>
          <table:table-cell office:value-type="string">
            <text:p>=, <text:s/>!=, <text:s/>&gt;, <text:s/>&lt;, <text:s/>&gt;=, <text:s/>&lt;=, <text:s/>like, <text:s/>is</text:p>
          </table:table-cell>
          <table:table-cell table:number-columns-repeated="1014"/>
        </table:table-row>
        <table:table-row table:style-name="ro1" table:visibility="filter">
          <table:table-cell office:value-type="string">
            <text:p>Search Reference</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Reference</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Reference</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Search Reference</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Results Attribute</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Results Attribute</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Results Attribute</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Results Attribute</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Results Attribute</text:p>
          </table:table-cell>
          <table:table-cell table:number-columns-repeated="2" office:value-type="string">
            <text:p>Parameter</text:p>
          </table:table-cell>
          <table:table-cell table:number-columns-repeated="2" office:value-type="string">
            <text:p>String</text:p>
          </table:table-cell>
          <table:table-cell/>
          <table:table-cell office:value-type="string">
            <text:p>The Parameter for which the Mapping applies</text:p>
          </table:table-cell>
          <table:table-cell table:number-columns-repeated="2" office:value-type="float" office:value="0">
            <text:p>0</text:p>
          </table:table-cell>
          <table:table-cell table:number-columns-repeated="1015"/>
        </table:table-row>
        <table:table-row table:style-name="ro5" table:visibility="filter">
          <table:table-cell office:value-type="string">
            <text:p>Search Results Attribute</text:p>
          </table:table-cell>
          <table:table-cell table:number-columns-repeated="2" office:value-type="string">
            <text:p>Perspective</text:p>
          </table:table-cell>
          <table:table-cell table:number-columns-repeated="2" office:value-type="string">
            <text:p>String</text:p>
          </table:table-cell>
          <table:table-cell/>
          <table:table-cell office:value-type="string">
            <text:p>The Perspective is used for drag and drop functionality, where the text displayed for the link control is not the instance name, the entity must define the link perspectiv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Results Attribute</text:p>
          </table:table-cell>
          <table:table-cell office:value-type="string">
            <text:p>Link Role</text:p>
          </table:table-cell>
          <table:table-cell table:number-columns-repeated="2" office:value-type="string">
            <text:p>LinkRole</text:p>
          </table:table-cell>
          <table:table-cell office:value-type="string">
            <text:p>String</text:p>
          </table:table-cell>
          <table:table-cell/>
          <table:table-cell office:value-type="string">
            <text:p>The Link Role of the Control Attribute</text:p>
          </table:table-cell>
          <table:table-cell table:number-columns-repeated="2" office:value-type="float" office:value="0">
            <text:p>0</text:p>
          </table:table-cell>
          <table:table-cell office:value-type="string">
            <text:p>Key, <text:s/>Entity, <text:s/>System, <text:s/>Name</text:p>
          </table:table-cell>
          <table:table-cell table:number-columns-repeated="1014"/>
        </table:table-row>
        <table:table-row table:style-name="ro1" table:visibility="filter">
          <table:table-cell office:value-type="string">
            <text:p>Search Results Attribute</text:p>
          </table:table-cell>
          <table:table-cell office:value-type="string">
            <text:p>Link Key Order</text:p>
          </table:table-cell>
          <table:table-cell office:value-type="string">
            <text:p>LinkKeyOrder</text:p>
          </table:table-cell>
          <table:table-cell table:number-columns-repeated="2" office:value-type="string">
            <text:p>Integer</text:p>
          </table:table-cell>
          <table:table-cell/>
          <table:table-cell office:value-type="string">
            <text:p>The Order of the Key Link Rol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Results Attribute</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Search Results Attribute</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Results Grid</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Results Grid</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Results Grid</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Results Grid</text:p>
          </table:table-cell>
          <table:table-cell office:value-type="string">
            <text:p>Caption Relative Position</text:p>
          </table:table-cell>
          <table:table-cell office:value-type="string">
            <text:p>CaptionRelativePosition</text:p>
          </table:table-cell>
          <table:table-cell office:value-type="string">
            <text:p>RelativePosition</text:p>
          </table:table-cell>
          <table:table-cell office:value-type="string">
            <text:p>String</text:p>
          </table:table-cell>
          <table:table-cell/>
          <table:table-cell office:value-type="string">
            <text:p>The Caption and the field are placed relative to one another</text:p>
          </table:table-cell>
          <table:table-cell table:number-columns-repeated="2" office:value-type="float" office:value="0">
            <text:p>0</text:p>
          </table:table-cell>
          <table:table-cell office:value-type="string">
            <text:p>Above, <text:s/>Below, <text:s/>Left, <text:s/>Right</text:p>
          </table:table-cell>
          <table:table-cell table:number-columns-repeated="1014"/>
        </table:table-row>
        <table:table-row table:style-name="ro1" table:visibility="filter">
          <table:table-cell office:value-type="string">
            <text:p>Search Results Grid</text:p>
          </table:table-cell>
          <table:table-cell office:value-type="string">
            <text:p>Caption Horizontal Alignment</text:p>
          </table:table-cell>
          <table:table-cell office:value-type="string">
            <text:p>CaptionAlignmentHorizontal</text:p>
          </table:table-cell>
          <table:table-cell office:value-type="string">
            <text:p>HorizontalAlignment</text:p>
          </table:table-cell>
          <table:table-cell office:value-type="string">
            <text:p>String</text:p>
          </table:table-cell>
          <table:table-cell/>
          <table:table-cell office:value-type="string">
            <text:p>This horizontal alignment of the Caption text</text:p>
          </table:table-cell>
          <table:table-cell table:number-columns-repeated="2" office:value-type="float" office:value="0">
            <text:p>0</text:p>
          </table:table-cell>
          <table:table-cell office:value-type="string">
            <text:p>Left, <text:s/>Centre, <text:s/>Right</text:p>
          </table:table-cell>
          <table:table-cell table:number-columns-repeated="1014"/>
        </table:table-row>
        <table:table-row table:style-name="ro1" table:visibility="filter">
          <table:table-cell office:value-type="string">
            <text:p>Search Results Grid</text:p>
          </table:table-cell>
          <table:table-cell office:value-type="string">
            <text:p>Caption Vertical Alignment</text:p>
          </table:table-cell>
          <table:table-cell office:value-type="string">
            <text:p>CaptionAlignmentVertical</text:p>
          </table:table-cell>
          <table:table-cell office:value-type="string">
            <text:p>VerticalAlignment</text:p>
          </table:table-cell>
          <table:table-cell office:value-type="string">
            <text:p>String</text:p>
          </table:table-cell>
          <table:table-cell/>
          <table:table-cell office:value-type="string">
            <text:p>This vertical alignment of the Caption text</text:p>
          </table:table-cell>
          <table:table-cell table:number-columns-repeated="2" office:value-type="float" office:value="0">
            <text:p>0</text:p>
          </table:table-cell>
          <table:table-cell office:value-type="string">
            <text:p>Top, <text:s/>Centre, <text:s/>Bottom</text:p>
          </table:table-cell>
          <table:table-cell table:number-columns-repeated="1014"/>
        </table:table-row>
        <table:table-row table:style-name="ro1" table:visibility="filter">
          <table:table-cell office:value-type="string">
            <text:p>Search Results Grid</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Results Grid</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Results Grid</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Results Grid</text:p>
          </table:table-cell>
          <table:table-cell office:value-type="string">
            <text:p>Min Display Rows</text:p>
          </table:table-cell>
          <table:table-cell office:value-type="string">
            <text:p>MinDisplayRows</text:p>
          </table:table-cell>
          <table:table-cell table:number-columns-repeated="2" office:value-type="string">
            <text:p>Integer</text:p>
          </table:table-cell>
          <table:table-cell office:value-type="float" office:value="1">
            <text:p>1</text:p>
          </table:table-cell>
          <table:table-cell office:value-type="string">
            <text:p>The Minimum number of data rows displayed</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Results Grid</text:p>
          </table:table-cell>
          <table:table-cell office:value-type="string">
            <text:p>Max Display Rows</text:p>
          </table:table-cell>
          <table:table-cell office:value-type="string">
            <text:p>MaxDisplayRows</text:p>
          </table:table-cell>
          <table:table-cell table:number-columns-repeated="2" office:value-type="string">
            <text:p>Integer</text:p>
          </table:table-cell>
          <table:table-cell/>
          <table:table-cell office:value-type="string">
            <text:p>The Maximum number of data rows displayed</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Search Results Grid</text:p>
          </table:table-cell>
          <table:table-cell office:value-type="string">
            <text:p>Max Wrap Rows</text:p>
          </table:table-cell>
          <table:table-cell office:value-type="string">
            <text:p>MaxWrapRows</text:p>
          </table:table-cell>
          <table:table-cell table:number-columns-repeated="2" office:value-type="string">
            <text:p>Integer</text:p>
          </table:table-cell>
          <table:table-cell office:value-type="float" office:value="2">
            <text:p>2</text:p>
          </table:table-cell>
          <table:table-cell office:value-type="string">
            <text:p>The Maxium number of wrapped lines allowed, after which the grid displays in columnar format</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Search Results Grid</text:p>
          </table:table-cell>
          <table:table-cell office:value-type="string">
            <text:p>Max Lines</text:p>
          </table:table-cell>
          <table:table-cell office:value-type="string">
            <text:p>MaxLines</text:p>
          </table:table-cell>
          <table:table-cell table:number-columns-repeated="2" office:value-type="string">
            <text:p>Integer</text:p>
          </table:table-cell>
          <table:table-cell office:value-type="float" office:value="2">
            <text:p>2</text:p>
          </table:table-cell>
          <table:table-cell office:value-type="string">
            <text:p>The Maxium number of wrap lines allowed for the columns of the grid, after which the grid is forced in a different forma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Results Grid</text:p>
          </table:table-cell>
          <table:table-cell office:value-type="string">
            <text:p>Document</text:p>
          </table:table-cell>
          <table:table-cell office:value-type="string">
            <text:p>DocumentSystemID, DocumentEntityID</text:p>
          </table:table-cell>
          <table:table-cell table:number-columns-repeated="2" office:value-type="string">
            <text:p>Integer</text:p>
          </table:table-cell>
          <table:table-cell/>
          <table:table-cell office:value-type="string">
            <text:p>The control (button) is displayed as Selected (Down) or checked</text:p>
          </table:table-cell>
          <table:table-cell table:number-columns-repeated="2" office:value-type="float" office:value="0">
            <text:p>0</text:p>
          </table:table-cell>
          <table:table-cell office:value-type="string">
            <text:p>GnosisDocumentFrame</text:p>
          </table:table-cell>
          <table:table-cell table:number-columns-repeated="1014"/>
        </table:table-row>
        <table:table-row table:style-name="ro1" table:visibility="filter">
          <table:table-cell office:value-type="string">
            <text:p>Search Results Grid</text:p>
          </table:table-cell>
          <table:table-cell office:value-type="string">
            <text:p>Max Section Span</text:p>
          </table:table-cell>
          <table:table-cell office:value-type="string">
            <text:p>MaxSectionSpan</text:p>
          </table:table-cell>
          <table:table-cell table:number-columns-repeated="2" office:value-type="string">
            <text:p>Integer</text:p>
          </table:table-cell>
          <table:table-cell/>
          <table:table-cell office:value-type="string">
            <text:p>The maximum number of sections the container Control may span</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Results Grid</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Search Results Grid</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Results Grid</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Search Results Grid</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Search Results Grid</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Split</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plit</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plit</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plit</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plit</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plit</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plit</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Split</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Split</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Split</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Split Detail</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plit Detail</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plit Detail</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plit Detail</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Split Detail</text:p>
          </table:table-cell>
          <table:table-cell table:number-columns-repeated="3" office:value-type="string">
            <text:p>Orientation</text:p>
          </table:table-cell>
          <table:table-cell office:value-type="string">
            <text:p>String</text:p>
          </table:table-cell>
          <table:table-cell/>
          <table:table-cell office:value-type="string">
            <text:p>The Orientation of the Split Detail, Orientation is applicable to Phone and Tablets, otherwise Orientation may be left undefined</text:p>
          </table:table-cell>
          <table:table-cell table:number-columns-repeated="2" office:value-type="float" office:value="0">
            <text:p>0</text:p>
          </table:table-cell>
          <table:table-cell office:value-type="string">
            <text:p>Portrait, <text:s/>Landscape</text:p>
          </table:table-cell>
          <table:table-cell table:number-columns-repeated="1014"/>
        </table:table-row>
        <table:table-row table:style-name="ro1" table:visibility="filter">
          <table:table-cell office:value-type="string">
            <text:p>Split Detail</text:p>
          </table:table-cell>
          <table:table-cell office:value-type="string">
            <text:p>Split Direction</text:p>
          </table:table-cell>
          <table:table-cell office:value-type="string">
            <text:p>SplitDirection</text:p>
          </table:table-cell>
          <table:table-cell office:value-type="string">
            <text:p>Direction</text:p>
          </table:table-cell>
          <table:table-cell office:value-type="string">
            <text:p>String</text:p>
          </table:table-cell>
          <table:table-cell/>
          <table:table-cell office:value-type="string">
            <text:p>The Direction of the Split</text:p>
          </table:table-cell>
          <table:table-cell table:number-columns-repeated="2" office:value-type="float" office:value="0">
            <text:p>0</text:p>
          </table:table-cell>
          <table:table-cell office:value-type="string">
            <text:p>Horizontal, <text:s/>Vertical</text:p>
          </table:table-cell>
          <table:table-cell table:number-columns-repeated="1014"/>
        </table:table-row>
        <table:table-row table:style-name="ro2" table:visibility="filter">
          <table:table-cell office:value-type="string">
            <text:p>Split Detail</text:p>
          </table:table-cell>
          <table:table-cell office:value-type="string">
            <text:p>Split Percentage</text:p>
          </table:table-cell>
          <table:table-cell office:value-type="string">
            <text:p>SplitPercentage</text:p>
          </table:table-cell>
          <table:table-cell table:number-columns-repeated="2" office:value-type="string">
            <text:p>Number</text:p>
          </table:table-cell>
          <table:table-cell/>
          <table:table-cell office:value-type="string">
            <text:p>The % Split of the Width, stored incase of internal change to Split Direction</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Split Detail</text:p>
          </table:table-cell>
          <table:table-cell office:value-type="string">
            <text:p>Split Units</text:p>
          </table:table-cell>
          <table:table-cell office:value-type="string">
            <text:p>SplitUnits</text:p>
          </table:table-cell>
          <table:table-cell table:number-columns-repeated="2" office:value-type="string">
            <text:p>Integer</text:p>
          </table:table-cell>
          <table:table-cell/>
          <table:table-cell office:value-type="string">
            <text:p>The Width of the Split, stored incase of internal change to Split Direction</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plit Detail</text:p>
          </table:table-cell>
          <table:table-cell office:value-type="string">
            <text:p>Using Units</text:p>
          </table:table-cell>
          <table:table-cell office:value-type="string">
            <text:p>UsingUnits</text:p>
          </table:table-cell>
          <table:table-cell table:number-columns-repeated="2" office:value-type="string">
            <text:p>Boolean</text:p>
          </table:table-cell>
          <table:table-cell office:value-type="float" office:value="0">
            <text:p>0</text:p>
          </table:table-cell>
          <table:table-cell office:value-type="string">
            <text:p>The Split is using Units (True) or Percentage (False)</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System Address Field</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ystem Address Field</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ystem Address Field</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ystem Address Field</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ystem Address Field</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ystem Address Field</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4" table:visibility="filter">
          <table:table-cell office:value-type="string">
            <text:p>System Address Field</text:p>
          </table:table-cell>
          <table:table-cell office:value-type="string">
            <text:p>Menu Tag</text:p>
          </table:table-cell>
          <table:table-cell office:value-type="string">
            <text:p>MenuTag</text:p>
          </table:table-cell>
          <table:table-cell office:value-type="string">
            <text:p>GenericMenuTag</text:p>
          </table:table-cell>
          <table:table-cell office:value-type="string">
            <text:p>String</text:p>
          </table:table-cell>
          <table:table-cell/>
          <table:table-cell office:value-type="string">
            <text:p>The control (button) is displayed as Selected (Down) or checked</text:p>
          </table:table-cell>
          <table:table-cell table:number-columns-repeated="2" office:value-type="float" office:value="0">
            <text:p>0</text:p>
          </table:table-cell>
          <table:table-cell office:value-type="string">
            <text:p>Forward, <text:s/>Backward, <text:s/>Cut, <text:s/>Copy, <text:s/>Paste, <text:s/>Undo, <text:s/>Redo, <text:s/>Edit, <text:s/>Delete, <text:s/>Insert, <text:s/>Save, <text:s/>Remove, <text:s/>Refresh, <text:s/>Cancel, <text:s/>Search, <text:s/>Reset, <text:s/>New, <text:s/>Print, <text:s/>Navigator, <text:s/>Tooltip, <text:s/>ProtectionStatus, <text:s/>Properties</text:p>
          </table:table-cell>
          <table:table-cell table:number-columns-repeated="1014"/>
        </table:table-row>
        <table:table-row table:style-name="ro1" table:visibility="filter">
          <table:table-cell office:value-type="string">
            <text:p>System Address Field</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System Address Field</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System Address Field</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System Address Field</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System Definition</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ystem Definition</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ystem Definition</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ystem Definition</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ystem Definition</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ystem Definition</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System Definition</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System Definition</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System Layout Area</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ystem Layout Area</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ystem Layout Area</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System Layout Area</text:p>
          </table:table-cell>
          <table:table-cell office:value-type="string">
            <text:p>Variable</text:p>
          </table:table-cell>
          <table:table-cell office:value-type="string">
            <text:p>VariableSystemID, VariableControlID</text:p>
          </table:table-cell>
          <table:table-cell table:number-columns-repeated="2" office:value-type="string">
            <text:p>Integer</text:p>
          </table:table-cell>
          <table:table-cell/>
          <table:table-cell office:value-type="string">
            <text:p>The Environment, Instance or Permission Variable linked to this Control</text:p>
          </table:table-cell>
          <table:table-cell table:number-columns-repeated="2" office:value-type="float" office:value="0">
            <text:p>0</text:p>
          </table:table-cell>
          <table:table-cell office:value-type="string">
            <text:p>GnosisEnvironmentVariable, GnosisPermissionVariable, GnosisInstanceVariable</text:p>
          </table:table-cell>
          <table:table-cell table:number-columns-repeated="1014"/>
        </table:table-row>
        <table:table-row table:style-name="ro2" table:visibility="filter">
          <table:table-cell office:value-type="string">
            <text:p>System Layout Area</text:p>
          </table:table-cell>
          <table:table-cell office:value-type="string">
            <text:p>Variable Is Input</text:p>
          </table:table-cell>
          <table:table-cell office:value-type="string">
            <text:p>VariableIsInput</text:p>
          </table:table-cell>
          <table:table-cell table:number-columns-repeated="2" office:value-type="string">
            <text:p>Boolean</text:p>
          </table:table-cell>
          <table:table-cell/>
          <table:table-cell office:value-type="string">
            <text:p>The Environment, Instance or Permission Variable is input to this control</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System Layout Area</text:p>
          </table:table-cell>
          <table:table-cell office:value-type="string">
            <text:p>Variable Is Output</text:p>
          </table:table-cell>
          <table:table-cell office:value-type="string">
            <text:p>VariableIsOutput</text:p>
          </table:table-cell>
          <table:table-cell table:number-columns-repeated="2" office:value-type="string">
            <text:p>Boolean</text:p>
          </table:table-cell>
          <table:table-cell/>
          <table:table-cell office:value-type="string">
            <text:p>The Environment, Instance or Permission Variable is output from this control</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System Layout Area</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ystem Layout Area</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ystem Layout Area</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ystem Layout Area</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System Layout Area</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System Layout Area</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ystem Layout Area</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System Layout Area</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System Layout Area</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ab</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ab</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ab</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ab</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ab</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ab</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ab</text:p>
          </table:table-cell>
          <table:table-cell office:value-type="string">
            <text:p>Max Section Span</text:p>
          </table:table-cell>
          <table:table-cell office:value-type="string">
            <text:p>MaxSectionSpan</text:p>
          </table:table-cell>
          <table:table-cell table:number-columns-repeated="2" office:value-type="string">
            <text:p>Integer</text:p>
          </table:table-cell>
          <table:table-cell/>
          <table:table-cell office:value-type="string">
            <text:p>The maximum number of sections the container Control may span</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ab</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ab</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ab</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Tab</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ab Item</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ab Item</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ab Item</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ab Item</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ab Item</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ab Item</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ab Item</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ab Item</text:p>
          </table:table-cell>
          <table:table-cell table:number-columns-repeated="2" office:value-type="string">
            <text:p>Disabled</text:p>
          </table:table-cell>
          <table:table-cell table:number-columns-repeated="2" office:value-type="string">
            <text:p>Boolean</text:p>
          </table:table-cell>
          <table:table-cell office:value-type="float" office:value="1">
            <text:p>1</text:p>
          </table:table-cell>
          <table:table-cell office:value-type="string">
            <text:p>The control enablemen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ab Item</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ab Item</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Tab Item</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table-cell office:value-type="string">
            <text:p>Text Area</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table-cell office:value-type="string">
            <text:p>Text Area</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table-cell office:value-type="string">
            <text:p>Text Area</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table-cell office:value-type="string">
            <text:p>Text Area</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table-cell office:value-type="string">
            <text:p>Text Area</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table-cell office:value-type="string">
            <text:p>Text Area</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table-cell office:value-type="string">
            <text:p>Text Area</text:p>
          </table:table-cell>
          <table:table-cell office:value-type="string">
            <text:p>Content Horizontal Alignment</text:p>
          </table:table-cell>
          <table:table-cell office:value-type="string">
            <text:p>ContentHorizontalAlignment</text:p>
          </table:table-cell>
          <table:table-cell office:value-type="string">
            <text:p>HorizontalAlignment</text:p>
          </table:table-cell>
          <table:table-cell office:value-type="string">
            <text:p>String</text:p>
          </table:table-cell>
          <table:table-cell/>
          <table:table-cell office:value-type="string">
            <text:p>The Horizontal Alignment of the Content defaults from the Style</text:p>
          </table:table-cell>
          <table:table-cell table:number-columns-repeated="2" office:value-type="float" office:value="0">
            <text:p>0</text:p>
          </table:table-cell>
          <table:table-cell office:value-type="string">
            <text:p>Left, <text:s/>Centre, <text:s/>Right</text:p>
          </table:table-cell>
          <table:table-cell table:number-columns-repeated="1014"/>
        </table:table-row>
        <table:table-row table:style-name="ro1">
          <table:table-cell office:value-type="string">
            <text:p>Text Area</text:p>
          </table:table-cell>
          <table:table-cell office:value-type="string">
            <text:p>Content Vertical Alignment</text:p>
          </table:table-cell>
          <table:table-cell office:value-type="string">
            <text:p>ContentVerticalAlignment</text:p>
          </table:table-cell>
          <table:table-cell office:value-type="string">
            <text:p>VerticalAlignment</text:p>
          </table:table-cell>
          <table:table-cell office:value-type="string">
            <text:p>String</text:p>
          </table:table-cell>
          <table:table-cell/>
          <table:table-cell office:value-type="string">
            <text:p>The Vertical Alignment of the Content defaults from the Style</text:p>
          </table:table-cell>
          <table:table-cell table:number-columns-repeated="2" office:value-type="float" office:value="0">
            <text:p>0</text:p>
          </table:table-cell>
          <table:table-cell office:value-type="string">
            <text:p>Top, <text:s/>Centre, <text:s/>Bottom</text:p>
          </table:table-cell>
          <table:table-cell table:number-columns-repeated="1014"/>
        </table:table-row>
        <table:table-row table:style-name="ro2">
          <table:table-cell office:value-type="string">
            <text:p>Text Area</text:p>
          </table:table-cell>
          <table:table-cell office:value-type="string">
            <text:p>Min Display Characters</text:p>
          </table:table-cell>
          <table:table-cell office:value-type="string">
            <text:p>Min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2">
          <table:table-cell office:value-type="string">
            <text:p>Text Area</text:p>
          </table:table-cell>
          <table:table-cell office:value-type="string">
            <text:p>Max Display Characters</text:p>
          </table:table-cell>
          <table:table-cell office:value-type="string">
            <text:p>Max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1">
          <table:table-cell office:value-type="string">
            <text:p>Text Area</text:p>
          </table:table-cell>
          <table:table-cell office:value-type="string">
            <text:p>Has Scroll Bar</text:p>
          </table:table-cell>
          <table:table-cell office:value-type="string">
            <text:p>HasScrollBar</text:p>
          </table:table-cell>
          <table:table-cell table:number-columns-repeated="2" office:value-type="string">
            <text:p>Boolean</text:p>
          </table:table-cell>
          <table:table-cell/>
          <table:table-cell office:value-type="string">
            <text:p>Indicates the field can dispay a scroll bar when necessary</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table-cell office:value-type="string">
            <text:p>Text Area</text:p>
          </table:table-cell>
          <table:table-cell office:value-type="string">
            <text:p>Max Section Span</text:p>
          </table:table-cell>
          <table:table-cell office:value-type="string">
            <text:p>MaxSectionSpan</text:p>
          </table:table-cell>
          <table:table-cell table:number-columns-repeated="2" office:value-type="string">
            <text:p>Integer</text:p>
          </table:table-cell>
          <table:table-cell/>
          <table:table-cell office:value-type="string">
            <text:p>The maximum number of sections the container Control may span</text:p>
          </table:table-cell>
          <table:table-cell table:number-columns-repeated="2" office:value-type="float" office:value="0">
            <text:p>0</text:p>
          </table:table-cell>
          <table:table-cell table:number-columns-repeated="1015"/>
        </table:table-row>
        <table:table-row table:style-name="ro2">
          <table:table-cell office:value-type="string">
            <text:p>Text Area</text:p>
          </table:table-cell>
          <table:table-cell office:value-type="string">
            <text:p>Min Text Display Width Characters</text:p>
          </table:table-cell>
          <table:table-cell office:value-type="string">
            <text:p>MinTextDisplayWidthChars</text:p>
          </table:table-cell>
          <table:table-cell table:number-columns-repeated="2" office:value-type="string">
            <text:p>Integer</text:p>
          </table:table-cell>
          <table:table-cell/>
          <table:table-cell office:value-type="string">
            <text:p>The minimum number of characters wide the Text Control may be displayed to</text:p>
          </table:table-cell>
          <table:table-cell table:number-columns-repeated="2" office:value-type="float" office:value="0">
            <text:p>0</text:p>
          </table:table-cell>
          <table:table-cell table:number-columns-repeated="1015"/>
        </table:table-row>
        <table:table-row table:style-name="ro2">
          <table:table-cell office:value-type="string">
            <text:p>Text Area</text:p>
          </table:table-cell>
          <table:table-cell office:value-type="string">
            <text:p>Max Text Display Width Characters</text:p>
          </table:table-cell>
          <table:table-cell office:value-type="string">
            <text:p>MaxTextDisplayWidthChars</text:p>
          </table:table-cell>
          <table:table-cell table:number-columns-repeated="2" office:value-type="string">
            <text:p>Integer</text:p>
          </table:table-cell>
          <table:table-cell/>
          <table:table-cell office:value-type="string">
            <text:p>The maximum number of characters wide the Text Control may be displayed to</text:p>
          </table:table-cell>
          <table:table-cell table:number-columns-repeated="2" office:value-type="float" office:value="0">
            <text:p>0</text:p>
          </table:table-cell>
          <table:table-cell table:number-columns-repeated="1015"/>
        </table:table-row>
        <table:table-row table:style-name="ro2">
          <table:table-cell office:value-type="string">
            <text:p>Text Area</text:p>
          </table:table-cell>
          <table:table-cell office:value-type="string">
            <text:p>Max Characters</text:p>
          </table:table-cell>
          <table:table-cell office:value-type="string">
            <text:p>MaxChars</text:p>
          </table:table-cell>
          <table:table-cell table:number-columns-repeated="2" office:value-type="string">
            <text:p>Integer</text:p>
          </table:table-cell>
          <table:table-cell/>
          <table:table-cell office:value-type="string">
            <text:p>The number of Characters allowed to be entered into the field or area</text:p>
          </table:table-cell>
          <table:table-cell table:number-columns-repeated="2" office:value-type="float" office:value="0">
            <text:p>0</text:p>
          </table:table-cell>
          <table:table-cell table:number-columns-repeated="1015"/>
        </table:table-row>
        <table:table-row table:style-name="ro1">
          <table:table-cell office:value-type="string">
            <text:p>Text Area</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table-cell office:value-type="string">
            <text:p>Text Area</text:p>
          </table:table-cell>
          <table:table-cell office:value-type="string">
            <text:p>Read Only</text:p>
          </table:table-cell>
          <table:table-cell office:value-type="string">
            <text:p>ReadOnly</text:p>
          </table:table-cell>
          <table:table-cell table:number-columns-repeated="2" office:value-type="string">
            <text:p>Boolean</text:p>
          </table:table-cell>
          <table:table-cell/>
          <table:table-cell office:value-type="string">
            <text:p>The control is not able to be chang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table-cell office:value-type="string">
            <text:p>Text Area</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table-cell office:value-type="string">
            <text:p>Text Area</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table-cell office:value-type="string">
            <text:p>Text Area</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table-cell office:value-type="string">
            <text:p>Text Area</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table-cell office:value-type="string">
            <text:p>Text Area</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table-cell office:value-type="string">
            <text:p>Text Area</text:p>
          </table:table-cell>
          <table:table-cell office:value-type="string">
            <text:p>Dataset Created</text:p>
          </table:table-cell>
          <table:table-cell office:value-type="string">
            <text:p>DatasetCre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cre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table-cell office:value-type="string">
            <text:p>Text Area</text:p>
          </table:table-cell>
          <table:table-cell office:value-type="string">
            <text:p>Dataset Updated</text:p>
          </table:table-cell>
          <table:table-cell office:value-type="string">
            <text:p>DatasetUpd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upd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table-cell office:value-type="string">
            <text:p>Text Area</text:p>
          </table:table-cell>
          <table:table-cell office:value-type="string">
            <text:p>Dataset Deleted</text:p>
          </table:table-cell>
          <table:table-cell office:value-type="string">
            <text:p>DatasetDele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dele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table-cell office:value-type="string">
            <text:p>Text Area</text:p>
          </table:table-cell>
          <table:table-cell table:number-columns-repeated="2" office:value-type="string">
            <text:p>Locked</text:p>
          </table:table-cell>
          <table:table-cell table:number-columns-repeated="2" office:value-type="string">
            <text:p>Boolean</text:p>
          </table:table-cell>
          <table:table-cell/>
          <table:table-cell office:value-type="string">
            <text:p>The control locked status, which prohibits the control from being changed, is dynamically controlled by the application</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ext Column</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ext Column</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ext Column</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ext Column</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ext Column</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ext Column</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ext Column</text:p>
          </table:table-cell>
          <table:table-cell office:value-type="string">
            <text:p>Content Horizontal Alignment</text:p>
          </table:table-cell>
          <table:table-cell office:value-type="string">
            <text:p>ContentHorizontalAlignment</text:p>
          </table:table-cell>
          <table:table-cell office:value-type="string">
            <text:p>HorizontalAlignment</text:p>
          </table:table-cell>
          <table:table-cell office:value-type="string">
            <text:p>String</text:p>
          </table:table-cell>
          <table:table-cell/>
          <table:table-cell office:value-type="string">
            <text:p>The Horizontal Alignment of the Content defaults from the Style</text:p>
          </table:table-cell>
          <table:table-cell table:number-columns-repeated="2" office:value-type="float" office:value="0">
            <text:p>0</text:p>
          </table:table-cell>
          <table:table-cell office:value-type="string">
            <text:p>Left, <text:s/>Centre, <text:s/>Right</text:p>
          </table:table-cell>
          <table:table-cell table:number-columns-repeated="1014"/>
        </table:table-row>
        <table:table-row table:style-name="ro1" table:visibility="filter">
          <table:table-cell office:value-type="string">
            <text:p>Text Column</text:p>
          </table:table-cell>
          <table:table-cell office:value-type="string">
            <text:p>Content Vertical Alignment</text:p>
          </table:table-cell>
          <table:table-cell office:value-type="string">
            <text:p>ContentVerticalAlignment</text:p>
          </table:table-cell>
          <table:table-cell office:value-type="string">
            <text:p>VerticalAlignment</text:p>
          </table:table-cell>
          <table:table-cell office:value-type="string">
            <text:p>String</text:p>
          </table:table-cell>
          <table:table-cell/>
          <table:table-cell office:value-type="string">
            <text:p>The Vertical Alignment of the Content defaults from the Style</text:p>
          </table:table-cell>
          <table:table-cell table:number-columns-repeated="2" office:value-type="float" office:value="0">
            <text:p>0</text:p>
          </table:table-cell>
          <table:table-cell office:value-type="string">
            <text:p>Top, <text:s/>Centre, <text:s/>Bottom</text:p>
          </table:table-cell>
          <table:table-cell table:number-columns-repeated="1014"/>
        </table:table-row>
        <table:table-row table:style-name="ro2" table:visibility="filter">
          <table:table-cell office:value-type="string">
            <text:p>Text Column</text:p>
          </table:table-cell>
          <table:table-cell office:value-type="string">
            <text:p>Min Display Characters</text:p>
          </table:table-cell>
          <table:table-cell office:value-type="string">
            <text:p>Min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Text Column</text:p>
          </table:table-cell>
          <table:table-cell office:value-type="string">
            <text:p>Max Display Characters</text:p>
          </table:table-cell>
          <table:table-cell office:value-type="string">
            <text:p>Max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ext Column</text:p>
          </table:table-cell>
          <table:table-cell table:number-columns-repeated="2" office:value-type="string">
            <text:p>Value</text:p>
          </table:table-cell>
          <table:table-cell table:number-columns-repeated="2" office:value-type="string">
            <text:p>String</text:p>
          </table:table-cell>
          <table:table-cell/>
          <table:table-cell office:value-type="string">
            <text:p>The value of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Text Column</text:p>
          </table:table-cell>
          <table:table-cell office:value-type="string">
            <text:p>Min Text Display Width Characters</text:p>
          </table:table-cell>
          <table:table-cell office:value-type="string">
            <text:p>MinTextDisplayWidthChars</text:p>
          </table:table-cell>
          <table:table-cell table:number-columns-repeated="2" office:value-type="string">
            <text:p>Integer</text:p>
          </table:table-cell>
          <table:table-cell/>
          <table:table-cell office:value-type="string">
            <text:p>The minimum number of characters wide the Text Control may be displayed to</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Text Column</text:p>
          </table:table-cell>
          <table:table-cell office:value-type="string">
            <text:p>Max Text Display Width Characters</text:p>
          </table:table-cell>
          <table:table-cell office:value-type="string">
            <text:p>MaxTextDisplayWidthChars</text:p>
          </table:table-cell>
          <table:table-cell table:number-columns-repeated="2" office:value-type="string">
            <text:p>Integer</text:p>
          </table:table-cell>
          <table:table-cell/>
          <table:table-cell office:value-type="string">
            <text:p>The maximum number of characters wide the Text Control may be displayed to</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Text Column</text:p>
          </table:table-cell>
          <table:table-cell office:value-type="string">
            <text:p>Max Characters</text:p>
          </table:table-cell>
          <table:table-cell office:value-type="string">
            <text:p>MaxChars</text:p>
          </table:table-cell>
          <table:table-cell table:number-columns-repeated="2" office:value-type="string">
            <text:p>Integer</text:p>
          </table:table-cell>
          <table:table-cell/>
          <table:table-cell office:value-type="string">
            <text:p>The number of Characters allowed to be entered into the field or area</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ext Column</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ext Column</text:p>
          </table:table-cell>
          <table:table-cell office:value-type="string">
            <text:p>Read Only</text:p>
          </table:table-cell>
          <table:table-cell office:value-type="string">
            <text:p>ReadOnly</text:p>
          </table:table-cell>
          <table:table-cell table:number-columns-repeated="2" office:value-type="string">
            <text:p>Boolean</text:p>
          </table:table-cell>
          <table:table-cell/>
          <table:table-cell office:value-type="string">
            <text:p>The control is not able to be chang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ext Column</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Text Column</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ext Column</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ext Column</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Text Column</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ext Column</text:p>
          </table:table-cell>
          <table:table-cell office:value-type="string">
            <text:p>Dataset Created</text:p>
          </table:table-cell>
          <table:table-cell office:value-type="string">
            <text:p>DatasetCre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cre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ext Column</text:p>
          </table:table-cell>
          <table:table-cell office:value-type="string">
            <text:p>Dataset Updated</text:p>
          </table:table-cell>
          <table:table-cell office:value-type="string">
            <text:p>DatasetUpd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upd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ext Column</text:p>
          </table:table-cell>
          <table:table-cell office:value-type="string">
            <text:p>Dataset Deleted</text:p>
          </table:table-cell>
          <table:table-cell office:value-type="string">
            <text:p>DatasetDele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dele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Text Column</text:p>
          </table:table-cell>
          <table:table-cell table:number-columns-repeated="2" office:value-type="string">
            <text:p>Locked</text:p>
          </table:table-cell>
          <table:table-cell table:number-columns-repeated="2" office:value-type="string">
            <text:p>Boolean</text:p>
          </table:table-cell>
          <table:table-cell/>
          <table:table-cell office:value-type="string">
            <text:p>The control locked status, which prohibits the control from being changed, is dynamically controlled by the application</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ext Column</text:p>
          </table:table-cell>
          <table:table-cell office:value-type="string">
            <text:p>Is Even Row</text:p>
          </table:table-cell>
          <table:table-cell office:value-type="string">
            <text:p>IsEvenRow</text:p>
          </table:table-cell>
          <table:table-cell table:number-columns-repeated="2" office:value-type="string">
            <text:p>Boolean</text:p>
          </table:table-cell>
          <table:table-cell/>
          <table:table-cell office:value-type="string">
            <text:p>The row is Even (True/False) as opposed to Od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ext Column</text:p>
          </table:table-cell>
          <table:table-cell office:value-type="string">
            <text:p>Row Selected</text:p>
          </table:table-cell>
          <table:table-cell office:value-type="string">
            <text:p>RowSelected</text:p>
          </table:table-cell>
          <table:table-cell table:number-columns-repeated="2" office:value-type="string">
            <text:p>Boolean</text:p>
          </table:table-cell>
          <table:table-cell/>
          <table:table-cell office:value-type="string">
            <text:p>The Row is selec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ext Field</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ext Field</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ext Field</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Text Field</text:p>
          </table:table-cell>
          <table:table-cell office:value-type="string">
            <text:p>Variable</text:p>
          </table:table-cell>
          <table:table-cell office:value-type="string">
            <text:p>VariableSystemID, VariableControlID</text:p>
          </table:table-cell>
          <table:table-cell table:number-columns-repeated="2" office:value-type="string">
            <text:p>Integer</text:p>
          </table:table-cell>
          <table:table-cell/>
          <table:table-cell office:value-type="string">
            <text:p>The Environment, Instance or Permission Variable linked to this Control</text:p>
          </table:table-cell>
          <table:table-cell table:number-columns-repeated="2" office:value-type="float" office:value="0">
            <text:p>0</text:p>
          </table:table-cell>
          <table:table-cell office:value-type="string">
            <text:p>GnosisEnvironmentVariable, GnosisPermissionVariable, GnosisInstanceVariable</text:p>
          </table:table-cell>
          <table:table-cell table:number-columns-repeated="1014"/>
        </table:table-row>
        <table:table-row table:style-name="ro2" table:visibility="filter">
          <table:table-cell office:value-type="string">
            <text:p>Text Field</text:p>
          </table:table-cell>
          <table:table-cell office:value-type="string">
            <text:p>Variable Is Input</text:p>
          </table:table-cell>
          <table:table-cell office:value-type="string">
            <text:p>VariableIsInput</text:p>
          </table:table-cell>
          <table:table-cell table:number-columns-repeated="2" office:value-type="string">
            <text:p>Boolean</text:p>
          </table:table-cell>
          <table:table-cell/>
          <table:table-cell office:value-type="string">
            <text:p>The Environment, Instance or Permission Variable is input to this control</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Text Field</text:p>
          </table:table-cell>
          <table:table-cell office:value-type="string">
            <text:p>Variable Is Output</text:p>
          </table:table-cell>
          <table:table-cell office:value-type="string">
            <text:p>VariableIsOutput</text:p>
          </table:table-cell>
          <table:table-cell table:number-columns-repeated="2" office:value-type="string">
            <text:p>Boolean</text:p>
          </table:table-cell>
          <table:table-cell/>
          <table:table-cell office:value-type="string">
            <text:p>The Environment, Instance or Permission Variable is output from this control</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ext Field</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ext Field</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ext Field</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ext Field</text:p>
          </table:table-cell>
          <table:table-cell office:value-type="string">
            <text:p>Content Horizontal Alignment</text:p>
          </table:table-cell>
          <table:table-cell office:value-type="string">
            <text:p>ContentHorizontalAlignment</text:p>
          </table:table-cell>
          <table:table-cell office:value-type="string">
            <text:p>HorizontalAlignment</text:p>
          </table:table-cell>
          <table:table-cell office:value-type="string">
            <text:p>String</text:p>
          </table:table-cell>
          <table:table-cell/>
          <table:table-cell office:value-type="string">
            <text:p>The Horizontal Alignment of the Content defaults from the Style</text:p>
          </table:table-cell>
          <table:table-cell table:number-columns-repeated="2" office:value-type="float" office:value="0">
            <text:p>0</text:p>
          </table:table-cell>
          <table:table-cell office:value-type="string">
            <text:p>Left, <text:s/>Centre, <text:s/>Right</text:p>
          </table:table-cell>
          <table:table-cell table:number-columns-repeated="1014"/>
        </table:table-row>
        <table:table-row table:style-name="ro1" table:visibility="filter">
          <table:table-cell office:value-type="string">
            <text:p>Text Field</text:p>
          </table:table-cell>
          <table:table-cell office:value-type="string">
            <text:p>Content Vertical Alignment</text:p>
          </table:table-cell>
          <table:table-cell office:value-type="string">
            <text:p>ContentVerticalAlignment</text:p>
          </table:table-cell>
          <table:table-cell office:value-type="string">
            <text:p>VerticalAlignment</text:p>
          </table:table-cell>
          <table:table-cell office:value-type="string">
            <text:p>String</text:p>
          </table:table-cell>
          <table:table-cell/>
          <table:table-cell office:value-type="string">
            <text:p>The Vertical Alignment of the Content defaults from the Style</text:p>
          </table:table-cell>
          <table:table-cell table:number-columns-repeated="2" office:value-type="float" office:value="0">
            <text:p>0</text:p>
          </table:table-cell>
          <table:table-cell office:value-type="string">
            <text:p>Top, <text:s/>Centre, <text:s/>Bottom</text:p>
          </table:table-cell>
          <table:table-cell table:number-columns-repeated="1014"/>
        </table:table-row>
        <table:table-row table:style-name="ro2" table:visibility="filter">
          <table:table-cell office:value-type="string">
            <text:p>Text Field</text:p>
          </table:table-cell>
          <table:table-cell office:value-type="string">
            <text:p>Min Display Characters</text:p>
          </table:table-cell>
          <table:table-cell office:value-type="string">
            <text:p>Min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Text Field</text:p>
          </table:table-cell>
          <table:table-cell office:value-type="string">
            <text:p>Max Display Characters</text:p>
          </table:table-cell>
          <table:table-cell office:value-type="string">
            <text:p>Max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ext Field</text:p>
          </table:table-cell>
          <table:table-cell table:number-columns-repeated="2" office:value-type="string">
            <text:p>Value</text:p>
          </table:table-cell>
          <table:table-cell table:number-columns-repeated="2" office:value-type="string">
            <text:p>String</text:p>
          </table:table-cell>
          <table:table-cell/>
          <table:table-cell office:value-type="string">
            <text:p>The value of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Text Field</text:p>
          </table:table-cell>
          <table:table-cell office:value-type="string">
            <text:p>Min Text Display Width Characters</text:p>
          </table:table-cell>
          <table:table-cell office:value-type="string">
            <text:p>MinTextDisplayWidthChars</text:p>
          </table:table-cell>
          <table:table-cell table:number-columns-repeated="2" office:value-type="string">
            <text:p>Integer</text:p>
          </table:table-cell>
          <table:table-cell/>
          <table:table-cell office:value-type="string">
            <text:p>The minimum number of characters wide the Text Control may be displayed to</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Text Field</text:p>
          </table:table-cell>
          <table:table-cell office:value-type="string">
            <text:p>Max Text Display Width Characters</text:p>
          </table:table-cell>
          <table:table-cell office:value-type="string">
            <text:p>MaxTextDisplayWidthChars</text:p>
          </table:table-cell>
          <table:table-cell table:number-columns-repeated="2" office:value-type="string">
            <text:p>Integer</text:p>
          </table:table-cell>
          <table:table-cell/>
          <table:table-cell office:value-type="string">
            <text:p>The maximum number of characters wide the Text Control may be displayed to</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Text Field</text:p>
          </table:table-cell>
          <table:table-cell office:value-type="string">
            <text:p>Max Characters</text:p>
          </table:table-cell>
          <table:table-cell office:value-type="string">
            <text:p>MaxChars</text:p>
          </table:table-cell>
          <table:table-cell table:number-columns-repeated="2" office:value-type="string">
            <text:p>Integer</text:p>
          </table:table-cell>
          <table:table-cell/>
          <table:table-cell office:value-type="string">
            <text:p>The number of Characters allowed to be entered into the field or area</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ext Field</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ext Field</text:p>
          </table:table-cell>
          <table:table-cell office:value-type="string">
            <text:p>Read Only</text:p>
          </table:table-cell>
          <table:table-cell office:value-type="string">
            <text:p>ReadOnly</text:p>
          </table:table-cell>
          <table:table-cell table:number-columns-repeated="2" office:value-type="string">
            <text:p>Boolean</text:p>
          </table:table-cell>
          <table:table-cell/>
          <table:table-cell office:value-type="string">
            <text:p>The control is not able to be chang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ext Field</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Text Field</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ext Field</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ext Field</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Text Field</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ext Field</text:p>
          </table:table-cell>
          <table:table-cell office:value-type="string">
            <text:p>Dataset Created</text:p>
          </table:table-cell>
          <table:table-cell office:value-type="string">
            <text:p>DatasetCre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cre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ext Field</text:p>
          </table:table-cell>
          <table:table-cell office:value-type="string">
            <text:p>Dataset Updated</text:p>
          </table:table-cell>
          <table:table-cell office:value-type="string">
            <text:p>DatasetUpd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upd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ext Field</text:p>
          </table:table-cell>
          <table:table-cell office:value-type="string">
            <text:p>Dataset Deleted</text:p>
          </table:table-cell>
          <table:table-cell office:value-type="string">
            <text:p>DatasetDele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dele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Text Field</text:p>
          </table:table-cell>
          <table:table-cell table:number-columns-repeated="2" office:value-type="string">
            <text:p>Locked</text:p>
          </table:table-cell>
          <table:table-cell table:number-columns-repeated="2" office:value-type="string">
            <text:p>Boolean</text:p>
          </table:table-cell>
          <table:table-cell/>
          <table:table-cell office:value-type="string">
            <text:p>The control locked status, which prohibits the control from being changed, is dynamically controlled by the application</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ext Results</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ext Results</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ext Results</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ext Results</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ext Results</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ext Results</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Text Results</text:p>
          </table:table-cell>
          <table:table-cell office:value-type="string">
            <text:p>Min Display Characters</text:p>
          </table:table-cell>
          <table:table-cell office:value-type="string">
            <text:p>Min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Text Results</text:p>
          </table:table-cell>
          <table:table-cell office:value-type="string">
            <text:p>Max Display Characters</text:p>
          </table:table-cell>
          <table:table-cell office:value-type="string">
            <text:p>Max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ext Results</text:p>
          </table:table-cell>
          <table:table-cell table:number-columns-repeated="2" office:value-type="string">
            <text:p>Value</text:p>
          </table:table-cell>
          <table:table-cell table:number-columns-repeated="2" office:value-type="string">
            <text:p>String</text:p>
          </table:table-cell>
          <table:table-cell/>
          <table:table-cell office:value-type="string">
            <text:p>The value of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Text Results</text:p>
          </table:table-cell>
          <table:table-cell office:value-type="string">
            <text:p>Min Text Display Width Characters</text:p>
          </table:table-cell>
          <table:table-cell office:value-type="string">
            <text:p>MinTextDisplayWidthChars</text:p>
          </table:table-cell>
          <table:table-cell table:number-columns-repeated="2" office:value-type="string">
            <text:p>Integer</text:p>
          </table:table-cell>
          <table:table-cell/>
          <table:table-cell office:value-type="string">
            <text:p>The minimum number of characters wide the Text Control may be displayed to</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Text Results</text:p>
          </table:table-cell>
          <table:table-cell office:value-type="string">
            <text:p>Max Text Display Width Characters</text:p>
          </table:table-cell>
          <table:table-cell office:value-type="string">
            <text:p>MaxTextDisplayWidthChars</text:p>
          </table:table-cell>
          <table:table-cell table:number-columns-repeated="2" office:value-type="string">
            <text:p>Integer</text:p>
          </table:table-cell>
          <table:table-cell/>
          <table:table-cell office:value-type="string">
            <text:p>The maximum number of characters wide the Text Control may be displayed to</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Text Results</text:p>
          </table:table-cell>
          <table:table-cell office:value-type="string">
            <text:p>Max Characters</text:p>
          </table:table-cell>
          <table:table-cell office:value-type="string">
            <text:p>MaxChars</text:p>
          </table:table-cell>
          <table:table-cell table:number-columns-repeated="2" office:value-type="string">
            <text:p>Integer</text:p>
          </table:table-cell>
          <table:table-cell/>
          <table:table-cell office:value-type="string">
            <text:p>The number of Characters allowed to be entered into the field or area</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ext Results</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ext Results</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Text Results</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ext Results</text:p>
          </table:table-cell>
          <table:table-cell office:value-type="string">
            <text:p>Has Row Focus</text:p>
          </table:table-cell>
          <table:table-cell office:value-type="string">
            <text:p>HasRowFocus</text:p>
          </table:table-cell>
          <table:table-cell table:number-columns-repeated="2" office:value-type="string">
            <text:p>Boolean</text:p>
          </table:table-cell>
          <table:table-cell office:value-type="float" office:value="0">
            <text:p>0</text:p>
          </table:table-cell>
          <table:table-cell office:value-type="string">
            <text:p>The property is non zero when the row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ext Results</text:p>
          </table:table-cell>
          <table:table-cell office:value-type="string">
            <text:p>Has Row Mouse Focus</text:p>
          </table:table-cell>
          <table:table-cell office:value-type="string">
            <text:p>HasRow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row</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Text Results</text:p>
          </table:table-cell>
          <table:table-cell office:value-type="string">
            <text:p>Has Row Mouse Down</text:p>
          </table:table-cell>
          <table:table-cell office:value-type="string">
            <text:p>HasRow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row</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ext Results</text:p>
          </table:table-cell>
          <table:table-cell office:value-type="string">
            <text:p>Is Even Row</text:p>
          </table:table-cell>
          <table:table-cell office:value-type="string">
            <text:p>IsEvenRow</text:p>
          </table:table-cell>
          <table:table-cell table:number-columns-repeated="2" office:value-type="string">
            <text:p>Boolean</text:p>
          </table:table-cell>
          <table:table-cell/>
          <table:table-cell office:value-type="string">
            <text:p>The row is Even (True/False) as opposed to Od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ext Results</text:p>
          </table:table-cell>
          <table:table-cell office:value-type="string">
            <text:p>Row Selected</text:p>
          </table:table-cell>
          <table:table-cell office:value-type="string">
            <text:p>RowSelected</text:p>
          </table:table-cell>
          <table:table-cell table:number-columns-repeated="2" office:value-type="string">
            <text:p>Boolean</text:p>
          </table:table-cell>
          <table:table-cell/>
          <table:table-cell office:value-type="string">
            <text:p>The Row is selec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ile</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ile</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ile</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ile</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ile</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ile</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ile</text:p>
          </table:table-cell>
          <table:table-cell office:value-type="string">
            <text:p>Has Tabs</text:p>
          </table:table-cell>
          <table:table-cell office:value-type="string">
            <text:p>HasTabs</text:p>
          </table:table-cell>
          <table:table-cell table:number-columns-repeated="2" office:value-type="string">
            <text:p>Boolean</text:p>
          </table:table-cell>
          <table:table-cell/>
          <table:table-cell office:value-type="string">
            <text:p>The Tile has Tabs</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ile</text:p>
          </table:table-cell>
          <table:table-cell office:value-type="string">
            <text:p>Accepts Search Frames</text:p>
          </table:table-cell>
          <table:table-cell office:value-type="string">
            <text:p>AcceptsSearchFrames</text:p>
          </table:table-cell>
          <table:table-cell table:number-columns-repeated="2" office:value-type="string">
            <text:p>Boolean</text:p>
          </table:table-cell>
          <table:table-cell/>
          <table:table-cell office:value-type="string">
            <text:p>The Tile accepts Search Frames for display</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ile</text:p>
          </table:table-cell>
          <table:table-cell office:value-type="string">
            <text:p>Accepts Document Frames</text:p>
          </table:table-cell>
          <table:table-cell office:value-type="string">
            <text:p>AcceptsDocumentFrames</text:p>
          </table:table-cell>
          <table:table-cell table:number-columns-repeated="2" office:value-type="string">
            <text:p>Boolean</text:p>
          </table:table-cell>
          <table:table-cell/>
          <table:table-cell office:value-type="string">
            <text:p>The Tile accepts Document Frames for display</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ile</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ile</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ile</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Tile</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ile Detail</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ile Detail</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ile Detail</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ile Detail</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Tile Detail</text:p>
          </table:table-cell>
          <table:table-cell office:value-type="string">
            <text:p>Split Direction</text:p>
          </table:table-cell>
          <table:table-cell office:value-type="string">
            <text:p>SplitDirection</text:p>
          </table:table-cell>
          <table:table-cell office:value-type="string">
            <text:p>Direction</text:p>
          </table:table-cell>
          <table:table-cell office:value-type="string">
            <text:p>String</text:p>
          </table:table-cell>
          <table:table-cell/>
          <table:table-cell office:value-type="string">
            <text:p>For the Split Direction apply the Tab Direction and Text Directions settings</text:p>
          </table:table-cell>
          <table:table-cell table:number-columns-repeated="2" office:value-type="float" office:value="0">
            <text:p>0</text:p>
          </table:table-cell>
          <table:table-cell office:value-type="string">
            <text:p>Horizontal, <text:s/>Vertical</text:p>
          </table:table-cell>
          <table:table-cell table:number-columns-repeated="1014"/>
        </table:table-row>
        <table:table-row table:style-name="ro1" table:visibility="filter">
          <table:table-cell office:value-type="string">
            <text:p>Tile Detail</text:p>
          </table:table-cell>
          <table:table-cell office:value-type="string">
            <text:p>Tab Direction</text:p>
          </table:table-cell>
          <table:table-cell office:value-type="string">
            <text:p>TabDirection</text:p>
          </table:table-cell>
          <table:table-cell office:value-type="string">
            <text:p>Direction</text:p>
          </table:table-cell>
          <table:table-cell office:value-type="string">
            <text:p>String</text:p>
          </table:table-cell>
          <table:table-cell/>
          <table:table-cell office:value-type="string">
            <text:p>The Direction of the Tabs, which is either Horizontal or Vertical</text:p>
          </table:table-cell>
          <table:table-cell table:number-columns-repeated="2" office:value-type="float" office:value="0">
            <text:p>0</text:p>
          </table:table-cell>
          <table:table-cell office:value-type="string">
            <text:p>Horizontal, <text:s/>Vertical</text:p>
          </table:table-cell>
          <table:table-cell table:number-columns-repeated="1014"/>
        </table:table-row>
        <table:table-row table:style-name="ro2" table:visibility="filter">
          <table:table-cell office:value-type="string">
            <text:p>Tile Detail</text:p>
          </table:table-cell>
          <table:table-cell office:value-type="string">
            <text:p>Text Direction</text:p>
          </table:table-cell>
          <table:table-cell office:value-type="string">
            <text:p>TextDirection</text:p>
          </table:table-cell>
          <table:table-cell office:value-type="string">
            <text:p>Direction</text:p>
          </table:table-cell>
          <table:table-cell office:value-type="string">
            <text:p>String</text:p>
          </table:table-cell>
          <table:table-cell/>
          <table:table-cell office:value-type="string">
            <text:p>The Direction of the Text on the Tabs, which is either Horizontal or Vertical</text:p>
          </table:table-cell>
          <table:table-cell table:number-columns-repeated="2" office:value-type="float" office:value="0">
            <text:p>0</text:p>
          </table:table-cell>
          <table:table-cell office:value-type="string">
            <text:p>Horizontal, <text:s/>Vertical</text:p>
          </table:table-cell>
          <table:table-cell table:number-columns-repeated="1014"/>
        </table:table-row>
        <table:table-row table:style-name="ro1" table:visibility="filter">
          <table:table-cell office:value-type="string">
            <text:p>Toggle Button</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Button</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Button</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Button</text:p>
          </table:table-cell>
          <table:table-cell table:number-columns-repeated="2" office:value-type="string">
            <text:p>Icon</text:p>
          </table:table-cell>
          <table:table-cell table:number-columns-repeated="2" office:value-type="string">
            <text:p>String</text:p>
          </table:table-cell>
          <table:table-cell/>
          <table:table-cell office:value-type="string">
            <text:p>The Icon used to display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Button</text:p>
          </table:table-cell>
          <table:table-cell table:number-columns-repeated="2" office:value-type="string">
            <text:p>Shortcut</text:p>
          </table:table-cell>
          <table:table-cell table:number-columns-repeated="2" office:value-type="string">
            <text:p>String</text:p>
          </table:table-cell>
          <table:table-cell/>
          <table:table-cell office:value-type="string">
            <text:p>The Shortcut Key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Button</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Button</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Button</text:p>
          </table:table-cell>
          <table:table-cell office:value-type="string">
            <text:p>Tooltip Selected</text:p>
          </table:table-cell>
          <table:table-cell office:value-type="string">
            <text:p>TooltipSelected</text:p>
          </table:table-cell>
          <table:table-cell table:number-columns-repeated="2" office:value-type="string">
            <text:p>String</text:p>
          </table:table-cell>
          <table:table-cell/>
          <table:table-cell office:value-type="string">
            <text:p>The tooltip displayed when the Item is Selected</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Button</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Toggle Button</text:p>
          </table:table-cell>
          <table:table-cell office:value-type="string">
            <text:p>Group Name</text:p>
          </table:table-cell>
          <table:table-cell office:value-type="string">
            <text:p>GroupName</text:p>
          </table:table-cell>
          <table:table-cell table:number-columns-repeated="2" office:value-type="string">
            <text:p>String</text:p>
          </table:table-cell>
          <table:table-cell/>
          <table:table-cell office:value-type="string">
            <text:p>The setting of this field works in conjunction with other members of the same Radio Group</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Button</text:p>
          </table:table-cell>
          <table:table-cell table:number-columns-repeated="2" office:value-type="string">
            <text:p>Selected</text:p>
          </table:table-cell>
          <table:table-cell table:number-columns-repeated="2" office:value-type="string">
            <text:p>Boolean</text:p>
          </table:table-cell>
          <table:table-cell office:value-type="float" office:value="0">
            <text:p>0</text:p>
          </table:table-cell>
          <table:table-cell office:value-type="string">
            <text:p>The control (button) is displayed as Selected (Down)</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5" table:visibility="filter">
          <table:table-cell office:value-type="string">
            <text:p>Toggle Button</text:p>
          </table:table-cell>
          <table:table-cell office:value-type="string">
            <text:p>Selected Factor</text:p>
          </table:table-cell>
          <table:table-cell office:value-type="string">
            <text:p>SelectedFactor</text:p>
          </table:table-cell>
          <table:table-cell table:number-columns-repeated="2" office:value-type="string">
            <text:p>Integer</text:p>
          </table:table-cell>
          <table:table-cell office:value-type="float" office:value="1">
            <text:p>1</text:p>
          </table:table-cell>
          <table:table-cell office:value-type="string">
            <text:p>The Value of the Control is set by multiplying the Selected Factor and Selected (eg. 2 gives the result of 2 in the Dataset Item or Variable) </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Button</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oggle Button</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Toggle Button</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Button</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oggle Button</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Toggle Button</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oggle Button Group</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Button Group</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Button Group</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Toggle Button Group</text:p>
          </table:table-cell>
          <table:table-cell office:value-type="string">
            <text:p>Variable</text:p>
          </table:table-cell>
          <table:table-cell office:value-type="string">
            <text:p>VariableSystemID, VariableControlID</text:p>
          </table:table-cell>
          <table:table-cell table:number-columns-repeated="2" office:value-type="string">
            <text:p>Integer</text:p>
          </table:table-cell>
          <table:table-cell/>
          <table:table-cell office:value-type="string">
            <text:p>The Environment, Instance or Permission Variable linked to this Control</text:p>
          </table:table-cell>
          <table:table-cell table:number-columns-repeated="2" office:value-type="float" office:value="0">
            <text:p>0</text:p>
          </table:table-cell>
          <table:table-cell office:value-type="string">
            <text:p>GnosisEnvironmentVariable, GnosisPermissionVariable, GnosisInstanceVariable</text:p>
          </table:table-cell>
          <table:table-cell table:number-columns-repeated="1014"/>
        </table:table-row>
        <table:table-row table:style-name="ro2" table:visibility="filter">
          <table:table-cell office:value-type="string">
            <text:p>Toggle Button Group</text:p>
          </table:table-cell>
          <table:table-cell office:value-type="string">
            <text:p>Variable Is Input</text:p>
          </table:table-cell>
          <table:table-cell office:value-type="string">
            <text:p>VariableIsInput</text:p>
          </table:table-cell>
          <table:table-cell table:number-columns-repeated="2" office:value-type="string">
            <text:p>Boolean</text:p>
          </table:table-cell>
          <table:table-cell/>
          <table:table-cell office:value-type="string">
            <text:p>The Environment, Instance or Permission Variable is input to this control</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Toggle Button Group</text:p>
          </table:table-cell>
          <table:table-cell office:value-type="string">
            <text:p>Variable Is Output</text:p>
          </table:table-cell>
          <table:table-cell office:value-type="string">
            <text:p>VariableIsOutput</text:p>
          </table:table-cell>
          <table:table-cell table:number-columns-repeated="2" office:value-type="string">
            <text:p>Boolean</text:p>
          </table:table-cell>
          <table:table-cell/>
          <table:table-cell office:value-type="string">
            <text:p>The Environment, Instance or Permission Variable is output from this control</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oggle Button Group</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Button Group</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Button Group</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Button Group</text:p>
          </table:table-cell>
          <table:table-cell office:value-type="string">
            <text:p>Content Horizontal Alignment</text:p>
          </table:table-cell>
          <table:table-cell office:value-type="string">
            <text:p>ContentHorizontalAlignment</text:p>
          </table:table-cell>
          <table:table-cell office:value-type="string">
            <text:p>HorizontalAlignment</text:p>
          </table:table-cell>
          <table:table-cell office:value-type="string">
            <text:p>String</text:p>
          </table:table-cell>
          <table:table-cell/>
          <table:table-cell office:value-type="string">
            <text:p>The Horizontal Alignment of the Content defaults from the Style</text:p>
          </table:table-cell>
          <table:table-cell table:number-columns-repeated="2" office:value-type="float" office:value="0">
            <text:p>0</text:p>
          </table:table-cell>
          <table:table-cell office:value-type="string">
            <text:p>Left, <text:s/>Centre, <text:s/>Right</text:p>
          </table:table-cell>
          <table:table-cell table:number-columns-repeated="1014"/>
        </table:table-row>
        <table:table-row table:style-name="ro1" table:visibility="filter">
          <table:table-cell office:value-type="string">
            <text:p>Toggle Button Group</text:p>
          </table:table-cell>
          <table:table-cell office:value-type="string">
            <text:p>Content Vertical Alignment</text:p>
          </table:table-cell>
          <table:table-cell office:value-type="string">
            <text:p>ContentVerticalAlignment</text:p>
          </table:table-cell>
          <table:table-cell office:value-type="string">
            <text:p>VerticalAlignment</text:p>
          </table:table-cell>
          <table:table-cell office:value-type="string">
            <text:p>String</text:p>
          </table:table-cell>
          <table:table-cell/>
          <table:table-cell office:value-type="string">
            <text:p>The Vertical Alignment of the Content defaults from the Style</text:p>
          </table:table-cell>
          <table:table-cell table:number-columns-repeated="2" office:value-type="float" office:value="0">
            <text:p>0</text:p>
          </table:table-cell>
          <table:table-cell office:value-type="string">
            <text:p>Top, <text:s/>Centre, <text:s/>Bottom</text:p>
          </table:table-cell>
          <table:table-cell table:number-columns-repeated="1014"/>
        </table:table-row>
        <table:table-row table:style-name="ro2" table:visibility="filter">
          <table:table-cell office:value-type="string">
            <text:p>Toggle Button Group</text:p>
          </table:table-cell>
          <table:table-cell office:value-type="string">
            <text:p>Min Display Characters</text:p>
          </table:table-cell>
          <table:table-cell office:value-type="string">
            <text:p>Min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Toggle Button Group</text:p>
          </table:table-cell>
          <table:table-cell office:value-type="string">
            <text:p>Max Display Characters</text:p>
          </table:table-cell>
          <table:table-cell office:value-type="string">
            <text:p>Max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Button Group</text:p>
          </table:table-cell>
          <table:table-cell office:value-type="string">
            <text:p>Has Scroll Bar</text:p>
          </table:table-cell>
          <table:table-cell office:value-type="string">
            <text:p>HasScrollBar</text:p>
          </table:table-cell>
          <table:table-cell table:number-columns-repeated="2" office:value-type="string">
            <text:p>Boolean</text:p>
          </table:table-cell>
          <table:table-cell/>
          <table:table-cell office:value-type="string">
            <text:p>Indicates the field can dispay a scroll bar when necessary</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oggle Button Group</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oggle Button Group</text:p>
          </table:table-cell>
          <table:table-cell office:value-type="string">
            <text:p>Read Only</text:p>
          </table:table-cell>
          <table:table-cell office:value-type="string">
            <text:p>ReadOnly</text:p>
          </table:table-cell>
          <table:table-cell table:number-columns-repeated="2" office:value-type="string">
            <text:p>Boolean</text:p>
          </table:table-cell>
          <table:table-cell/>
          <table:table-cell office:value-type="string">
            <text:p>The control is not able to be chang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oggle Button Group</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Toggle Button Group</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Button Group</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oggle Button Group</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Toggle Button Group</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oggle Button Group</text:p>
          </table:table-cell>
          <table:table-cell office:value-type="string">
            <text:p>Dataset Created</text:p>
          </table:table-cell>
          <table:table-cell office:value-type="string">
            <text:p>DatasetCre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cre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oggle Button Group</text:p>
          </table:table-cell>
          <table:table-cell office:value-type="string">
            <text:p>Dataset Updated</text:p>
          </table:table-cell>
          <table:table-cell office:value-type="string">
            <text:p>DatasetUpd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upd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oggle Button Group</text:p>
          </table:table-cell>
          <table:table-cell office:value-type="string">
            <text:p>Dataset Deleted</text:p>
          </table:table-cell>
          <table:table-cell office:value-type="string">
            <text:p>DatasetDele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dele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Toggle Button Group</text:p>
          </table:table-cell>
          <table:table-cell table:number-columns-repeated="2" office:value-type="string">
            <text:p>Locked</text:p>
          </table:table-cell>
          <table:table-cell table:number-columns-repeated="2" office:value-type="string">
            <text:p>Boolean</text:p>
          </table:table-cell>
          <table:table-cell/>
          <table:table-cell office:value-type="string">
            <text:p>The control locked status, which prohibits the control from being changed, is dynamically controlled by the application</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oggle Menu Group</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Menu Group</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Menu Group</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Menu Group</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Menu Group</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Menu Group</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Menu Group</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oggle Menu Group</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Toggle Menu Group</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Menu Group</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oggle Menu Group</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Toggle Menu Group</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oggle Menu Item</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Menu Item</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Menu Item</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Menu Item</text:p>
          </table:table-cell>
          <table:table-cell table:number-columns-repeated="2" office:value-type="string">
            <text:p>Icon</text:p>
          </table:table-cell>
          <table:table-cell table:number-columns-repeated="2" office:value-type="string">
            <text:p>String</text:p>
          </table:table-cell>
          <table:table-cell/>
          <table:table-cell office:value-type="string">
            <text:p>The Icon used to display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Menu Item</text:p>
          </table:table-cell>
          <table:table-cell table:number-columns-repeated="2" office:value-type="string">
            <text:p>Shortcut</text:p>
          </table:table-cell>
          <table:table-cell table:number-columns-repeated="2" office:value-type="string">
            <text:p>String</text:p>
          </table:table-cell>
          <table:table-cell/>
          <table:table-cell office:value-type="string">
            <text:p>The Shortcut Key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Menu Item</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Menu Item</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Menu Item</text:p>
          </table:table-cell>
          <table:table-cell office:value-type="string">
            <text:p>Tooltip Selected</text:p>
          </table:table-cell>
          <table:table-cell office:value-type="string">
            <text:p>TooltipSelected</text:p>
          </table:table-cell>
          <table:table-cell table:number-columns-repeated="2" office:value-type="string">
            <text:p>String</text:p>
          </table:table-cell>
          <table:table-cell/>
          <table:table-cell office:value-type="string">
            <text:p>The tooltip displayed when the Item is Selected</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Menu Item</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Toggle Menu Item</text:p>
          </table:table-cell>
          <table:table-cell office:value-type="string">
            <text:p>Group Name</text:p>
          </table:table-cell>
          <table:table-cell office:value-type="string">
            <text:p>GroupName</text:p>
          </table:table-cell>
          <table:table-cell table:number-columns-repeated="2" office:value-type="string">
            <text:p>String</text:p>
          </table:table-cell>
          <table:table-cell/>
          <table:table-cell office:value-type="string">
            <text:p>The setting of this field works in conjunction with other members of the same Radio Group</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Menu Item</text:p>
          </table:table-cell>
          <table:table-cell table:number-columns-repeated="2" office:value-type="string">
            <text:p>Selected</text:p>
          </table:table-cell>
          <table:table-cell table:number-columns-repeated="2" office:value-type="string">
            <text:p>Boolean</text:p>
          </table:table-cell>
          <table:table-cell office:value-type="float" office:value="0">
            <text:p>0</text:p>
          </table:table-cell>
          <table:table-cell office:value-type="string">
            <text:p>The control (button) is displayed as Selected (Down)</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5" table:visibility="filter">
          <table:table-cell office:value-type="string">
            <text:p>Toggle Menu Item</text:p>
          </table:table-cell>
          <table:table-cell office:value-type="string">
            <text:p>Selected Factor</text:p>
          </table:table-cell>
          <table:table-cell office:value-type="string">
            <text:p>SelectedFactor</text:p>
          </table:table-cell>
          <table:table-cell table:number-columns-repeated="2" office:value-type="string">
            <text:p>Integer</text:p>
          </table:table-cell>
          <table:table-cell office:value-type="float" office:value="1">
            <text:p>1</text:p>
          </table:table-cell>
          <table:table-cell office:value-type="string">
            <text:p>The Value of the Control is set by multiplying the Selected Factor and Selected (eg. 2 gives the result of 2 in the Dataset Item or Variable) </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Menu Item</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oggle Menu Item</text:p>
          </table:table-cell>
          <table:table-cell table:number-columns-repeated="2" office:value-type="string">
            <text:p>Disabled</text:p>
          </table:table-cell>
          <table:table-cell table:number-columns-repeated="2" office:value-type="string">
            <text:p>Boolean</text:p>
          </table:table-cell>
          <table:table-cell office:value-type="float" office:value="1">
            <text:p>1</text:p>
          </table:table-cell>
          <table:table-cell office:value-type="string">
            <text:p>The control enablemen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oggle Menu Item</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Toggle Menu Item</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Menu Item</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oggle Menu Item</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Toggle Menu Item</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oolbar</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olbar</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olbar</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olbar</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olbar</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olbar</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olbar</text:p>
          </table:table-cell>
          <table:table-cell office:value-type="string">
            <text:p>Show On Child Window</text:p>
          </table:table-cell>
          <table:table-cell office:value-type="string">
            <text:p>ShowOnChildWindow</text:p>
          </table:table-cell>
          <table:table-cell table:number-columns-repeated="2" office:value-type="string">
            <text:p>Boolean</text:p>
          </table:table-cell>
          <table:table-cell/>
          <table:table-cell office:value-type="string">
            <text:p>The toolbar of buttons is shown on the Child Window</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oolbar</text:p>
          </table:table-cell>
          <table:table-cell office:value-type="string">
            <text:p>Menu</text:p>
          </table:table-cell>
          <table:table-cell office:value-type="string">
            <text:p>MenuSystemID, MenuControlID</text:p>
          </table:table-cell>
          <table:table-cell table:number-columns-repeated="2" office:value-type="string">
            <text:p>Integer</text:p>
          </table:table-cell>
          <table:table-cell/>
          <table:table-cell office:value-type="string">
            <text:p>The Menu for which this Toolbar references</text:p>
          </table:table-cell>
          <table:table-cell table:number-columns-repeated="2" office:value-type="float" office:value="0">
            <text:p>0</text:p>
          </table:table-cell>
          <table:table-cell office:value-type="string">
            <text:p>GnosisGenericMenu</text:p>
          </table:table-cell>
          <table:table-cell table:number-columns-repeated="1014"/>
        </table:table-row>
        <table:table-row table:style-name="ro1" table:visibility="filter">
          <table:table-cell office:value-type="string">
            <text:p>Toolbar</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oolbar</text:p>
          </table:table-cell>
          <table:table-cell table:number-columns-repeated="2" office:value-type="string">
            <text:p>Disabled</text:p>
          </table:table-cell>
          <table:table-cell table:number-columns-repeated="2" office:value-type="string">
            <text:p>Boolean</text:p>
          </table:table-cell>
          <table:table-cell office:value-type="float" office:value="1">
            <text:p>1</text:p>
          </table:table-cell>
          <table:table-cell office:value-type="string">
            <text:p>The control enablemen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oolbar</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oolbar</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Toolbar</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oolbar Tray</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olbar Tray</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olbar Tray</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olbar Tray</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olbar Tray</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olbar Tray</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olbar Tray</text:p>
          </table:table-cell>
          <table:table-cell office:value-type="string">
            <text:p>Tray Horizontal Alignment</text:p>
          </table:table-cell>
          <table:table-cell office:value-type="string">
            <text:p>TrayHorizontalAlignment</text:p>
          </table:table-cell>
          <table:table-cell office:value-type="string">
            <text:p>HorizontalAlignment</text:p>
          </table:table-cell>
          <table:table-cell office:value-type="string">
            <text:p>String</text:p>
          </table:table-cell>
          <table:table-cell/>
          <table:table-cell office:value-type="string">
            <text:p>The Horizontal alignment of the toolbar tray, Left Centre, Right</text:p>
          </table:table-cell>
          <table:table-cell table:number-columns-repeated="2" office:value-type="float" office:value="0">
            <text:p>0</text:p>
          </table:table-cell>
          <table:table-cell office:value-type="string">
            <text:p>Left, <text:s/>Centre, <text:s/>Right</text:p>
          </table:table-cell>
          <table:table-cell table:number-columns-repeated="1014"/>
        </table:table-row>
        <table:table-row table:style-name="ro5" table:visibility="filter">
          <table:table-cell office:value-type="string">
            <text:p>Toolbar Tray</text:p>
          </table:table-cell>
          <table:table-cell table:number-columns-repeated="3" office:value-type="string">
            <text:p>Orientation</text:p>
          </table:table-cell>
          <table:table-cell office:value-type="string">
            <text:p>String</text:p>
          </table:table-cell>
          <table:table-cell/>
          <table:table-cell office:value-type="string">
            <text:p>The Orientation determines whether this Control is displayed for the Orientation, if not defined then the control is always displayed</text:p>
          </table:table-cell>
          <table:table-cell table:number-columns-repeated="2" office:value-type="float" office:value="0">
            <text:p>0</text:p>
          </table:table-cell>
          <table:table-cell office:value-type="string">
            <text:p>Portrait, <text:s/>Landscape</text:p>
          </table:table-cell>
          <table:table-cell table:number-columns-repeated="1014"/>
        </table:table-row>
        <table:table-row table:style-name="ro1" table:visibility="filter">
          <table:table-cell office:value-type="string">
            <text:p>Toolbar Tray</text:p>
          </table:table-cell>
          <table:table-cell office:value-type="string">
            <text:p>Menu</text:p>
          </table:table-cell>
          <table:table-cell office:value-type="string">
            <text:p>MenuSystemID, MenuControlID</text:p>
          </table:table-cell>
          <table:table-cell table:number-columns-repeated="2" office:value-type="string">
            <text:p>Integer</text:p>
          </table:table-cell>
          <table:table-cell/>
          <table:table-cell office:value-type="string">
            <text:p>The Menu for which this Toolbar Tray references</text:p>
          </table:table-cell>
          <table:table-cell table:number-columns-repeated="2" office:value-type="float" office:value="0">
            <text:p>0</text:p>
          </table:table-cell>
          <table:table-cell office:value-type="string">
            <text:p>GnosisGenericMenu</text:p>
          </table:table-cell>
          <table:table-cell table:number-columns-repeated="1014"/>
        </table:table-row>
        <table:table-row table:style-name="ro1" table:visibility="filter">
          <table:table-cell office:value-type="string">
            <text:p>Toolbar Tray</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oolbar Tray</text:p>
          </table:table-cell>
          <table:table-cell table:number-columns-repeated="2" office:value-type="string">
            <text:p>Disabled</text:p>
          </table:table-cell>
          <table:table-cell table:number-columns-repeated="2" office:value-type="string">
            <text:p>Boolean</text:p>
          </table:table-cell>
          <table:table-cell office:value-type="float" office:value="1">
            <text:p>1</text:p>
          </table:table-cell>
          <table:table-cell office:value-type="string">
            <text:p>The control enablemen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oolbar Tray</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oolbar Tray</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Toolbar Tray</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ree</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text:p>
          </table:table-cell>
          <table:table-cell table:number-columns-repeated="2" office:value-type="string">
            <text:p>Expanded</text:p>
          </table:table-cell>
          <table:table-cell table:number-columns-repeated="2" office:value-type="string">
            <text:p>Boolean</text:p>
          </table:table-cell>
          <table:table-cell/>
          <table:table-cell office:value-type="string">
            <text:p>Expand all levels of the tree</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ree</text:p>
          </table:table-cell>
          <table:table-cell office:value-type="string">
            <text:p>Max Section Span</text:p>
          </table:table-cell>
          <table:table-cell office:value-type="string">
            <text:p>MaxSectionSpan</text:p>
          </table:table-cell>
          <table:table-cell table:number-columns-repeated="2" office:value-type="string">
            <text:p>Integer</text:p>
          </table:table-cell>
          <table:table-cell/>
          <table:table-cell office:value-type="string">
            <text:p>The maximum number of sections the container Control may span</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ree</text:p>
          </table:table-cell>
          <table:table-cell office:value-type="string">
            <text:p>Read Only</text:p>
          </table:table-cell>
          <table:table-cell office:value-type="string">
            <text:p>ReadOnly</text:p>
          </table:table-cell>
          <table:table-cell table:number-columns-repeated="2" office:value-type="string">
            <text:p>Boolean</text:p>
          </table:table-cell>
          <table:table-cell/>
          <table:table-cell office:value-type="string">
            <text:p>The control is not able to be chang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ree</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ree</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Tree</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ree Attribute</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 Attribute</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 Attribute</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 Attribute</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 Attribute</text:p>
          </table:table-cell>
          <table:table-cell office:value-type="string">
            <text:p>Tree Role</text:p>
          </table:table-cell>
          <table:table-cell office:value-type="string">
            <text:p>TreeRole</text:p>
          </table:table-cell>
          <table:table-cell office:value-type="string">
            <text:p>TreeDisplayRole</text:p>
          </table:table-cell>
          <table:table-cell office:value-type="string">
            <text:p>String</text:p>
          </table:table-cell>
          <table:table-cell/>
          <table:table-cell office:value-type="string">
            <text:p>The Role played by the Tree Attribute in display of the Tree</text:p>
          </table:table-cell>
          <table:table-cell table:number-columns-repeated="2" office:value-type="float" office:value="0">
            <text:p>0</text:p>
          </table:table-cell>
          <table:table-cell office:value-type="string">
            <text:p>ID, <text:s/>ParentID, <text:s/>Caption, <text:s/>Icon, <text:s/>Expanded</text:p>
          </table:table-cell>
          <table:table-cell table:number-columns-repeated="1014"/>
        </table:table-row>
        <table:table-row table:style-name="ro1" table:visibility="filter">
          <table:table-cell office:value-type="string">
            <text:p>Tree Attribute</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Tree Attribute</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 Button</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 Button</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 Button</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 Button</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 Button</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 Button</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 Button</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ree Button</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 Button</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ree Button</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Tree Button</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ree Button Item</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 Button Item</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 Button Item</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 Button Item</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 Button Item</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 Button Item</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 Button Item</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ree Button Item</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 Button Item</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ree Button Item</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Tree Button Item</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ree Menu Button</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 Menu Button</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 Menu Button</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 Menu Button</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 Menu Button</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 Menu Button</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 Menu Button</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ree Menu Button</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 Menu Button</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ree Menu Button</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Tree Menu Button</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Unsaved Grid</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Unsaved Grid</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Unsaved Grid</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Unsaved Grid</text:p>
          </table:table-cell>
          <table:table-cell office:value-type="string">
            <text:p>Caption Relative Position</text:p>
          </table:table-cell>
          <table:table-cell office:value-type="string">
            <text:p>CaptionRelativePosition</text:p>
          </table:table-cell>
          <table:table-cell office:value-type="string">
            <text:p>RelativePosition</text:p>
          </table:table-cell>
          <table:table-cell office:value-type="string">
            <text:p>String</text:p>
          </table:table-cell>
          <table:table-cell/>
          <table:table-cell office:value-type="string">
            <text:p>The Caption and the field are placed relative to one another</text:p>
          </table:table-cell>
          <table:table-cell table:number-columns-repeated="2" office:value-type="float" office:value="0">
            <text:p>0</text:p>
          </table:table-cell>
          <table:table-cell office:value-type="string">
            <text:p>Above, <text:s/>Below, <text:s/>Left, <text:s/>Right</text:p>
          </table:table-cell>
          <table:table-cell table:number-columns-repeated="1014"/>
        </table:table-row>
        <table:table-row table:style-name="ro1" table:visibility="filter">
          <table:table-cell office:value-type="string">
            <text:p>Unsaved Grid</text:p>
          </table:table-cell>
          <table:table-cell office:value-type="string">
            <text:p>Caption Horizontal Alignment</text:p>
          </table:table-cell>
          <table:table-cell office:value-type="string">
            <text:p>CaptionAlignmentHorizontal</text:p>
          </table:table-cell>
          <table:table-cell office:value-type="string">
            <text:p>HorizontalAlignment</text:p>
          </table:table-cell>
          <table:table-cell office:value-type="string">
            <text:p>String</text:p>
          </table:table-cell>
          <table:table-cell/>
          <table:table-cell office:value-type="string">
            <text:p>This horizontal alignment of the Caption text</text:p>
          </table:table-cell>
          <table:table-cell table:number-columns-repeated="2" office:value-type="float" office:value="0">
            <text:p>0</text:p>
          </table:table-cell>
          <table:table-cell office:value-type="string">
            <text:p>Left, <text:s/>Centre, <text:s/>Right</text:p>
          </table:table-cell>
          <table:table-cell table:number-columns-repeated="1014"/>
        </table:table-row>
        <table:table-row table:style-name="ro1" table:visibility="filter">
          <table:table-cell office:value-type="string">
            <text:p>Unsaved Grid</text:p>
          </table:table-cell>
          <table:table-cell office:value-type="string">
            <text:p>Caption Vertical Alignment</text:p>
          </table:table-cell>
          <table:table-cell office:value-type="string">
            <text:p>CaptionAlignmentVertical</text:p>
          </table:table-cell>
          <table:table-cell office:value-type="string">
            <text:p>VerticalAlignment</text:p>
          </table:table-cell>
          <table:table-cell office:value-type="string">
            <text:p>String</text:p>
          </table:table-cell>
          <table:table-cell/>
          <table:table-cell office:value-type="string">
            <text:p>This vertical alignment of the Caption text</text:p>
          </table:table-cell>
          <table:table-cell table:number-columns-repeated="2" office:value-type="float" office:value="0">
            <text:p>0</text:p>
          </table:table-cell>
          <table:table-cell office:value-type="string">
            <text:p>Top, <text:s/>Centre, <text:s/>Bottom</text:p>
          </table:table-cell>
          <table:table-cell table:number-columns-repeated="1014"/>
        </table:table-row>
        <table:table-row table:style-name="ro1" table:visibility="filter">
          <table:table-cell office:value-type="string">
            <text:p>Unsaved Grid</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Unsaved Grid</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Unsaved Grid</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Unsaved Grid</text:p>
          </table:table-cell>
          <table:table-cell office:value-type="string">
            <text:p>Min Display Rows</text:p>
          </table:table-cell>
          <table:table-cell office:value-type="string">
            <text:p>MinDisplayRows</text:p>
          </table:table-cell>
          <table:table-cell table:number-columns-repeated="2" office:value-type="string">
            <text:p>Integer</text:p>
          </table:table-cell>
          <table:table-cell office:value-type="float" office:value="1">
            <text:p>1</text:p>
          </table:table-cell>
          <table:table-cell office:value-type="string">
            <text:p>The Minimum number of data rows displayed</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Unsaved Grid</text:p>
          </table:table-cell>
          <table:table-cell office:value-type="string">
            <text:p>Max Display Rows</text:p>
          </table:table-cell>
          <table:table-cell office:value-type="string">
            <text:p>MaxDisplayRows</text:p>
          </table:table-cell>
          <table:table-cell table:number-columns-repeated="2" office:value-type="string">
            <text:p>Integer</text:p>
          </table:table-cell>
          <table:table-cell/>
          <table:table-cell office:value-type="string">
            <text:p>The Maximum number of data rows displayed</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Unsaved Grid</text:p>
          </table:table-cell>
          <table:table-cell office:value-type="string">
            <text:p>Max Wrap Rows</text:p>
          </table:table-cell>
          <table:table-cell office:value-type="string">
            <text:p>MaxWrapRows</text:p>
          </table:table-cell>
          <table:table-cell table:number-columns-repeated="2" office:value-type="string">
            <text:p>Integer</text:p>
          </table:table-cell>
          <table:table-cell office:value-type="float" office:value="2">
            <text:p>2</text:p>
          </table:table-cell>
          <table:table-cell office:value-type="string">
            <text:p>The Maxium number of wrapped lines allowed, after which the grid displays in columnar format</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Unsaved Grid</text:p>
          </table:table-cell>
          <table:table-cell office:value-type="string">
            <text:p>Max Lines</text:p>
          </table:table-cell>
          <table:table-cell office:value-type="string">
            <text:p>MaxLines</text:p>
          </table:table-cell>
          <table:table-cell table:number-columns-repeated="2" office:value-type="string">
            <text:p>Integer</text:p>
          </table:table-cell>
          <table:table-cell office:value-type="float" office:value="2">
            <text:p>2</text:p>
          </table:table-cell>
          <table:table-cell office:value-type="string">
            <text:p>The Maxium number of wrap lines allowed for the columns of the grid, after which the grid is forced in a different forma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Unsaved Grid</text:p>
          </table:table-cell>
          <table:table-cell office:value-type="string">
            <text:p>Max Section Span</text:p>
          </table:table-cell>
          <table:table-cell office:value-type="string">
            <text:p>MaxSectionSpan</text:p>
          </table:table-cell>
          <table:table-cell table:number-columns-repeated="2" office:value-type="string">
            <text:p>Integer</text:p>
          </table:table-cell>
          <table:table-cell/>
          <table:table-cell office:value-type="string">
            <text:p>The maximum number of sections the container Control may span</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Unsaved Grid</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Unsaved Grid</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Unsaved Grid</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Unsaved Grid</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3" table:visibility="filter">
          <table:table-cell office:value-type="string">
            <text:p>Unsaved Grid</text:p>
          </table:table-cell>
          <table:table-cell table:number-columns-repeated="1023"/>
        </table:table-row>
        <table:table-row table:style-name="ro3" table:number-rows-repeated="1047005">
          <table:table-cell table:number-columns-repeated="1024"/>
        </table:table-row>
        <table:table-row table:style-name="ro3">
          <table:table-cell table:number-columns-repeated="1024"/>
        </table:table-row>
        <table:named-expressions>
          <table:named-range table:name="_xlnm._FilterDatabase" table:base-cell-address="$'Control Types'.$A$1" table:cell-range-address="$Property.$C$1:.$C$1495"/>
        </table:named-expressions>
      </table:table>
      <table:table table:name="Parent Control Type" table:style-name="ta3" table:print="false">
        <office:forms form:automatic-focus="false" form:apply-design-mode="false"/>
        <table:table-column table:style-name="co18" table:default-cell-style-name="Excel_20_Built-in_20_Normal"/>
        <table:table-column table:style-name="co19" table:default-cell-style-name="Excel_20_Built-in_20_Normal"/>
        <table:table-column table:style-name="co20" table:default-cell-style-name="Excel_20_Built-in_20_Normal"/>
        <table:table-column table:style-name="co2" table:default-cell-style-name="Excel_20_Built-in_20_Normal"/>
        <table:table-column table:style-name="co21" table:number-columns-repeated="1020" table:default-cell-style-name="Excel_20_Built-in_20_Normal"/>
        <table:table-row table:style-name="ro3">
          <table:table-cell table:style-name="ce1" office:value-type="string">
            <text:p>parent_control_type_name</text:p>
          </table:table-cell>
          <table:table-cell table:style-name="ce1" office:value-type="string">
            <text:p>parent_control_xml_name</text:p>
          </table:table-cell>
          <table:table-cell table:style-name="ce1" office:value-type="string">
            <text:p>control_type_name</text:p>
          </table:table-cell>
          <table:table-cell table:style-name="ce1" office:value-type="string">
            <text:p>control_xml_name</text:p>
          </table:table-cell>
          <table:table-cell table:number-columns-repeated="1020"/>
        </table:table-row>
        <table:table-row table:style-name="ro3">
          <table:table-cell office:value-type="string">
            <text:p>Calendar</text:p>
          </table:table-cell>
          <table:table-cell office:value-type="string">
            <text:p>GnosisCalendar</text:p>
          </table:table-cell>
          <table:table-cell office:value-type="string">
            <text:p>Calendar Attribute</text:p>
          </table:table-cell>
          <table:table-cell office:value-type="string">
            <text:p>GnosisCalendarAttribute</text:p>
          </table:table-cell>
          <table:table-cell table:number-columns-repeated="1020"/>
        </table:table-row>
        <table:table-row table:style-name="ro3">
          <table:table-cell office:value-type="string">
            <text:p>Calendar</text:p>
          </table:table-cell>
          <table:table-cell office:value-type="string">
            <text:p>GnosisCalendar</text:p>
          </table:table-cell>
          <table:table-cell office:value-type="string">
            <text:p>Calendar Button</text:p>
          </table:table-cell>
          <table:table-cell office:value-type="string">
            <text:p>GnosisCalendarButton</text:p>
          </table:table-cell>
          <table:table-cell table:number-columns-repeated="1020"/>
        </table:table-row>
        <table:table-row table:style-name="ro3">
          <table:table-cell office:value-type="string">
            <text:p>Calendar</text:p>
          </table:table-cell>
          <table:table-cell office:value-type="string">
            <text:p>GnosisCalendar</text:p>
          </table:table-cell>
          <table:table-cell office:value-type="string">
            <text:p>Calendar Menu Button</text:p>
          </table:table-cell>
          <table:table-cell office:value-type="string">
            <text:p>GnosisCalendarMenuButton</text:p>
          </table:table-cell>
          <table:table-cell table:number-columns-repeated="1020"/>
        </table:table-row>
        <table:table-row table:style-name="ro3">
          <table:table-cell office:value-type="string">
            <text:p>Calendar Menu Button</text:p>
          </table:table-cell>
          <table:table-cell office:value-type="string">
            <text:p>GnosisCalendarMenuButton</text:p>
          </table:table-cell>
          <table:table-cell office:value-type="string">
            <text:p>Calendar Button Item</text:p>
          </table:table-cell>
          <table:table-cell office:value-type="string">
            <text:p>GnosisCalendarButtonItem</text:p>
          </table:table-cell>
          <table:table-cell table:number-columns-repeated="1020"/>
        </table:table-row>
        <table:table-row table:style-name="ro3">
          <table:table-cell office:value-type="string">
            <text:p>Check Field</text:p>
          </table:table-cell>
          <table:table-cell office:value-type="string">
            <text:p>GnosisCheckField</text:p>
          </table:table-cell>
          <table:table-cell office:value-type="string">
            <text:p>Attribute Reference</text:p>
          </table:table-cell>
          <table:table-cell office:value-type="string">
            <text:p>GnosisAttributeReference</text:p>
          </table:table-cell>
          <table:table-cell table:number-columns-repeated="1020"/>
        </table:table-row>
        <table:table-row table:style-name="ro3">
          <table:table-cell office:value-type="string">
            <text:p>Check Group</text:p>
          </table:table-cell>
          <table:table-cell office:value-type="string">
            <text:p>GnosisCheckGroup</text:p>
          </table:table-cell>
          <table:table-cell office:value-type="string">
            <text:p>Attribute Reference</text:p>
          </table:table-cell>
          <table:table-cell office:value-type="string">
            <text:p>GnosisAttributeReference</text:p>
          </table:table-cell>
          <table:table-cell table:number-columns-repeated="1020"/>
        </table:table-row>
        <table:table-row table:style-name="ro3">
          <table:table-cell office:value-type="string">
            <text:p>Check Group</text:p>
          </table:table-cell>
          <table:table-cell office:value-type="string">
            <text:p>GnosisCheckGroup</text:p>
          </table:table-cell>
          <table:table-cell office:value-type="string">
            <text:p>Search Reference</text:p>
          </table:table-cell>
          <table:table-cell office:value-type="string">
            <text:p>GnosisSearchReference</text:p>
          </table:table-cell>
          <table:table-cell table:number-columns-repeated="1020"/>
        </table:table-row>
        <table:table-row table:style-name="ro3">
          <table:table-cell office:value-type="string">
            <text:p>Child Window</text:p>
          </table:table-cell>
          <table:table-cell office:value-type="string">
            <text:p>GnosisChildWindow</text:p>
          </table:table-cell>
          <table:table-cell office:value-type="string">
            <text:p>Split</text:p>
          </table:table-cell>
          <table:table-cell office:value-type="string">
            <text:p>GnosisSplit</text:p>
          </table:table-cell>
          <table:table-cell table:number-columns-repeated="1020"/>
        </table:table-row>
        <table:table-row table:style-name="ro3">
          <table:table-cell office:value-type="string">
            <text:p>Child Window</text:p>
          </table:table-cell>
          <table:table-cell office:value-type="string">
            <text:p>GnosisChildWindow</text:p>
          </table:table-cell>
          <table:table-cell office:value-type="string">
            <text:p>Tile</text:p>
          </table:table-cell>
          <table:table-cell office:value-type="string">
            <text:p>GnosisTile</text:p>
          </table:table-cell>
          <table:table-cell table:number-columns-repeated="1020"/>
        </table:table-row>
        <table:table-row table:style-name="ro3">
          <table:table-cell office:value-type="string">
            <text:p>Combo Column</text:p>
          </table:table-cell>
          <table:table-cell office:value-type="string">
            <text:p>GnosisComboColumn</text:p>
          </table:table-cell>
          <table:table-cell office:value-type="string">
            <text:p>Combo Attribute</text:p>
          </table:table-cell>
          <table:table-cell office:value-type="string">
            <text:p>GnosisComboAttribute</text:p>
          </table:table-cell>
          <table:table-cell table:number-columns-repeated="1020"/>
        </table:table-row>
        <table:table-row table:style-name="ro3">
          <table:table-cell office:value-type="string">
            <text:p>Combo Column</text:p>
          </table:table-cell>
          <table:table-cell office:value-type="string">
            <text:p>GnosisComboColumn</text:p>
          </table:table-cell>
          <table:table-cell office:value-type="string">
            <text:p>Combo Option</text:p>
          </table:table-cell>
          <table:table-cell office:value-type="string">
            <text:p>GnosisComboOption</text:p>
          </table:table-cell>
          <table:table-cell table:number-columns-repeated="1020"/>
        </table:table-row>
        <table:table-row table:style-name="ro3">
          <table:table-cell office:value-type="string">
            <text:p>Combo Column</text:p>
          </table:table-cell>
          <table:table-cell office:value-type="string">
            <text:p>GnosisComboColumn</text:p>
          </table:table-cell>
          <table:table-cell office:value-type="string">
            <text:p>Filter</text:p>
          </table:table-cell>
          <table:table-cell office:value-type="string">
            <text:p>GnosisFilter</text:p>
          </table:table-cell>
          <table:table-cell table:number-columns-repeated="1020"/>
        </table:table-row>
        <table:table-row table:style-name="ro3">
          <table:table-cell office:value-type="string">
            <text:p>Combo Field</text:p>
          </table:table-cell>
          <table:table-cell office:value-type="string">
            <text:p>GnosisComboField</text:p>
          </table:table-cell>
          <table:table-cell office:value-type="string">
            <text:p>Combo Attribute</text:p>
          </table:table-cell>
          <table:table-cell office:value-type="string">
            <text:p>GnosisComboAttribute</text:p>
          </table:table-cell>
          <table:table-cell table:number-columns-repeated="1020"/>
        </table:table-row>
        <table:table-row table:style-name="ro3">
          <table:table-cell office:value-type="string">
            <text:p>Combo Field</text:p>
          </table:table-cell>
          <table:table-cell office:value-type="string">
            <text:p>GnosisComboField</text:p>
          </table:table-cell>
          <table:table-cell office:value-type="string">
            <text:p>Combo Option</text:p>
          </table:table-cell>
          <table:table-cell office:value-type="string">
            <text:p>GnosisComboOption</text:p>
          </table:table-cell>
          <table:table-cell table:number-columns-repeated="1020"/>
        </table:table-row>
        <table:table-row table:style-name="ro3">
          <table:table-cell office:value-type="string">
            <text:p>Combo Field</text:p>
          </table:table-cell>
          <table:table-cell office:value-type="string">
            <text:p>GnosisComboField</text:p>
          </table:table-cell>
          <table:table-cell office:value-type="string">
            <text:p>Filter</text:p>
          </table:table-cell>
          <table:table-cell office:value-type="string">
            <text:p>GnosisFilter</text:p>
          </table:table-cell>
          <table:table-cell table:number-columns-repeated="1020"/>
        </table:table-row>
        <table:table-row table:style-name="ro3">
          <table:table-cell office:value-type="string">
            <text:p>Combo Field</text:p>
          </table:table-cell>
          <table:table-cell office:value-type="string">
            <text:p>GnosisComboField</text:p>
          </table:table-cell>
          <table:table-cell office:value-type="string">
            <text:p>Search Reference</text:p>
          </table:table-cell>
          <table:table-cell office:value-type="string">
            <text:p>GnosisSearchReference</text:p>
          </table:table-cell>
          <table:table-cell table:number-columns-repeated="1020"/>
        </table:table-row>
        <table:table-row table:style-name="ro3">
          <table:table-cell office:value-type="string">
            <text:p>Connection Frame</text:p>
          </table:table-cell>
          <table:table-cell office:value-type="string">
            <text:p>GnosisConnectionFrame</text:p>
          </table:table-cell>
          <table:table-cell office:value-type="string">
            <text:p>Message Grid</text:p>
          </table:table-cell>
          <table:table-cell office:value-type="string">
            <text:p>GnosisMessageGrid</text:p>
          </table:table-cell>
          <table:table-cell table:number-columns-repeated="1020"/>
        </table:table-row>
        <table:table-row table:style-name="ro3">
          <table:table-cell office:value-type="string">
            <text:p>Connection Frame</text:p>
          </table:table-cell>
          <table:table-cell office:value-type="string">
            <text:p>GnosisConnectionFrame</text:p>
          </table:table-cell>
          <table:table-cell office:value-type="string">
            <text:p>Panel</text:p>
          </table:table-cell>
          <table:table-cell office:value-type="string">
            <text:p>GnosisPanel</text:p>
          </table:table-cell>
          <table:table-cell table:number-columns-repeated="1020"/>
        </table:table-row>
        <table:table-row table:style-name="ro3">
          <table:table-cell office:value-type="string">
            <text:p>Connection Frame</text:p>
          </table:table-cell>
          <table:table-cell office:value-type="string">
            <text:p>GnosisConnectionFrame</text:p>
          </table:table-cell>
          <table:table-cell office:value-type="string">
            <text:p>System Layout Area</text:p>
          </table:table-cell>
          <table:table-cell office:value-type="string">
            <text:p>GnosisSystemLayoutArea</text:p>
          </table:table-cell>
          <table:table-cell table:number-columns-repeated="1020"/>
        </table:table-row>
        <table:table-row table:style-name="ro3">
          <table:table-cell office:value-type="string">
            <text:p>Date Field</text:p>
          </table:table-cell>
          <table:table-cell office:value-type="string">
            <text:p>GnosisDateField</text:p>
          </table:table-cell>
          <table:table-cell office:value-type="string">
            <text:p>Attribute Reference</text:p>
          </table:table-cell>
          <table:table-cell office:value-type="string">
            <text:p>GnosisAttributeReference</text:p>
          </table:table-cell>
          <table:table-cell table:number-columns-repeated="1020"/>
        </table:table-row>
        <table:table-row table:style-name="ro3">
          <table:table-cell office:value-type="string">
            <text:p>Date Field</text:p>
          </table:table-cell>
          <table:table-cell office:value-type="string">
            <text:p>GnosisDateField</text:p>
          </table:table-cell>
          <table:table-cell office:value-type="string">
            <text:p>Search Reference</text:p>
          </table:table-cell>
          <table:table-cell office:value-type="string">
            <text:p>GnosisSearchReference</text:p>
          </table:table-cell>
          <table:table-cell table:number-columns-repeated="1020"/>
        </table:table-row>
        <table:table-row table:style-name="ro3">
          <table:table-cell office:value-type="string">
            <text:p>Date Time Field</text:p>
          </table:table-cell>
          <table:table-cell office:value-type="string">
            <text:p>GnosisDateTimeField</text:p>
          </table:table-cell>
          <table:table-cell office:value-type="string">
            <text:p>Attribute Reference</text:p>
          </table:table-cell>
          <table:table-cell office:value-type="string">
            <text:p>GnosisAttributeReference</text:p>
          </table:table-cell>
          <table:table-cell table:number-columns-repeated="1020"/>
        </table:table-row>
        <table:table-row table:style-name="ro3">
          <table:table-cell office:value-type="string">
            <text:p>Date Time Field</text:p>
          </table:table-cell>
          <table:table-cell office:value-type="string">
            <text:p>GnosisDateTimeField</text:p>
          </table:table-cell>
          <table:table-cell office:value-type="string">
            <text:p>Search Reference</text:p>
          </table:table-cell>
          <table:table-cell office:value-type="string">
            <text:p>GnosisSearchReference</text:p>
          </table:table-cell>
          <table:table-cell table:number-columns-repeated="1020"/>
        </table:table-row>
        <table:table-row table:style-name="ro3">
          <table:table-cell office:value-type="string">
            <text:p>Document Frame</text:p>
          </table:table-cell>
          <table:table-cell office:value-type="string">
            <text:p>GnosisDocumentFrame</text:p>
          </table:table-cell>
          <table:table-cell office:value-type="string">
            <text:p>Calendar</text:p>
          </table:table-cell>
          <table:table-cell office:value-type="string">
            <text:p>GnosisCalendar</text:p>
          </table:table-cell>
          <table:table-cell table:number-columns-repeated="1020"/>
        </table:table-row>
        <table:table-row table:style-name="ro3">
          <table:table-cell office:value-type="string">
            <text:p>Document Frame</text:p>
          </table:table-cell>
          <table:table-cell office:value-type="string">
            <text:p>GnosisDocumentFrame</text:p>
          </table:table-cell>
          <table:table-cell office:value-type="string">
            <text:p>Document Parameter</text:p>
          </table:table-cell>
          <table:table-cell office:value-type="string">
            <text:p>GnosisDocumentParameter</text:p>
          </table:table-cell>
          <table:table-cell table:number-columns-repeated="1020"/>
        </table:table-row>
        <table:table-row table:style-name="ro3">
          <table:table-cell office:value-type="string">
            <text:p>Document Frame</text:p>
          </table:table-cell>
          <table:table-cell office:value-type="string">
            <text:p>GnosisDocumentFrame</text:p>
          </table:table-cell>
          <table:table-cell office:value-type="string">
            <text:p>Event Handler</text:p>
          </table:table-cell>
          <table:table-cell office:value-type="string">
            <text:p>GnosisEventHandler</text:p>
          </table:table-cell>
          <table:table-cell table:number-columns-repeated="1020"/>
        </table:table-row>
        <table:table-row table:style-name="ro3">
          <table:table-cell office:value-type="string">
            <text:p>Document Frame</text:p>
          </table:table-cell>
          <table:table-cell office:value-type="string">
            <text:p>GnosisDocumentFrame</text:p>
          </table:table-cell>
          <table:table-cell office:value-type="string">
            <text:p>Grid</text:p>
          </table:table-cell>
          <table:table-cell office:value-type="string">
            <text:p>GnosisGrid</text:p>
          </table:table-cell>
          <table:table-cell table:number-columns-repeated="1020"/>
        </table:table-row>
        <table:table-row table:style-name="ro3">
          <table:table-cell office:value-type="string">
            <text:p>Document Frame</text:p>
          </table:table-cell>
          <table:table-cell office:value-type="string">
            <text:p>GnosisDocumentFrame</text:p>
          </table:table-cell>
          <table:table-cell office:value-type="string">
            <text:p>Message Grid</text:p>
          </table:table-cell>
          <table:table-cell office:value-type="string">
            <text:p>GnosisMessageGrid</text:p>
          </table:table-cell>
          <table:table-cell table:number-columns-repeated="1020"/>
        </table:table-row>
        <table:table-row table:style-name="ro3">
          <table:table-cell office:value-type="string">
            <text:p>Document Frame</text:p>
          </table:table-cell>
          <table:table-cell office:value-type="string">
            <text:p>GnosisDocumentFrame</text:p>
          </table:table-cell>
          <table:table-cell office:value-type="string">
            <text:p>New Menu Item</text:p>
          </table:table-cell>
          <table:table-cell office:value-type="string">
            <text:p>GnosisNewMenuItem</text:p>
          </table:table-cell>
          <table:table-cell table:number-columns-repeated="1020"/>
        </table:table-row>
        <table:table-row table:style-name="ro3">
          <table:table-cell office:value-type="string">
            <text:p>Document Frame</text:p>
          </table:table-cell>
          <table:table-cell office:value-type="string">
            <text:p>GnosisDocumentFrame</text:p>
          </table:table-cell>
          <table:table-cell office:value-type="string">
            <text:p>Panel</text:p>
          </table:table-cell>
          <table:table-cell office:value-type="string">
            <text:p>GnosisPanel</text:p>
          </table:table-cell>
          <table:table-cell table:number-columns-repeated="1020"/>
        </table:table-row>
        <table:table-row table:style-name="ro3">
          <table:table-cell office:value-type="string">
            <text:p>Document Frame</text:p>
          </table:table-cell>
          <table:table-cell office:value-type="string">
            <text:p>GnosisDocumentFrame</text:p>
          </table:table-cell>
          <table:table-cell office:value-type="string">
            <text:p>Tab</text:p>
          </table:table-cell>
          <table:table-cell office:value-type="string">
            <text:p>GnosisTab</text:p>
          </table:table-cell>
          <table:table-cell table:number-columns-repeated="1020"/>
        </table:table-row>
        <table:table-row table:style-name="ro3">
          <table:table-cell office:value-type="string">
            <text:p>Document Frame</text:p>
          </table:table-cell>
          <table:table-cell office:value-type="string">
            <text:p>GnosisDocumentFrame</text:p>
          </table:table-cell>
          <table:table-cell office:value-type="string">
            <text:p>Text Area</text:p>
          </table:table-cell>
          <table:table-cell office:value-type="string">
            <text:p>GnosisTextArea</text:p>
          </table:table-cell>
          <table:table-cell table:number-columns-repeated="1020"/>
        </table:table-row>
        <table:table-row table:style-name="ro3">
          <table:table-cell office:value-type="string">
            <text:p>Document Frame</text:p>
          </table:table-cell>
          <table:table-cell office:value-type="string">
            <text:p>GnosisDocumentFrame</text:p>
          </table:table-cell>
          <table:table-cell office:value-type="string">
            <text:p>Tree</text:p>
          </table:table-cell>
          <table:table-cell office:value-type="string">
            <text:p>GnosisTree</text:p>
          </table:table-cell>
          <table:table-cell table:number-columns-repeated="1020"/>
        </table:table-row>
        <table:table-row table:style-name="ro3">
          <table:table-cell office:value-type="string">
            <text:p>Event Handler</text:p>
          </table:table-cell>
          <table:table-cell office:value-type="string">
            <text:p>GnosisEventHandler</text:p>
          </table:table-cell>
          <table:table-cell office:value-type="string">
            <text:p>Event Handler Source</text:p>
          </table:table-cell>
          <table:table-cell office:value-type="string">
            <text:p>GnosisEventHandlerSource</text:p>
          </table:table-cell>
          <table:table-cell table:number-columns-repeated="1020"/>
        </table:table-row>
        <table:table-row table:style-name="ro3">
          <table:table-cell office:value-type="string">
            <text:p>Event Handler</text:p>
          </table:table-cell>
          <table:table-cell office:value-type="string">
            <text:p>GnosisEventHandler</text:p>
          </table:table-cell>
          <table:table-cell office:value-type="string">
            <text:p>Event Handler Target</text:p>
          </table:table-cell>
          <table:table-cell office:value-type="string">
            <text:p>GnosisEventHandlerTarget</text:p>
          </table:table-cell>
          <table:table-cell table:number-columns-repeated="1020"/>
        </table:table-row>
        <table:table-row table:style-name="ro3">
          <table:table-cell office:value-type="string">
            <text:p>Gallery</text:p>
          </table:table-cell>
          <table:table-cell office:value-type="string">
            <text:p>GnosisGallery</text:p>
          </table:table-cell>
          <table:table-cell office:value-type="string">
            <text:p>Gallery Detail</text:p>
          </table:table-cell>
          <table:table-cell office:value-type="string">
            <text:p>GnosisGalleryDetail</text:p>
          </table:table-cell>
          <table:table-cell table:number-columns-repeated="1020"/>
        </table:table-row>
        <table:table-row table:style-name="ro3">
          <table:table-cell office:value-type="string">
            <text:p>Gallery</text:p>
          </table:table-cell>
          <table:table-cell office:value-type="string">
            <text:p>GnosisGallery</text:p>
          </table:table-cell>
          <table:table-cell office:value-type="string">
            <text:p>Gallery Document Item</text:p>
          </table:table-cell>
          <table:table-cell office:value-type="string">
            <text:p>GnosisGalleryDocumentItem</text:p>
          </table:table-cell>
          <table:table-cell table:number-columns-repeated="1020"/>
        </table:table-row>
        <table:table-row table:style-name="ro3">
          <table:table-cell office:value-type="string">
            <text:p>Gallery</text:p>
          </table:table-cell>
          <table:table-cell office:value-type="string">
            <text:p>GnosisGallery</text:p>
          </table:table-cell>
          <table:table-cell office:value-type="string">
            <text:p>Gallery Item</text:p>
          </table:table-cell>
          <table:table-cell office:value-type="string">
            <text:p>GnosisGalleryItem</text:p>
          </table:table-cell>
          <table:table-cell table:number-columns-repeated="1020"/>
        </table:table-row>
        <table:table-row table:style-name="ro3">
          <table:table-cell office:value-type="string">
            <text:p>Gallery</text:p>
          </table:table-cell>
          <table:table-cell office:value-type="string">
            <text:p>GnosisGallery</text:p>
          </table:table-cell>
          <table:table-cell office:value-type="string">
            <text:p>Gallery Search Item</text:p>
          </table:table-cell>
          <table:table-cell office:value-type="string">
            <text:p>GnosisGallerySearchItem</text:p>
          </table:table-cell>
          <table:table-cell table:number-columns-repeated="1020"/>
        </table:table-row>
        <table:table-row table:style-name="ro3">
          <table:table-cell office:value-type="string">
            <text:p>Gallery Dataset Item</text:p>
          </table:table-cell>
          <table:table-cell office:value-type="string">
            <text:p>GnosisGalleryDatasetItem</text:p>
          </table:table-cell>
          <table:table-cell office:value-type="string">
            <text:p>Gallery Dataset Attribute</text:p>
          </table:table-cell>
          <table:table-cell office:value-type="string">
            <text:p>GnosisGallerySearchAttribute</text:p>
          </table:table-cell>
          <table:table-cell table:number-columns-repeated="1020"/>
        </table:table-row>
        <table:table-row table:style-name="ro3">
          <table:table-cell office:value-type="string">
            <text:p>Gallery Dataset Item</text:p>
          </table:table-cell>
          <table:table-cell office:value-type="string">
            <text:p>GnosisGalleryDatasetItem</text:p>
          </table:table-cell>
          <table:table-cell office:value-type="string">
            <text:p>Gallery Document Item</text:p>
          </table:table-cell>
          <table:table-cell office:value-type="string">
            <text:p>GnosisGalleryDocumentItem</text:p>
          </table:table-cell>
          <table:table-cell table:number-columns-repeated="1020"/>
        </table:table-row>
        <table:table-row table:style-name="ro3">
          <table:table-cell office:value-type="string">
            <text:p>Gallery Dataset Item</text:p>
          </table:table-cell>
          <table:table-cell office:value-type="string">
            <text:p>GnosisGalleryDatasetItem</text:p>
          </table:table-cell>
          <table:table-cell office:value-type="string">
            <text:p>Gallery Item</text:p>
          </table:table-cell>
          <table:table-cell office:value-type="string">
            <text:p>GnosisGalleryItem</text:p>
          </table:table-cell>
          <table:table-cell table:number-columns-repeated="1020"/>
        </table:table-row>
        <table:table-row table:style-name="ro3">
          <table:table-cell office:value-type="string">
            <text:p>Gallery Dataset Item</text:p>
          </table:table-cell>
          <table:table-cell office:value-type="string">
            <text:p>GnosisGalleryDatasetItem</text:p>
          </table:table-cell>
          <table:table-cell office:value-type="string">
            <text:p>Gallery Search Item</text:p>
          </table:table-cell>
          <table:table-cell office:value-type="string">
            <text:p>GnosisGallerySearchItem</text:p>
          </table:table-cell>
          <table:table-cell table:number-columns-repeated="1020"/>
        </table:table-row>
        <table:table-row table:style-name="ro3">
          <table:table-cell office:value-type="string">
            <text:p>Gallery Document Item</text:p>
          </table:table-cell>
          <table:table-cell office:value-type="string">
            <text:p>GnosisGalleryDocumentItem</text:p>
          </table:table-cell>
          <table:table-cell office:value-type="string">
            <text:p>Gallery Document Attribute</text:p>
          </table:table-cell>
          <table:table-cell office:value-type="string">
            <text:p>GnosisGalleryAttribute</text:p>
          </table:table-cell>
          <table:table-cell table:number-columns-repeated="1020"/>
        </table:table-row>
        <table:table-row table:style-name="ro3">
          <table:table-cell office:value-type="string">
            <text:p>Gallery Item</text:p>
          </table:table-cell>
          <table:table-cell office:value-type="string">
            <text:p>GnosisGalleryItem</text:p>
          </table:table-cell>
          <table:table-cell office:value-type="string">
            <text:p>Gallery Dataset Item</text:p>
          </table:table-cell>
          <table:table-cell office:value-type="string">
            <text:p>GnosisGalleryDatasetItem</text:p>
          </table:table-cell>
          <table:table-cell table:number-columns-repeated="1020"/>
        </table:table-row>
        <table:table-row table:style-name="ro3">
          <table:table-cell office:value-type="string">
            <text:p>Gallery Item</text:p>
          </table:table-cell>
          <table:table-cell office:value-type="string">
            <text:p>GnosisGalleryItem</text:p>
          </table:table-cell>
          <table:table-cell office:value-type="string">
            <text:p>Gallery Document Item</text:p>
          </table:table-cell>
          <table:table-cell office:value-type="string">
            <text:p>GnosisGalleryDocumentItem</text:p>
          </table:table-cell>
          <table:table-cell table:number-columns-repeated="1020"/>
        </table:table-row>
        <table:table-row table:style-name="ro3">
          <table:table-cell office:value-type="string">
            <text:p>Gallery Item</text:p>
          </table:table-cell>
          <table:table-cell office:value-type="string">
            <text:p>GnosisGalleryItem</text:p>
          </table:table-cell>
          <table:table-cell office:value-type="string">
            <text:p>Gallery Item</text:p>
          </table:table-cell>
          <table:table-cell office:value-type="string">
            <text:p>GnosisGalleryItem</text:p>
          </table:table-cell>
          <table:table-cell table:number-columns-repeated="1020"/>
        </table:table-row>
        <table:table-row table:style-name="ro3">
          <table:table-cell office:value-type="string">
            <text:p>Gallery Item</text:p>
          </table:table-cell>
          <table:table-cell office:value-type="string">
            <text:p>GnosisGalleryItem</text:p>
          </table:table-cell>
          <table:table-cell office:value-type="string">
            <text:p>Gallery Search Item</text:p>
          </table:table-cell>
          <table:table-cell office:value-type="string">
            <text:p>GnosisGallerySearchItem</text:p>
          </table:table-cell>
          <table:table-cell table:number-columns-repeated="1020"/>
        </table:table-row>
        <table:table-row table:style-name="ro3">
          <table:table-cell office:value-type="string">
            <text:p>Gallery Search Item</text:p>
          </table:table-cell>
          <table:table-cell office:value-type="string">
            <text:p>GnosisGallerySearchItem</text:p>
          </table:table-cell>
          <table:table-cell office:value-type="string">
            <text:p>Gallery Search Attribute</text:p>
          </table:table-cell>
          <table:table-cell office:value-type="string">
            <text:p>GnosisGallerySearchAttribute</text:p>
          </table:table-cell>
          <table:table-cell table:number-columns-repeated="1020"/>
        </table:table-row>
        <table:table-row table:style-name="ro3">
          <table:table-cell office:value-type="string">
            <text:p>Gallery Search Item</text:p>
          </table:table-cell>
          <table:table-cell office:value-type="string">
            <text:p>GnosisGallerySearchItem</text:p>
          </table:table-cell>
          <table:table-cell office:value-type="string">
            <text:p>Search Parameter</text:p>
          </table:table-cell>
          <table:table-cell office:value-type="string">
            <text:p>GnosisSearchParameter</text:p>
          </table:table-cell>
          <table:table-cell table:number-columns-repeated="1020"/>
        </table:table-row>
        <table:table-row table:style-name="ro3">
          <table:table-cell office:value-type="string">
            <text:p>Generic Control</text:p>
          </table:table-cell>
          <table:table-cell office:value-type="string">
            <text:p>GnosisGenericControl</text:p>
          </table:table-cell>
          <table:table-cell office:value-type="string">
            <text:p>Event Handler</text:p>
          </table:table-cell>
          <table:table-cell office:value-type="string">
            <text:p>GnosisEventHandler</text:p>
          </table:table-cell>
          <table:table-cell table:number-columns-repeated="1020"/>
        </table:table-row>
        <table:table-row table:style-name="ro3">
          <table:table-cell office:value-type="string">
            <text:p>Generic Control</text:p>
          </table:table-cell>
          <table:table-cell office:value-type="string">
            <text:p>GnosisGenericControl</text:p>
          </table:table-cell>
          <table:table-cell office:value-type="string">
            <text:p>Generic Input</text:p>
          </table:table-cell>
          <table:table-cell office:value-type="string">
            <text:p>GnosisGenericInput</text:p>
          </table:table-cell>
          <table:table-cell table:number-columns-repeated="1020"/>
        </table:table-row>
        <table:table-row table:style-name="ro3">
          <table:table-cell office:value-type="string">
            <text:p>Generic Control</text:p>
          </table:table-cell>
          <table:table-cell office:value-type="string">
            <text:p>GnosisGenericControl</text:p>
          </table:table-cell>
          <table:table-cell office:value-type="string">
            <text:p>Generic Output</text:p>
          </table:table-cell>
          <table:table-cell office:value-type="string">
            <text:p>GnosisGenericOutput</text:p>
          </table:table-cell>
          <table:table-cell table:number-columns-repeated="1020"/>
        </table:table-row>
        <table:table-row table:style-name="ro3">
          <table:table-cell office:value-type="string">
            <text:p>Generic Menu</text:p>
          </table:table-cell>
          <table:table-cell office:value-type="string">
            <text:p>GnosisGenericMenu</text:p>
          </table:table-cell>
          <table:table-cell office:value-type="string">
            <text:p>Generic Menu Group</text:p>
          </table:table-cell>
          <table:table-cell office:value-type="string">
            <text:p>GnosisGenericMenuGroup</text:p>
          </table:table-cell>
          <table:table-cell table:number-columns-repeated="1020"/>
        </table:table-row>
        <table:table-row table:style-name="ro3">
          <table:table-cell office:value-type="string">
            <text:p>Generic Menu</text:p>
          </table:table-cell>
          <table:table-cell office:value-type="string">
            <text:p>GnosisGenericMenu</text:p>
          </table:table-cell>
          <table:table-cell office:value-type="string">
            <text:p>Generic Menu Item</text:p>
          </table:table-cell>
          <table:table-cell office:value-type="string">
            <text:p>GnosisGenericMenuItem</text:p>
          </table:table-cell>
          <table:table-cell table:number-columns-repeated="1020"/>
        </table:table-row>
        <table:table-row table:style-name="ro3">
          <table:table-cell office:value-type="string">
            <text:p>Generic Menu</text:p>
          </table:table-cell>
          <table:table-cell office:value-type="string">
            <text:p>GnosisGenericMenu</text:p>
          </table:table-cell>
          <table:table-cell office:value-type="string">
            <text:p>Generic Toggle Menu Item</text:p>
          </table:table-cell>
          <table:table-cell office:value-type="string">
            <text:p>GnosisGenericToggleMenuItem</text:p>
          </table:table-cell>
          <table:table-cell table:number-columns-repeated="1020"/>
        </table:table-row>
        <table:table-row table:style-name="ro3">
          <table:table-cell office:value-type="string">
            <text:p>Generic Menu</text:p>
          </table:table-cell>
          <table:table-cell office:value-type="string">
            <text:p>GnosisGenericMenu</text:p>
          </table:table-cell>
          <table:table-cell office:value-type="string">
            <text:p>System Address Field</text:p>
          </table:table-cell>
          <table:table-cell office:value-type="string">
            <text:p>GnosisSystemAddressField</text:p>
          </table:table-cell>
          <table:table-cell table:number-columns-repeated="1020"/>
        </table:table-row>
        <table:table-row table:style-name="ro3">
          <table:table-cell office:value-type="string">
            <text:p>Generic Menu Item</text:p>
          </table:table-cell>
          <table:table-cell office:value-type="string">
            <text:p>GnosisGenericMenuItem</text:p>
          </table:table-cell>
          <table:table-cell office:value-type="string">
            <text:p>Event Handler</text:p>
          </table:table-cell>
          <table:table-cell office:value-type="string">
            <text:p>GnosisEventHandler</text:p>
          </table:table-cell>
          <table:table-cell table:number-columns-repeated="1020"/>
        </table:table-row>
        <table:table-row table:style-name="ro3">
          <table:table-cell office:value-type="string">
            <text:p>Generic Menu Item</text:p>
          </table:table-cell>
          <table:table-cell office:value-type="string">
            <text:p>GnosisGenericMenuItem</text:p>
          </table:table-cell>
          <table:table-cell office:value-type="string">
            <text:p>Generic Menu Group</text:p>
          </table:table-cell>
          <table:table-cell office:value-type="string">
            <text:p>GnosisGenericMenuGroup</text:p>
          </table:table-cell>
          <table:table-cell table:number-columns-repeated="1020"/>
        </table:table-row>
        <table:table-row table:style-name="ro3">
          <table:table-cell office:value-type="string">
            <text:p>Generic Menu Item</text:p>
          </table:table-cell>
          <table:table-cell office:value-type="string">
            <text:p>GnosisGenericMenuItem</text:p>
          </table:table-cell>
          <table:table-cell office:value-type="string">
            <text:p>Generic Menu Item</text:p>
          </table:table-cell>
          <table:table-cell office:value-type="string">
            <text:p>GnosisGenericMenuItem</text:p>
          </table:table-cell>
          <table:table-cell table:number-columns-repeated="1020"/>
        </table:table-row>
        <table:table-row table:style-name="ro3">
          <table:table-cell office:value-type="string">
            <text:p>Generic Menu Item</text:p>
          </table:table-cell>
          <table:table-cell office:value-type="string">
            <text:p>GnosisGenericMenuItem</text:p>
          </table:table-cell>
          <table:table-cell office:value-type="string">
            <text:p>Generic Toggle Menu Item</text:p>
          </table:table-cell>
          <table:table-cell office:value-type="string">
            <text:p>GnosisGenericToggleMenuItem</text:p>
          </table:table-cell>
          <table:table-cell table:number-columns-repeated="1020"/>
        </table:table-row>
        <table:table-row table:style-name="ro3">
          <table:table-cell office:value-type="string">
            <text:p>Grid</text:p>
          </table:table-cell>
          <table:table-cell office:value-type="string">
            <text:p>GnosisGrid</text:p>
          </table:table-cell>
          <table:table-cell office:value-type="string">
            <text:p>Check Column</text:p>
          </table:table-cell>
          <table:table-cell office:value-type="string">
            <text:p>GnosisCheckColumn</text:p>
          </table:table-cell>
          <table:table-cell table:number-columns-repeated="1020"/>
        </table:table-row>
        <table:table-row table:style-name="ro3">
          <table:table-cell office:value-type="string">
            <text:p>Grid</text:p>
          </table:table-cell>
          <table:table-cell office:value-type="string">
            <text:p>GnosisGrid</text:p>
          </table:table-cell>
          <table:table-cell office:value-type="string">
            <text:p>Combo Column</text:p>
          </table:table-cell>
          <table:table-cell office:value-type="string">
            <text:p>GnosisComboColumn</text:p>
          </table:table-cell>
          <table:table-cell table:number-columns-repeated="1020"/>
        </table:table-row>
        <table:table-row table:style-name="ro3">
          <table:table-cell office:value-type="string">
            <text:p>Grid</text:p>
          </table:table-cell>
          <table:table-cell office:value-type="string">
            <text:p>GnosisGrid</text:p>
          </table:table-cell>
          <table:table-cell office:value-type="string">
            <text:p>Date Column</text:p>
          </table:table-cell>
          <table:table-cell office:value-type="string">
            <text:p>GnosisDateColumn</text:p>
          </table:table-cell>
          <table:table-cell table:number-columns-repeated="1020"/>
        </table:table-row>
        <table:table-row table:style-name="ro3">
          <table:table-cell office:value-type="string">
            <text:p>Grid</text:p>
          </table:table-cell>
          <table:table-cell office:value-type="string">
            <text:p>GnosisGrid</text:p>
          </table:table-cell>
          <table:table-cell office:value-type="string">
            <text:p>Date Time Column</text:p>
          </table:table-cell>
          <table:table-cell office:value-type="string">
            <text:p>GnosisDateTimeColumn</text:p>
          </table:table-cell>
          <table:table-cell table:number-columns-repeated="1020"/>
        </table:table-row>
        <table:table-row table:style-name="ro3">
          <table:table-cell office:value-type="string">
            <text:p>Grid</text:p>
          </table:table-cell>
          <table:table-cell office:value-type="string">
            <text:p>GnosisGrid</text:p>
          </table:table-cell>
          <table:table-cell office:value-type="string">
            <text:p>Grid Button</text:p>
          </table:table-cell>
          <table:table-cell office:value-type="string">
            <text:p>GnosisGridButton</text:p>
          </table:table-cell>
          <table:table-cell table:number-columns-repeated="1020"/>
        </table:table-row>
        <table:table-row table:style-name="ro3">
          <table:table-cell office:value-type="string">
            <text:p>Grid</text:p>
          </table:table-cell>
          <table:table-cell office:value-type="string">
            <text:p>GnosisGrid</text:p>
          </table:table-cell>
          <table:table-cell office:value-type="string">
            <text:p>Grid Menu Button</text:p>
          </table:table-cell>
          <table:table-cell office:value-type="string">
            <text:p>GnosisGridMenuButton</text:p>
          </table:table-cell>
          <table:table-cell table:number-columns-repeated="1020"/>
        </table:table-row>
        <table:table-row table:style-name="ro3">
          <table:table-cell office:value-type="string">
            <text:p>Grid</text:p>
          </table:table-cell>
          <table:table-cell office:value-type="string">
            <text:p>GnosisGrid</text:p>
          </table:table-cell>
          <table:table-cell office:value-type="string">
            <text:p>Link Column</text:p>
          </table:table-cell>
          <table:table-cell office:value-type="string">
            <text:p>GnosisLinkColumn</text:p>
          </table:table-cell>
          <table:table-cell table:number-columns-repeated="1020"/>
        </table:table-row>
        <table:table-row table:style-name="ro3">
          <table:table-cell office:value-type="string">
            <text:p>Grid</text:p>
          </table:table-cell>
          <table:table-cell office:value-type="string">
            <text:p>GnosisGrid</text:p>
          </table:table-cell>
          <table:table-cell office:value-type="string">
            <text:p>Number Column</text:p>
          </table:table-cell>
          <table:table-cell office:value-type="string">
            <text:p>GnosisNumberColumn</text:p>
          </table:table-cell>
          <table:table-cell table:number-columns-repeated="1020"/>
        </table:table-row>
        <table:table-row table:style-name="ro3">
          <table:table-cell office:value-type="string">
            <text:p>Grid</text:p>
          </table:table-cell>
          <table:table-cell office:value-type="string">
            <text:p>GnosisGrid</text:p>
          </table:table-cell>
          <table:table-cell office:value-type="string">
            <text:p>Text Column</text:p>
          </table:table-cell>
          <table:table-cell office:value-type="string">
            <text:p>GnosisTextColumn</text:p>
          </table:table-cell>
          <table:table-cell table:number-columns-repeated="1020"/>
        </table:table-row>
        <table:table-row table:style-name="ro3">
          <table:table-cell office:value-type="string">
            <text:p>Grid Menu Button</text:p>
          </table:table-cell>
          <table:table-cell office:value-type="string">
            <text:p>GnosisGridMenuButton</text:p>
          </table:table-cell>
          <table:table-cell office:value-type="string">
            <text:p>Grid Button Item</text:p>
          </table:table-cell>
          <table:table-cell office:value-type="string">
            <text:p>GnosisGridButtonItem</text:p>
          </table:table-cell>
          <table:table-cell table:number-columns-repeated="1020"/>
        </table:table-row>
        <table:table-row table:style-name="ro3">
          <table:table-cell office:value-type="string">
            <text:p>Label Field</text:p>
          </table:table-cell>
          <table:table-cell office:value-type="string">
            <text:p>GnosisLabelField</text:p>
          </table:table-cell>
          <table:table-cell office:value-type="string">
            <text:p>Attribute Reference</text:p>
          </table:table-cell>
          <table:table-cell office:value-type="string">
            <text:p>GnosisAttributeReference</text:p>
          </table:table-cell>
          <table:table-cell table:number-columns-repeated="1020"/>
        </table:table-row>
        <table:table-row table:style-name="ro3">
          <table:table-cell office:value-type="string">
            <text:p>Link Column</text:p>
          </table:table-cell>
          <table:table-cell office:value-type="string">
            <text:p>GnosisLinkColumn</text:p>
          </table:table-cell>
          <table:table-cell office:value-type="string">
            <text:p>Control Input</text:p>
          </table:table-cell>
          <table:table-cell office:value-type="string">
            <text:p>GnosisControlInput</text:p>
          </table:table-cell>
          <table:table-cell table:number-columns-repeated="1020"/>
        </table:table-row>
        <table:table-row table:style-name="ro3">
          <table:table-cell office:value-type="string">
            <text:p>Link Column</text:p>
          </table:table-cell>
          <table:table-cell office:value-type="string">
            <text:p>GnosisLinkColumn</text:p>
          </table:table-cell>
          <table:table-cell office:value-type="string">
            <text:p>Control Output</text:p>
          </table:table-cell>
          <table:table-cell office:value-type="string">
            <text:p>GnosisControlOutput</text:p>
          </table:table-cell>
          <table:table-cell table:number-columns-repeated="1020"/>
        </table:table-row>
        <table:table-row table:style-name="ro3">
          <table:table-cell office:value-type="string">
            <text:p>Link Column</text:p>
          </table:table-cell>
          <table:table-cell office:value-type="string">
            <text:p>GnosisLinkColumn</text:p>
          </table:table-cell>
          <table:table-cell office:value-type="string">
            <text:p>Link Attribute</text:p>
          </table:table-cell>
          <table:table-cell office:value-type="string">
            <text:p>GnosisLinkAttribute</text:p>
          </table:table-cell>
          <table:table-cell table:number-columns-repeated="1020"/>
        </table:table-row>
        <table:table-row table:style-name="ro3">
          <table:table-cell office:value-type="string">
            <text:p>Link Column</text:p>
          </table:table-cell>
          <table:table-cell office:value-type="string">
            <text:p>GnosisLinkColumn</text:p>
          </table:table-cell>
          <table:table-cell office:value-type="string">
            <text:p>Link Button</text:p>
          </table:table-cell>
          <table:table-cell office:value-type="string">
            <text:p>GnosisLinkButton</text:p>
          </table:table-cell>
          <table:table-cell table:number-columns-repeated="1020"/>
        </table:table-row>
        <table:table-row table:style-name="ro3">
          <table:table-cell office:value-type="string">
            <text:p>Link Column</text:p>
          </table:table-cell>
          <table:table-cell office:value-type="string">
            <text:p>GnosisLinkColumn</text:p>
          </table:table-cell>
          <table:table-cell office:value-type="string">
            <text:p>Link Entity</text:p>
          </table:table-cell>
          <table:table-cell office:value-type="string">
            <text:p>GnosisLinkEntity</text:p>
          </table:table-cell>
          <table:table-cell table:number-columns-repeated="1020"/>
        </table:table-row>
        <table:table-row table:style-name="ro3">
          <table:table-cell office:value-type="string">
            <text:p>Link Column</text:p>
          </table:table-cell>
          <table:table-cell office:value-type="string">
            <text:p>GnosisLinkColumn</text:p>
          </table:table-cell>
          <table:table-cell office:value-type="string">
            <text:p>Link Menu Button</text:p>
          </table:table-cell>
          <table:table-cell office:value-type="string">
            <text:p>GnosisLinkMenuButton</text:p>
          </table:table-cell>
          <table:table-cell table:number-columns-repeated="1020"/>
        </table:table-row>
        <table:table-row table:style-name="ro3">
          <table:table-cell office:value-type="string">
            <text:p>Link Field</text:p>
          </table:table-cell>
          <table:table-cell office:value-type="string">
            <text:p>GnosisLinkField</text:p>
          </table:table-cell>
          <table:table-cell office:value-type="string">
            <text:p>Control Input</text:p>
          </table:table-cell>
          <table:table-cell office:value-type="string">
            <text:p>GnosisControlInput</text:p>
          </table:table-cell>
          <table:table-cell table:number-columns-repeated="1020"/>
        </table:table-row>
        <table:table-row table:style-name="ro3">
          <table:table-cell office:value-type="string">
            <text:p>Link Field</text:p>
          </table:table-cell>
          <table:table-cell office:value-type="string">
            <text:p>GnosisLinkField</text:p>
          </table:table-cell>
          <table:table-cell office:value-type="string">
            <text:p>Control Output</text:p>
          </table:table-cell>
          <table:table-cell office:value-type="string">
            <text:p>GnosisControlOutput</text:p>
          </table:table-cell>
          <table:table-cell table:number-columns-repeated="1020"/>
        </table:table-row>
        <table:table-row table:style-name="ro3">
          <table:table-cell office:value-type="string">
            <text:p>Link Field</text:p>
          </table:table-cell>
          <table:table-cell office:value-type="string">
            <text:p>GnosisLinkField</text:p>
          </table:table-cell>
          <table:table-cell office:value-type="string">
            <text:p>Link Attribute</text:p>
          </table:table-cell>
          <table:table-cell office:value-type="string">
            <text:p>GnosisLinkAttribute</text:p>
          </table:table-cell>
          <table:table-cell table:number-columns-repeated="1020"/>
        </table:table-row>
        <table:table-row table:style-name="ro3">
          <table:table-cell office:value-type="string">
            <text:p>Link Field</text:p>
          </table:table-cell>
          <table:table-cell office:value-type="string">
            <text:p>GnosisLinkField</text:p>
          </table:table-cell>
          <table:table-cell office:value-type="string">
            <text:p>Link Button</text:p>
          </table:table-cell>
          <table:table-cell office:value-type="string">
            <text:p>GnosisLinkButton</text:p>
          </table:table-cell>
          <table:table-cell table:number-columns-repeated="1020"/>
        </table:table-row>
        <table:table-row table:style-name="ro3">
          <table:table-cell office:value-type="string">
            <text:p>Link Field</text:p>
          </table:table-cell>
          <table:table-cell office:value-type="string">
            <text:p>GnosisLinkField</text:p>
          </table:table-cell>
          <table:table-cell office:value-type="string">
            <text:p>Link Entity</text:p>
          </table:table-cell>
          <table:table-cell office:value-type="string">
            <text:p>GnosisLinkEntity</text:p>
          </table:table-cell>
          <table:table-cell table:number-columns-repeated="1020"/>
        </table:table-row>
        <table:table-row table:style-name="ro3">
          <table:table-cell office:value-type="string">
            <text:p>Link Field</text:p>
          </table:table-cell>
          <table:table-cell office:value-type="string">
            <text:p>GnosisLinkField</text:p>
          </table:table-cell>
          <table:table-cell office:value-type="string">
            <text:p>Link Menu Button</text:p>
          </table:table-cell>
          <table:table-cell office:value-type="string">
            <text:p>GnosisLinkMenuButton</text:p>
          </table:table-cell>
          <table:table-cell table:number-columns-repeated="1020"/>
        </table:table-row>
        <table:table-row table:style-name="ro3">
          <table:table-cell office:value-type="string">
            <text:p>Link Menu Button</text:p>
          </table:table-cell>
          <table:table-cell office:value-type="string">
            <text:p>GnosisLinkMenuButton</text:p>
          </table:table-cell>
          <table:table-cell office:value-type="string">
            <text:p>Link Button Item</text:p>
          </table:table-cell>
          <table:table-cell office:value-type="string">
            <text:p>GnosisLinkButtonItem</text:p>
          </table:table-cell>
          <table:table-cell table:number-columns-repeated="1020"/>
        </table:table-row>
        <table:table-row table:style-name="ro3">
          <table:table-cell office:value-type="string">
            <text:p>List Column</text:p>
          </table:table-cell>
          <table:table-cell office:value-type="string">
            <text:p>GnosisListColumn</text:p>
          </table:table-cell>
          <table:table-cell office:value-type="string">
            <text:p>Filter</text:p>
          </table:table-cell>
          <table:table-cell office:value-type="string">
            <text:p>GnosisFilter</text:p>
          </table:table-cell>
          <table:table-cell table:number-columns-repeated="1020"/>
        </table:table-row>
        <table:table-row table:style-name="ro3">
          <table:table-cell office:value-type="string">
            <text:p>List Column</text:p>
          </table:table-cell>
          <table:table-cell office:value-type="string">
            <text:p>GnosisListColumn</text:p>
          </table:table-cell>
          <table:table-cell office:value-type="string">
            <text:p>List Option</text:p>
          </table:table-cell>
          <table:table-cell office:value-type="string">
            <text:p>GnosisComboOption</text:p>
          </table:table-cell>
          <table:table-cell table:number-columns-repeated="1020"/>
        </table:table-row>
        <table:table-row table:style-name="ro3">
          <table:table-cell office:value-type="string">
            <text:p>List Field</text:p>
          </table:table-cell>
          <table:table-cell office:value-type="string">
            <text:p>GnosisListField</text:p>
          </table:table-cell>
          <table:table-cell office:value-type="string">
            <text:p>Attribute Reference</text:p>
          </table:table-cell>
          <table:table-cell office:value-type="string">
            <text:p>GnosisAttributeReference</text:p>
          </table:table-cell>
          <table:table-cell table:number-columns-repeated="1020"/>
        </table:table-row>
        <table:table-row table:style-name="ro3">
          <table:table-cell office:value-type="string">
            <text:p>List Field</text:p>
          </table:table-cell>
          <table:table-cell office:value-type="string">
            <text:p>GnosisListField</text:p>
          </table:table-cell>
          <table:table-cell office:value-type="string">
            <text:p>Filter</text:p>
          </table:table-cell>
          <table:table-cell office:value-type="string">
            <text:p>GnosisFilter</text:p>
          </table:table-cell>
          <table:table-cell table:number-columns-repeated="1020"/>
        </table:table-row>
        <table:table-row table:style-name="ro3">
          <table:table-cell office:value-type="string">
            <text:p>List Field</text:p>
          </table:table-cell>
          <table:table-cell office:value-type="string">
            <text:p>GnosisListField</text:p>
          </table:table-cell>
          <table:table-cell office:value-type="string">
            <text:p>List Option</text:p>
          </table:table-cell>
          <table:table-cell office:value-type="string">
            <text:p>GnosisComboOption</text:p>
          </table:table-cell>
          <table:table-cell table:number-columns-repeated="1020"/>
        </table:table-row>
        <table:table-row table:style-name="ro3">
          <table:table-cell office:value-type="string">
            <text:p>Menu</text:p>
          </table:table-cell>
          <table:table-cell office:value-type="string">
            <text:p>GnosisMenu</text:p>
          </table:table-cell>
          <table:table-cell office:value-type="string">
            <text:p>Menu Item</text:p>
          </table:table-cell>
          <table:table-cell office:value-type="string">
            <text:p>GnosisMenuItem</text:p>
          </table:table-cell>
          <table:table-cell table:number-columns-repeated="1020"/>
        </table:table-row>
        <table:table-row table:style-name="ro3">
          <table:table-cell office:value-type="string">
            <text:p>Menu</text:p>
          </table:table-cell>
          <table:table-cell office:value-type="string">
            <text:p>GnosisMenu</text:p>
          </table:table-cell>
          <table:table-cell office:value-type="string">
            <text:p>Toggle Menu Group</text:p>
          </table:table-cell>
          <table:table-cell office:value-type="string">
            <text:p>GnosisToggleMenuGroup</text:p>
          </table:table-cell>
          <table:table-cell table:number-columns-repeated="1020"/>
        </table:table-row>
        <table:table-row table:style-name="ro3">
          <table:table-cell office:value-type="string">
            <text:p>Menu</text:p>
          </table:table-cell>
          <table:table-cell office:value-type="string">
            <text:p>GnosisMenu</text:p>
          </table:table-cell>
          <table:table-cell office:value-type="string">
            <text:p>Toggle Menu Item</text:p>
          </table:table-cell>
          <table:table-cell office:value-type="string">
            <text:p>GnosisToggleMenuItem</text:p>
          </table:table-cell>
          <table:table-cell table:number-columns-repeated="1020"/>
        </table:table-row>
        <table:table-row table:style-name="ro3">
          <table:table-cell office:value-type="string">
            <text:p>Menu Button</text:p>
          </table:table-cell>
          <table:table-cell office:value-type="string">
            <text:p>GnosisMenuButton</text:p>
          </table:table-cell>
          <table:table-cell office:value-type="string">
            <text:p>Menu Item</text:p>
          </table:table-cell>
          <table:table-cell office:value-type="string">
            <text:p>GnosisMenuItem</text:p>
          </table:table-cell>
          <table:table-cell table:number-columns-repeated="1020"/>
        </table:table-row>
        <table:table-row table:style-name="ro3">
          <table:table-cell office:value-type="string">
            <text:p>Menu Button</text:p>
          </table:table-cell>
          <table:table-cell office:value-type="string">
            <text:p>GnosisMenuButton</text:p>
          </table:table-cell>
          <table:table-cell office:value-type="string">
            <text:p>Toggle Menu Group</text:p>
          </table:table-cell>
          <table:table-cell office:value-type="string">
            <text:p>GnosisToggleMenuGroup</text:p>
          </table:table-cell>
          <table:table-cell table:number-columns-repeated="1020"/>
        </table:table-row>
        <table:table-row table:style-name="ro3">
          <table:table-cell office:value-type="string">
            <text:p>Menu Button</text:p>
          </table:table-cell>
          <table:table-cell office:value-type="string">
            <text:p>GnosisMenuButton</text:p>
          </table:table-cell>
          <table:table-cell office:value-type="string">
            <text:p>Toggle Menu Item</text:p>
          </table:table-cell>
          <table:table-cell office:value-type="string">
            <text:p>GnosisToggleMenuItem</text:p>
          </table:table-cell>
          <table:table-cell table:number-columns-repeated="1020"/>
        </table:table-row>
        <table:table-row table:style-name="ro3">
          <table:table-cell office:value-type="string">
            <text:p>Menu Item</text:p>
          </table:table-cell>
          <table:table-cell office:value-type="string">
            <text:p>GnosisMenuItem</text:p>
          </table:table-cell>
          <table:table-cell office:value-type="string">
            <text:p>Menu Item</text:p>
          </table:table-cell>
          <table:table-cell office:value-type="string">
            <text:p>GnosisMenuItem</text:p>
          </table:table-cell>
          <table:table-cell table:number-columns-repeated="1020"/>
        </table:table-row>
        <table:table-row table:style-name="ro3">
          <table:table-cell office:value-type="string">
            <text:p>Menu Item</text:p>
          </table:table-cell>
          <table:table-cell office:value-type="string">
            <text:p>GnosisMenuItem</text:p>
          </table:table-cell>
          <table:table-cell office:value-type="string">
            <text:p>Toggle Menu Group</text:p>
          </table:table-cell>
          <table:table-cell office:value-type="string">
            <text:p>GnosisToggleMenuGroup</text:p>
          </table:table-cell>
          <table:table-cell table:number-columns-repeated="1020"/>
        </table:table-row>
        <table:table-row table:style-name="ro3">
          <table:table-cell office:value-type="string">
            <text:p>Message Grid</text:p>
          </table:table-cell>
          <table:table-cell office:value-type="string">
            <text:p>GnosisMessageGrid</text:p>
          </table:table-cell>
          <table:table-cell office:value-type="string">
            <text:p>Grid Button</text:p>
          </table:table-cell>
          <table:table-cell office:value-type="string">
            <text:p>GnosisGridButton</text:p>
          </table:table-cell>
          <table:table-cell table:number-columns-repeated="1020"/>
        </table:table-row>
        <table:table-row table:style-name="ro3">
          <table:table-cell office:value-type="string">
            <text:p>Message Grid</text:p>
          </table:table-cell>
          <table:table-cell office:value-type="string">
            <text:p>GnosisMessageGrid</text:p>
          </table:table-cell>
          <table:table-cell office:value-type="string">
            <text:p>Grid Menu Button</text:p>
          </table:table-cell>
          <table:table-cell office:value-type="string">
            <text:p>GnosisGridMenuButton</text:p>
          </table:table-cell>
          <table:table-cell table:number-columns-repeated="1020"/>
        </table:table-row>
        <table:table-row table:style-name="ro3">
          <table:table-cell office:value-type="string">
            <text:p>Navigator Frame</text:p>
          </table:table-cell>
          <table:table-cell office:value-type="string">
            <text:p>GnosisNavigatorFrame</text:p>
          </table:table-cell>
          <table:table-cell office:value-type="string">
            <text:p>Calendar</text:p>
          </table:table-cell>
          <table:table-cell office:value-type="string">
            <text:p>GnosisCalendar</text:p>
          </table:table-cell>
          <table:table-cell table:number-columns-repeated="1020"/>
        </table:table-row>
        <table:table-row table:style-name="ro3">
          <table:table-cell office:value-type="string">
            <text:p>Navigator Frame</text:p>
          </table:table-cell>
          <table:table-cell office:value-type="string">
            <text:p>GnosisNavigatorFrame</text:p>
          </table:table-cell>
          <table:table-cell office:value-type="string">
            <text:p>Event Handler</text:p>
          </table:table-cell>
          <table:table-cell office:value-type="string">
            <text:p>GnosisEventHandler</text:p>
          </table:table-cell>
          <table:table-cell table:number-columns-repeated="1020"/>
        </table:table-row>
        <table:table-row table:style-name="ro3">
          <table:table-cell office:value-type="string">
            <text:p>Navigator Frame</text:p>
          </table:table-cell>
          <table:table-cell office:value-type="string">
            <text:p>GnosisNavigatorFrame</text:p>
          </table:table-cell>
          <table:table-cell office:value-type="string">
            <text:p>Gallery</text:p>
          </table:table-cell>
          <table:table-cell office:value-type="string">
            <text:p>GnosisGallery</text:p>
          </table:table-cell>
          <table:table-cell table:number-columns-repeated="1020"/>
        </table:table-row>
        <table:table-row table:style-name="ro3">
          <table:table-cell office:value-type="string">
            <text:p>Navigator Frame</text:p>
          </table:table-cell>
          <table:table-cell office:value-type="string">
            <text:p>GnosisNavigatorFrame</text:p>
          </table:table-cell>
          <table:table-cell office:value-type="string">
            <text:p>Grid</text:p>
          </table:table-cell>
          <table:table-cell office:value-type="string">
            <text:p>GnosisGrid</text:p>
          </table:table-cell>
          <table:table-cell table:number-columns-repeated="1020"/>
        </table:table-row>
        <table:table-row table:style-name="ro3">
          <table:table-cell office:value-type="string">
            <text:p>Navigator Frame</text:p>
          </table:table-cell>
          <table:table-cell office:value-type="string">
            <text:p>GnosisNavigatorFrame</text:p>
          </table:table-cell>
          <table:table-cell office:value-type="string">
            <text:p>Message Grid</text:p>
          </table:table-cell>
          <table:table-cell office:value-type="string">
            <text:p>GnosisMessageGrid</text:p>
          </table:table-cell>
          <table:table-cell table:number-columns-repeated="1020"/>
        </table:table-row>
        <table:table-row table:style-name="ro3">
          <table:table-cell office:value-type="string">
            <text:p>Navigator Frame</text:p>
          </table:table-cell>
          <table:table-cell office:value-type="string">
            <text:p>GnosisNavigatorFrame</text:p>
          </table:table-cell>
          <table:table-cell office:value-type="string">
            <text:p>Panel</text:p>
          </table:table-cell>
          <table:table-cell office:value-type="string">
            <text:p>GnosisPanel</text:p>
          </table:table-cell>
          <table:table-cell table:number-columns-repeated="1020"/>
        </table:table-row>
        <table:table-row table:style-name="ro3">
          <table:table-cell office:value-type="string">
            <text:p>Navigator Frame</text:p>
          </table:table-cell>
          <table:table-cell office:value-type="string">
            <text:p>GnosisNavigatorFrame</text:p>
          </table:table-cell>
          <table:table-cell office:value-type="string">
            <text:p>Tab</text:p>
          </table:table-cell>
          <table:table-cell office:value-type="string">
            <text:p>GnosisTab</text:p>
          </table:table-cell>
          <table:table-cell table:number-columns-repeated="1020"/>
        </table:table-row>
        <table:table-row table:style-name="ro3">
          <table:table-cell office:value-type="string">
            <text:p>Navigator Frame</text:p>
          </table:table-cell>
          <table:table-cell office:value-type="string">
            <text:p>GnosisNavigatorFrame</text:p>
          </table:table-cell>
          <table:table-cell office:value-type="string">
            <text:p>Text Area</text:p>
          </table:table-cell>
          <table:table-cell office:value-type="string">
            <text:p>GnosisTextArea</text:p>
          </table:table-cell>
          <table:table-cell table:number-columns-repeated="1020"/>
        </table:table-row>
        <table:table-row table:style-name="ro3">
          <table:table-cell office:value-type="string">
            <text:p>Navigator Frame</text:p>
          </table:table-cell>
          <table:table-cell office:value-type="string">
            <text:p>GnosisNavigatorFrame</text:p>
          </table:table-cell>
          <table:table-cell office:value-type="string">
            <text:p>Tree</text:p>
          </table:table-cell>
          <table:table-cell office:value-type="string">
            <text:p>GnosisTree</text:p>
          </table:table-cell>
          <table:table-cell table:number-columns-repeated="1020"/>
        </table:table-row>
        <table:table-row table:style-name="ro3">
          <table:table-cell office:value-type="string">
            <text:p>Navigator Frame</text:p>
          </table:table-cell>
          <table:table-cell office:value-type="string">
            <text:p>GnosisNavigatorFrame</text:p>
          </table:table-cell>
          <table:table-cell office:value-type="string">
            <text:p>Unsaved Grid</text:p>
          </table:table-cell>
          <table:table-cell office:value-type="string">
            <text:p>GnosisUnsavedGrid</text:p>
          </table:table-cell>
          <table:table-cell table:number-columns-repeated="1020"/>
        </table:table-row>
        <table:table-row table:style-name="ro3">
          <table:table-cell office:value-type="string">
            <text:p>Navigator Tile</text:p>
          </table:table-cell>
          <table:table-cell office:value-type="string">
            <text:p>GnosisNavigatorTile</text:p>
          </table:table-cell>
          <table:table-cell office:value-type="string">
            <text:p>Tile Detail</text:p>
          </table:table-cell>
          <table:table-cell office:value-type="string">
            <text:p>GnosisTileDetail</text:p>
          </table:table-cell>
          <table:table-cell table:number-columns-repeated="1020"/>
        </table:table-row>
        <table:table-row table:style-name="ro3">
          <table:table-cell office:value-type="string">
            <text:p>New Menu Item</text:p>
          </table:table-cell>
          <table:table-cell office:value-type="string">
            <text:p>GnosisNewMenuItem</text:p>
          </table:table-cell>
          <table:table-cell office:value-type="string">
            <text:p>Document Parameter</text:p>
          </table:table-cell>
          <table:table-cell office:value-type="string">
            <text:p>GnosisDocumentParameter</text:p>
          </table:table-cell>
          <table:table-cell table:number-columns-repeated="1020"/>
        </table:table-row>
        <table:table-row table:style-name="ro3">
          <table:table-cell office:value-type="string">
            <text:p>Number Field</text:p>
          </table:table-cell>
          <table:table-cell office:value-type="string">
            <text:p>GnosisNumberField</text:p>
          </table:table-cell>
          <table:table-cell office:value-type="string">
            <text:p>Search Reference</text:p>
          </table:table-cell>
          <table:table-cell office:value-type="string">
            <text:p>GnosisSearchReference</text:p>
          </table:table-cell>
          <table:table-cell table:number-columns-repeated="1020"/>
        </table:table-row>
        <table:table-row table:style-name="ro3">
          <table:table-cell office:value-type="string">
            <text:p>Panel</text:p>
          </table:table-cell>
          <table:table-cell office:value-type="string">
            <text:p>GnosisPanel</text:p>
          </table:table-cell>
          <table:table-cell office:value-type="string">
            <text:p>Button</text:p>
          </table:table-cell>
          <table:table-cell office:value-type="string">
            <text:p>GnosisButton</text:p>
          </table:table-cell>
          <table:table-cell table:number-columns-repeated="1020"/>
        </table:table-row>
        <table:table-row table:style-name="ro3">
          <table:table-cell office:value-type="string">
            <text:p>Panel</text:p>
          </table:table-cell>
          <table:table-cell office:value-type="string">
            <text:p>GnosisPanel</text:p>
          </table:table-cell>
          <table:table-cell office:value-type="string">
            <text:p>Check Field</text:p>
          </table:table-cell>
          <table:table-cell office:value-type="string">
            <text:p>GnosisCheckField</text:p>
          </table:table-cell>
          <table:table-cell table:number-columns-repeated="1020"/>
        </table:table-row>
        <table:table-row table:style-name="ro3">
          <table:table-cell office:value-type="string">
            <text:p>Panel</text:p>
          </table:table-cell>
          <table:table-cell office:value-type="string">
            <text:p>GnosisPanel</text:p>
          </table:table-cell>
          <table:table-cell office:value-type="string">
            <text:p>Check Group</text:p>
          </table:table-cell>
          <table:table-cell office:value-type="string">
            <text:p>GnosisCheckGroup</text:p>
          </table:table-cell>
          <table:table-cell table:number-columns-repeated="1020"/>
        </table:table-row>
        <table:table-row table:style-name="ro3">
          <table:table-cell office:value-type="string">
            <text:p>Panel</text:p>
          </table:table-cell>
          <table:table-cell office:value-type="string">
            <text:p>GnosisPanel</text:p>
          </table:table-cell>
          <table:table-cell office:value-type="string">
            <text:p>Combo Field</text:p>
          </table:table-cell>
          <table:table-cell office:value-type="string">
            <text:p>GnosisComboField</text:p>
          </table:table-cell>
          <table:table-cell table:number-columns-repeated="1020"/>
        </table:table-row>
        <table:table-row table:style-name="ro3">
          <table:table-cell office:value-type="string">
            <text:p>Panel</text:p>
          </table:table-cell>
          <table:table-cell office:value-type="string">
            <text:p>GnosisPanel</text:p>
          </table:table-cell>
          <table:table-cell office:value-type="string">
            <text:p>Date Field</text:p>
          </table:table-cell>
          <table:table-cell office:value-type="string">
            <text:p>GnosisDateField</text:p>
          </table:table-cell>
          <table:table-cell table:number-columns-repeated="1020"/>
        </table:table-row>
        <table:table-row table:style-name="ro3">
          <table:table-cell office:value-type="string">
            <text:p>Panel</text:p>
          </table:table-cell>
          <table:table-cell office:value-type="string">
            <text:p>GnosisPanel</text:p>
          </table:table-cell>
          <table:table-cell office:value-type="string">
            <text:p>Date Time Field</text:p>
          </table:table-cell>
          <table:table-cell office:value-type="string">
            <text:p>GnosisDateTimeField</text:p>
          </table:table-cell>
          <table:table-cell table:number-columns-repeated="1020"/>
        </table:table-row>
        <table:table-row table:style-name="ro3">
          <table:table-cell office:value-type="string">
            <text:p>Panel</text:p>
          </table:table-cell>
          <table:table-cell office:value-type="string">
            <text:p>GnosisPanel</text:p>
          </table:table-cell>
          <table:table-cell office:value-type="string">
            <text:p>Label Field</text:p>
          </table:table-cell>
          <table:table-cell office:value-type="string">
            <text:p>GnosisLabelField</text:p>
          </table:table-cell>
          <table:table-cell table:number-columns-repeated="1020"/>
        </table:table-row>
        <table:table-row table:style-name="ro3">
          <table:table-cell office:value-type="string">
            <text:p>Panel</text:p>
          </table:table-cell>
          <table:table-cell office:value-type="string">
            <text:p>GnosisPanel</text:p>
          </table:table-cell>
          <table:table-cell office:value-type="string">
            <text:p>Link Field</text:p>
          </table:table-cell>
          <table:table-cell office:value-type="string">
            <text:p>GnosisLinkField</text:p>
          </table:table-cell>
          <table:table-cell table:number-columns-repeated="1020"/>
        </table:table-row>
        <table:table-row table:style-name="ro3">
          <table:table-cell office:value-type="string">
            <text:p>Panel</text:p>
          </table:table-cell>
          <table:table-cell office:value-type="string">
            <text:p>GnosisPanel</text:p>
          </table:table-cell>
          <table:table-cell office:value-type="string">
            <text:p>List Field</text:p>
          </table:table-cell>
          <table:table-cell office:value-type="string">
            <text:p>GnosisListField</text:p>
          </table:table-cell>
          <table:table-cell table:number-columns-repeated="1020"/>
        </table:table-row>
        <table:table-row table:style-name="ro3">
          <table:table-cell office:value-type="string">
            <text:p>Panel</text:p>
          </table:table-cell>
          <table:table-cell office:value-type="string">
            <text:p>GnosisPanel</text:p>
          </table:table-cell>
          <table:table-cell office:value-type="string">
            <text:p>Number Field</text:p>
          </table:table-cell>
          <table:table-cell office:value-type="string">
            <text:p>GnosisNumberField</text:p>
          </table:table-cell>
          <table:table-cell table:number-columns-repeated="1020"/>
        </table:table-row>
        <table:table-row table:style-name="ro3">
          <table:table-cell office:value-type="string">
            <text:p>Panel</text:p>
          </table:table-cell>
          <table:table-cell office:value-type="string">
            <text:p>GnosisPanel</text:p>
          </table:table-cell>
          <table:table-cell office:value-type="string">
            <text:p>Radio Field</text:p>
          </table:table-cell>
          <table:table-cell office:value-type="string">
            <text:p>GnosisRadioField</text:p>
          </table:table-cell>
          <table:table-cell table:number-columns-repeated="1020"/>
        </table:table-row>
        <table:table-row table:style-name="ro3">
          <table:table-cell office:value-type="string">
            <text:p>Panel</text:p>
          </table:table-cell>
          <table:table-cell office:value-type="string">
            <text:p>GnosisPanel</text:p>
          </table:table-cell>
          <table:table-cell office:value-type="string">
            <text:p>Radio Group</text:p>
          </table:table-cell>
          <table:table-cell office:value-type="string">
            <text:p>GnosisRadioGroup</text:p>
          </table:table-cell>
          <table:table-cell table:number-columns-repeated="1020"/>
        </table:table-row>
        <table:table-row table:style-name="ro3">
          <table:table-cell office:value-type="string">
            <text:p>Panel</text:p>
          </table:table-cell>
          <table:table-cell office:value-type="string">
            <text:p>GnosisPanel</text:p>
          </table:table-cell>
          <table:table-cell office:value-type="string">
            <text:p>Text Field</text:p>
          </table:table-cell>
          <table:table-cell office:value-type="string">
            <text:p>GnosisTextField</text:p>
          </table:table-cell>
          <table:table-cell table:number-columns-repeated="1020"/>
        </table:table-row>
        <table:table-row table:style-name="ro3">
          <table:table-cell office:value-type="string">
            <text:p>Panel</text:p>
          </table:table-cell>
          <table:table-cell office:value-type="string">
            <text:p>GnosisPanel</text:p>
          </table:table-cell>
          <table:table-cell office:value-type="string">
            <text:p>Toggle Button Group</text:p>
          </table:table-cell>
          <table:table-cell office:value-type="string">
            <text:p>GnosisToggleButtonGroup</text:p>
          </table:table-cell>
          <table:table-cell table:number-columns-repeated="1020"/>
        </table:table-row>
        <table:table-row table:style-name="ro3">
          <table:table-cell office:value-type="string">
            <text:p>Parent Window</text:p>
          </table:table-cell>
          <table:table-cell office:value-type="string">
            <text:p>GnosisParentWindow</text:p>
          </table:table-cell>
          <table:table-cell office:value-type="string">
            <text:p>Child Window</text:p>
          </table:table-cell>
          <table:table-cell office:value-type="string">
            <text:p>GnosisChildWindow</text:p>
          </table:table-cell>
          <table:table-cell table:number-columns-repeated="1020"/>
        </table:table-row>
        <table:table-row table:style-name="ro3">
          <table:table-cell office:value-type="string">
            <text:p>Parent Window</text:p>
          </table:table-cell>
          <table:table-cell office:value-type="string">
            <text:p>GnosisParentWindow</text:p>
          </table:table-cell>
          <table:table-cell office:value-type="string">
            <text:p>Event Handler</text:p>
          </table:table-cell>
          <table:table-cell office:value-type="string">
            <text:p>GnosisEventHandler</text:p>
          </table:table-cell>
          <table:table-cell table:number-columns-repeated="1020"/>
        </table:table-row>
        <table:table-row table:style-name="ro3">
          <table:table-cell office:value-type="string">
            <text:p>Parent Window</text:p>
          </table:table-cell>
          <table:table-cell office:value-type="string">
            <text:p>GnosisParentWindow</text:p>
          </table:table-cell>
          <table:table-cell office:value-type="string">
            <text:p>Primary Split</text:p>
          </table:table-cell>
          <table:table-cell office:value-type="string">
            <text:p>GnosisPrimarySplit</text:p>
          </table:table-cell>
          <table:table-cell table:number-columns-repeated="1020"/>
        </table:table-row>
        <table:table-row table:style-name="ro3">
          <table:table-cell office:value-type="string">
            <text:p>Parent Window</text:p>
          </table:table-cell>
          <table:table-cell office:value-type="string">
            <text:p>GnosisParentWindow</text:p>
          </table:table-cell>
          <table:table-cell office:value-type="string">
            <text:p>Toolbar Tray</text:p>
          </table:table-cell>
          <table:table-cell office:value-type="string">
            <text:p>GnosisToolbarTray</text:p>
          </table:table-cell>
          <table:table-cell table:number-columns-repeated="1020"/>
        </table:table-row>
        <table:table-row table:style-name="ro3">
          <table:table-cell office:value-type="string">
            <text:p>Primary Split</text:p>
          </table:table-cell>
          <table:table-cell office:value-type="string">
            <text:p>GnosisPrimarySplit</text:p>
          </table:table-cell>
          <table:table-cell office:value-type="string">
            <text:p>Navigator Tile</text:p>
          </table:table-cell>
          <table:table-cell office:value-type="string">
            <text:p>GnosisNavigatorTile</text:p>
          </table:table-cell>
          <table:table-cell table:number-columns-repeated="1020"/>
        </table:table-row>
        <table:table-row table:style-name="ro3">
          <table:table-cell office:value-type="string">
            <text:p>Primary Split</text:p>
          </table:table-cell>
          <table:table-cell office:value-type="string">
            <text:p>GnosisPrimarySplit</text:p>
          </table:table-cell>
          <table:table-cell office:value-type="string">
            <text:p>Split</text:p>
          </table:table-cell>
          <table:table-cell office:value-type="string">
            <text:p>GnosisSplit</text:p>
          </table:table-cell>
          <table:table-cell table:number-columns-repeated="1020"/>
        </table:table-row>
        <table:table-row table:style-name="ro3">
          <table:table-cell office:value-type="string">
            <text:p>Primary Split</text:p>
          </table:table-cell>
          <table:table-cell office:value-type="string">
            <text:p>GnosisPrimarySplit</text:p>
          </table:table-cell>
          <table:table-cell office:value-type="string">
            <text:p>Split Detail</text:p>
          </table:table-cell>
          <table:table-cell office:value-type="string">
            <text:p>GnosisSplitDetail</text:p>
          </table:table-cell>
          <table:table-cell table:number-columns-repeated="1020"/>
        </table:table-row>
        <table:table-row table:style-name="ro3">
          <table:table-cell office:value-type="string">
            <text:p>Radio Field</text:p>
          </table:table-cell>
          <table:table-cell office:value-type="string">
            <text:p>GnosisRadioField</text:p>
          </table:table-cell>
          <table:table-cell office:value-type="string">
            <text:p>Attribute Reference</text:p>
          </table:table-cell>
          <table:table-cell office:value-type="string">
            <text:p>GnosisAttributeReference</text:p>
          </table:table-cell>
          <table:table-cell table:number-columns-repeated="1020"/>
        </table:table-row>
        <table:table-row table:style-name="ro3">
          <table:table-cell office:value-type="string">
            <text:p>Radio Group</text:p>
          </table:table-cell>
          <table:table-cell office:value-type="string">
            <text:p>GnosisRadioGroup</text:p>
          </table:table-cell>
          <table:table-cell office:value-type="string">
            <text:p>Attribute Reference</text:p>
          </table:table-cell>
          <table:table-cell office:value-type="string">
            <text:p>GnosisAttributeReference</text:p>
          </table:table-cell>
          <table:table-cell table:number-columns-repeated="1020"/>
        </table:table-row>
        <table:table-row table:style-name="ro3">
          <table:table-cell office:value-type="string">
            <text:p>Radio Group</text:p>
          </table:table-cell>
          <table:table-cell office:value-type="string">
            <text:p>GnosisRadioGroup</text:p>
          </table:table-cell>
          <table:table-cell office:value-type="string">
            <text:p>Search Reference</text:p>
          </table:table-cell>
          <table:table-cell office:value-type="string">
            <text:p>GnosisSearchReference</text:p>
          </table:table-cell>
          <table:table-cell table:number-columns-repeated="1020"/>
        </table:table-row>
        <table:table-row table:style-name="ro3">
          <table:table-cell office:value-type="string">
            <text:p>Search Frame</text:p>
          </table:table-cell>
          <table:table-cell office:value-type="string">
            <text:p>GnosisSearchFrame</text:p>
          </table:table-cell>
          <table:table-cell office:value-type="string">
            <text:p>Calendar</text:p>
          </table:table-cell>
          <table:table-cell office:value-type="string">
            <text:p>GnosisCalendar</text:p>
          </table:table-cell>
          <table:table-cell table:number-columns-repeated="1020"/>
        </table:table-row>
        <table:table-row table:style-name="ro3">
          <table:table-cell office:value-type="string">
            <text:p>Search Frame</text:p>
          </table:table-cell>
          <table:table-cell office:value-type="string">
            <text:p>GnosisSearchFrame</text:p>
          </table:table-cell>
          <table:table-cell office:value-type="string">
            <text:p>Event Handler</text:p>
          </table:table-cell>
          <table:table-cell office:value-type="string">
            <text:p>GnosisEventHandler</text:p>
          </table:table-cell>
          <table:table-cell table:number-columns-repeated="1020"/>
        </table:table-row>
        <table:table-row table:style-name="ro3">
          <table:table-cell office:value-type="string">
            <text:p>Search Frame</text:p>
          </table:table-cell>
          <table:table-cell office:value-type="string">
            <text:p>GnosisSearchFrame</text:p>
          </table:table-cell>
          <table:table-cell office:value-type="string">
            <text:p>Grid</text:p>
          </table:table-cell>
          <table:table-cell office:value-type="string">
            <text:p>GnosisGrid</text:p>
          </table:table-cell>
          <table:table-cell table:number-columns-repeated="1020"/>
        </table:table-row>
        <table:table-row table:style-name="ro3">
          <table:table-cell office:value-type="string">
            <text:p>Search Frame</text:p>
          </table:table-cell>
          <table:table-cell office:value-type="string">
            <text:p>GnosisSearchFrame</text:p>
          </table:table-cell>
          <table:table-cell office:value-type="string">
            <text:p>Message Grid</text:p>
          </table:table-cell>
          <table:table-cell office:value-type="string">
            <text:p>GnosisMessageGrid</text:p>
          </table:table-cell>
          <table:table-cell table:number-columns-repeated="1020"/>
        </table:table-row>
        <table:table-row table:style-name="ro3">
          <table:table-cell office:value-type="string">
            <text:p>Search Frame</text:p>
          </table:table-cell>
          <table:table-cell office:value-type="string">
            <text:p>GnosisSearchFrame</text:p>
          </table:table-cell>
          <table:table-cell office:value-type="string">
            <text:p>New Menu Item</text:p>
          </table:table-cell>
          <table:table-cell office:value-type="string">
            <text:p>GnosisNewMenuItem</text:p>
          </table:table-cell>
          <table:table-cell table:number-columns-repeated="1020"/>
        </table:table-row>
        <table:table-row table:style-name="ro3">
          <table:table-cell office:value-type="string">
            <text:p>Search Frame</text:p>
          </table:table-cell>
          <table:table-cell office:value-type="string">
            <text:p>GnosisSearchFrame</text:p>
          </table:table-cell>
          <table:table-cell office:value-type="string">
            <text:p>Panel</text:p>
          </table:table-cell>
          <table:table-cell office:value-type="string">
            <text:p>GnosisPanel</text:p>
          </table:table-cell>
          <table:table-cell table:number-columns-repeated="1020"/>
        </table:table-row>
        <table:table-row table:style-name="ro3">
          <table:table-cell office:value-type="string">
            <text:p>Search Frame</text:p>
          </table:table-cell>
          <table:table-cell office:value-type="string">
            <text:p>GnosisSearchFrame</text:p>
          </table:table-cell>
          <table:table-cell office:value-type="string">
            <text:p>Search Parameter</text:p>
          </table:table-cell>
          <table:table-cell office:value-type="string">
            <text:p>GnosisSearchParameter</text:p>
          </table:table-cell>
          <table:table-cell table:number-columns-repeated="1020"/>
        </table:table-row>
        <table:table-row table:style-name="ro3">
          <table:table-cell office:value-type="string">
            <text:p>Search Frame</text:p>
          </table:table-cell>
          <table:table-cell office:value-type="string">
            <text:p>GnosisSearchFrame</text:p>
          </table:table-cell>
          <table:table-cell office:value-type="string">
            <text:p>Search Results Grid</text:p>
          </table:table-cell>
          <table:table-cell office:value-type="string">
            <text:p>GnosisSearchResultsGrid</text:p>
          </table:table-cell>
          <table:table-cell table:number-columns-repeated="1020"/>
        </table:table-row>
        <table:table-row table:style-name="ro3">
          <table:table-cell office:value-type="string">
            <text:p>Search Frame</text:p>
          </table:table-cell>
          <table:table-cell office:value-type="string">
            <text:p>GnosisSearchFrame</text:p>
          </table:table-cell>
          <table:table-cell office:value-type="string">
            <text:p>Tab</text:p>
          </table:table-cell>
          <table:table-cell office:value-type="string">
            <text:p>GnosisTab</text:p>
          </table:table-cell>
          <table:table-cell table:number-columns-repeated="1020"/>
        </table:table-row>
        <table:table-row table:style-name="ro3">
          <table:table-cell office:value-type="string">
            <text:p>Search Frame</text:p>
          </table:table-cell>
          <table:table-cell office:value-type="string">
            <text:p>GnosisSearchFrame</text:p>
          </table:table-cell>
          <table:table-cell office:value-type="string">
            <text:p>Text Area</text:p>
          </table:table-cell>
          <table:table-cell office:value-type="string">
            <text:p>GnosisTextArea</text:p>
          </table:table-cell>
          <table:table-cell table:number-columns-repeated="1020"/>
        </table:table-row>
        <table:table-row table:style-name="ro3">
          <table:table-cell office:value-type="string">
            <text:p>Search Frame</text:p>
          </table:table-cell>
          <table:table-cell office:value-type="string">
            <text:p>GnosisSearchFrame</text:p>
          </table:table-cell>
          <table:table-cell office:value-type="string">
            <text:p>Tree</text:p>
          </table:table-cell>
          <table:table-cell office:value-type="string">
            <text:p>GnosisTree</text:p>
          </table:table-cell>
          <table:table-cell table:number-columns-repeated="1020"/>
        </table:table-row>
        <table:table-row table:style-name="ro3">
          <table:table-cell office:value-type="string">
            <text:p>Search Results Grid</text:p>
          </table:table-cell>
          <table:table-cell office:value-type="string">
            <text:p>GnosisSearchResultsGrid</text:p>
          </table:table-cell>
          <table:table-cell office:value-type="string">
            <text:p>Check Results</text:p>
          </table:table-cell>
          <table:table-cell office:value-type="string">
            <text:p>GnosisCheckResults</text:p>
          </table:table-cell>
          <table:table-cell table:number-columns-repeated="1020"/>
        </table:table-row>
        <table:table-row table:style-name="ro3">
          <table:table-cell office:value-type="string">
            <text:p>Search Results Grid</text:p>
          </table:table-cell>
          <table:table-cell office:value-type="string">
            <text:p>GnosisSearchResultsGrid</text:p>
          </table:table-cell>
          <table:table-cell office:value-type="string">
            <text:p>Date Results</text:p>
          </table:table-cell>
          <table:table-cell office:value-type="string">
            <text:p>GnosisDateResults</text:p>
          </table:table-cell>
          <table:table-cell table:number-columns-repeated="1020"/>
        </table:table-row>
        <table:table-row table:style-name="ro3">
          <table:table-cell office:value-type="string">
            <text:p>Search Results Grid</text:p>
          </table:table-cell>
          <table:table-cell office:value-type="string">
            <text:p>GnosisSearchResultsGrid</text:p>
          </table:table-cell>
          <table:table-cell office:value-type="string">
            <text:p>Date Time Results</text:p>
          </table:table-cell>
          <table:table-cell office:value-type="string">
            <text:p>GnosisDateTimeResults</text:p>
          </table:table-cell>
          <table:table-cell table:number-columns-repeated="1020"/>
        </table:table-row>
        <table:table-row table:style-name="ro3">
          <table:table-cell office:value-type="string">
            <text:p>Search Results Grid</text:p>
          </table:table-cell>
          <table:table-cell office:value-type="string">
            <text:p>GnosisSearchResultsGrid</text:p>
          </table:table-cell>
          <table:table-cell office:value-type="string">
            <text:p>Grid Button</text:p>
          </table:table-cell>
          <table:table-cell office:value-type="string">
            <text:p>GnosisGridButton</text:p>
          </table:table-cell>
          <table:table-cell table:number-columns-repeated="1020"/>
        </table:table-row>
        <table:table-row table:style-name="ro3">
          <table:table-cell office:value-type="string">
            <text:p>Search Results Grid</text:p>
          </table:table-cell>
          <table:table-cell office:value-type="string">
            <text:p>GnosisSearchResultsGrid</text:p>
          </table:table-cell>
          <table:table-cell office:value-type="string">
            <text:p>Grid Menu Button</text:p>
          </table:table-cell>
          <table:table-cell office:value-type="string">
            <text:p>GnosisGridMenuButton</text:p>
          </table:table-cell>
          <table:table-cell table:number-columns-repeated="1020"/>
        </table:table-row>
        <table:table-row table:style-name="ro3">
          <table:table-cell office:value-type="string">
            <text:p>Search Results Grid</text:p>
          </table:table-cell>
          <table:table-cell office:value-type="string">
            <text:p>GnosisSearchResultsGrid</text:p>
          </table:table-cell>
          <table:table-cell office:value-type="string">
            <text:p>Number Results</text:p>
          </table:table-cell>
          <table:table-cell office:value-type="string">
            <text:p>GnosisNumberResults</text:p>
          </table:table-cell>
          <table:table-cell table:number-columns-repeated="1020"/>
        </table:table-row>
        <table:table-row table:style-name="ro3">
          <table:table-cell office:value-type="string">
            <text:p>Search Results Grid</text:p>
          </table:table-cell>
          <table:table-cell office:value-type="string">
            <text:p>GnosisSearchResultsGrid</text:p>
          </table:table-cell>
          <table:table-cell office:value-type="string">
            <text:p>Search Results Attribute</text:p>
          </table:table-cell>
          <table:table-cell office:value-type="string">
            <text:p>GnosisSearchResultsAttribute</text:p>
          </table:table-cell>
          <table:table-cell table:number-columns-repeated="1020"/>
        </table:table-row>
        <table:table-row table:style-name="ro3">
          <table:table-cell office:value-type="string">
            <text:p>Search Results Grid</text:p>
          </table:table-cell>
          <table:table-cell office:value-type="string">
            <text:p>GnosisSearchResultsGrid</text:p>
          </table:table-cell>
          <table:table-cell office:value-type="string">
            <text:p>Text Results</text:p>
          </table:table-cell>
          <table:table-cell office:value-type="string">
            <text:p>GnosisTextResults</text:p>
          </table:table-cell>
          <table:table-cell table:number-columns-repeated="1020"/>
        </table:table-row>
        <table:table-row table:style-name="ro3">
          <table:table-cell office:value-type="string">
            <text:p>Split</text:p>
          </table:table-cell>
          <table:table-cell office:value-type="string">
            <text:p>GnosisSplit</text:p>
          </table:table-cell>
          <table:table-cell office:value-type="string">
            <text:p>Split</text:p>
          </table:table-cell>
          <table:table-cell office:value-type="string">
            <text:p>GnosisSplit</text:p>
          </table:table-cell>
          <table:table-cell table:number-columns-repeated="1020"/>
        </table:table-row>
        <table:table-row table:style-name="ro3">
          <table:table-cell office:value-type="string">
            <text:p>Split</text:p>
          </table:table-cell>
          <table:table-cell office:value-type="string">
            <text:p>GnosisSplit</text:p>
          </table:table-cell>
          <table:table-cell office:value-type="string">
            <text:p>Split Detail</text:p>
          </table:table-cell>
          <table:table-cell office:value-type="string">
            <text:p>GnosisSplitDetail</text:p>
          </table:table-cell>
          <table:table-cell table:number-columns-repeated="1020"/>
        </table:table-row>
        <table:table-row table:style-name="ro3">
          <table:table-cell office:value-type="string">
            <text:p>Split</text:p>
          </table:table-cell>
          <table:table-cell office:value-type="string">
            <text:p>GnosisSplit</text:p>
          </table:table-cell>
          <table:table-cell office:value-type="string">
            <text:p>Tile</text:p>
          </table:table-cell>
          <table:table-cell office:value-type="string">
            <text:p>GnosisTile</text:p>
          </table:table-cell>
          <table:table-cell table:number-columns-repeated="1020"/>
        </table:table-row>
        <table:table-row table:style-name="ro3">
          <table:table-cell office:value-type="string">
            <text:p>System Definition</text:p>
          </table:table-cell>
          <table:table-cell office:value-type="string">
            <text:p>GnosisSystemDefinition</text:p>
          </table:table-cell>
          <table:table-cell office:value-type="string">
            <text:p>Connection Document</text:p>
          </table:table-cell>
          <table:table-cell office:value-type="string">
            <text:p>GnosisConnectionDocument</text:p>
          </table:table-cell>
          <table:table-cell table:number-columns-repeated="1020"/>
        </table:table-row>
        <table:table-row table:style-name="ro3">
          <table:table-cell office:value-type="string">
            <text:p>System Definition</text:p>
          </table:table-cell>
          <table:table-cell office:value-type="string">
            <text:p>GnosisSystemDefinition</text:p>
          </table:table-cell>
          <table:table-cell office:value-type="string">
            <text:p>Environment Variable</text:p>
          </table:table-cell>
          <table:table-cell office:value-type="string">
            <text:p>GnosisEnvironmentVariable</text:p>
          </table:table-cell>
          <table:table-cell table:number-columns-repeated="1020"/>
        </table:table-row>
        <table:table-row table:style-name="ro3">
          <table:table-cell office:value-type="string">
            <text:p>System Definition</text:p>
          </table:table-cell>
          <table:table-cell office:value-type="string">
            <text:p>GnosisSystemDefinition</text:p>
          </table:table-cell>
          <table:table-cell office:value-type="string">
            <text:p>Generic Control</text:p>
          </table:table-cell>
          <table:table-cell office:value-type="string">
            <text:p>GnosisGenericControl</text:p>
          </table:table-cell>
          <table:table-cell table:number-columns-repeated="1020"/>
        </table:table-row>
        <table:table-row table:style-name="ro3">
          <table:table-cell office:value-type="string">
            <text:p>System Definition</text:p>
          </table:table-cell>
          <table:table-cell office:value-type="string">
            <text:p>GnosisSystemDefinition</text:p>
          </table:table-cell>
          <table:table-cell office:value-type="string">
            <text:p>Generic Menu</text:p>
          </table:table-cell>
          <table:table-cell office:value-type="string">
            <text:p>GnosisGenericMenu</text:p>
          </table:table-cell>
          <table:table-cell table:number-columns-repeated="1020"/>
        </table:table-row>
        <table:table-row table:style-name="ro3">
          <table:table-cell office:value-type="string">
            <text:p>System Definition</text:p>
          </table:table-cell>
          <table:table-cell office:value-type="string">
            <text:p>GnosisSystemDefinition</text:p>
          </table:table-cell>
          <table:table-cell office:value-type="string">
            <text:p>Instance Variable</text:p>
          </table:table-cell>
          <table:table-cell office:value-type="string">
            <text:p>GnosisInstanceVariable</text:p>
          </table:table-cell>
          <table:table-cell table:number-columns-repeated="1020"/>
        </table:table-row>
        <table:table-row table:style-name="ro3">
          <table:table-cell office:value-type="string">
            <text:p>System Definition</text:p>
          </table:table-cell>
          <table:table-cell office:value-type="string">
            <text:p>GnosisSystemDefinition</text:p>
          </table:table-cell>
          <table:table-cell office:value-type="string">
            <text:p>Navigator Document</text:p>
          </table:table-cell>
          <table:table-cell office:value-type="string">
            <text:p>GnosisNavigatorDocument</text:p>
          </table:table-cell>
          <table:table-cell table:number-columns-repeated="1020"/>
        </table:table-row>
        <table:table-row table:style-name="ro3">
          <table:table-cell office:value-type="string">
            <text:p>System Definition</text:p>
          </table:table-cell>
          <table:table-cell office:value-type="string">
            <text:p>GnosisSystemDefinition</text:p>
          </table:table-cell>
          <table:table-cell office:value-type="string">
            <text:p>Permission Variable</text:p>
          </table:table-cell>
          <table:table-cell office:value-type="string">
            <text:p>GnosisPermissionVariable</text:p>
          </table:table-cell>
          <table:table-cell table:number-columns-repeated="1020"/>
        </table:table-row>
        <table:table-row table:style-name="ro3">
          <table:table-cell office:value-type="string">
            <text:p>Tab</text:p>
          </table:table-cell>
          <table:table-cell office:value-type="string">
            <text:p>GnosisTab</text:p>
          </table:table-cell>
          <table:table-cell office:value-type="string">
            <text:p>Tab Item</text:p>
          </table:table-cell>
          <table:table-cell office:value-type="string">
            <text:p>GnosisTabItem</text:p>
          </table:table-cell>
          <table:table-cell table:number-columns-repeated="1020"/>
        </table:table-row>
        <table:table-row table:style-name="ro3">
          <table:table-cell office:value-type="string">
            <text:p>Tab Item</text:p>
          </table:table-cell>
          <table:table-cell office:value-type="string">
            <text:p>GnosisTabItem</text:p>
          </table:table-cell>
          <table:table-cell office:value-type="string">
            <text:p>Calendar</text:p>
          </table:table-cell>
          <table:table-cell office:value-type="string">
            <text:p>GnosisCalendar</text:p>
          </table:table-cell>
          <table:table-cell table:number-columns-repeated="1020"/>
        </table:table-row>
        <table:table-row table:style-name="ro3">
          <table:table-cell office:value-type="string">
            <text:p>Tab Item</text:p>
          </table:table-cell>
          <table:table-cell office:value-type="string">
            <text:p>GnosisTabItem</text:p>
          </table:table-cell>
          <table:table-cell office:value-type="string">
            <text:p>Grid</text:p>
          </table:table-cell>
          <table:table-cell office:value-type="string">
            <text:p>GnosisGrid</text:p>
          </table:table-cell>
          <table:table-cell table:number-columns-repeated="1020"/>
        </table:table-row>
        <table:table-row table:style-name="ro3">
          <table:table-cell office:value-type="string">
            <text:p>Tab Item</text:p>
          </table:table-cell>
          <table:table-cell office:value-type="string">
            <text:p>GnosisTabItem</text:p>
          </table:table-cell>
          <table:table-cell office:value-type="string">
            <text:p>Panel</text:p>
          </table:table-cell>
          <table:table-cell office:value-type="string">
            <text:p>GnosisPanel</text:p>
          </table:table-cell>
          <table:table-cell table:number-columns-repeated="1020"/>
        </table:table-row>
        <table:table-row table:style-name="ro3">
          <table:table-cell office:value-type="string">
            <text:p>Tab Item</text:p>
          </table:table-cell>
          <table:table-cell office:value-type="string">
            <text:p>GnosisTabItem</text:p>
          </table:table-cell>
          <table:table-cell office:value-type="string">
            <text:p>Text Area</text:p>
          </table:table-cell>
          <table:table-cell office:value-type="string">
            <text:p>GnosisTextArea</text:p>
          </table:table-cell>
          <table:table-cell table:number-columns-repeated="1020"/>
        </table:table-row>
        <table:table-row table:style-name="ro3">
          <table:table-cell office:value-type="string">
            <text:p>Tab Item</text:p>
          </table:table-cell>
          <table:table-cell office:value-type="string">
            <text:p>GnosisTabItem</text:p>
          </table:table-cell>
          <table:table-cell office:value-type="string">
            <text:p>Tree</text:p>
          </table:table-cell>
          <table:table-cell office:value-type="string">
            <text:p>GnosisTree</text:p>
          </table:table-cell>
          <table:table-cell table:number-columns-repeated="1020"/>
        </table:table-row>
        <table:table-row table:style-name="ro3">
          <table:table-cell office:value-type="string">
            <text:p>Text Field</text:p>
          </table:table-cell>
          <table:table-cell office:value-type="string">
            <text:p>GnosisTextField</text:p>
          </table:table-cell>
          <table:table-cell office:value-type="string">
            <text:p>Attribute Reference</text:p>
          </table:table-cell>
          <table:table-cell office:value-type="string">
            <text:p>GnosisAttributeReference</text:p>
          </table:table-cell>
          <table:table-cell table:number-columns-repeated="1020"/>
        </table:table-row>
        <table:table-row table:style-name="ro3">
          <table:table-cell office:value-type="string">
            <text:p>Text Field</text:p>
          </table:table-cell>
          <table:table-cell office:value-type="string">
            <text:p>GnosisTextField</text:p>
          </table:table-cell>
          <table:table-cell office:value-type="string">
            <text:p>Search Reference</text:p>
          </table:table-cell>
          <table:table-cell office:value-type="string">
            <text:p>GnosisSearchReference</text:p>
          </table:table-cell>
          <table:table-cell table:number-columns-repeated="1020"/>
        </table:table-row>
        <table:table-row table:style-name="ro3">
          <table:table-cell office:value-type="string">
            <text:p>Tile</text:p>
          </table:table-cell>
          <table:table-cell office:value-type="string">
            <text:p>GnosisTile</text:p>
          </table:table-cell>
          <table:table-cell office:value-type="string">
            <text:p>Event Handler</text:p>
          </table:table-cell>
          <table:table-cell office:value-type="string">
            <text:p>GnosisEventHandler</text:p>
          </table:table-cell>
          <table:table-cell table:number-columns-repeated="1020"/>
        </table:table-row>
        <table:table-row table:style-name="ro3">
          <table:table-cell office:value-type="string">
            <text:p>Tile</text:p>
          </table:table-cell>
          <table:table-cell office:value-type="string">
            <text:p>GnosisTile</text:p>
          </table:table-cell>
          <table:table-cell office:value-type="string">
            <text:p>Tile Detail</text:p>
          </table:table-cell>
          <table:table-cell office:value-type="string">
            <text:p>GnosisTileDetail</text:p>
          </table:table-cell>
          <table:table-cell table:number-columns-repeated="1020"/>
        </table:table-row>
        <table:table-row table:style-name="ro3">
          <table:table-cell office:value-type="string">
            <text:p>Toggle Button Group</text:p>
          </table:table-cell>
          <table:table-cell office:value-type="string">
            <text:p>GnosisToggleButtonGroup</text:p>
          </table:table-cell>
          <table:table-cell office:value-type="string">
            <text:p>Attribute Reference</text:p>
          </table:table-cell>
          <table:table-cell office:value-type="string">
            <text:p>GnosisAttributeReference</text:p>
          </table:table-cell>
          <table:table-cell table:number-columns-repeated="1020"/>
        </table:table-row>
        <table:table-row table:style-name="ro3">
          <table:table-cell office:value-type="string">
            <text:p>Toolbar</text:p>
          </table:table-cell>
          <table:table-cell office:value-type="string">
            <text:p>GnosisToolbar</text:p>
          </table:table-cell>
          <table:table-cell office:value-type="string">
            <text:p>System Address Field</text:p>
          </table:table-cell>
          <table:table-cell office:value-type="string">
            <text:p>GnosisSystemAddressField</text:p>
          </table:table-cell>
          <table:table-cell table:number-columns-repeated="1020"/>
        </table:table-row>
        <table:table-row table:style-name="ro3">
          <table:table-cell office:value-type="string">
            <text:p>Toolbar Tray</text:p>
          </table:table-cell>
          <table:table-cell office:value-type="string">
            <text:p>GnosisToolbarTray</text:p>
          </table:table-cell>
          <table:table-cell office:value-type="string">
            <text:p>Toolbar</text:p>
          </table:table-cell>
          <table:table-cell office:value-type="string">
            <text:p>GnosisToolbar</text:p>
          </table:table-cell>
          <table:table-cell table:number-columns-repeated="1020"/>
        </table:table-row>
        <table:table-row table:style-name="ro3">
          <table:table-cell office:value-type="string">
            <text:p>Tree</text:p>
          </table:table-cell>
          <table:table-cell office:value-type="string">
            <text:p>GnosisTree</text:p>
          </table:table-cell>
          <table:table-cell office:value-type="string">
            <text:p>Tree Attribute</text:p>
          </table:table-cell>
          <table:table-cell office:value-type="string">
            <text:p>GnosisTreeAttribute</text:p>
          </table:table-cell>
          <table:table-cell table:number-columns-repeated="1020"/>
        </table:table-row>
        <table:table-row table:style-name="ro3">
          <table:table-cell office:value-type="string">
            <text:p>Tree</text:p>
          </table:table-cell>
          <table:table-cell office:value-type="string">
            <text:p>GnosisTree</text:p>
          </table:table-cell>
          <table:table-cell office:value-type="string">
            <text:p>Tree Button</text:p>
          </table:table-cell>
          <table:table-cell office:value-type="string">
            <text:p>GnosisTreeButton</text:p>
          </table:table-cell>
          <table:table-cell table:number-columns-repeated="1020"/>
        </table:table-row>
        <table:table-row table:style-name="ro3">
          <table:table-cell office:value-type="string">
            <text:p>Tree</text:p>
          </table:table-cell>
          <table:table-cell office:value-type="string">
            <text:p>GnosisTree</text:p>
          </table:table-cell>
          <table:table-cell office:value-type="string">
            <text:p>Tree Menu Button</text:p>
          </table:table-cell>
          <table:table-cell office:value-type="string">
            <text:p>GnosisTreeMenuButton</text:p>
          </table:table-cell>
          <table:table-cell table:number-columns-repeated="1020"/>
        </table:table-row>
        <table:table-row table:style-name="ro3">
          <table:table-cell office:value-type="string">
            <text:p>Tree Menu Button</text:p>
          </table:table-cell>
          <table:table-cell office:value-type="string">
            <text:p>GnosisTreeMenuButton</text:p>
          </table:table-cell>
          <table:table-cell office:value-type="string">
            <text:p>Tree Button Item</text:p>
          </table:table-cell>
          <table:table-cell office:value-type="string">
            <text:p>GnosisTreeButtonItem</text:p>
          </table:table-cell>
          <table:table-cell table:number-columns-repeated="1020"/>
        </table:table-row>
        <table:table-row table:style-name="ro3">
          <table:table-cell office:value-type="string">
            <text:p>Unsaved Grid</text:p>
          </table:table-cell>
          <table:table-cell office:value-type="string">
            <text:p>GnosisUnsavedGrid</text:p>
          </table:table-cell>
          <table:table-cell office:value-type="string">
            <text:p>Grid Button</text:p>
          </table:table-cell>
          <table:table-cell office:value-type="string">
            <text:p>GnosisGridButton</text:p>
          </table:table-cell>
          <table:table-cell table:number-columns-repeated="1020"/>
        </table:table-row>
        <table:table-row table:style-name="ro3">
          <table:table-cell office:value-type="string">
            <text:p>Unsaved Grid</text:p>
          </table:table-cell>
          <table:table-cell office:value-type="string">
            <text:p>GnosisUnsavedGrid</text:p>
          </table:table-cell>
          <table:table-cell office:value-type="string">
            <text:p>Grid Menu Button</text:p>
          </table:table-cell>
          <table:table-cell office:value-type="string">
            <text:p>GnosisGridMenuButton</text:p>
          </table:table-cell>
          <table:table-cell table:number-columns-repeated="1020"/>
        </table:table-row>
        <table:table-row table:style-name="ro3" table:number-rows-repeated="1048389">
          <table:table-cell table:number-columns-repeated="1024"/>
        </table:table-row>
        <table:table-row table:style-name="ro3">
          <table:table-cell table:number-columns-repeated="1024"/>
        </table:table-row>
        <table:named-expressions>
          <table:named-range table:name="_xlnm._FilterDatabase" table:base-cell-address="$'Control Types'.$A$1" table:cell-range-address="$'Parent Control Type'.$C$1:.$C$164"/>
        </table:named-expressions>
      </table:table>
      <table:named-expressions/>
      <table:database-ranges>
        <table:database-range table:name="__Anonymous_Sheet_DB__1" table:target-range-address="Property.A1:Property.J1570" table:display-filter-buttons="true">
          <table:filter>
            <table:filter-condition table:field-number="0" table:value="Text Area" table:operator="="/>
          </table:filter>
        </table:database-range>
        <table:database-range table:name="__Anonymous_Sheet_DB__2" table:target-range-address="'Parent Control Type'.A1:'Parent Control Type'.A1048576" table:display-filter-buttons="true"/>
        <table:database-range table:name="__Anonymous_Sheet_DB__3" table:target-range-address="'Control Types'.A1:'Control Types'.A1048576" table:display-filter-buttons="true">
          <table:filter>
            <table:filter-condition table:field-number="0" table:value="Button" table:operator="="/>
          </table:filter>
        </table:database-range>
        <table:database-range table:name="__Anonymous_Sheet_DB__4" table:target-range-address="'Parent Control Type'.B1:'Parent Control Type'.B1048576" table:display-filter-buttons="true"/>
        <table:database-range table:name="_xlnm._FilterDatabase" table:target-range-address="Property.C1:Property.C1495" table:display-filter-buttons="true"/>
        <table:database-range table:name="_xlnm._FilterDatabase_1" table:target-range-address="'Parent Control Type'.C1:'Parent Control Type'.C164"/>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NZ"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NZ">$</number:currency-symbol>
      <number:number number:decimal-places="2" number:min-integer-digits="1" number:grouping="true"/>
    </number:currency-style>
    <number:currency-style style:name="N104">
      <style:text-properties fo:color="#ff0000"/>
      <number:text>-</number:text>
      <number:currency-symbol number:language="en" number:country="NZ">$</number:currency-symbol>
      <number:number number:decimal-places="2" number:min-integer-digits="1" number:grouping="true"/>
      <style:map style:condition="value()&gt;=0" style:apply-style-name="N104P0"/>
    </number:currency-style>
    <number:number-style style:name="N8000" number:language="en" number:country="NZ">
      <number:number number:min-integer-digits="1"/>
    </number:number-style>
    <number:date-style style:name="N8106" number:language="en" number:country="NZ">
      <number:day/>
      <number:text>/</number:text>
      <number:month number:style="long"/>
      <number:text>/</number:text>
      <number:year number:style="long"/>
    </number:date-style>
    <number:date-style style:name="N8107" number:language="en" number:country="NZ">
      <number:day/>
      <number:text>-</number:text>
      <number:month number:textual="true"/>
      <number:text>-</number:text>
      <number:year/>
    </number:date-style>
    <number:date-style style:name="N8108" number:language="en" number:country="NZ">
      <number:day/>
      <number:text>-</number:text>
      <number:month number:textual="true"/>
    </number:date-style>
    <number:date-style style:name="N8109" number:language="en" number:country="NZ">
      <number:month number:textual="true"/>
      <number:text>-</number:text>
      <number:year/>
    </number:date-style>
    <number:time-style style:name="N8110" number:language="en" number:country="NZ">
      <number:hours/>
      <number:text>:</number:text>
      <number:minutes number:style="long"/>
      <number:text> </number:text>
      <number:am-pm/>
    </number:time-style>
    <number:time-style style:name="N8111" number:language="en" number:country="NZ">
      <number:hours/>
      <number:text>:</number:text>
      <number:minutes number:style="long"/>
      <number:text>:</number:text>
      <number:seconds number:style="long"/>
      <number:text> </number:text>
      <number:am-pm/>
    </number:time-style>
    <number:time-style style:name="N8112" number:language="en" number:country="NZ">
      <number:hours/>
      <number:text>:</number:text>
      <number:minutes number:style="long"/>
    </number:time-style>
    <number:time-style style:name="N8113" number:language="en" number:country="NZ">
      <number:hours/>
      <number:text>:</number:text>
      <number:minutes number:style="long"/>
      <number:text>:</number:text>
      <number:seconds number:style="long"/>
    </number:time-style>
    <number:date-style style:name="N8114" number:language="en" number:country="NZ">
      <number:day/>
      <number:text>/</number:text>
      <number:month number:style="long"/>
      <number:text>/</number:text>
      <number:year number:style="long"/>
      <number:text> </number:text>
      <number:hours/>
      <number:text>:</number:text>
      <number:minutes number:style="long"/>
    </number:date-style>
    <number:number-style style:name="N8115P0" style:volatile="true" number:language="en" number:country="NZ">
      <number:number number:decimal-places="0" number:min-integer-digits="1" number:grouping="true"/>
    </number:number-style>
    <number:number-style style:name="N8115" number:language="en" number:country="NZ">
      <number:text>-</number:text>
      <number:number number:decimal-places="0" number:min-integer-digits="1" number:grouping="true"/>
      <style:map style:condition="value()&gt;=0" style:apply-style-name="N8115P0"/>
    </number:number-style>
    <number:number-style style:name="N8116P0" style:volatile="true" number:language="en" number:country="NZ">
      <number:number number:decimal-places="0" number:min-integer-digits="1" number:grouping="true"/>
    </number:number-style>
    <number:number-style style:name="N8116" number:language="en" number:country="NZ">
      <style:text-properties fo:color="#ff0000"/>
      <number:text>-</number:text>
      <number:number number:decimal-places="0" number:min-integer-digits="1" number:grouping="true"/>
      <style:map style:condition="value()&gt;=0" style:apply-style-name="N8116P0"/>
    </number:number-style>
    <number:number-style style:name="N8117P0" style:volatile="true" number:language="en" number:country="NZ">
      <number:number number:decimal-places="2" number:min-integer-digits="1" number:grouping="true"/>
    </number:number-style>
    <number:number-style style:name="N8117" number:language="en" number:country="NZ">
      <number:text>-</number:text>
      <number:number number:decimal-places="2" number:min-integer-digits="1" number:grouping="true"/>
      <style:map style:condition="value()&gt;=0" style:apply-style-name="N8117P0"/>
    </number:number-style>
    <number:number-style style:name="N8118P0" style:volatile="true" number:language="en" number:country="NZ">
      <number:number number:decimal-places="2" number:min-integer-digits="1" number:grouping="true"/>
    </number:number-style>
    <number:number-style style:name="N8118" number:language="en" number:country="NZ">
      <style:text-properties fo:color="#ff0000"/>
      <number:text>-</number:text>
      <number:number number:decimal-places="2" number:min-integer-digits="1" number:grouping="true"/>
      <style:map style:condition="value()&gt;=0" style:apply-style-name="N8118P0"/>
    </number:number-style>
    <number:number-style style:name="N8122P0" style:volatile="true" number:language="en" number:country="NZ">
      <number:number number:decimal-places="0" number:min-integer-digits="1" number:grouping="true"/>
      <number:text> </number:text>
    </number:number-style>
    <number:number-style style:name="N8122P1" style:volatile="true" number:language="en" number:country="NZ">
      <number:text>-</number:text>
      <number:number number:decimal-places="0" number:min-integer-digits="1" number:grouping="true"/>
      <number:text> </number:text>
    </number:number-style>
    <number:number-style style:name="N8122P2" style:volatile="true" number:language="en" number:country="NZ">
      <number:text> - </number:text>
    </number:number-style>
    <number:text-style style:name="N8122" number:language="en" number:country="NZ">
      <number:text-content/>
      <number:text> </number:text>
      <style:map style:condition="value()&gt;0" style:apply-style-name="N8122P0"/>
      <style:map style:condition="value()&lt;0" style:apply-style-name="N8122P1"/>
      <style:map style:condition="value()=0" style:apply-style-name="N8122P2"/>
    </number:text-style>
    <number:currency-style style:name="N8126P0" style:volatile="true" number:language="en" number:country="NZ">
      <number:currency-symbol/>
      <number:number number:decimal-places="0" number:min-integer-digits="1" number:grouping="true"/>
      <number:text> </number:text>
    </number:currency-style>
    <number:currency-style style:name="N8126P1" style:volatile="true" number:language="en" number:country="NZ">
      <number:text>-</number:text>
      <number:currency-symbol/>
      <number:number number:decimal-places="0" number:min-integer-digits="1" number:grouping="true"/>
      <number:text> </number:text>
    </number:currency-style>
    <number:currency-style style:name="N8126P2" style:volatile="true" number:language="en" number:country="NZ">
      <number:currency-symbol/>
      <number:text>- </number:text>
    </number:currency-style>
    <number:text-style style:name="N8126" number:language="en" number:country="NZ">
      <number:text-content/>
      <number:text> </number:text>
      <style:map style:condition="value()&gt;0" style:apply-style-name="N8126P0"/>
      <style:map style:condition="value()&lt;0" style:apply-style-name="N8126P1"/>
      <style:map style:condition="value()=0" style:apply-style-name="N8126P2"/>
    </number:text-style>
    <number:number-style style:name="N8130P0" style:volatile="true" number:language="en" number:country="NZ">
      <number:number number:decimal-places="2" number:min-integer-digits="1" number:grouping="true"/>
      <number:text> </number:text>
    </number:number-style>
    <number:number-style style:name="N8130P1" style:volatile="true" number:language="en" number:country="NZ">
      <number:text>-</number:text>
      <number:number number:decimal-places="2" number:min-integer-digits="1" number:grouping="true"/>
      <number:text> </number:text>
    </number:number-style>
    <number:number-style style:name="N8130P2" style:volatile="true" number:language="en" number:country="NZ">
      <number:text> -</number:text>
      <number:number number:decimal-places="0" number:min-integer-digits="0"/>
      <number:text> </number:text>
    </number:number-style>
    <number:text-style style:name="N8130" number:language="en" number:country="NZ">
      <number:text-content/>
      <number:text> </number:text>
      <style:map style:condition="value()&gt;0" style:apply-style-name="N8130P0"/>
      <style:map style:condition="value()&lt;0" style:apply-style-name="N8130P1"/>
      <style:map style:condition="value()=0" style:apply-style-name="N8130P2"/>
    </number:text-style>
    <number:currency-style style:name="N8134P0" style:volatile="true" number:language="en" number:country="NZ">
      <number:currency-symbol/>
      <number:number number:decimal-places="2" number:min-integer-digits="1" number:grouping="true"/>
      <number:text> </number:text>
    </number:currency-style>
    <number:currency-style style:name="N8134P1" style:volatile="true" number:language="en" number:country="NZ">
      <number:text>-</number:text>
      <number:currency-symbol/>
      <number:number number:decimal-places="2" number:min-integer-digits="1" number:grouping="true"/>
      <number:text> </number:text>
    </number:currency-style>
    <number:currency-style style:name="N8134P2" style:volatile="true" number:language="en" number:country="NZ">
      <number:currency-symbol/>
      <number:text>-</number:text>
      <number:number number:decimal-places="0" number:min-integer-digits="0"/>
      <number:text> </number:text>
    </number:currency-style>
    <number:text-style style:name="N8134" number:language="en" number:country="NZ">
      <number:text-content/>
      <number:text> </number:text>
      <style:map style:condition="value()&gt;0" style:apply-style-name="N8134P0"/>
      <style:map style:condition="value()&lt;0" style:apply-style-name="N8134P1"/>
      <style:map style:condition="value()=0" style:apply-style-name="N8134P2"/>
    </number:text-style>
    <number:time-style style:name="N8135" number:language="en" number:country="NZ">
      <number:minutes number:style="long"/>
      <number:text>:</number:text>
      <number:seconds number:style="long"/>
    </number:time-style>
    <number:time-style style:name="N8136" number:language="en" number:country="NZ" number:truncate-on-overflow="false">
      <number:hours/>
      <number:text>:</number:text>
      <number:minutes number:style="long"/>
      <number:text>:</number:text>
      <number:seconds number:style="long"/>
    </number:time-style>
    <number:time-style style:name="N8137" number:language="en" number:country="NZ">
      <number:minutes number:style="long"/>
      <number:text>:</number:text>
      <number:seconds number:style="long" number:decimal-places="1"/>
    </number:time-style>
    <number:number-style style:name="N8138" number:language="en" number:country="NZ">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0">20/08/2016</text:date>, <text:time>12:16:24</text:time></text:p>
        </style:region-right>
      </style:header>
      <style:header-left style:display="false"/>
      <style:footer>
        <text:p>Page <text:page-number>1</text:page-number> / <text:page-count>99</text:page-count></text:p>
      </style:footer>
      <style:footer-left style:display="false"/>
    </style:master-page>
    <style:master-page style:name="PageStyle_5f_Control_20_Types" style:display-name="PageStyle_Control Types" style:page-layout-name="Mpm3">
      <style:header style:display="false"/>
      <style:header-left style:display="false"/>
      <style:footer style:display="false"/>
      <style:footer-left style:display="false"/>
    </style:master-page>
    <style:master-page style:name="PageStyle_5f_Property" style:display-name="PageStyle_Property" style:page-layout-name="Mpm4">
      <style:header style:display="false"/>
      <style:header-left style:display="false"/>
      <style:footer style:display="false"/>
      <style:footer-left style:display="false"/>
    </style:master-page>
    <style:master-page style:name="PageStyle_5f_Parent_20_Control_20_Type" style:display-name="PageStyle_Parent Control Typ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8-20T12:16:24.60</dc:date>
    <dc:creator>Tim Cranfield</dc:creator>
    <meta:generator>OpenOffice/4.1.2$Win32 OpenOffice.org_project/412m3$Build-9782</meta:generator>
    <meta:editing-duration>P1DT17H48S</meta:editing-duration>
    <meta:editing-cycles>26</meta:editing-cycles>
    <meta:document-statistic meta:table-count="3" meta:cell-count="14911" meta:object-count="0"/>
  </office:meta>
</office:document-meta>
</file>